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s.2019-11-26_1739.table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ool</text:p>
          </table:table-cell>
          <table:table-cell/>
          <table:table-cell table:number-columns-repeated="126" office:value-type="string" calcext:value-type="string">
            <text:p>Tbf Test-suite Validator v1.2</text:p>
          </table:table-cell>
          <table:table-cell table:number-columns-repeated="896"/>
        </table:table-row>
        <table:table-row table:style-name="ro1">
          <table:table-cell office:value-type="string" calcext:value-type="string">
            <text:p>run set</text:p>
          </table:table-cell>
          <table:table-cell/>
          <table:table-cell table:number-columns-repeated="7" office:value-type="string" calcext:value-type="string">
            <text:p>test-comp19_prop-coverage-branches.ReachSafety-Arrays</text:p>
          </table:table-cell>
          <table:table-cell table:number-columns-repeated="7" office:value-type="string" calcext:value-type="string">
            <text:p>test-comp19_prop-coverage-branches.ReachSafety-BitVectors</text:p>
          </table:table-cell>
          <table:table-cell table:number-columns-repeated="7" office:value-type="string" calcext:value-type="string">
            <text:p>test-comp19_prop-coverage-branches.ReachSafety-ControlFlow</text:p>
          </table:table-cell>
          <table:table-cell table:number-columns-repeated="7" office:value-type="string" calcext:value-type="string">
            <text:p>test-comp19_prop-coverage-branches.ReachSafety-ECA</text:p>
          </table:table-cell>
          <table:table-cell table:number-columns-repeated="7" office:value-type="string" calcext:value-type="string">
            <text:p>test-comp19_prop-coverage-branches.ReachSafety-Floats</text:p>
          </table:table-cell>
          <table:table-cell table:number-columns-repeated="7" office:value-type="string" calcext:value-type="string">
            <text:p>test-comp19_prop-coverage-branches.ReachSafety-Heap</text:p>
          </table:table-cell>
          <table:table-cell table:number-columns-repeated="7" office:value-type="string" calcext:value-type="string">
            <text:p>test-comp19_prop-coverage-branches.ReachSafety-Loops</text:p>
          </table:table-cell>
          <table:table-cell table:number-columns-repeated="7" office:value-type="string" calcext:value-type="string">
            <text:p>test-comp19_prop-coverage-branches.ReachSafety-Recursive</text:p>
          </table:table-cell>
          <table:table-cell table:number-columns-repeated="7" office:value-type="string" calcext:value-type="string">
            <text:p>test-comp19_prop-coverage-branches.ReachSafety-Sequentialized</text:p>
          </table:table-cell>
          <table:table-cell table:number-columns-repeated="7" office:value-type="string" calcext:value-type="string">
            <text:p>test-comp19_prop-coverage-error-call.ReachSafety-Arrays</text:p>
          </table:table-cell>
          <table:table-cell table:number-columns-repeated="7" office:value-type="string" calcext:value-type="string">
            <text:p>test-comp19_prop-coverage-error-call.ReachSafety-BitVectors</text:p>
          </table:table-cell>
          <table:table-cell table:number-columns-repeated="7" office:value-type="string" calcext:value-type="string">
            <text:p>test-comp19_prop-coverage-error-call.ReachSafety-ControlFlow</text:p>
          </table:table-cell>
          <table:table-cell table:number-columns-repeated="7" office:value-type="string" calcext:value-type="string">
            <text:p>test-comp19_prop-coverage-error-call.ReachSafety-ECA</text:p>
          </table:table-cell>
          <table:table-cell table:number-columns-repeated="7" office:value-type="string" calcext:value-type="string">
            <text:p>test-comp19_prop-coverage-error-call.ReachSafety-Floats</text:p>
          </table:table-cell>
          <table:table-cell table:number-columns-repeated="7" office:value-type="string" calcext:value-type="string">
            <text:p>test-comp19_prop-coverage-error-call.ReachSafety-Heap</text:p>
          </table:table-cell>
          <table:table-cell table:number-columns-repeated="7" office:value-type="string" calcext:value-type="string">
            <text:p>test-comp19_prop-coverage-error-call.ReachSafety-Loops</text:p>
          </table:table-cell>
          <table:table-cell table:number-columns-repeated="7" office:value-type="string" calcext:value-type="string">
            <text:p>test-comp19_prop-coverage-error-call.ReachSafety-Recursive</text:p>
          </table:table-cell>
          <table:table-cell table:number-columns-repeated="7" office:value-type="string" calcext:value-type="string">
            <text:p>test-comp19_prop-coverage-error-call.ReachSafety-Sequentialized</text:p>
          </table:table-cell>
          <table:table-cell table:number-columns-repeated="896"/>
        </table:table-row>
        <table:table-row table:style-name="ro1">
          <table:table-cell office:value-type="string" calcext:value-type="string">
            <text:p>../sv-benchmarks/c/</text:p>
          </table:table-cell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cputime (s)</text:p>
          </table:table-cell>
          <table:table-cell office:value-type="string" calcext:value-type="string">
            <text:p>walltime (s)</text:p>
          </table:table-cell>
          <table:table-cell office:value-type="string" calcext:value-type="string">
            <text:p>memory (MB)</text:p>
          </table:table-cell>
          <table:table-cell office:value-type="string" calcext:value-type="string">
            <text:p>branches_covered (%)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lines_covered (%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putime (s)</text:p>
          </table:table-cell>
          <table:table-cell office:value-type="string" calcext:value-type="string">
            <text:p>walltime (s)</text:p>
          </table:table-cell>
          <table:table-cell office:value-type="string" calcext:value-type="string">
            <text:p>memory (MB)</text:p>
          </table:table-cell>
          <table:table-cell office:value-type="string" calcext:value-type="string">
            <text:p>branches_covered (%)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lines_covered (%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putime (s)</text:p>
          </table:table-cell>
          <table:table-cell office:value-type="string" calcext:value-type="string">
            <text:p>walltime (s)</text:p>
          </table:table-cell>
          <table:table-cell office:value-type="string" calcext:value-type="string">
            <text:p>memory (MB)</text:p>
          </table:table-cell>
          <table:table-cell office:value-type="string" calcext:value-type="string">
            <text:p>branches_covered (%)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lines_covered (%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putime (s)</text:p>
          </table:table-cell>
          <table:table-cell office:value-type="string" calcext:value-type="string">
            <text:p>walltime (s)</text:p>
          </table:table-cell>
          <table:table-cell office:value-type="string" calcext:value-type="string">
            <text:p>memory (MB)</text:p>
          </table:table-cell>
          <table:table-cell office:value-type="string" calcext:value-type="string">
            <text:p>branches_covered (%)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lines_covered (%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putime (s)</text:p>
          </table:table-cell>
          <table:table-cell office:value-type="string" calcext:value-type="string">
            <text:p>walltime (s)</text:p>
          </table:table-cell>
          <table:table-cell office:value-type="string" calcext:value-type="string">
            <text:p>memory (MB)</text:p>
          </table:table-cell>
          <table:table-cell office:value-type="string" calcext:value-type="string">
            <text:p>branches_covered (%)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lines_covered (%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putime (s)</text:p>
          </table:table-cell>
          <table:table-cell office:value-type="string" calcext:value-type="string">
            <text:p>walltime (s)</text:p>
          </table:table-cell>
          <table:table-cell office:value-type="string" calcext:value-type="string">
            <text:p>memory (MB)</text:p>
          </table:table-cell>
          <table:table-cell office:value-type="string" calcext:value-type="string">
            <text:p>branches_covered (%)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lines_covered (%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putime (s)</text:p>
          </table:table-cell>
          <table:table-cell office:value-type="string" calcext:value-type="string">
            <text:p>walltime (s)</text:p>
          </table:table-cell>
          <table:table-cell office:value-type="string" calcext:value-type="string">
            <text:p>memory (MB)</text:p>
          </table:table-cell>
          <table:table-cell office:value-type="string" calcext:value-type="string">
            <text:p>branches_covered (%)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lines_covered (%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putime (s)</text:p>
          </table:table-cell>
          <table:table-cell office:value-type="string" calcext:value-type="string">
            <text:p>walltime (s)</text:p>
          </table:table-cell>
          <table:table-cell office:value-type="string" calcext:value-type="string">
            <text:p>memory (MB)</text:p>
          </table:table-cell>
          <table:table-cell office:value-type="string" calcext:value-type="string">
            <text:p>branches_covered (%)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lines_covered (%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putime (s)</text:p>
          </table:table-cell>
          <table:table-cell office:value-type="string" calcext:value-type="string">
            <text:p>walltime (s)</text:p>
          </table:table-cell>
          <table:table-cell office:value-type="string" calcext:value-type="string">
            <text:p>memory (MB)</text:p>
          </table:table-cell>
          <table:table-cell office:value-type="string" calcext:value-type="string">
            <text:p>branches_covered (%)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lines_covered (%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putime (s)</text:p>
          </table:table-cell>
          <table:table-cell office:value-type="string" calcext:value-type="string">
            <text:p>walltime (s)</text:p>
          </table:table-cell>
          <table:table-cell office:value-type="string" calcext:value-type="string">
            <text:p>memory (MB)</text:p>
          </table:table-cell>
          <table:table-cell office:value-type="string" calcext:value-type="string">
            <text:p>branches_covered (%)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lines_covered (%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putime (s)</text:p>
          </table:table-cell>
          <table:table-cell office:value-type="string" calcext:value-type="string">
            <text:p>walltime (s)</text:p>
          </table:table-cell>
          <table:table-cell office:value-type="string" calcext:value-type="string">
            <text:p>memory (MB)</text:p>
          </table:table-cell>
          <table:table-cell office:value-type="string" calcext:value-type="string">
            <text:p>branches_covered (%)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lines_covered (%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putime (s)</text:p>
          </table:table-cell>
          <table:table-cell office:value-type="string" calcext:value-type="string">
            <text:p>walltime (s)</text:p>
          </table:table-cell>
          <table:table-cell office:value-type="string" calcext:value-type="string">
            <text:p>memory (MB)</text:p>
          </table:table-cell>
          <table:table-cell office:value-type="string" calcext:value-type="string">
            <text:p>branches_covered (%)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lines_covered (%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putime (s)</text:p>
          </table:table-cell>
          <table:table-cell office:value-type="string" calcext:value-type="string">
            <text:p>walltime (s)</text:p>
          </table:table-cell>
          <table:table-cell office:value-type="string" calcext:value-type="string">
            <text:p>memory (MB)</text:p>
          </table:table-cell>
          <table:table-cell office:value-type="string" calcext:value-type="string">
            <text:p>branches_covered (%)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lines_covered (%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putime (s)</text:p>
          </table:table-cell>
          <table:table-cell office:value-type="string" calcext:value-type="string">
            <text:p>walltime (s)</text:p>
          </table:table-cell>
          <table:table-cell office:value-type="string" calcext:value-type="string">
            <text:p>memory (MB)</text:p>
          </table:table-cell>
          <table:table-cell office:value-type="string" calcext:value-type="string">
            <text:p>branches_covered (%)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lines_covered (%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putime (s)</text:p>
          </table:table-cell>
          <table:table-cell office:value-type="string" calcext:value-type="string">
            <text:p>walltime (s)</text:p>
          </table:table-cell>
          <table:table-cell office:value-type="string" calcext:value-type="string">
            <text:p>memory (MB)</text:p>
          </table:table-cell>
          <table:table-cell office:value-type="string" calcext:value-type="string">
            <text:p>branches_covered (%)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lines_covered (%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putime (s)</text:p>
          </table:table-cell>
          <table:table-cell office:value-type="string" calcext:value-type="string">
            <text:p>walltime (s)</text:p>
          </table:table-cell>
          <table:table-cell office:value-type="string" calcext:value-type="string">
            <text:p>memory (MB)</text:p>
          </table:table-cell>
          <table:table-cell office:value-type="string" calcext:value-type="string">
            <text:p>branches_covered (%)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lines_covered (%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putime (s)</text:p>
          </table:table-cell>
          <table:table-cell office:value-type="string" calcext:value-type="string">
            <text:p>walltime (s)</text:p>
          </table:table-cell>
          <table:table-cell office:value-type="string" calcext:value-type="string">
            <text:p>memory (MB)</text:p>
          </table:table-cell>
          <table:table-cell office:value-type="string" calcext:value-type="string">
            <text:p>branches_covered (%)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lines_covered (%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putime (s)</text:p>
          </table:table-cell>
          <table:table-cell office:value-type="string" calcext:value-type="string">
            <text:p>walltime (s)</text:p>
          </table:table-cell>
          <table:table-cell office:value-type="string" calcext:value-type="string">
            <text:p>memory (MB)</text:p>
          </table:table-cell>
          <table:table-cell office:value-type="string" calcext:value-type="string">
            <text:p>branches_covered (%)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lines_covered (%)</text:p>
          </table:table-cell>
          <table:table-cell table:number-columns-repeated="896"/>
        </table:table-row>
        <table:table-row table:style-name="ro1">
          <table:table-cell office:value-type="string" calcext:value-type="string">
            <text:p>seq-mthreaded/pals_STARTPALS_ActiveStandby.1.ufo.BOUNDED-10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STARTPALS_ActiveStandby.1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STARTPALS_ActiveStandby.4_1.ufo.BOUNDED-10.pals.yml</text:p>
          </table:table-cell>
          <table:table-cell office:value-type="string" calcext:value-type="string">
            <text:p>coverage-error-call</text:p>
          </table:table-cell>
          <table:table-cell table:number-columns-repeated="119"/>
          <table:table-cell office:value-type="string" calcext:value-type="string">
            <text:p>unknown</text:p>
          </table:table-cell>
          <table:table-cell office:value-type="float" office:value="1.258555062" calcext:value-type="float">
            <text:p>1.258555062</text:p>
          </table:table-cell>
          <table:table-cell office:value-type="float" office:value="1.51735583995469" calcext:value-type="float">
            <text:p>1.51735583995469</text:p>
          </table:table-cell>
          <table:table-cell office:value-type="float" office:value="17.26464" calcext:value-type="float">
            <text:p>17.26464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apollon101</text:p>
          </table:table-cell>
          <table:table-cell office:value-type="float" office:value="10.94" calcext:value-type="float">
            <text:p>10.94</text:p>
          </table:table-cell>
          <table:table-cell table:number-columns-repeated="896"/>
        </table:table-row>
        <table:table-row table:style-name="ro1">
          <table:table-cell office:value-type="string" calcext:value-type="string">
            <text:p>seq-mthreaded/pals_STARTPALS_ActiveStandby.4_1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19"/>
          <table:table-cell office:value-type="string" calcext:value-type="string">
            <text:p>unknown</text:p>
          </table:table-cell>
          <table:table-cell office:value-type="float" office:value="1.348280003" calcext:value-type="float">
            <text:p>1.348280003</text:p>
          </table:table-cell>
          <table:table-cell office:value-type="float" office:value="1.61300308001228" calcext:value-type="float">
            <text:p>1.61300308001228</text:p>
          </table:table-cell>
          <table:table-cell office:value-type="float" office:value="17.252352" calcext:value-type="float">
            <text:p>17.252352</text:p>
          </table:table-cell>
          <table:table-cell office:value-type="float" office:value="7.39" calcext:value-type="float">
            <text:p>7.39</text:p>
          </table:table-cell>
          <table:table-cell office:value-type="string" calcext:value-type="string">
            <text:p>apollon110</text:p>
          </table:table-cell>
          <table:table-cell office:value-type="float" office:value="11.04" calcext:value-type="float">
            <text:p>11.04</text:p>
          </table:table-cell>
          <table:table-cell table:number-columns-repeated="896"/>
        </table:table-row>
        <table:table-row table:style-name="ro1">
          <table:table-cell office:value-type="string" calcext:value-type="string">
            <text:p>seq-mthreaded/pals_STARTPALS_ActiveStandby.4_2.ufo.BOUNDED-10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STARTPALS_ActiveStandby.4_2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STARTPALS_ActiveStandby.5.ufo.BOUNDED-10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STARTPALS_ActiveStandby.5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19"/>
          <table:table-cell office:value-type="string" calcext:value-type="string">
            <text:p>unknown</text:p>
          </table:table-cell>
          <table:table-cell office:value-type="float" office:value="1.243677329" calcext:value-type="float">
            <text:p>1.243677329</text:p>
          </table:table-cell>
          <table:table-cell office:value-type="float" office:value="1.4974589671474" calcext:value-type="float">
            <text:p>1.4974589671474</text:p>
          </table:table-cell>
          <table:table-cell office:value-type="float" office:value="17.260544" calcext:value-type="float">
            <text:p>17.260544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apollon056</text:p>
          </table:table-cell>
          <table:table-cell office:value-type="float" office:value="10.97" calcext:value-type="float">
            <text:p>10.97</text:p>
          </table:table-cell>
          <table:table-cell table:number-columns-repeated="896"/>
        </table:table-row>
        <table:table-row table:style-name="ro1">
          <table:table-cell office:value-type="string" calcext:value-type="string">
            <text:p>seq-mthreaded/pals_STARTPALS_Triplicated.1.ufo.BOUNDED-10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STARTPALS_Triplicated.1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STARTPALS_Triplicated.2.ufo.BOUNDED-10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STARTPALS_Triplicated.2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19"/>
          <table:table-cell office:value-type="string" calcext:value-type="string">
            <text:p>unknown</text:p>
          </table:table-cell>
          <table:table-cell office:value-type="float" office:value="0.918594506" calcext:value-type="float">
            <text:p>0.918594506</text:p>
          </table:table-cell>
          <table:table-cell office:value-type="float" office:value="1.09721212694421" calcext:value-type="float">
            <text:p>1.09721212694421</text:p>
          </table:table-cell>
          <table:table-cell office:value-type="float" office:value="16.85504" calcext:value-type="float">
            <text:p>16.85504</text:p>
          </table:table-cell>
          <table:table-cell office:value-type="float" office:value="21.15" calcext:value-type="float">
            <text:p>21.15</text:p>
          </table:table-cell>
          <table:table-cell office:value-type="string" calcext:value-type="string">
            <text:p>apollon093</text:p>
          </table:table-cell>
          <table:table-cell office:value-type="float" office:value="26.57" calcext:value-type="float">
            <text:p>26.57</text:p>
          </table:table-cell>
          <table:table-cell table:number-columns-repeated="896"/>
        </table:table-row>
        <table:table-row table:style-name="ro1">
          <table:table-cell office:value-type="string" calcext:value-type="string">
            <text:p>seq-mthreaded/pals_floodmax.3.1.ufo.BOUNDED-6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floodmax.3.1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floodmax.3.2.ufo.BOUNDED-6.pals.yml</text:p>
          </table:table-cell>
          <table:table-cell office:value-type="string" calcext:value-type="string">
            <text:p>coverage-error-call</text:p>
          </table:table-cell>
          <table:table-cell table:number-columns-repeated="119"/>
          <table:table-cell office:value-type="string" calcext:value-type="string">
            <text:p>unknown</text:p>
          </table:table-cell>
          <table:table-cell office:value-type="float" office:value="2.059469965" calcext:value-type="float">
            <text:p>2.059469965</text:p>
          </table:table-cell>
          <table:table-cell office:value-type="float" office:value="2.45334726013243" calcext:value-type="float">
            <text:p>2.45334726013243</text:p>
          </table:table-cell>
          <table:table-cell office:value-type="float" office:value="17.12128" calcext:value-type="float">
            <text:p>17.12128</text:p>
          </table:table-cell>
          <table:table-cell office:value-type="float" office:value="24.26" calcext:value-type="float">
            <text:p>24.26</text:p>
          </table:table-cell>
          <table:table-cell office:value-type="string" calcext:value-type="string">
            <text:p>apollon056</text:p>
          </table:table-cell>
          <table:table-cell office:value-type="float" office:value="35.56" calcext:value-type="float">
            <text:p>35.56</text:p>
          </table:table-cell>
          <table:table-cell table:number-columns-repeated="896"/>
        </table:table-row>
        <table:table-row table:style-name="ro1">
          <table:table-cell office:value-type="string" calcext:value-type="string">
            <text:p>seq-mthreaded/pals_floodmax.3.2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19"/>
          <table:table-cell office:value-type="string" calcext:value-type="string">
            <text:p>unknown</text:p>
          </table:table-cell>
          <table:table-cell office:value-type="float" office:value="1.660311821" calcext:value-type="float">
            <text:p>1.660311821</text:p>
          </table:table-cell>
          <table:table-cell office:value-type="float" office:value="1.97329359711148" calcext:value-type="float">
            <text:p>1.97329359711148</text:p>
          </table:table-cell>
          <table:table-cell office:value-type="float" office:value="17.092608" calcext:value-type="float">
            <text:p>17.092608</text:p>
          </table:table-cell>
          <table:table-cell office:value-type="float" office:value="28.16" calcext:value-type="float">
            <text:p>28.16</text:p>
          </table:table-cell>
          <table:table-cell office:value-type="string" calcext:value-type="string">
            <text:p>apollon098</text:p>
          </table:table-cell>
          <table:table-cell office:value-type="float" office:value="38.33" calcext:value-type="float">
            <text:p>38.33</text:p>
          </table:table-cell>
          <table:table-cell table:number-columns-repeated="896"/>
        </table:table-row>
        <table:table-row table:style-name="ro1">
          <table:table-cell office:value-type="string" calcext:value-type="string">
            <text:p>seq-mthreaded/pals_floodmax.3.3.ufo.BOUNDED-6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floodmax.3.3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floodmax.3.4.ufo.BOUNDED-6.pals.yml</text:p>
          </table:table-cell>
          <table:table-cell office:value-type="string" calcext:value-type="string">
            <text:p>coverage-error-call</text:p>
          </table:table-cell>
          <table:table-cell table:number-columns-repeated="119"/>
          <table:table-cell office:value-type="string" calcext:value-type="string">
            <text:p>unknown</text:p>
          </table:table-cell>
          <table:table-cell office:value-type="float" office:value="1.824211217" calcext:value-type="float">
            <text:p>1.824211217</text:p>
          </table:table-cell>
          <table:table-cell office:value-type="float" office:value="2.18945735110901" calcext:value-type="float">
            <text:p>2.18945735110901</text:p>
          </table:table-cell>
          <table:table-cell office:value-type="float" office:value="17.129472" calcext:value-type="float">
            <text:p>17.129472</text:p>
          </table:table-cell>
          <table:table-cell office:value-type="float" office:value="24.26" calcext:value-type="float">
            <text:p>24.26</text:p>
          </table:table-cell>
          <table:table-cell office:value-type="string" calcext:value-type="string">
            <text:p>apollon113</text:p>
          </table:table-cell>
          <table:table-cell office:value-type="float" office:value="35.56" calcext:value-type="float">
            <text:p>35.56</text:p>
          </table:table-cell>
          <table:table-cell table:number-columns-repeated="896"/>
        </table:table-row>
        <table:table-row table:style-name="ro1">
          <table:table-cell office:value-type="string" calcext:value-type="string">
            <text:p>seq-mthreaded/pals_floodmax.3.4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floodmax.3_overflow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floodmax.4.1.ufo.BOUNDED-8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floodmax.4.1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floodmax.4.2.ufo.BOUNDED-8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floodmax.4.2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19"/>
          <table:table-cell office:value-type="string" calcext:value-type="string">
            <text:p>unknown</text:p>
          </table:table-cell>
          <table:table-cell office:value-type="float" office:value="2.483655782" calcext:value-type="float">
            <text:p>2.483655782</text:p>
          </table:table-cell>
          <table:table-cell office:value-type="float" office:value="2.85331115801819" calcext:value-type="float">
            <text:p>2.85331115801819</text:p>
          </table:table-cell>
          <table:table-cell office:value-type="float" office:value="20.226048" calcext:value-type="float">
            <text:p>20.226048</text:p>
          </table:table-cell>
          <table:table-cell office:value-type="float" office:value="44.53" calcext:value-type="float">
            <text:p>44.53</text:p>
          </table:table-cell>
          <table:table-cell office:value-type="string" calcext:value-type="string">
            <text:p>apollon045</text:p>
          </table:table-cell>
          <table:table-cell office:value-type="float" office:value="52.64" calcext:value-type="float">
            <text:p>52.64</text:p>
          </table:table-cell>
          <table:table-cell table:number-columns-repeated="896"/>
        </table:table-row>
        <table:table-row table:style-name="ro1">
          <table:table-cell office:value-type="string" calcext:value-type="string">
            <text:p>seq-mthreaded/pals_floodmax.4.3.ufo.BOUNDED-8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floodmax.4.3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floodmax.4.4.ufo.BOUNDED-8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floodmax.4.4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floodmax.4_overflow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floodmax.5.1.ufo.BOUNDED-10.pals.yml</text:p>
          </table:table-cell>
          <table:table-cell office:value-type="string" calcext:value-type="string">
            <text:p>coverage-error-call</text:p>
          </table:table-cell>
          <table:table-cell table:number-columns-repeated="119"/>
          <table:table-cell office:value-type="string" calcext:value-type="string">
            <text:p>unknown</text:p>
          </table:table-cell>
          <table:table-cell office:value-type="float" office:value="1.799436048" calcext:value-type="float">
            <text:p>1.799436048</text:p>
          </table:table-cell>
          <table:table-cell office:value-type="float" office:value="2.00498291710392" calcext:value-type="float">
            <text:p>2.00498291710392</text:p>
          </table:table-cell>
          <table:table-cell office:value-type="float" office:value="26.796032" calcext:value-type="float">
            <text:p>26.796032</text:p>
          </table:table-cell>
          <table:table-cell office:value-type="float" office:value="52.52" calcext:value-type="float">
            <text:p>52.52</text:p>
          </table:table-cell>
          <table:table-cell office:value-type="string" calcext:value-type="string">
            <text:p>apollon110</text:p>
          </table:table-cell>
          <table:table-cell office:value-type="float" office:value="60.54" calcext:value-type="float">
            <text:p>60.54</text:p>
          </table:table-cell>
          <table:table-cell table:number-columns-repeated="896"/>
        </table:table-row>
        <table:table-row table:style-name="ro1">
          <table:table-cell office:value-type="string" calcext:value-type="string">
            <text:p>seq-mthreaded/pals_floodmax.5.1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floodmax.5.2.ufo.BOUNDED-10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floodmax.5.2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floodmax.5.3.ufo.BOUNDED-10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floodmax.5.3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19"/>
          <table:table-cell office:value-type="string" calcext:value-type="string">
            <text:p>unknown</text:p>
          </table:table-cell>
          <table:table-cell office:value-type="float" office:value="1.677030616" calcext:value-type="float">
            <text:p>1.677030616</text:p>
          </table:table-cell>
          <table:table-cell office:value-type="float" office:value="1.8573071800638" calcext:value-type="float">
            <text:p>1.8573071800638</text:p>
          </table:table-cell>
          <table:table-cell office:value-type="float" office:value="27.127808" calcext:value-type="float">
            <text:p>27.127808</text:p>
          </table:table-cell>
          <table:table-cell office:value-type="float" office:value="50.97" calcext:value-type="float">
            <text:p>50.97</text:p>
          </table:table-cell>
          <table:table-cell office:value-type="string" calcext:value-type="string">
            <text:p>apollon096</text:p>
          </table:table-cell>
          <table:table-cell office:value-type="float" office:value="59.14" calcext:value-type="float">
            <text:p>59.14</text:p>
          </table:table-cell>
          <table:table-cell table:number-columns-repeated="896"/>
        </table:table-row>
        <table:table-row table:style-name="ro1">
          <table:table-cell office:value-type="string" calcext:value-type="string">
            <text:p>seq-mthreaded/pals_floodmax.5.4.ufo.BOUNDED-10.pals.yml</text:p>
          </table:table-cell>
          <table:table-cell office:value-type="string" calcext:value-type="string">
            <text:p>coverage-error-call</text:p>
          </table:table-cell>
          <table:table-cell table:number-columns-repeated="119"/>
          <table:table-cell office:value-type="string" calcext:value-type="string">
            <text:p>unknown</text:p>
          </table:table-cell>
          <table:table-cell office:value-type="float" office:value="1.868137592" calcext:value-type="float">
            <text:p>1.868137592</text:p>
          </table:table-cell>
          <table:table-cell office:value-type="float" office:value="2.07746604294516" calcext:value-type="float">
            <text:p>2.07746604294516</text:p>
          </table:table-cell>
          <table:table-cell office:value-type="float" office:value="27.05408" calcext:value-type="float">
            <text:p>27.05408</text:p>
          </table:table-cell>
          <table:table-cell office:value-type="float" office:value="51.46" calcext:value-type="float">
            <text:p>51.46</text:p>
          </table:table-cell>
          <table:table-cell office:value-type="string" calcext:value-type="string">
            <text:p>apollon102</text:p>
          </table:table-cell>
          <table:table-cell office:value-type="float" office:value="59.53" calcext:value-type="float">
            <text:p>59.53</text:p>
          </table:table-cell>
          <table:table-cell table:number-columns-repeated="896"/>
        </table:table-row>
        <table:table-row table:style-name="ro1">
          <table:table-cell office:value-type="string" calcext:value-type="string">
            <text:p>seq-mthreaded/pals_floodmax.5.4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floodmax.5_overflow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-var-start-time.3.1.ufo.BOUNDED-6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-var-start-time.3.1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-var-start-time.3.2.ufo.BOUNDED-6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-var-start-time.3.2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-var-start-time.4.1.ufo.BOUNDED-8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-var-start-time.4.1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19"/>
          <table:table-cell office:value-type="string" calcext:value-type="string">
            <text:p>unknown</text:p>
          </table:table-cell>
          <table:table-cell office:value-type="float" office:value="1.386581277" calcext:value-type="float">
            <text:p>1.386581277</text:p>
          </table:table-cell>
          <table:table-cell office:value-type="float" office:value="1.65335959102958" calcext:value-type="float">
            <text:p>1.65335959102958</text:p>
          </table:table-cell>
          <table:table-cell office:value-type="float" office:value="16.75264" calcext:value-type="float">
            <text:p>16.75264</text:p>
          </table:table-cell>
          <table:table-cell office:value-type="float" office:value="23.29" calcext:value-type="float">
            <text:p>23.29</text:p>
          </table:table-cell>
          <table:table-cell office:value-type="string" calcext:value-type="string">
            <text:p>apollon102</text:p>
          </table:table-cell>
          <table:table-cell office:value-type="float" office:value="32.29" calcext:value-type="float">
            <text:p>32.29</text:p>
          </table:table-cell>
          <table:table-cell table:number-columns-repeated="896"/>
        </table:table-row>
        <table:table-row table:style-name="ro1">
          <table:table-cell office:value-type="string" calcext:value-type="string">
            <text:p>seq-mthreaded/pals_lcr-var-start-time.4.2.ufo.BOUNDED-8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-var-start-time.4.2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-var-start-time.5.1.ufo.BOUNDED-10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-var-start-time.5.1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-var-start-time.5.2.ufo.BOUNDED-10.pals.yml</text:p>
          </table:table-cell>
          <table:table-cell office:value-type="string" calcext:value-type="string">
            <text:p>coverage-error-call</text:p>
          </table:table-cell>
          <table:table-cell table:number-columns-repeated="119"/>
          <table:table-cell office:value-type="string" calcext:value-type="string">
            <text:p>unknown</text:p>
          </table:table-cell>
          <table:table-cell office:value-type="float" office:value="1.804352891" calcext:value-type="float">
            <text:p>1.804352891</text:p>
          </table:table-cell>
          <table:table-cell office:value-type="float" office:value="2.17332808696665" calcext:value-type="float">
            <text:p>2.17332808696665</text:p>
          </table:table-cell>
          <table:table-cell office:value-type="float" office:value="16.982016" calcext:value-type="float">
            <text:p>16.982016</text:p>
          </table:table-cell>
          <table:table-cell office:value-type="float" office:value="21.35" calcext:value-type="float">
            <text:p>21.35</text:p>
          </table:table-cell>
          <table:table-cell office:value-type="string" calcext:value-type="string">
            <text:p>apollon066</text:p>
          </table:table-cell>
          <table:table-cell office:value-type="float" office:value="30.21" calcext:value-type="float">
            <text:p>30.21</text:p>
          </table:table-cell>
          <table:table-cell table:number-columns-repeated="896"/>
        </table:table-row>
        <table:table-row table:style-name="ro1">
          <table:table-cell office:value-type="string" calcext:value-type="string">
            <text:p>seq-mthreaded/pals_lcr-var-start-time.5.2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-var-start-time.6.1.ufo.BOUNDED-12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-var-start-time.6.1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19"/>
          <table:table-cell office:value-type="string" calcext:value-type="string">
            <text:p>unknown</text:p>
          </table:table-cell>
          <table:table-cell office:value-type="float" office:value="1.697406273" calcext:value-type="float">
            <text:p>1.697406273</text:p>
          </table:table-cell>
          <table:table-cell office:value-type="float" office:value="2.01336540887132" calcext:value-type="float">
            <text:p>2.01336540887132</text:p>
          </table:table-cell>
          <table:table-cell office:value-type="float" office:value="17.473536" calcext:value-type="float">
            <text:p>17.473536</text:p>
          </table:table-cell>
          <table:table-cell office:value-type="float" office:value="19.64" calcext:value-type="float">
            <text:p>19.64</text:p>
          </table:table-cell>
          <table:table-cell office:value-type="string" calcext:value-type="string">
            <text:p>apollon071</text:p>
          </table:table-cell>
          <table:table-cell office:value-type="float" office:value="28.87" calcext:value-type="float">
            <text:p>28.87</text:p>
          </table:table-cell>
          <table:table-cell table:number-columns-repeated="896"/>
        </table:table-row>
        <table:table-row table:style-name="ro1">
          <table:table-cell office:value-type="string" calcext:value-type="string">
            <text:p>seq-mthreaded/pals_lcr-var-start-time.6.2.ufo.BOUNDED-12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-var-start-time.6.2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.3.1.ufo.BOUNDED-6.pals.yml</text:p>
          </table:table-cell>
          <table:table-cell office:value-type="string" calcext:value-type="string">
            <text:p>coverage-error-call</text:p>
          </table:table-cell>
          <table:table-cell table:number-columns-repeated="119"/>
          <table:table-cell office:value-type="string" calcext:value-type="string">
            <text:p>unknown</text:p>
          </table:table-cell>
          <table:table-cell office:value-type="float" office:value="1.466992621" calcext:value-type="float">
            <text:p>1.466992621</text:p>
          </table:table-cell>
          <table:table-cell office:value-type="float" office:value="1.8051792900078" calcext:value-type="float">
            <text:p>1.8051792900078</text:p>
          </table:table-cell>
          <table:table-cell office:value-type="float" office:value="16.785408" calcext:value-type="float">
            <text:p>16.785408</text:p>
          </table:table-cell>
          <table:table-cell office:value-type="float" office:value="35.37" calcext:value-type="float">
            <text:p>35.37</text:p>
          </table:table-cell>
          <table:table-cell office:value-type="string" calcext:value-type="string">
            <text:p>apollon114</text:p>
          </table:table-cell>
          <table:table-cell office:value-type="float" office:value="36.3" calcext:value-type="float">
            <text:p>36.3</text:p>
          </table:table-cell>
          <table:table-cell table:number-columns-repeated="896"/>
        </table:table-row>
        <table:table-row table:style-name="ro1">
          <table:table-cell office:value-type="string" calcext:value-type="string">
            <text:p>seq-mthreaded/pals_lcr.3.1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19"/>
          <table:table-cell office:value-type="string" calcext:value-type="string">
            <text:p>unknown</text:p>
          </table:table-cell>
          <table:table-cell office:value-type="float" office:value="1.811747265" calcext:value-type="float">
            <text:p>1.811747265</text:p>
          </table:table-cell>
          <table:table-cell office:value-type="float" office:value="2.14534178888425" calcext:value-type="float">
            <text:p>2.14534178888425</text:p>
          </table:table-cell>
          <table:table-cell office:value-type="float" office:value="16.785408" calcext:value-type="float">
            <text:p>16.785408</text:p>
          </table:table-cell>
          <table:table-cell office:value-type="float" office:value="35.37" calcext:value-type="float">
            <text:p>35.37</text:p>
          </table:table-cell>
          <table:table-cell office:value-type="string" calcext:value-type="string">
            <text:p>apollon094</text:p>
          </table:table-cell>
          <table:table-cell office:value-type="float" office:value="36.57" calcext:value-type="float">
            <text:p>36.57</text:p>
          </table:table-cell>
          <table:table-cell table:number-columns-repeated="896"/>
        </table:table-row>
        <table:table-row table:style-name="ro1">
          <table:table-cell office:value-type="string" calcext:value-type="string">
            <text:p>seq-mthreaded/pals_lcr.3_overflow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19"/>
          <table:table-cell office:value-type="string" calcext:value-type="string">
            <text:p>unknown</text:p>
          </table:table-cell>
          <table:table-cell office:value-type="float" office:value="1.489843314" calcext:value-type="float">
            <text:p>1.489843314</text:p>
          </table:table-cell>
          <table:table-cell office:value-type="float" office:value="1.84942988515832" calcext:value-type="float">
            <text:p>1.84942988515832</text:p>
          </table:table-cell>
          <table:table-cell office:value-type="float" office:value="16.764928" calcext:value-type="float">
            <text:p>16.764928</text:p>
          </table:table-cell>
          <table:table-cell office:value-type="float" office:value="36.25" calcext:value-type="float">
            <text:p>36.25</text:p>
          </table:table-cell>
          <table:table-cell office:value-type="string" calcext:value-type="string">
            <text:p>apollon078</text:p>
          </table:table-cell>
          <table:table-cell office:value-type="float" office:value="37.4" calcext:value-type="float">
            <text:p>37.4</text:p>
          </table:table-cell>
          <table:table-cell table:number-columns-repeated="896"/>
        </table:table-row>
        <table:table-row table:style-name="ro1">
          <table:table-cell office:value-type="string" calcext:value-type="string">
            <text:p>seq-mthreaded/pals_lcr.4.1.ufo.BOUNDED-8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.4.1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.4_overflow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.5.1.ufo.BOUNDED-10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.5.1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19"/>
          <table:table-cell office:value-type="string" calcext:value-type="string">
            <text:p>unknown</text:p>
          </table:table-cell>
          <table:table-cell office:value-type="float" office:value="1.892415664" calcext:value-type="float">
            <text:p>1.892415664</text:p>
          </table:table-cell>
          <table:table-cell office:value-type="float" office:value="2.24939769692719" calcext:value-type="float">
            <text:p>2.24939769692719</text:p>
          </table:table-cell>
          <table:table-cell office:value-type="float" office:value="16.863232" calcext:value-type="float">
            <text:p>16.863232</text:p>
          </table:table-cell>
          <table:table-cell office:value-type="float" office:value="27.94" calcext:value-type="float">
            <text:p>27.94</text:p>
          </table:table-cell>
          <table:table-cell office:value-type="string" calcext:value-type="string">
            <text:p>apollon020</text:p>
          </table:table-cell>
          <table:table-cell office:value-type="float" office:value="31.43" calcext:value-type="float">
            <text:p>31.43</text:p>
          </table:table-cell>
          <table:table-cell table:number-columns-repeated="896"/>
        </table:table-row>
        <table:table-row table:style-name="ro1">
          <table:table-cell office:value-type="string" calcext:value-type="string">
            <text:p>seq-mthreaded/pals_lcr.5_overflow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.6.1.ufo.BOUNDED-12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.6.1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19"/>
          <table:table-cell office:value-type="string" calcext:value-type="string">
            <text:p>unknown</text:p>
          </table:table-cell>
          <table:table-cell office:value-type="float" office:value="1.437729115" calcext:value-type="float">
            <text:p>1.437729115</text:p>
          </table:table-cell>
          <table:table-cell office:value-type="float" office:value="1.72544458508492" calcext:value-type="float">
            <text:p>1.72544458508492</text:p>
          </table:table-cell>
          <table:table-cell office:value-type="float" office:value="16.986112" calcext:value-type="float">
            <text:p>16.986112</text:p>
          </table:table-cell>
          <table:table-cell office:value-type="float" office:value="29.52" calcext:value-type="float">
            <text:p>29.52</text:p>
          </table:table-cell>
          <table:table-cell office:value-type="string" calcext:value-type="string">
            <text:p>apollon054</text:p>
          </table:table-cell>
          <table:table-cell office:value-type="float" office:value="32.27" calcext:value-type="float">
            <text:p>32.27</text:p>
          </table:table-cell>
          <table:table-cell table:number-columns-repeated="896"/>
        </table:table-row>
        <table:table-row table:style-name="ro1">
          <table:table-cell office:value-type="string" calcext:value-type="string">
            <text:p>seq-mthreaded/pals_lcr.6_overflow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.7.1.ufo.BOUNDED-14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.7.1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.7_overflow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.8.1.ufo.BOUNDED-16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.8.1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19"/>
          <table:table-cell office:value-type="string" calcext:value-type="string">
            <text:p>unknown</text:p>
          </table:table-cell>
          <table:table-cell office:value-type="float" office:value="2.114255473" calcext:value-type="float">
            <text:p>2.114255473</text:p>
          </table:table-cell>
          <table:table-cell office:value-type="float" office:value="2.40883490513079" calcext:value-type="float">
            <text:p>2.40883490513079</text:p>
          </table:table-cell>
          <table:table-cell office:value-type="float" office:value="17.928192" calcext:value-type="float">
            <text:p>17.928192</text:p>
          </table:table-cell>
          <table:table-cell office:value-type="float" office:value="27.59" calcext:value-type="float">
            <text:p>27.59</text:p>
          </table:table-cell>
          <table:table-cell office:value-type="string" calcext:value-type="string">
            <text:p>apollon015</text:p>
          </table:table-cell>
          <table:table-cell office:value-type="float" office:value="30.68" calcext:value-type="float">
            <text:p>30.68</text:p>
          </table:table-cell>
          <table:table-cell table:number-columns-repeated="896"/>
        </table:table-row>
        <table:table-row table:style-name="ro1">
          <table:table-cell office:value-type="string" calcext:value-type="string">
            <text:p>seq-mthreaded/pals_lcr.8_overflow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opt-floodmax.3.1.ufo.BOUNDED-6.pals.yml</text:p>
          </table:table-cell>
          <table:table-cell office:value-type="string" calcext:value-type="string">
            <text:p>coverage-error-call</text:p>
          </table:table-cell>
          <table:table-cell table:number-columns-repeated="119"/>
          <table:table-cell office:value-type="string" calcext:value-type="string">
            <text:p>unknown</text:p>
          </table:table-cell>
          <table:table-cell office:value-type="float" office:value="1.822029116" calcext:value-type="float">
            <text:p>1.822029116</text:p>
          </table:table-cell>
          <table:table-cell office:value-type="float" office:value="2.1534758200869" calcext:value-type="float">
            <text:p>2.1534758200869</text:p>
          </table:table-cell>
          <table:table-cell office:value-type="float" office:value="17.166336" calcext:value-type="float">
            <text:p>17.1663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pollon063</text:p>
          </table:table-cell>
          <table:table-cell office:value-type="float" office:value="35.79" calcext:value-type="float">
            <text:p>35.79</text:p>
          </table:table-cell>
          <table:table-cell table:number-columns-repeated="896"/>
        </table:table-row>
        <table:table-row table:style-name="ro1">
          <table:table-cell office:value-type="string" calcext:value-type="string">
            <text:p>seq-mthreaded/pals_opt-floodmax.3.1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opt-floodmax.3.2.ufo.BOUNDED-6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opt-floodmax.3.2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opt-floodmax.3.3.ufo.BOUNDED-6.pals.yml</text:p>
          </table:table-cell>
          <table:table-cell office:value-type="string" calcext:value-type="string">
            <text:p>coverage-error-call</text:p>
          </table:table-cell>
          <table:table-cell table:number-columns-repeated="119"/>
          <table:table-cell office:value-type="string" calcext:value-type="string">
            <text:p>unknown</text:p>
          </table:table-cell>
          <table:table-cell office:value-type="float" office:value="2.041961313" calcext:value-type="float">
            <text:p>2.041961313</text:p>
          </table:table-cell>
          <table:table-cell office:value-type="float" office:value="2.45345494290814" calcext:value-type="float">
            <text:p>2.45345494290814</text:p>
          </table:table-cell>
          <table:table-cell office:value-type="float" office:value="17.317888" calcext:value-type="float">
            <text:p>17.317888</text:p>
          </table:table-cell>
          <table:table-cell office:value-type="float" office:value="25.91" calcext:value-type="float">
            <text:p>25.91</text:p>
          </table:table-cell>
          <table:table-cell office:value-type="string" calcext:value-type="string">
            <text:p>apollon073</text:p>
          </table:table-cell>
          <table:table-cell office:value-type="float" office:value="36.01" calcext:value-type="float">
            <text:p>36.01</text:p>
          </table:table-cell>
          <table:table-cell table:number-columns-repeated="896"/>
        </table:table-row>
        <table:table-row table:style-name="ro1">
          <table:table-cell office:value-type="string" calcext:value-type="string">
            <text:p>seq-mthreaded/pals_opt-floodmax.3.3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19"/>
          <table:table-cell office:value-type="string" calcext:value-type="string">
            <text:p>unknown</text:p>
          </table:table-cell>
          <table:table-cell office:value-type="float" office:value="1.80650682" calcext:value-type="float">
            <text:p>1.80650682</text:p>
          </table:table-cell>
          <table:table-cell office:value-type="float" office:value="2.15334716695361" calcext:value-type="float">
            <text:p>2.15334716695361</text:p>
          </table:table-cell>
          <table:table-cell office:value-type="float" office:value="17.276928" calcext:value-type="float">
            <text:p>17.276928</text:p>
          </table:table-cell>
          <table:table-cell office:value-type="float" office:value="22.77" calcext:value-type="float">
            <text:p>22.77</text:p>
          </table:table-cell>
          <table:table-cell office:value-type="string" calcext:value-type="string">
            <text:p>apollon011</text:p>
          </table:table-cell>
          <table:table-cell office:value-type="float" office:value="33.76" calcext:value-type="float">
            <text:p>33.76</text:p>
          </table:table-cell>
          <table:table-cell table:number-columns-repeated="896"/>
        </table:table-row>
        <table:table-row table:style-name="ro1">
          <table:table-cell office:value-type="string" calcext:value-type="string">
            <text:p>seq-mthreaded/pals_opt-floodmax.3.4.ufo.BOUNDED-6.pals.yml</text:p>
          </table:table-cell>
          <table:table-cell office:value-type="string" calcext:value-type="string">
            <text:p>coverage-error-call</text:p>
          </table:table-cell>
          <table:table-cell table:number-columns-repeated="119"/>
          <table:table-cell office:value-type="string" calcext:value-type="string">
            <text:p>unknown</text:p>
          </table:table-cell>
          <table:table-cell office:value-type="float" office:value="1.661312357" calcext:value-type="float">
            <text:p>1.661312357</text:p>
          </table:table-cell>
          <table:table-cell office:value-type="float" office:value="1.98540435894392" calcext:value-type="float">
            <text:p>1.98540435894392</text:p>
          </table:table-cell>
          <table:table-cell office:value-type="float" office:value="17.309696" calcext:value-type="float">
            <text:p>17.309696</text:p>
          </table:table-cell>
          <table:table-cell office:value-type="float" office:value="20.91" calcext:value-type="float">
            <text:p>20.91</text:p>
          </table:table-cell>
          <table:table-cell office:value-type="string" calcext:value-type="string">
            <text:p>apollon054</text:p>
          </table:table-cell>
          <table:table-cell office:value-type="float" office:value="32.48" calcext:value-type="float">
            <text:p>32.48</text:p>
          </table:table-cell>
          <table:table-cell table:number-columns-repeated="896"/>
        </table:table-row>
        <table:table-row table:style-name="ro1">
          <table:table-cell office:value-type="string" calcext:value-type="string">
            <text:p>seq-mthreaded/pals_opt-floodmax.3.4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19"/>
          <table:table-cell office:value-type="string" calcext:value-type="string">
            <text:p>unknown</text:p>
          </table:table-cell>
          <table:table-cell office:value-type="float" office:value="1.77756692" calcext:value-type="float">
            <text:p>1.77756692</text:p>
          </table:table-cell>
          <table:table-cell office:value-type="float" office:value="2.11745361611247" calcext:value-type="float">
            <text:p>2.11745361611247</text:p>
          </table:table-cell>
          <table:table-cell office:value-type="float" office:value="17.276928" calcext:value-type="float">
            <text:p>17.2769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pollon053</text:p>
          </table:table-cell>
          <table:table-cell office:value-type="float" office:value="35.35" calcext:value-type="float">
            <text:p>35.35</text:p>
          </table:table-cell>
          <table:table-cell table:number-columns-repeated="896"/>
        </table:table-row>
        <table:table-row table:style-name="ro1">
          <table:table-cell office:value-type="string" calcext:value-type="string">
            <text:p>seq-mthreaded/pals_opt-floodmax.3_overflow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opt-floodmax.4.1.ufo.BOUNDED-8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opt-floodmax.4.1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opt-floodmax.4.2.ufo.BOUNDED-8.pals.yml</text:p>
          </table:table-cell>
          <table:table-cell office:value-type="string" calcext:value-type="string">
            <text:p>coverage-error-call</text:p>
          </table:table-cell>
          <table:table-cell table:number-columns-repeated="119"/>
          <table:table-cell office:value-type="string" calcext:value-type="string">
            <text:p>unknown</text:p>
          </table:table-cell>
          <table:table-cell office:value-type="float" office:value="1.977484382" calcext:value-type="float">
            <text:p>1.977484382</text:p>
          </table:table-cell>
          <table:table-cell office:value-type="float" office:value="2.26936238794588" calcext:value-type="float">
            <text:p>2.26936238794588</text:p>
          </table:table-cell>
          <table:table-cell office:value-type="float" office:value="20.422656" calcext:value-type="float">
            <text:p>20.422656</text:p>
          </table:table-cell>
          <table:table-cell office:value-type="float" office:value="40.89" calcext:value-type="float">
            <text:p>40.89</text:p>
          </table:table-cell>
          <table:table-cell office:value-type="string" calcext:value-type="string">
            <text:p>apollon105</text:p>
          </table:table-cell>
          <table:table-cell office:value-type="float" office:value="49.24" calcext:value-type="float">
            <text:p>49.24</text:p>
          </table:table-cell>
          <table:table-cell table:number-columns-repeated="896"/>
        </table:table-row>
        <table:table-row table:style-name="ro1">
          <table:table-cell office:value-type="string" calcext:value-type="string">
            <text:p>seq-mthreaded/pals_opt-floodmax.4.2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opt-floodmax.4.3.ufo.BOUNDED-8.pals.yml</text:p>
          </table:table-cell>
          <table:table-cell office:value-type="string" calcext:value-type="string">
            <text:p>coverage-error-call</text:p>
          </table:table-cell>
          <table:table-cell table:number-columns-repeated="119"/>
          <table:table-cell office:value-type="string" calcext:value-type="string">
            <text:p>unknown</text:p>
          </table:table-cell>
          <table:table-cell office:value-type="float" office:value="2.18441068" calcext:value-type="float">
            <text:p>2.18441068</text:p>
          </table:table-cell>
          <table:table-cell office:value-type="float" office:value="2.50538812903687" calcext:value-type="float">
            <text:p>2.50538812903687</text:p>
          </table:table-cell>
          <table:table-cell office:value-type="float" office:value="20.529152" calcext:value-type="float">
            <text:p>20.529152</text:p>
          </table:table-cell>
          <table:table-cell office:value-type="float" office:value="37.92" calcext:value-type="float">
            <text:p>37.92</text:p>
          </table:table-cell>
          <table:table-cell office:value-type="string" calcext:value-type="string">
            <text:p>apollon021</text:p>
          </table:table-cell>
          <table:table-cell office:value-type="float" office:value="47.02" calcext:value-type="float">
            <text:p>47.02</text:p>
          </table:table-cell>
          <table:table-cell table:number-columns-repeated="896"/>
        </table:table-row>
        <table:table-row table:style-name="ro1">
          <table:table-cell office:value-type="string" calcext:value-type="string">
            <text:p>seq-mthreaded/pals_opt-floodmax.4.3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19"/>
          <table:table-cell office:value-type="string" calcext:value-type="string">
            <text:p>unknown</text:p>
          </table:table-cell>
          <table:table-cell office:value-type="float" office:value="2.484849721" calcext:value-type="float">
            <text:p>2.484849721</text:p>
          </table:table-cell>
          <table:table-cell office:value-type="float" office:value="2.81315502594225" calcext:value-type="float">
            <text:p>2.81315502594225</text:p>
          </table:table-cell>
          <table:table-cell office:value-type="float" office:value="20.578304" calcext:value-type="float">
            <text:p>20.578304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apollon109</text:p>
          </table:table-cell>
          <table:table-cell office:value-type="float" office:value="50" calcext:value-type="float">
            <text:p>50</text:p>
          </table:table-cell>
          <table:table-cell table:number-columns-repeated="896"/>
        </table:table-row>
        <table:table-row table:style-name="ro1">
          <table:table-cell office:value-type="string" calcext:value-type="string">
            <text:p>seq-mthreaded/pals_opt-floodmax.4.4.ufo.BOUNDED-8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opt-floodmax.4.4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19"/>
          <table:table-cell office:value-type="string" calcext:value-type="string">
            <text:p>unknown</text:p>
          </table:table-cell>
          <table:table-cell office:value-type="float" office:value="2.043581155" calcext:value-type="float">
            <text:p>2.043581155</text:p>
          </table:table-cell>
          <table:table-cell office:value-type="float" office:value="2.32910313690081" calcext:value-type="float">
            <text:p>2.32910313690081</text:p>
          </table:table-cell>
          <table:table-cell office:value-type="float" office:value="20.41856" calcext:value-type="float">
            <text:p>20.41856</text:p>
          </table:table-cell>
          <table:table-cell office:value-type="float" office:value="37.68" calcext:value-type="float">
            <text:p>37.68</text:p>
          </table:table-cell>
          <table:table-cell office:value-type="string" calcext:value-type="string">
            <text:p>apollon046</text:p>
          </table:table-cell>
          <table:table-cell office:value-type="float" office:value="46.83" calcext:value-type="float">
            <text:p>46.83</text:p>
          </table:table-cell>
          <table:table-cell table:number-columns-repeated="896"/>
        </table:table-row>
        <table:table-row table:style-name="ro1">
          <table:table-cell office:value-type="string" calcext:value-type="string">
            <text:p>seq-mthreaded/pals_opt-floodmax.4_overflow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19"/>
          <table:table-cell office:value-type="string" calcext:value-type="string">
            <text:p>unknown</text:p>
          </table:table-cell>
          <table:table-cell office:value-type="float" office:value="2.215191034" calcext:value-type="float">
            <text:p>2.215191034</text:p>
          </table:table-cell>
          <table:table-cell office:value-type="float" office:value="2.54548594914377" calcext:value-type="float">
            <text:p>2.54548594914377</text:p>
          </table:table-cell>
          <table:table-cell office:value-type="float" office:value="20.492288" calcext:value-type="float">
            <text:p>20.492288</text:p>
          </table:table-cell>
          <table:table-cell office:value-type="float" office:value="39.74" calcext:value-type="float">
            <text:p>39.74</text:p>
          </table:table-cell>
          <table:table-cell office:value-type="string" calcext:value-type="string">
            <text:p>apollon054</text:p>
          </table:table-cell>
          <table:table-cell office:value-type="float" office:value="48.47" calcext:value-type="float">
            <text:p>48.47</text:p>
          </table:table-cell>
          <table:table-cell table:number-columns-repeated="896"/>
        </table:table-row>
        <table:table-row table:style-name="ro1">
          <table:table-cell office:value-type="string" calcext:value-type="string">
            <text:p>seq-mthreaded/pals_opt-floodmax.5.1.ufo.BOUNDED-10.pals.yml</text:p>
          </table:table-cell>
          <table:table-cell office:value-type="string" calcext:value-type="string">
            <text:p>coverage-error-call</text:p>
          </table:table-cell>
          <table:table-cell table:number-columns-repeated="119"/>
          <table:table-cell office:value-type="string" calcext:value-type="string">
            <text:p>unknown</text:p>
          </table:table-cell>
          <table:table-cell office:value-type="float" office:value="1.397105164" calcext:value-type="float">
            <text:p>1.397105164</text:p>
          </table:table-cell>
          <table:table-cell office:value-type="float" office:value="1.54139979113825" calcext:value-type="float">
            <text:p>1.54139979113825</text:p>
          </table:table-cell>
          <table:table-cell office:value-type="float" office:value="27.029504" calcext:value-type="float">
            <text:p>27.029504</text:p>
          </table:table-cell>
          <table:table-cell office:value-type="float" office:value="48.55" calcext:value-type="float">
            <text:p>48.55</text:p>
          </table:table-cell>
          <table:table-cell office:value-type="string" calcext:value-type="string">
            <text:p>apollon103</text:p>
          </table:table-cell>
          <table:table-cell office:value-type="float" office:value="57.02" calcext:value-type="float">
            <text:p>57.02</text:p>
          </table:table-cell>
          <table:table-cell table:number-columns-repeated="896"/>
        </table:table-row>
        <table:table-row table:style-name="ro1">
          <table:table-cell office:value-type="string" calcext:value-type="string">
            <text:p>seq-mthreaded/pals_opt-floodmax.5.1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opt-floodmax.5.2.ufo.BOUNDED-10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opt-floodmax.5.2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opt-floodmax.5.3.ufo.BOUNDED-10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opt-floodmax.5.3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opt-floodmax.5.4.ufo.BOUNDED-10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opt-floodmax.5.4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opt-floodmax.5_overflow.ufo.UNBOUNDED.pal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pthread/cs_fib-2.yml</text:p>
          </table:table-cell>
          <table:table-cell office:value-type="string" calcext:value-type="string">
            <text:p>coverage-error-call</text:p>
          </table:table-cell>
          <table:table-cell table:number-columns-repeated="119"/>
          <table:table-cell office:value-type="string" calcext:value-type="string">
            <text:p>unknown</text:p>
          </table:table-cell>
          <table:table-cell office:value-type="float" office:value="0.273866497" calcext:value-type="float">
            <text:p>0.273866497</text:p>
          </table:table-cell>
          <table:table-cell office:value-type="float" office:value="0.305431643035263" calcext:value-type="float">
            <text:p>0.305431643035263</text:p>
          </table:table-cell>
          <table:table-cell office:value-type="float" office:value="17.915904" calcext:value-type="float">
            <text:p>17.915904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pollon114</text:p>
          </table:table-cell>
          <table:table-cell office:value-type="float" office:value="49.17" calcext:value-type="float">
            <text:p>49.17</text:p>
          </table:table-cell>
          <table:table-cell table:number-columns-repeated="896"/>
        </table:table-row>
        <table:table-row table:style-name="ro1">
          <table:table-cell office:value-type="string" calcext:value-type="string">
            <text:p>seq-pthread/cs_fib_longer-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pthread/cs_lazy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pthread/cs_queue-2.yml</text:p>
          </table:table-cell>
          <table:table-cell office:value-type="string" calcext:value-type="string">
            <text:p>coverage-error-call</text:p>
          </table:table-cell>
          <table:table-cell table:number-columns-repeated="119"/>
          <table:table-cell office:value-type="string" calcext:value-type="string">
            <text:p>unknown</text:p>
          </table:table-cell>
          <table:table-cell office:value-type="float" office:value="3.578382512" calcext:value-type="float">
            <text:p>3.578382512</text:p>
          </table:table-cell>
          <table:table-cell office:value-type="float" office:value="3.9086825128179" calcext:value-type="float">
            <text:p>3.9086825128179</text:p>
          </table:table-cell>
          <table:table-cell office:value-type="float" office:value="20.000768" calcext:value-type="float">
            <text:p>20.000768</text:p>
          </table:table-cell>
          <table:table-cell office:value-type="float" office:value="47.64" calcext:value-type="float">
            <text:p>47.64</text:p>
          </table:table-cell>
          <table:table-cell office:value-type="string" calcext:value-type="string">
            <text:p>apollon093</text:p>
          </table:table-cell>
          <table:table-cell office:value-type="float" office:value="62.11" calcext:value-type="float">
            <text:p>62.11</text:p>
          </table:table-cell>
          <table:table-cell table:number-columns-repeated="896"/>
        </table:table-row>
        <table:table-row table:style-name="ro1">
          <table:table-cell office:value-type="string" calcext:value-type="string">
            <text:p>seq-pthread/cs_read_write_lock-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pthread/cs_stack-2.yml</text:p>
          </table:table-cell>
          <table:table-cell office:value-type="string" calcext:value-type="string">
            <text:p>coverage-error-call</text:p>
          </table:table-cell>
          <table:table-cell table:number-columns-repeated="119"/>
          <table:table-cell office:value-type="string" calcext:value-type="string">
            <text:p>unknown</text:p>
          </table:table-cell>
          <table:table-cell office:value-type="float" office:value="3.379509722" calcext:value-type="float">
            <text:p>3.379509722</text:p>
          </table:table-cell>
          <table:table-cell office:value-type="float" office:value="3.74536741198972" calcext:value-type="float">
            <text:p>3.74536741198972</text:p>
          </table:table-cell>
          <table:table-cell office:value-type="float" office:value="18.313216" calcext:value-type="float">
            <text:p>18.313216</text:p>
          </table:table-cell>
          <table:table-cell office:value-type="float" office:value="44.87" calcext:value-type="float">
            <text:p>44.87</text:p>
          </table:table-cell>
          <table:table-cell office:value-type="string" calcext:value-type="string">
            <text:p>apollon099</text:p>
          </table:table-cell>
          <table:table-cell office:value-type="float" office:value="59.83" calcext:value-type="float">
            <text:p>59.83</text:p>
          </table:table-cell>
          <table:table-cell table:number-columns-repeated="896"/>
        </table:table-row>
        <table:table-row table:style-name="ro1">
          <table:table-cell office:value-type="string" calcext:value-type="string">
            <text:p>seq-pthread/cs_stateful-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ive/Ackermann02.yml</text:p>
          </table:table-cell>
          <table:table-cell office:value-type="string" calcext:value-type="string">
            <text:p>coverage-error-call</text:p>
          </table:table-cell>
          <table:table-cell table:number-columns-repeated="112"/>
          <table:table-cell table:style-name="ce2" office:value-type="string" calcext:value-type="string">
            <text:p>true</text:p>
          </table:table-cell>
          <table:table-cell office:value-type="float" office:value="0.161164072" calcext:value-type="float">
            <text:p>0.161164072</text:p>
          </table:table-cell>
          <table:table-cell office:value-type="float" office:value="0.189367208862677" calcext:value-type="float">
            <text:p>0.189367208862677</text:p>
          </table:table-cell>
          <table:table-cell office:value-type="float" office:value="16.22016" calcext:value-type="float">
            <text:p>16.22016</text:p>
          </table:table-cell>
          <table:table-cell office:value-type="float" office:value="81.25" calcext:value-type="float">
            <text:p>81.25</text:p>
          </table:table-cell>
          <table:table-cell office:value-type="string" calcext:value-type="string">
            <text:p>apollon071</text:p>
          </table:table-cell>
          <table:table-cell office:value-type="float" office:value="94.12" calcext:value-type="float">
            <text:p>94.12</text:p>
          </table:table-cell>
          <table:table-cell table:number-columns-repeated="903"/>
        </table:table-row>
        <table:table-row table:style-name="ro1">
          <table:table-cell office:value-type="string" calcext:value-type="string">
            <text:p>recursive/Addition0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ive/BallRajamani-SPIN2000-Fig1.yml</text:p>
          </table:table-cell>
          <table:table-cell office:value-type="string" calcext:value-type="string">
            <text:p>coverage-error-call</text:p>
          </table:table-cell>
          <table:table-cell table:number-columns-repeated="112"/>
          <table:table-cell table:style-name="ce2" office:value-type="string" calcext:value-type="string">
            <text:p>true</text:p>
          </table:table-cell>
          <table:table-cell office:value-type="float" office:value="0.17273066" calcext:value-type="float">
            <text:p>0.17273066</text:p>
          </table:table-cell>
          <table:table-cell office:value-type="float" office:value="0.196866485988721" calcext:value-type="float">
            <text:p>0.196866485988721</text:p>
          </table:table-cell>
          <table:table-cell office:value-type="float" office:value="16.257024" calcext:value-type="float">
            <text:p>16.257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pollon104</text:p>
          </table:table-cell>
          <table:table-cell office:value-type="float" office:value="100" calcext:value-type="float">
            <text:p>100</text:p>
          </table:table-cell>
          <table:table-cell table:number-columns-repeated="903"/>
        </table:table-row>
        <table:table-row table:style-name="ro1">
          <table:table-cell office:value-type="string" calcext:value-type="string">
            <text:p>recursive/EvenOdd03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ive/Fibonacci04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ive/Fibonacci05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ive/McCarthy91-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ive-simple/id2_b3_o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ive-simple/id_b3_o2-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ive-simple/id_o10.yml</text:p>
          </table:table-cell>
          <table:table-cell office:value-type="string" calcext:value-type="string">
            <text:p>coverage-error-call</text:p>
          </table:table-cell>
          <table:table-cell table:number-columns-repeated="112"/>
          <table:table-cell table:style-name="ce2" office:value-type="string" calcext:value-type="string">
            <text:p>true</text:p>
          </table:table-cell>
          <table:table-cell office:value-type="float" office:value="0.141414178" calcext:value-type="float">
            <text:p>0.141414178</text:p>
          </table:table-cell>
          <table:table-cell office:value-type="float" office:value="0.161405968945473" calcext:value-type="float">
            <text:p>0.161405968945473</text:p>
          </table:table-cell>
          <table:table-cell office:value-type="float" office:value="16.195584" calcext:value-type="float">
            <text:p>16.1955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pollon073</text:p>
          </table:table-cell>
          <table:table-cell office:value-type="float" office:value="100" calcext:value-type="float">
            <text:p>100</text:p>
          </table:table-cell>
          <table:table-cell table:number-columns-repeated="903"/>
        </table:table-row>
        <table:table-row table:style-name="ro1">
          <table:table-cell office:value-type="string" calcext:value-type="string">
            <text:p>recursive-simple/id_o100.yml</text:p>
          </table:table-cell>
          <table:table-cell office:value-type="string" calcext:value-type="string">
            <text:p>coverage-error-call</text:p>
          </table:table-cell>
          <table:table-cell table:number-columns-repeated="112"/>
          <table:table-cell office:value-type="string" calcext:value-type="string">
            <text:p>unknown</text:p>
          </table:table-cell>
          <table:table-cell office:value-type="float" office:value="0.629103828" calcext:value-type="float">
            <text:p>0.629103828</text:p>
          </table:table-cell>
          <table:table-cell office:value-type="float" office:value="0.805317227961496" calcext:value-type="float">
            <text:p>0.805317227961496</text:p>
          </table:table-cell>
          <table:table-cell office:value-type="float" office:value="16.207872" calcext:value-type="float">
            <text:p>16.20787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pollon071</text:p>
          </table:table-cell>
          <table:table-cell office:value-type="float" office:value="87.5" calcext:value-type="float">
            <text:p>87.5</text:p>
          </table:table-cell>
          <table:table-cell table:number-columns-repeated="903"/>
        </table:table-row>
        <table:table-row table:style-name="ro1">
          <table:table-cell office:value-type="string" calcext:value-type="string">
            <text:p>recursive-simple/id_o1000.yml</text:p>
          </table:table-cell>
          <table:table-cell office:value-type="string" calcext:value-type="string">
            <text:p>coverage-error-call</text:p>
          </table:table-cell>
          <table:table-cell table:number-columns-repeated="112"/>
          <table:table-cell office:value-type="string" calcext:value-type="string">
            <text:p>unknown</text:p>
          </table:table-cell>
          <table:table-cell office:value-type="float" office:value="0.635730692" calcext:value-type="float">
            <text:p>0.635730692</text:p>
          </table:table-cell>
          <table:table-cell office:value-type="float" office:value="0.809363232925534" calcext:value-type="float">
            <text:p>0.809363232925534</text:p>
          </table:table-cell>
          <table:table-cell office:value-type="float" office:value="16.207872" calcext:value-type="float">
            <text:p>16.20787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pollon070</text:p>
          </table:table-cell>
          <table:table-cell office:value-type="float" office:value="87.5" calcext:value-type="float">
            <text:p>87.5</text:p>
          </table:table-cell>
          <table:table-cell table:number-columns-repeated="903"/>
        </table:table-row>
        <table:table-row table:style-name="ro1">
          <table:table-cell office:value-type="string" calcext:value-type="string">
            <text:p>recursive-simple/id_o20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ive-simple/id_o200.yml</text:p>
          </table:table-cell>
          <table:table-cell office:value-type="string" calcext:value-type="string">
            <text:p>coverage-error-call</text:p>
          </table:table-cell>
          <table:table-cell table:number-columns-repeated="112"/>
          <table:table-cell office:value-type="string" calcext:value-type="string">
            <text:p>unknown</text:p>
          </table:table-cell>
          <table:table-cell office:value-type="float" office:value="0.750814559" calcext:value-type="float">
            <text:p>0.750814559</text:p>
          </table:table-cell>
          <table:table-cell office:value-type="float" office:value="0.925077266991138" calcext:value-type="float">
            <text:p>0.925077266991138</text:p>
          </table:table-cell>
          <table:table-cell office:value-type="float" office:value="16.211968" calcext:value-type="float">
            <text:p>16.21196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pollon028</text:p>
          </table:table-cell>
          <table:table-cell office:value-type="float" office:value="87.5" calcext:value-type="float">
            <text:p>87.5</text:p>
          </table:table-cell>
          <table:table-cell table:number-columns-repeated="903"/>
        </table:table-row>
        <table:table-row table:style-name="ro1">
          <table:table-cell office:value-type="string" calcext:value-type="string">
            <text:p>recursive-simple/id_o3.yml</text:p>
          </table:table-cell>
          <table:table-cell office:value-type="string" calcext:value-type="string">
            <text:p>coverage-error-call</text:p>
          </table:table-cell>
          <table:table-cell table:number-columns-repeated="112"/>
          <table:table-cell table:style-name="ce2" office:value-type="string" calcext:value-type="string">
            <text:p>true</text:p>
          </table:table-cell>
          <table:table-cell office:value-type="float" office:value="0.257847473" calcext:value-type="float">
            <text:p>0.257847473</text:p>
          </table:table-cell>
          <table:table-cell office:value-type="float" office:value="0.309298275969923" calcext:value-type="float">
            <text:p>0.309298275969923</text:p>
          </table:table-cell>
          <table:table-cell office:value-type="float" office:value="16.195584" calcext:value-type="float">
            <text:p>16.1955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pollon021</text:p>
          </table:table-cell>
          <table:table-cell office:value-type="float" office:value="100" calcext:value-type="float">
            <text:p>100</text:p>
          </table:table-cell>
          <table:table-cell table:number-columns-repeated="903"/>
        </table:table-row>
        <table:table-row table:style-name="ro1">
          <table:table-cell office:value-type="string" calcext:value-type="string">
            <text:p>recursive-simple/sum_non_eq-3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array-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bubble_sort-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compact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count_up_down-2.yml</text:p>
          </table:table-cell>
          <table:table-cell office:value-type="string" calcext:value-type="string">
            <text:p>coverage-error-call</text:p>
          </table:table-cell>
          <table:table-cell table:number-columns-repeated="105"/>
          <table:table-cell table:style-name="ce2" office:value-type="string" calcext:value-type="string">
            <text:p>true</text:p>
          </table:table-cell>
          <table:table-cell office:value-type="float" office:value="0.137310394" calcext:value-type="float">
            <text:p>0.137310394</text:p>
          </table:table-cell>
          <table:table-cell office:value-type="float" office:value="0.161343484185636" calcext:value-type="float">
            <text:p>0.161343484185636</text:p>
          </table:table-cell>
          <table:table-cell office:value-type="float" office:value="16.089088" calcext:value-type="float">
            <text:p>16.08908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pollon073</text:p>
          </table:table-cell>
          <table:table-cell office:value-type="float" office:value="72.73" calcext:value-type="float">
            <text:p>72.73</text:p>
          </table:table-cell>
          <table:table-cell table:number-columns-repeated="910"/>
        </table:table-row>
        <table:table-row table:style-name="ro1">
          <table:table-cell office:value-type="string" calcext:value-type="string">
            <text:p>loops/eureka_01-1.yml</text:p>
          </table:table-cell>
          <table:table-cell office:value-type="string" calcext:value-type="string">
            <text:p>coverage-error-call</text:p>
          </table:table-cell>
          <table:table-cell table:number-columns-repeated="105"/>
          <table:table-cell table:style-name="ce2" office:value-type="string" calcext:value-type="string">
            <text:p>true</text:p>
          </table:table-cell>
          <table:table-cell office:value-type="float" office:value="0.156656304" calcext:value-type="float">
            <text:p>0.156656304</text:p>
          </table:table-cell>
          <table:table-cell office:value-type="float" office:value="0.17349761701189" calcext:value-type="float">
            <text:p>0.17349761701189</text:p>
          </table:table-cell>
          <table:table-cell office:value-type="float" office:value="16.347136" calcext:value-type="float">
            <text:p>16.347136</text:p>
          </table:table-cell>
          <table:table-cell office:value-type="float" office:value="84.62" calcext:value-type="float">
            <text:p>84.62</text:p>
          </table:table-cell>
          <table:table-cell office:value-type="string" calcext:value-type="string">
            <text:p>apollon087</text:p>
          </table:table-cell>
          <table:table-cell office:value-type="float" office:value="93.55" calcext:value-type="float">
            <text:p>93.55</text:p>
          </table:table-cell>
          <table:table-cell table:number-columns-repeated="910"/>
        </table:table-row>
        <table:table-row table:style-name="ro1">
          <table:table-cell office:value-type="string" calcext:value-type="string">
            <text:p>loops/for_bounded_loop1.yml</text:p>
          </table:table-cell>
          <table:table-cell office:value-type="string" calcext:value-type="string">
            <text:p>coverage-error-call</text:p>
          </table:table-cell>
          <table:table-cell table:number-columns-repeated="105"/>
          <table:table-cell table:style-name="ce2" office:value-type="string" calcext:value-type="string">
            <text:p>true</text:p>
          </table:table-cell>
          <table:table-cell office:value-type="float" office:value="0.177979154" calcext:value-type="float">
            <text:p>0.177979154</text:p>
          </table:table-cell>
          <table:table-cell office:value-type="float" office:value="0.214102193014696" calcext:value-type="float">
            <text:p>0.214102193014696</text:p>
          </table:table-cell>
          <table:table-cell office:value-type="float" office:value="16.244736" calcext:value-type="float">
            <text:p>16.244736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apollon119</text:p>
          </table:table-cell>
          <table:table-cell office:value-type="float" office:value="100" calcext:value-type="float">
            <text:p>100</text:p>
          </table:table-cell>
          <table:table-cell table:number-columns-repeated="910"/>
        </table:table-row>
        <table:table-row table:style-name="ro1">
          <table:table-cell office:value-type="string" calcext:value-type="string">
            <text:p>loops/insertion_sort-1.yml</text:p>
          </table:table-cell>
          <table:table-cell office:value-type="string" calcext:value-type="string">
            <text:p>coverage-error-call</text:p>
          </table:table-cell>
          <table:table-cell table:number-columns-repeated="105"/>
          <table:table-cell table:style-name="ce2" office:value-type="string" calcext:value-type="string">
            <text:p>true</text:p>
          </table:table-cell>
          <table:table-cell office:value-type="float" office:value="0.148678928" calcext:value-type="float">
            <text:p>0.148678928</text:p>
          </table:table-cell>
          <table:table-cell office:value-type="float" office:value="0.173296147026122" calcext:value-type="float">
            <text:p>0.173296147026122</text:p>
          </table:table-cell>
          <table:table-cell office:value-type="float" office:value="16.232448" calcext:value-type="float">
            <text:p>16.232448</text:p>
          </table:table-cell>
          <table:table-cell office:value-type="float" office:value="91.67" calcext:value-type="float">
            <text:p>91.67</text:p>
          </table:table-cell>
          <table:table-cell office:value-type="string" calcext:value-type="string">
            <text:p>apollon021</text:p>
          </table:table-cell>
          <table:table-cell office:value-type="float" office:value="94.44" calcext:value-type="float">
            <text:p>94.44</text:p>
          </table:table-cell>
          <table:table-cell table:number-columns-repeated="910"/>
        </table:table-row>
        <table:table-row table:style-name="ro1">
          <table:table-cell office:value-type="string" calcext:value-type="string">
            <text:p>loops/invert_string-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linear_search.yml</text:p>
          </table:table-cell>
          <table:table-cell office:value-type="string" calcext:value-type="string">
            <text:p>coverage-error-call</text:p>
          </table:table-cell>
          <table:table-cell table:number-columns-repeated="105"/>
          <table:table-cell table:style-name="ce2" office:value-type="string" calcext:value-type="string">
            <text:p>true</text:p>
          </table:table-cell>
          <table:table-cell office:value-type="float" office:value="0.161345869" calcext:value-type="float">
            <text:p>0.161345869</text:p>
          </table:table-cell>
          <table:table-cell office:value-type="float" office:value="0.185256524011493" calcext:value-type="float">
            <text:p>0.185256524011493</text:p>
          </table:table-cell>
          <table:table-cell office:value-type="float" office:value="16.183296" calcext:value-type="float">
            <text:p>16.1832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pollon046</text:p>
          </table:table-cell>
          <table:table-cell office:value-type="float" office:value="100" calcext:value-type="float">
            <text:p>100</text:p>
          </table:table-cell>
          <table:table-cell table:number-columns-repeated="910"/>
        </table:table-row>
        <table:table-row table:style-name="ro1">
          <table:table-cell office:value-type="string" calcext:value-type="string">
            <text:p>loops/matrix-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n.c24.yml</text:p>
          </table:table-cell>
          <table:table-cell office:value-type="string" calcext:value-type="string">
            <text:p>coverage-error-call</text:p>
          </table:table-cell>
          <table:table-cell table:number-columns-repeated="105"/>
          <table:table-cell office:value-type="string" calcext:value-type="string">
            <text:p>unknown</text:p>
          </table:table-cell>
          <table:table-cell office:value-type="float" office:value="4.861588241" calcext:value-type="float">
            <text:p>4.861588241</text:p>
          </table:table-cell>
          <table:table-cell office:value-type="float" office:value="4.99345355201513" calcext:value-type="float">
            <text:p>4.99345355201513</text:p>
          </table:table-cell>
          <table:table-cell office:value-type="float" office:value="27.058176" calcext:value-type="float">
            <text:p>27.058176</text:p>
          </table:table-cell>
          <table:table-cell office:value-type="float" office:value="34.38" calcext:value-type="float">
            <text:p>34.38</text:p>
          </table:table-cell>
          <table:table-cell office:value-type="string" calcext:value-type="string">
            <text:p>apollon121</text:p>
          </table:table-cell>
          <table:table-cell office:value-type="float" office:value="39.47" calcext:value-type="float">
            <text:p>39.47</text:p>
          </table:table-cell>
          <table:table-cell table:number-columns-repeated="910"/>
        </table:table-row>
        <table:table-row table:style-name="ro1">
          <table:table-cell office:value-type="string" calcext:value-type="string">
            <text:p>loops/nec20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s3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string-2.yml</text:p>
          </table:table-cell>
          <table:table-cell office:value-type="string" calcext:value-type="string">
            <text:p>coverage-error-call</text:p>
          </table:table-cell>
          <table:table-cell table:number-columns-repeated="105"/>
          <table:table-cell office:value-type="string" calcext:value-type="string">
            <text:p>unknown</text:p>
          </table:table-cell>
          <table:table-cell office:value-type="float" office:value="1.043418761" calcext:value-type="float">
            <text:p>1.043418761</text:p>
          </table:table-cell>
          <table:table-cell office:value-type="float" office:value="1.30129080591723" calcext:value-type="float">
            <text:p>1.30129080591723</text:p>
          </table:table-cell>
          <table:table-cell office:value-type="float" office:value="16.54784" calcext:value-type="float">
            <text:p>16.54784</text:p>
          </table:table-cell>
          <table:table-cell office:value-type="float" office:value="73.08" calcext:value-type="float">
            <text:p>73.08</text:p>
          </table:table-cell>
          <table:table-cell office:value-type="string" calcext:value-type="string">
            <text:p>apollon098</text:p>
          </table:table-cell>
          <table:table-cell office:value-type="float" office:value="79.31" calcext:value-type="float">
            <text:p>79.31</text:p>
          </table:table-cell>
          <table:table-cell table:number-columns-repeated="910"/>
        </table:table-row>
        <table:table-row table:style-name="ro1">
          <table:table-cell office:value-type="string" calcext:value-type="string">
            <text:p>loops/sum01-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sum01_bug0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sum01_bug02_sum01_bug02_base.case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sum03-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sum_array-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terminator_0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terminator_02-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terminator_03-1.yml</text:p>
          </table:table-cell>
          <table:table-cell office:value-type="string" calcext:value-type="string">
            <text:p>coverage-error-call</text:p>
          </table:table-cell>
          <table:table-cell table:number-columns-repeated="105"/>
          <table:table-cell table:style-name="ce2" office:value-type="string" calcext:value-type="string">
            <text:p>true</text:p>
          </table:table-cell>
          <table:table-cell office:value-type="float" office:value="0.181826462" calcext:value-type="float">
            <text:p>0.181826462</text:p>
          </table:table-cell>
          <table:table-cell office:value-type="float" office:value="0.200368608115241" calcext:value-type="float">
            <text:p>0.200368608115241</text:p>
          </table:table-cell>
          <table:table-cell office:value-type="float" office:value="16.154624" calcext:value-type="float">
            <text:p>16.154624</text:p>
          </table:table-cell>
          <table:table-cell office:value-type="float" office:value="66.67" calcext:value-type="float">
            <text:p>66.67</text:p>
          </table:table-cell>
          <table:table-cell office:value-type="string" calcext:value-type="string">
            <text:p>apollon013</text:p>
          </table:table-cell>
          <table:table-cell office:value-type="float" office:value="91.67" calcext:value-type="float">
            <text:p>91.67</text:p>
          </table:table-cell>
          <table:table-cell table:number-columns-repeated="910"/>
        </table:table-row>
        <table:table-row table:style-name="ro1">
          <table:table-cell office:value-type="string" calcext:value-type="string">
            <text:p>loops/trex01-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trex02-2.yml</text:p>
          </table:table-cell>
          <table:table-cell office:value-type="string" calcext:value-type="string">
            <text:p>coverage-error-call</text:p>
          </table:table-cell>
          <table:table-cell table:number-columns-repeated="105"/>
          <table:table-cell office:value-type="string" calcext:value-type="string">
            <text:p>unknown</text:p>
          </table:table-cell>
          <table:table-cell office:value-type="float" office:value="0.188556724" calcext:value-type="float">
            <text:p>0.188556724</text:p>
          </table:table-cell>
          <table:table-cell office:value-type="float" office:value="0.21270300494507" calcext:value-type="float">
            <text:p>0.21270300494507</text:p>
          </table:table-cell>
          <table:table-cell office:value-type="float" office:value="16.22016" calcext:value-type="float">
            <text:p>16.22016</text:p>
          </table:table-cell>
          <table:table-cell office:value-type="float" office:value="83.33" calcext:value-type="float">
            <text:p>83.33</text:p>
          </table:table-cell>
          <table:table-cell office:value-type="string" calcext:value-type="string">
            <text:p>apollon015</text:p>
          </table:table-cell>
          <table:table-cell office:value-type="float" office:value="92.86" calcext:value-type="float">
            <text:p>92.86</text:p>
          </table:table-cell>
          <table:table-cell table:number-columns-repeated="910"/>
        </table:table-row>
        <table:table-row table:style-name="ro1">
          <table:table-cell office:value-type="string" calcext:value-type="string">
            <text:p>loops/trex03-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vogal-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acceleration/array_3-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acceleration/diamond_1-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acceleration/multivar_1-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invgen/id_trans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p-manipulation/bubble_sort_linux-2.yml</text:p>
          </table:table-cell>
          <table:table-cell office:value-type="string" calcext:value-type="string">
            <text:p>coverage-error-call</text:p>
          </table:table-cell>
          <table:table-cell table:number-columns-repeated="98"/>
          <table:table-cell table:style-name="ce2" office:value-type="string" calcext:value-type="string">
            <text:p>true</text:p>
          </table:table-cell>
          <table:table-cell office:value-type="float" office:value="0.210294125" calcext:value-type="float">
            <text:p>0.210294125</text:p>
          </table:table-cell>
          <table:table-cell office:value-type="float" office:value="0.229161791969091" calcext:value-type="float">
            <text:p>0.229161791969091</text:p>
          </table:table-cell>
          <table:table-cell office:value-type="float" office:value="16.4864" calcext:value-type="float">
            <text:p>16.48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pollon110</text:p>
          </table:table-cell>
          <table:table-cell office:value-type="float" office:value="45.68" calcext:value-type="float">
            <text:p>45.68</text:p>
          </table:table-cell>
          <table:table-cell table:number-columns-repeated="917"/>
        </table:table-row>
        <table:table-row table:style-name="ro1">
          <table:table-cell office:value-type="string" calcext:value-type="string">
            <text:p>heap-manipulation/dll_of_dll-2.yml</text:p>
          </table:table-cell>
          <table:table-cell office:value-type="string" calcext:value-type="string">
            <text:p>coverage-error-call</text:p>
          </table:table-cell>
          <table:table-cell table:number-columns-repeated="98"/>
          <table:table-cell office:value-type="string" calcext:value-type="string">
            <text:p>unknown</text:p>
          </table:table-cell>
          <table:table-cell office:value-type="float" office:value="0.203056534" calcext:value-type="float">
            <text:p>0.203056534</text:p>
          </table:table-cell>
          <table:table-cell office:value-type="float" office:value="0.233372847083956" calcext:value-type="float">
            <text:p>0.233372847083956</text:p>
          </table:table-cell>
          <table:table-cell office:value-type="float" office:value="16.519168" calcext:value-type="float">
            <text:p>16.519168</text:p>
          </table:table-cell>
          <table:table-cell office:value-type="float" office:value="71.43" calcext:value-type="float">
            <text:p>71.43</text:p>
          </table:table-cell>
          <table:table-cell office:value-type="string" calcext:value-type="string">
            <text:p>apollon025</text:p>
          </table:table-cell>
          <table:table-cell office:value-type="float" office:value="96.26" calcext:value-type="float">
            <text:p>96.26</text:p>
          </table:table-cell>
          <table:table-cell table:number-columns-repeated="917"/>
        </table:table-row>
        <table:table-row table:style-name="ro1">
          <table:table-cell office:value-type="string" calcext:value-type="string">
            <text:p>heap-manipulation/merge_sort-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p-manipulation/sll_to_dll_rev-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p-manipulation/tree-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p-manipulation/tree-4.yml</text:p>
          </table:table-cell>
          <table:table-cell office:value-type="string" calcext:value-type="string">
            <text:p>coverage-error-call</text:p>
          </table:table-cell>
          <table:table-cell table:number-columns-repeated="98"/>
          <table:table-cell table:style-name="ce2" office:value-type="string" calcext:value-type="string">
            <text:p>true</text:p>
          </table:table-cell>
          <table:table-cell office:value-type="float" office:value="0.183973069" calcext:value-type="float">
            <text:p>0.183973069</text:p>
          </table:table-cell>
          <table:table-cell office:value-type="float" office:value="0.205361914122477" calcext:value-type="float">
            <text:p>0.205361914122477</text:p>
          </table:table-cell>
          <table:table-cell office:value-type="float" office:value="16.277504" calcext:value-type="float">
            <text:p>16.277504</text:p>
          </table:table-cell>
          <table:table-cell office:value-type="float" office:value="43.75" calcext:value-type="float">
            <text:p>43.75</text:p>
          </table:table-cell>
          <table:table-cell office:value-type="string" calcext:value-type="string">
            <text:p>apollon013</text:p>
          </table:table-cell>
          <table:table-cell office:value-type="float" office:value="61.4" calcext:value-type="float">
            <text:p>61.4</text:p>
          </table:table-cell>
          <table:table-cell table:number-columns-repeated="917"/>
        </table:table-row>
        <table:table-row table:style-name="ro1">
          <table:table-cell office:value-type="string" calcext:value-type="string">
            <text:p>list-properties/alternating_list-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-properties/list-2.yml</text:p>
          </table:table-cell>
          <table:table-cell office:value-type="string" calcext:value-type="string">
            <text:p>coverage-error-call</text:p>
          </table:table-cell>
          <table:table-cell table:number-columns-repeated="98"/>
          <table:table-cell office:value-type="string" calcext:value-type="string">
            <text:p>unknown</text:p>
          </table:table-cell>
          <table:table-cell office:value-type="float" office:value="0.178230505" calcext:value-type="float">
            <text:p>0.178230505</text:p>
          </table:table-cell>
          <table:table-cell office:value-type="float" office:value="0.205531087005511" calcext:value-type="float">
            <text:p>0.205531087005511</text:p>
          </table:table-cell>
          <table:table-cell office:value-type="float" office:value="16.289792" calcext:value-type="float">
            <text:p>16.289792</text:p>
          </table:table-cell>
          <table:table-cell office:value-type="float" office:value="56.25" calcext:value-type="float">
            <text:p>56.25</text:p>
          </table:table-cell>
          <table:table-cell office:value-type="string" calcext:value-type="string">
            <text:p>apollon014</text:p>
          </table:table-cell>
          <table:table-cell office:value-type="float" office:value="66.67" calcext:value-type="float">
            <text:p>66.67</text:p>
          </table:table-cell>
          <table:table-cell table:number-columns-repeated="917"/>
        </table:table-row>
        <table:table-row table:style-name="ro1">
          <table:table-cell office:value-type="string" calcext:value-type="string">
            <text:p>list-properties/list_flag-1.yml</text:p>
          </table:table-cell>
          <table:table-cell office:value-type="string" calcext:value-type="string">
            <text:p>coverage-error-call</text:p>
          </table:table-cell>
          <table:table-cell table:number-columns-repeated="98"/>
          <table:table-cell table:style-name="ce2" office:value-type="string" calcext:value-type="string">
            <text:p>true</text:p>
          </table:table-cell>
          <table:table-cell office:value-type="float" office:value="0.189491753" calcext:value-type="float">
            <text:p>0.189491753</text:p>
          </table:table-cell>
          <table:table-cell office:value-type="float" office:value="0.212961698882282" calcext:value-type="float">
            <text:p>0.212961698882282</text:p>
          </table:table-cell>
          <table:table-cell office:value-type="float" office:value="16.19968" calcext:value-type="float">
            <text:p>16.1996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pollon139</text:p>
          </table:table-cell>
          <table:table-cell office:value-type="float" office:value="75" calcext:value-type="float">
            <text:p>75</text:p>
          </table:table-cell>
          <table:table-cell table:number-columns-repeated="917"/>
        </table:table-row>
        <table:table-row table:style-name="ro1">
          <table:table-cell office:value-type="string" calcext:value-type="string">
            <text:p>list-properties/simple-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-properties/splice-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dv-regression/fo_test.yml</text:p>
          </table:table-cell>
          <table:table-cell office:value-type="string" calcext:value-type="string">
            <text:p>coverage-error-call</text:p>
          </table:table-cell>
          <table:table-cell table:number-columns-repeated="98"/>
          <table:table-cell table:style-name="ce2" office:value-type="string" calcext:value-type="string">
            <text:p>true</text:p>
          </table:table-cell>
          <table:table-cell office:value-type="float" office:value="0.211049177" calcext:value-type="float">
            <text:p>0.211049177</text:p>
          </table:table-cell>
          <table:table-cell office:value-type="float" office:value="0.233471496030688" calcext:value-type="float">
            <text:p>0.233471496030688</text:p>
          </table:table-cell>
          <table:table-cell office:value-type="float" office:value="16.318464" calcext:value-type="float">
            <text:p>16.3184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pollon079</text:p>
          </table:table-cell>
          <table:table-cell office:value-type="float" office:value="100" calcext:value-type="float">
            <text:p>100</text:p>
          </table:table-cell>
          <table:table-cell table:number-columns-repeated="917"/>
        </table:table-row>
        <table:table-row table:style-name="ro1">
          <table:table-cell office:value-type="string" calcext:value-type="string">
            <text:p>ldv-regression/rule57_ebda_blast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dv-regression/rule60_list2.c_1.yml</text:p>
          </table:table-cell>
          <table:table-cell office:value-type="string" calcext:value-type="string">
            <text:p>coverage-error-call</text:p>
          </table:table-cell>
          <table:table-cell table:number-columns-repeated="98"/>
          <table:table-cell table:style-name="ce2" office:value-type="string" calcext:value-type="string">
            <text:p>true</text:p>
          </table:table-cell>
          <table:table-cell office:value-type="float" office:value="0.20196658" calcext:value-type="float">
            <text:p>0.20196658</text:p>
          </table:table-cell>
          <table:table-cell office:value-type="float" office:value="0.245522653916851" calcext:value-type="float">
            <text:p>0.245522653916851</text:p>
          </table:table-cell>
          <table:table-cell office:value-type="float" office:value="16.367616" calcext:value-type="float">
            <text:p>16.367616</text:p>
          </table:table-cell>
          <table:table-cell office:value-type="float" office:value="78.57" calcext:value-type="float">
            <text:p>78.57</text:p>
          </table:table-cell>
          <table:table-cell office:value-type="string" calcext:value-type="string">
            <text:p>apollon048</text:p>
          </table:table-cell>
          <table:table-cell office:value-type="float" office:value="96.55" calcext:value-type="float">
            <text:p>96.55</text:p>
          </table:table-cell>
          <table:table-cell table:number-columns-repeated="917"/>
        </table:table-row>
        <table:table-row table:style-name="ro1">
          <table:table-cell office:value-type="string" calcext:value-type="string">
            <text:p>ldv-regression/test21-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dv-regression/test22-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dv-regression/test23-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dv-regression/test24-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dv-regression/test25-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dv-regression/test28-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dv-regression/test29-1.yml</text:p>
          </table:table-cell>
          <table:table-cell office:value-type="string" calcext:value-type="string">
            <text:p>coverage-error-call</text:p>
          </table:table-cell>
          <table:table-cell table:number-columns-repeated="98"/>
          <table:table-cell table:style-name="ce2" office:value-type="string" calcext:value-type="string">
            <text:p>true</text:p>
          </table:table-cell>
          <table:table-cell office:value-type="float" office:value="0.137820991" calcext:value-type="float">
            <text:p>0.137820991</text:p>
          </table:table-cell>
          <table:table-cell office:value-type="float" office:value="0.177442786982283" calcext:value-type="float">
            <text:p>0.177442786982283</text:p>
          </table:table-cell>
          <table:table-cell office:value-type="float" office:value="16.101376" calcext:value-type="float">
            <text:p>16.10137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pollon125</text:p>
          </table:table-cell>
          <table:table-cell office:value-type="float" office:value="81.82" calcext:value-type="float">
            <text:p>81.82</text:p>
          </table:table-cell>
          <table:table-cell table:number-columns-repeated="917"/>
        </table:table-row>
        <table:table-row table:style-name="ro1">
          <table:table-cell office:value-type="string" calcext:value-type="string">
            <text:p>forester-heap/dll-01-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er-heap/dll-circular-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er-heap/dll-optional-2.yml</text:p>
          </table:table-cell>
          <table:table-cell office:value-type="string" calcext:value-type="string">
            <text:p>coverage-error-call</text:p>
          </table:table-cell>
          <table:table-cell table:number-columns-repeated="98"/>
          <table:table-cell table:style-name="ce2" office:value-type="string" calcext:value-type="string">
            <text:p>true</text:p>
          </table:table-cell>
          <table:table-cell office:value-type="float" office:value="0.192353427" calcext:value-type="float">
            <text:p>0.192353427</text:p>
          </table:table-cell>
          <table:table-cell office:value-type="float" office:value="0.209479943849146" calcext:value-type="float">
            <text:p>0.209479943849146</text:p>
          </table:table-cell>
          <table:table-cell office:value-type="float" office:value="16.187392" calcext:value-type="float">
            <text:p>16.1873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pollon153</text:p>
          </table:table-cell>
          <table:table-cell office:value-type="float" office:value="52.63" calcext:value-type="float">
            <text:p>52.63</text:p>
          </table:table-cell>
          <table:table-cell table:number-columns-repeated="917"/>
        </table:table-row>
        <table:table-row table:style-name="ro1">
          <table:table-cell office:value-type="string" calcext:value-type="string">
            <text:p>forester-heap/dll-queue-2.yml</text:p>
          </table:table-cell>
          <table:table-cell office:value-type="string" calcext:value-type="string">
            <text:p>coverage-error-call</text:p>
          </table:table-cell>
          <table:table-cell table:number-columns-repeated="98"/>
          <table:table-cell office:value-type="string" calcext:value-type="string">
            <text:p>unknown</text:p>
          </table:table-cell>
          <table:table-cell office:value-type="float" office:value="0.225396774" calcext:value-type="float">
            <text:p>0.225396774</text:p>
          </table:table-cell>
          <table:table-cell office:value-type="float" office:value="0.257608341053128" calcext:value-type="float">
            <text:p>0.257608341053128</text:p>
          </table:table-cell>
          <table:table-cell office:value-type="float" office:value="16.273408" calcext:value-type="float">
            <text:p>16.27340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pollon079</text:p>
          </table:table-cell>
          <table:table-cell office:value-type="float" office:value="65.22" calcext:value-type="float">
            <text:p>65.22</text:p>
          </table:table-cell>
          <table:table-cell table:number-columns-repeated="917"/>
        </table:table-row>
        <table:table-row table:style-name="ro1">
          <table:table-cell office:value-type="string" calcext:value-type="string">
            <text:p>forester-heap/dll-rb-cnstr_1-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er-heap/dll-rb-sentinel-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er-heap/dll-simple-white-blue-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er-heap/dll-sorted-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er-heap/dll-token-2.yml</text:p>
          </table:table-cell>
          <table:table-cell office:value-type="string" calcext:value-type="string">
            <text:p>coverage-error-call</text:p>
          </table:table-cell>
          <table:table-cell table:number-columns-repeated="98"/>
          <table:table-cell table:style-name="ce2" office:value-type="string" calcext:value-type="string">
            <text:p>true</text:p>
          </table:table-cell>
          <table:table-cell office:value-type="float" office:value="0.192916629" calcext:value-type="float">
            <text:p>0.192916629</text:p>
          </table:table-cell>
          <table:table-cell office:value-type="float" office:value="0.213409893913195" calcext:value-type="float">
            <text:p>0.213409893913195</text:p>
          </table:table-cell>
          <table:table-cell office:value-type="float" office:value="16.24064" calcext:value-type="float">
            <text:p>16.24064</text:p>
          </table:table-cell>
          <table:table-cell office:value-type="float" office:value="27.78" calcext:value-type="float">
            <text:p>27.78</text:p>
          </table:table-cell>
          <table:table-cell office:value-type="string" calcext:value-type="string">
            <text:p>apollon073</text:p>
          </table:table-cell>
          <table:table-cell office:value-type="float" office:value="51.52" calcext:value-type="float">
            <text:p>51.52</text:p>
          </table:table-cell>
          <table:table-cell table:number-columns-repeated="917"/>
        </table:table-row>
        <table:table-row table:style-name="ro1">
          <table:table-cell office:value-type="string" calcext:value-type="string">
            <text:p>forester-heap/sll-01-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er-heap/sll-buckets-2.yml</text:p>
          </table:table-cell>
          <table:table-cell office:value-type="string" calcext:value-type="string">
            <text:p>coverage-error-call</text:p>
          </table:table-cell>
          <table:table-cell table:number-columns-repeated="98"/>
          <table:table-cell table:style-name="ce2" office:value-type="string" calcext:value-type="string">
            <text:p>true</text:p>
          </table:table-cell>
          <table:table-cell office:value-type="float" office:value="0.213562019" calcext:value-type="float">
            <text:p>0.213562019</text:p>
          </table:table-cell>
          <table:table-cell office:value-type="float" office:value="0.246045178035274" calcext:value-type="float">
            <text:p>0.246045178035274</text:p>
          </table:table-cell>
          <table:table-cell office:value-type="float" office:value="16.22016" calcext:value-type="float">
            <text:p>16.22016</text:p>
          </table:table-cell>
          <table:table-cell office:value-type="float" office:value="61.54" calcext:value-type="float">
            <text:p>61.54</text:p>
          </table:table-cell>
          <table:table-cell office:value-type="string" calcext:value-type="string">
            <text:p>apollon119</text:p>
          </table:table-cell>
          <table:table-cell office:value-type="float" office:value="86" calcext:value-type="float">
            <text:p>86</text:p>
          </table:table-cell>
          <table:table-cell table:number-columns-repeated="917"/>
        </table:table-row>
        <table:table-row table:style-name="ro1">
          <table:table-cell office:value-type="string" calcext:value-type="string">
            <text:p>forester-heap/sll-circular-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er-heap/sll-optional-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er-heap/sll-queue-2.yml</text:p>
          </table:table-cell>
          <table:table-cell office:value-type="string" calcext:value-type="string">
            <text:p>coverage-error-call</text:p>
          </table:table-cell>
          <table:table-cell table:number-columns-repeated="98"/>
          <table:table-cell office:value-type="string" calcext:value-type="string">
            <text:p>unknown</text:p>
          </table:table-cell>
          <table:table-cell office:value-type="float" office:value="0.208272095" calcext:value-type="float">
            <text:p>0.208272095</text:p>
          </table:table-cell>
          <table:table-cell office:value-type="float" office:value="0.245443128980696" calcext:value-type="float">
            <text:p>0.245443128980696</text:p>
          </table:table-cell>
          <table:table-cell office:value-type="float" office:value="16.15872" calcext:value-type="float">
            <text:p>16.1587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pollon113</text:p>
          </table:table-cell>
          <table:table-cell office:value-type="float" office:value="63.64" calcext:value-type="float">
            <text:p>63.64</text:p>
          </table:table-cell>
          <table:table-cell table:number-columns-repeated="917"/>
        </table:table-row>
        <table:table-row table:style-name="ro1">
          <table:table-cell office:value-type="string" calcext:value-type="string">
            <text:p>forester-heap/sll-rb-cnstr_1-2.yml</text:p>
          </table:table-cell>
          <table:table-cell office:value-type="string" calcext:value-type="string">
            <text:p>coverage-error-call</text:p>
          </table:table-cell>
          <table:table-cell table:number-columns-repeated="98"/>
          <table:table-cell table:style-name="ce2" office:value-type="string" calcext:value-type="string">
            <text:p>true</text:p>
          </table:table-cell>
          <table:table-cell office:value-type="float" office:value="0.198360594" calcext:value-type="float">
            <text:p>0.198360594</text:p>
          </table:table-cell>
          <table:table-cell office:value-type="float" office:value="0.221562035148963" calcext:value-type="float">
            <text:p>0.221562035148963</text:p>
          </table:table-cell>
          <table:table-cell office:value-type="float" office:value="16.19968" calcext:value-type="float">
            <text:p>16.19968</text:p>
          </table:table-cell>
          <table:table-cell office:value-type="float" office:value="33.33" calcext:value-type="float">
            <text:p>33.33</text:p>
          </table:table-cell>
          <table:table-cell office:value-type="string" calcext:value-type="string">
            <text:p>apollon150</text:p>
          </table:table-cell>
          <table:table-cell office:value-type="float" office:value="36.11" calcext:value-type="float">
            <text:p>36.11</text:p>
          </table:table-cell>
          <table:table-cell table:number-columns-repeated="917"/>
        </table:table-row>
        <table:table-row table:style-name="ro1">
          <table:table-cell office:value-type="string" calcext:value-type="string">
            <text:p>forester-heap/sll-rb-sentinel-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er-heap/sll-simple-white-blue-2.yml</text:p>
          </table:table-cell>
          <table:table-cell office:value-type="string" calcext:value-type="string">
            <text:p>coverage-error-call</text:p>
          </table:table-cell>
          <table:table-cell table:number-columns-repeated="98"/>
          <table:table-cell table:style-name="ce2" office:value-type="string" calcext:value-type="string">
            <text:p>true</text:p>
          </table:table-cell>
          <table:table-cell office:value-type="float" office:value="0.199856157" calcext:value-type="float">
            <text:p>0.199856157</text:p>
          </table:table-cell>
          <table:table-cell office:value-type="float" office:value="0.225377656985074" calcext:value-type="float">
            <text:p>0.225377656985074</text:p>
          </table:table-cell>
          <table:table-cell office:value-type="float" office:value="16.19968" calcext:value-type="float">
            <text:p>16.19968</text:p>
          </table:table-cell>
          <table:table-cell office:value-type="float" office:value="68.75" calcext:value-type="float">
            <text:p>68.75</text:p>
          </table:table-cell>
          <table:table-cell office:value-type="string" calcext:value-type="string">
            <text:p>apollon025</text:p>
          </table:table-cell>
          <table:table-cell office:value-type="float" office:value="81.08" calcext:value-type="float">
            <text:p>81.08</text:p>
          </table:table-cell>
          <table:table-cell table:number-columns-repeated="917"/>
        </table:table-row>
        <table:table-row table:style-name="ro1">
          <table:table-cell office:value-type="string" calcext:value-type="string">
            <text:p>forester-heap/sll-sorted-1.yml</text:p>
          </table:table-cell>
          <table:table-cell office:value-type="string" calcext:value-type="string">
            <text:p>coverage-error-call</text:p>
          </table:table-cell>
          <table:table-cell table:number-columns-repeated="98"/>
          <table:table-cell office:value-type="string" calcext:value-type="string">
            <text:p>unknown</text:p>
          </table:table-cell>
          <table:table-cell office:value-type="float" office:value="0.073715262" calcext:value-type="float">
            <text:p>0.073715262</text:p>
          </table:table-cell>
          <table:table-cell office:value-type="float" office:value="0.101395927835256" calcext:value-type="float">
            <text:p>0.101395927835256</text:p>
          </table:table-cell>
          <table:table-cell office:value-type="float" office:value="9.035776" calcext:value-type="float">
            <text:p>9.0357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ollon025</text:p>
          </table:table-cell>
          <table:table-cell office:value-type="float" office:value="0" calcext:value-type="float">
            <text:p>0</text:p>
          </table:table-cell>
          <table:table-cell table:number-columns-repeated="917"/>
        </table:table-row>
        <table:table-row table:style-name="ro1">
          <table:table-cell office:value-type="string" calcext:value-type="string">
            <text:p>forester-heap/sll-token-1.yml</text:p>
          </table:table-cell>
          <table:table-cell office:value-type="string" calcext:value-type="string">
            <text:p>coverage-error-call</text:p>
          </table:table-cell>
          <table:table-cell table:number-columns-repeated="98"/>
          <table:table-cell table:style-name="ce2" office:value-type="string" calcext:value-type="string">
            <text:p>true</text:p>
          </table:table-cell>
          <table:table-cell office:value-type="float" office:value="0.244617676" calcext:value-type="float">
            <text:p>0.244617676</text:p>
          </table:table-cell>
          <table:table-cell office:value-type="float" office:value="0.28082681982778" calcext:value-type="float">
            <text:p>0.28082681982778</text:p>
          </table:table-cell>
          <table:table-cell office:value-type="float" office:value="16.224256" calcext:value-type="float">
            <text:p>16.224256</text:p>
          </table:table-cell>
          <table:table-cell office:value-type="float" office:value="44.44" calcext:value-type="float">
            <text:p>44.44</text:p>
          </table:table-cell>
          <table:table-cell office:value-type="string" calcext:value-type="string">
            <text:p>apollon139</text:p>
          </table:table-cell>
          <table:table-cell office:value-type="float" office:value="63.33" calcext:value-type="float">
            <text:p>63.33</text:p>
          </table:table-cell>
          <table:table-cell table:number-columns-repeated="917"/>
        </table:table-row>
        <table:table-row table:style-name="ro1">
          <table:table-cell office:value-type="string" calcext:value-type="string">
            <text:p>list-ext-properties/list-ext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-ext-properties/list-ext_flag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-ext-properties/simple-ext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-ext2-properties/simple_and_skiplist_2lvl-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-ext2-properties/simple_search_value-2.yml</text:p>
          </table:table-cell>
          <table:table-cell office:value-type="string" calcext:value-type="string">
            <text:p>coverage-error-call</text:p>
          </table:table-cell>
          <table:table-cell table:number-columns-repeated="98"/>
          <table:table-cell table:style-name="ce2" office:value-type="string" calcext:value-type="string">
            <text:p>true</text:p>
          </table:table-cell>
          <table:table-cell office:value-type="float" office:value="0.180053542" calcext:value-type="float">
            <text:p>0.180053542</text:p>
          </table:table-cell>
          <table:table-cell office:value-type="float" office:value="0.2012958698906" calcext:value-type="float">
            <text:p>0.2012958698906</text:p>
          </table:table-cell>
          <table:table-cell office:value-type="float" office:value="16.236544" calcext:value-type="float">
            <text:p>16.236544</text:p>
          </table:table-cell>
          <table:table-cell office:value-type="float" office:value="66.67" calcext:value-type="float">
            <text:p>66.67</text:p>
          </table:table-cell>
          <table:table-cell office:value-type="string" calcext:value-type="string">
            <text:p>apollon011</text:p>
          </table:table-cell>
          <table:table-cell office:value-type="float" office:value="85.71" calcext:value-type="float">
            <text:p>85.71</text:p>
          </table:table-cell>
          <table:table-cell table:number-columns-repeated="917"/>
        </table:table-row>
        <table:table-row table:style-name="ro1">
          <table:table-cell office:value-type="string" calcext:value-type="string">
            <text:p>ldv-sets/test_add-1.yml</text:p>
          </table:table-cell>
          <table:table-cell office:value-type="string" calcext:value-type="string">
            <text:p>coverage-error-call</text:p>
          </table:table-cell>
          <table:table-cell table:number-columns-repeated="98"/>
          <table:table-cell table:style-name="ce2" office:value-type="string" calcext:value-type="string">
            <text:p>true</text:p>
          </table:table-cell>
          <table:table-cell office:value-type="float" office:value="0.191877357" calcext:value-type="float">
            <text:p>0.191877357</text:p>
          </table:table-cell>
          <table:table-cell office:value-type="float" office:value="0.209414395038038" calcext:value-type="float">
            <text:p>0.209414395038038</text:p>
          </table:table-cell>
          <table:table-cell office:value-type="float" office:value="16.453632" calcext:value-type="float">
            <text:p>16.453632</text:p>
          </table:table-cell>
          <table:table-cell office:value-type="float" office:value="35.71" calcext:value-type="float">
            <text:p>35.71</text:p>
          </table:table-cell>
          <table:table-cell office:value-type="string" calcext:value-type="string">
            <text:p>apollon099</text:p>
          </table:table-cell>
          <table:table-cell office:value-type="float" office:value="50" calcext:value-type="float">
            <text:p>50</text:p>
          </table:table-cell>
          <table:table-cell table:number-columns-repeated="917"/>
        </table:table-row>
        <table:table-row table:style-name="ro1">
          <table:table-cell office:value-type="string" calcext:value-type="string">
            <text:p>ldv-sets/test_mutex_double_lock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dv-sets/test_mutex_double_unlock.yml</text:p>
          </table:table-cell>
          <table:table-cell office:value-type="string" calcext:value-type="string">
            <text:p>coverage-error-call</text:p>
          </table:table-cell>
          <table:table-cell table:number-columns-repeated="98"/>
          <table:table-cell table:style-name="ce2" office:value-type="string" calcext:value-type="string">
            <text:p>true</text:p>
          </table:table-cell>
          <table:table-cell office:value-type="float" office:value="0.172045864" calcext:value-type="float">
            <text:p>0.172045864</text:p>
          </table:table-cell>
          <table:table-cell office:value-type="float" office:value="0.193352774018422" calcext:value-type="float">
            <text:p>0.193352774018422</text:p>
          </table:table-cell>
          <table:table-cell office:value-type="float" office:value="16.441344" calcext:value-type="float">
            <text:p>16.441344</text:p>
          </table:table-cell>
          <table:table-cell office:value-type="float" office:value="66.67" calcext:value-type="float">
            <text:p>66.67</text:p>
          </table:table-cell>
          <table:table-cell office:value-type="string" calcext:value-type="string">
            <text:p>apollon025</text:p>
          </table:table-cell>
          <table:table-cell office:value-type="float" office:value="73.08" calcext:value-type="float">
            <text:p>73.08</text:p>
          </table:table-cell>
          <table:table-cell table:number-columns-repeated="917"/>
        </table:table-row>
        <table:table-row table:style-name="ro1">
          <table:table-cell office:value-type="string" calcext:value-type="string">
            <text:p>ldv-sets/test_mutex_unbounded-2.yml</text:p>
          </table:table-cell>
          <table:table-cell office:value-type="string" calcext:value-type="string">
            <text:p>coverage-error-call</text:p>
          </table:table-cell>
          <table:table-cell table:number-columns-repeated="98"/>
          <table:table-cell table:style-name="ce2" office:value-type="string" calcext:value-type="string">
            <text:p>true</text:p>
          </table:table-cell>
          <table:table-cell office:value-type="float" office:value="0.198748444" calcext:value-type="float">
            <text:p>0.198748444</text:p>
          </table:table-cell>
          <table:table-cell office:value-type="float" office:value="0.217318618902937" calcext:value-type="float">
            <text:p>0.217318618902937</text:p>
          </table:table-cell>
          <table:table-cell office:value-type="float" office:value="16.494592" calcext:value-type="float">
            <text:p>16.494592</text:p>
          </table:table-cell>
          <table:table-cell office:value-type="float" office:value="45.83" calcext:value-type="float">
            <text:p>45.83</text:p>
          </table:table-cell>
          <table:table-cell office:value-type="string" calcext:value-type="string">
            <text:p>apollon080</text:p>
          </table:table-cell>
          <table:table-cell office:value-type="float" office:value="67.9" calcext:value-type="float">
            <text:p>67.9</text:p>
          </table:table-cell>
          <table:table-cell table:number-columns-repeated="917"/>
        </table:table-row>
        <table:table-row table:style-name="ro1">
          <table:table-cell office:value-type="string" calcext:value-type="string">
            <text:p>ldv-sets/test_mutex_unlock_at_exit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-ext3-properties/dll_nullified-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-ext3-properties/sll_length_check-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-ext3-properties/sll_nondet_insert-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-ext3-properties/sll_of_sll_nondet_append-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s-cdfpl/newton_1_4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s-cdfpl/newton_1_5.yml</text:p>
          </table:table-cell>
          <table:table-cell office:value-type="string" calcext:value-type="string">
            <text:p>coverage-error-call</text:p>
          </table:table-cell>
          <table:table-cell table:number-columns-repeated="91"/>
          <table:table-cell office:value-type="string" calcext:value-type="string">
            <text:p>unknown</text:p>
          </table:table-cell>
          <table:table-cell office:value-type="float" office:value="1.33687277" calcext:value-type="float">
            <text:p>1.33687277</text:p>
          </table:table-cell>
          <table:table-cell office:value-type="float" office:value="1.68121339986101" calcext:value-type="float">
            <text:p>1.68121339986101</text:p>
          </table:table-cell>
          <table:table-cell office:value-type="float" office:value="16.433152" calcext:value-type="float">
            <text:p>16.433152</text:p>
          </table:table-cell>
          <table:table-cell office:value-type="float" office:value="83.33" calcext:value-type="float">
            <text:p>83.33</text:p>
          </table:table-cell>
          <table:table-cell office:value-type="string" calcext:value-type="string">
            <text:p>apollon135</text:p>
          </table:table-cell>
          <table:table-cell office:value-type="float" office:value="90.91" calcext:value-type="float">
            <text:p>90.91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floats-cdfpl/newton_1_6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s-cdfpl/newton_1_7.yml</text:p>
          </table:table-cell>
          <table:table-cell office:value-type="string" calcext:value-type="string">
            <text:p>coverage-error-call</text:p>
          </table:table-cell>
          <table:table-cell table:number-columns-repeated="91"/>
          <table:table-cell table:style-name="ce2" office:value-type="string" calcext:value-type="string">
            <text:p>true</text:p>
          </table:table-cell>
          <table:table-cell office:value-type="float" office:value="0.743613427" calcext:value-type="float">
            <text:p>0.743613427</text:p>
          </table:table-cell>
          <table:table-cell office:value-type="float" office:value="0.909189793979749" calcext:value-type="float">
            <text:p>0.909189793979749</text:p>
          </table:table-cell>
          <table:table-cell office:value-type="float" office:value="16.355328" calcext:value-type="float">
            <text:p>16.3553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pollon093</text:p>
          </table:table-cell>
          <table:table-cell office:value-type="float" office:value="100" calcext:value-type="float">
            <text:p>100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floats-cdfpl/newton_1_8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s-cdfpl/newton_2_6.yml</text:p>
          </table:table-cell>
          <table:table-cell office:value-type="string" calcext:value-type="string">
            <text:p>coverage-error-call</text:p>
          </table:table-cell>
          <table:table-cell table:number-columns-repeated="91"/>
          <table:table-cell office:value-type="string" calcext:value-type="string">
            <text:p>unknown</text:p>
          </table:table-cell>
          <table:table-cell office:value-type="float" office:value="2.163971742" calcext:value-type="float">
            <text:p>2.163971742</text:p>
          </table:table-cell>
          <table:table-cell office:value-type="float" office:value="2.61681660194881" calcext:value-type="float">
            <text:p>2.61681660194881</text:p>
          </table:table-cell>
          <table:table-cell office:value-type="float" office:value="16.56832" calcext:value-type="float">
            <text:p>16.56832</text:p>
          </table:table-cell>
          <table:table-cell office:value-type="float" office:value="83.33" calcext:value-type="float">
            <text:p>83.33</text:p>
          </table:table-cell>
          <table:table-cell office:value-type="string" calcext:value-type="string">
            <text:p>apollon015</text:p>
          </table:table-cell>
          <table:table-cell office:value-type="float" office:value="91.67" calcext:value-type="float">
            <text:p>91.67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floats-cdfpl/newton_2_7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s-cdfpl/newton_2_8.yml</text:p>
          </table:table-cell>
          <table:table-cell office:value-type="string" calcext:value-type="string">
            <text:p>coverage-error-call</text:p>
          </table:table-cell>
          <table:table-cell table:number-columns-repeated="91"/>
          <table:table-cell office:value-type="string" calcext:value-type="string">
            <text:p>unknown</text:p>
          </table:table-cell>
          <table:table-cell office:value-type="float" office:value="0.929931997" calcext:value-type="float">
            <text:p>0.929931997</text:p>
          </table:table-cell>
          <table:table-cell office:value-type="float" office:value="1.19349507894367" calcext:value-type="float">
            <text:p>1.19349507894367</text:p>
          </table:table-cell>
          <table:table-cell office:value-type="float" office:value="16.42496" calcext:value-type="float">
            <text:p>16.42496</text:p>
          </table:table-cell>
          <table:table-cell office:value-type="float" office:value="83.33" calcext:value-type="float">
            <text:p>83.33</text:p>
          </table:table-cell>
          <table:table-cell office:value-type="string" calcext:value-type="string">
            <text:p>apollon080</text:p>
          </table:table-cell>
          <table:table-cell office:value-type="float" office:value="91.67" calcext:value-type="float">
            <text:p>91.67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floats-cdfpl/newton_3_6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s-cdfpl/newton_3_7.yml</text:p>
          </table:table-cell>
          <table:table-cell office:value-type="string" calcext:value-type="string">
            <text:p>coverage-error-call</text:p>
          </table:table-cell>
          <table:table-cell table:number-columns-repeated="91"/>
          <table:table-cell office:value-type="string" calcext:value-type="string">
            <text:p>unknown</text:p>
          </table:table-cell>
          <table:table-cell office:value-type="float" office:value="1.134724742" calcext:value-type="float">
            <text:p>1.134724742</text:p>
          </table:table-cell>
          <table:table-cell office:value-type="float" office:value="1.45347438100725" calcext:value-type="float">
            <text:p>1.45347438100725</text:p>
          </table:table-cell>
          <table:table-cell office:value-type="float" office:value="16.36352" calcext:value-type="float">
            <text:p>16.36352</text:p>
          </table:table-cell>
          <table:table-cell office:value-type="float" office:value="83.33" calcext:value-type="float">
            <text:p>83.33</text:p>
          </table:table-cell>
          <table:table-cell office:value-type="string" calcext:value-type="string">
            <text:p>apollon061</text:p>
          </table:table-cell>
          <table:table-cell office:value-type="float" office:value="92.31" calcext:value-type="float">
            <text:p>92.31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floats-cdfpl/newton_3_8.yml</text:p>
          </table:table-cell>
          <table:table-cell office:value-type="string" calcext:value-type="string">
            <text:p>coverage-error-call</text:p>
          </table:table-cell>
          <table:table-cell table:number-columns-repeated="91"/>
          <table:table-cell office:value-type="string" calcext:value-type="string">
            <text:p>unknown</text:p>
          </table:table-cell>
          <table:table-cell office:value-type="float" office:value="1.126903693" calcext:value-type="float">
            <text:p>1.126903693</text:p>
          </table:table-cell>
          <table:table-cell office:value-type="float" office:value="1.44538455689326" calcext:value-type="float">
            <text:p>1.44538455689326</text:p>
          </table:table-cell>
          <table:table-cell office:value-type="float" office:value="16.379904" calcext:value-type="float">
            <text:p>16.379904</text:p>
          </table:table-cell>
          <table:table-cell office:value-type="float" office:value="83.33" calcext:value-type="float">
            <text:p>83.33</text:p>
          </table:table-cell>
          <table:table-cell office:value-type="string" calcext:value-type="string">
            <text:p>apollon106</text:p>
          </table:table-cell>
          <table:table-cell office:value-type="float" office:value="92.31" calcext:value-type="float">
            <text:p>92.31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floats-cdfpl/sine_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s-cdfpl/sine_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s-cdfpl/sine_3.yml</text:p>
          </table:table-cell>
          <table:table-cell office:value-type="string" calcext:value-type="string">
            <text:p>coverage-error-call</text:p>
          </table:table-cell>
          <table:table-cell table:number-columns-repeated="91"/>
          <table:table-cell office:value-type="string" calcext:value-type="string">
            <text:p>unknown</text:p>
          </table:table-cell>
          <table:table-cell office:value-type="float" office:value="0.413096272" calcext:value-type="float">
            <text:p>0.413096272</text:p>
          </table:table-cell>
          <table:table-cell office:value-type="float" office:value="0.517369961133227" calcext:value-type="float">
            <text:p>0.517369961133227</text:p>
          </table:table-cell>
          <table:table-cell office:value-type="float" office:value="16.355328" calcext:value-type="float">
            <text:p>16.35532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pollon029</text:p>
          </table:table-cell>
          <table:table-cell office:value-type="float" office:value="87.5" calcext:value-type="float">
            <text:p>87.5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floats-cdfpl/square_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s-cdfpl/square_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s-cdfpl/square_3.yml</text:p>
          </table:table-cell>
          <table:table-cell office:value-type="string" calcext:value-type="string">
            <text:p>coverage-error-call</text:p>
          </table:table-cell>
          <table:table-cell table:number-columns-repeated="91"/>
          <table:table-cell office:value-type="string" calcext:value-type="string">
            <text:p>unknown</text:p>
          </table:table-cell>
          <table:table-cell office:value-type="float" office:value="0.536462437" calcext:value-type="float">
            <text:p>0.536462437</text:p>
          </table:table-cell>
          <table:table-cell office:value-type="float" office:value="0.640419319039211" calcext:value-type="float">
            <text:p>0.640419319039211</text:p>
          </table:table-cell>
          <table:table-cell office:value-type="float" office:value="16.26112" calcext:value-type="float">
            <text:p>16.2611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pollon015</text:p>
          </table:table-cell>
          <table:table-cell office:value-type="float" office:value="88.89" calcext:value-type="float">
            <text:p>88.89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float-benchs/cast_float_ptr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cast_union_loose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cast_union_tight.yml</text:p>
          </table:table-cell>
          <table:table-cell office:value-type="string" calcext:value-type="string">
            <text:p>coverage-error-call</text:p>
          </table:table-cell>
          <table:table-cell table:number-columns-repeated="91"/>
          <table:table-cell table:style-name="ce2" office:value-type="string" calcext:value-type="string">
            <text:p>true</text:p>
          </table:table-cell>
          <table:table-cell office:value-type="float" office:value="0.15602188" calcext:value-type="float">
            <text:p>0.15602188</text:p>
          </table:table-cell>
          <table:table-cell office:value-type="float" office:value="0.177307159174234" calcext:value-type="float">
            <text:p>0.177307159174234</text:p>
          </table:table-cell>
          <table:table-cell office:value-type="float" office:value="16.130048" calcext:value-type="float">
            <text:p>16.1300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pollon010</text:p>
          </table:table-cell>
          <table:table-cell office:value-type="float" office:value="100" calcext:value-type="float">
            <text:p>100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float-benchs/float_int_inv_square.yml</text:p>
          </table:table-cell>
          <table:table-cell office:value-type="string" calcext:value-type="string">
            <text:p>coverage-error-call</text:p>
          </table:table-cell>
          <table:table-cell table:number-columns-repeated="91"/>
          <table:table-cell table:style-name="ce2" office:value-type="string" calcext:value-type="string">
            <text:p>true</text:p>
          </table:table-cell>
          <table:table-cell office:value-type="float" office:value="0.181742157" calcext:value-type="float">
            <text:p>0.181742157</text:p>
          </table:table-cell>
          <table:table-cell office:value-type="float" office:value="0.221435845131054" calcext:value-type="float">
            <text:p>0.221435845131054</text:p>
          </table:table-cell>
          <table:table-cell office:value-type="float" office:value="16.134144" calcext:value-type="float">
            <text:p>16.1341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pollon054</text:p>
          </table:table-cell>
          <table:table-cell office:value-type="float" office:value="100" calcext:value-type="float">
            <text:p>100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float-benchs/inv_Newton-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inv_Newton.c.p+cfa-reducer.yml</text:p>
          </table:table-cell>
          <table:table-cell office:value-type="string" calcext:value-type="string">
            <text:p>coverage-error-call</text:p>
          </table:table-cell>
          <table:table-cell table:number-columns-repeated="91"/>
          <table:table-cell table:style-name="ce2" office:value-type="string" calcext:value-type="string">
            <text:p>true</text:p>
          </table:table-cell>
          <table:table-cell office:value-type="float" office:value="0.150312078" calcext:value-type="float">
            <text:p>0.150312078</text:p>
          </table:table-cell>
          <table:table-cell office:value-type="float" office:value="0.185371080879122" calcext:value-type="float">
            <text:p>0.185371080879122</text:p>
          </table:table-cell>
          <table:table-cell office:value-type="float" office:value="16.171008" calcext:value-type="float">
            <text:p>16.171008</text:p>
          </table:table-cell>
          <table:table-cell office:value-type="float" office:value="66.67" calcext:value-type="float">
            <text:p>66.67</text:p>
          </table:table-cell>
          <table:table-cell office:value-type="string" calcext:value-type="string">
            <text:p>apollon066</text:p>
          </table:table-cell>
          <table:table-cell office:value-type="float" office:value="86.27" calcext:value-type="float">
            <text:p>86.27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float-benchs/inv_square-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nan_double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nan_float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sin_interpolated_index-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sqrt_poly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double_req_bl_0870a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float_req_bl_0870a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floats-scientific-comp/loop1-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floats-scientific-comp/loop2-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09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13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2.455991395" calcext:value-type="float">
            <text:p>2.455991395</text:p>
          </table:table-cell>
          <table:table-cell office:value-type="float" office:value="2.65675709489733" calcext:value-type="float">
            <text:p>2.65675709489733</text:p>
          </table:table-cell>
          <table:table-cell office:value-type="float" office:value="57.61024" calcext:value-type="float">
            <text:p>57.61024</text:p>
          </table:table-cell>
          <table:table-cell office:value-type="float" office:value="15.54" calcext:value-type="float">
            <text:p>15.54</text:p>
          </table:table-cell>
          <table:table-cell office:value-type="string" calcext:value-type="string">
            <text:p>apollon111</text:p>
          </table:table-cell>
          <table:table-cell office:value-type="float" office:value="13.93" calcext:value-type="float">
            <text:p>13.93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03_label26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1.821379781" calcext:value-type="float">
            <text:p>1.821379781</text:p>
          </table:table-cell>
          <table:table-cell office:value-type="float" office:value="2.02540535782464" calcext:value-type="float">
            <text:p>2.02540535782464</text:p>
          </table:table-cell>
          <table:table-cell office:value-type="float" office:value="57.606144" calcext:value-type="float">
            <text:p>57.606144</text:p>
          </table:table-cell>
          <table:table-cell office:value-type="float" office:value="14.53" calcext:value-type="float">
            <text:p>14.53</text:p>
          </table:table-cell>
          <table:table-cell office:value-type="string" calcext:value-type="string">
            <text:p>apollon098</text:p>
          </table:table-cell>
          <table:table-cell office:value-type="float" office:value="13.53" calcext:value-type="float">
            <text:p>13.53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03_label27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1.863026434" calcext:value-type="float">
            <text:p>1.863026434</text:p>
          </table:table-cell>
          <table:table-cell office:value-type="float" office:value="2.07343819085509" calcext:value-type="float">
            <text:p>2.07343819085509</text:p>
          </table:table-cell>
          <table:table-cell office:value-type="float" office:value="57.602048" calcext:value-type="float">
            <text:p>57.602048</text:p>
          </table:table-cell>
          <table:table-cell office:value-type="float" office:value="14.82" calcext:value-type="float">
            <text:p>14.82</text:p>
          </table:table-cell>
          <table:table-cell office:value-type="string" calcext:value-type="string">
            <text:p>apollon048</text:p>
          </table:table-cell>
          <table:table-cell office:value-type="float" office:value="13.53" calcext:value-type="float">
            <text:p>13.53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03_label28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2.031708813" calcext:value-type="float">
            <text:p>2.031708813</text:p>
          </table:table-cell>
          <table:table-cell office:value-type="float" office:value="2.20712127513252" calcext:value-type="float">
            <text:p>2.20712127513252</text:p>
          </table:table-cell>
          <table:table-cell office:value-type="float" office:value="57.585664" calcext:value-type="float">
            <text:p>57.585664</text:p>
          </table:table-cell>
          <table:table-cell office:value-type="float" office:value="15.02" calcext:value-type="float">
            <text:p>15.02</text:p>
          </table:table-cell>
          <table:table-cell office:value-type="string" calcext:value-type="string">
            <text:p>apollon096</text:p>
          </table:table-cell>
          <table:table-cell office:value-type="float" office:value="13.93" calcext:value-type="float">
            <text:p>13.93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03_label3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35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37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1.780163702" calcext:value-type="float">
            <text:p>1.780163702</text:p>
          </table:table-cell>
          <table:table-cell office:value-type="float" office:value="1.94931233697571" calcext:value-type="float">
            <text:p>1.94931233697571</text:p>
          </table:table-cell>
          <table:table-cell office:value-type="float" office:value="57.622528" calcext:value-type="float">
            <text:p>57.622528</text:p>
          </table:table-cell>
          <table:table-cell office:value-type="float" office:value="14.53" calcext:value-type="float">
            <text:p>14.53</text:p>
          </table:table-cell>
          <table:table-cell office:value-type="string" calcext:value-type="string">
            <text:p>apollon144</text:p>
          </table:table-cell>
          <table:table-cell office:value-type="float" office:value="13.53" calcext:value-type="float">
            <text:p>13.53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03_label39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1.979880885" calcext:value-type="float">
            <text:p>1.979880885</text:p>
          </table:table-cell>
          <table:table-cell office:value-type="float" office:value="2.18950141593814" calcext:value-type="float">
            <text:p>2.18950141593814</text:p>
          </table:table-cell>
          <table:table-cell office:value-type="float" office:value="57.593856" calcext:value-type="float">
            <text:p>57.593856</text:p>
          </table:table-cell>
          <table:table-cell office:value-type="float" office:value="15.43" calcext:value-type="float">
            <text:p>15.43</text:p>
          </table:table-cell>
          <table:table-cell office:value-type="string" calcext:value-type="string">
            <text:p>apollon080</text:p>
          </table:table-cell>
          <table:table-cell office:value-type="float" office:value="13.93" calcext:value-type="float">
            <text:p>13.93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03_label43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1.828282663" calcext:value-type="float">
            <text:p>1.828282663</text:p>
          </table:table-cell>
          <table:table-cell office:value-type="float" office:value="2.0133932409808" calcext:value-type="float">
            <text:p>2.0133932409808</text:p>
          </table:table-cell>
          <table:table-cell office:value-type="float" office:value="57.483264" calcext:value-type="float">
            <text:p>57.483264</text:p>
          </table:table-cell>
          <table:table-cell office:value-type="float" office:value="15.02" calcext:value-type="float">
            <text:p>15.02</text:p>
          </table:table-cell>
          <table:table-cell office:value-type="string" calcext:value-type="string">
            <text:p>apollon026</text:p>
          </table:table-cell>
          <table:table-cell office:value-type="float" office:value="13.93" calcext:value-type="float">
            <text:p>13.93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03_label45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50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5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4_label04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3.55897858" calcext:value-type="float">
            <text:p>3.55897858</text:p>
          </table:table-cell>
          <table:table-cell office:value-type="float" office:value="3.71736049209721" calcext:value-type="float">
            <text:p>3.71736049209721</text:p>
          </table:table-cell>
          <table:table-cell office:value-type="float" office:value="107.012096" calcext:value-type="float">
            <text:p>107.012096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apollon129</text:p>
          </table:table-cell>
          <table:table-cell office:value-type="float" office:value="16.91" calcext:value-type="float">
            <text:p>16.9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04_label06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3.888089141" calcext:value-type="float">
            <text:p>3.888089141</text:p>
          </table:table-cell>
          <table:table-cell office:value-type="float" office:value="4.06143520399928" calcext:value-type="float">
            <text:p>4.06143520399928</text:p>
          </table:table-cell>
          <table:table-cell office:value-type="float" office:value="107.270144" calcext:value-type="float">
            <text:p>107.270144</text:p>
          </table:table-cell>
          <table:table-cell office:value-type="float" office:value="11.99" calcext:value-type="float">
            <text:p>11.99</text:p>
          </table:table-cell>
          <table:table-cell office:value-type="string" calcext:value-type="string">
            <text:p>apollon053</text:p>
          </table:table-cell>
          <table:table-cell office:value-type="float" office:value="17.17" calcext:value-type="float">
            <text:p>17.17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04_label09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4_label13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4_label15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4_label18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4_label19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3.882483256" calcext:value-type="float">
            <text:p>3.882483256</text:p>
          </table:table-cell>
          <table:table-cell office:value-type="float" office:value="4.06105978391133" calcext:value-type="float">
            <text:p>4.06105978391133</text:p>
          </table:table-cell>
          <table:table-cell office:value-type="float" office:value="107.286528" calcext:value-type="float">
            <text:p>107.286528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apollon135</text:p>
          </table:table-cell>
          <table:table-cell office:value-type="float" office:value="16.91" calcext:value-type="float">
            <text:p>16.9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04_label26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4_label31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3.667657183" calcext:value-type="float">
            <text:p>3.667657183</text:p>
          </table:table-cell>
          <table:table-cell office:value-type="float" office:value="3.82139405608177" calcext:value-type="float">
            <text:p>3.82139405608177</text:p>
          </table:table-cell>
          <table:table-cell office:value-type="float" office:value="107.139072" calcext:value-type="float">
            <text:p>107.139072</text:p>
          </table:table-cell>
          <table:table-cell office:value-type="float" office:value="11.72" calcext:value-type="float">
            <text:p>11.72</text:p>
          </table:table-cell>
          <table:table-cell office:value-type="string" calcext:value-type="string">
            <text:p>apollon022</text:p>
          </table:table-cell>
          <table:table-cell office:value-type="float" office:value="17" calcext:value-type="float">
            <text:p>17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04_label32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4.256520929" calcext:value-type="float">
            <text:p>4.256520929</text:p>
          </table:table-cell>
          <table:table-cell office:value-type="float" office:value="4.43613319797441" calcext:value-type="float">
            <text:p>4.43613319797441</text:p>
          </table:table-cell>
          <table:table-cell office:value-type="float" office:value="106.999808" calcext:value-type="float">
            <text:p>106.999808</text:p>
          </table:table-cell>
          <table:table-cell office:value-type="float" office:value="11.99" calcext:value-type="float">
            <text:p>11.99</text:p>
          </table:table-cell>
          <table:table-cell office:value-type="string" calcext:value-type="string">
            <text:p>apollon100</text:p>
          </table:table-cell>
          <table:table-cell office:value-type="float" office:value="17.17" calcext:value-type="float">
            <text:p>17.17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04_label35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4_label38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4_label39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4_label45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4.687431268" calcext:value-type="float">
            <text:p>4.687431268</text:p>
          </table:table-cell>
          <table:table-cell office:value-type="float" office:value="4.85279290284961" calcext:value-type="float">
            <text:p>4.85279290284961</text:p>
          </table:table-cell>
          <table:table-cell office:value-type="float" office:value="107.266048" calcext:value-type="float">
            <text:p>107.266048</text:p>
          </table:table-cell>
          <table:table-cell office:value-type="float" office:value="11.96" calcext:value-type="float">
            <text:p>11.96</text:p>
          </table:table-cell>
          <table:table-cell office:value-type="string" calcext:value-type="string">
            <text:p>apollon124</text:p>
          </table:table-cell>
          <table:table-cell office:value-type="float" office:value="17.1" calcext:value-type="float">
            <text:p>17.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04_label5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4_label55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00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0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1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13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6.300014452" calcext:value-type="float">
            <text:p>6.300014452</text:p>
          </table:table-cell>
          <table:table-cell office:value-type="float" office:value="6.44519908493385" calcext:value-type="float">
            <text:p>6.44519908493385</text:p>
          </table:table-cell>
          <table:table-cell office:value-type="float" office:value="181.420032" calcext:value-type="float">
            <text:p>181.420032</text:p>
          </table:table-cell>
          <table:table-cell office:value-type="float" office:value="16.95" calcext:value-type="float">
            <text:p>16.95</text:p>
          </table:table-cell>
          <table:table-cell office:value-type="string" calcext:value-type="string">
            <text:p>apollon110</text:p>
          </table:table-cell>
          <table:table-cell office:value-type="float" office:value="15.88" calcext:value-type="float">
            <text:p>15.88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05_label15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18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6.368391967" calcext:value-type="float">
            <text:p>6.368391967</text:p>
          </table:table-cell>
          <table:table-cell office:value-type="float" office:value="6.5135060059838" calcext:value-type="float">
            <text:p>6.5135060059838</text:p>
          </table:table-cell>
          <table:table-cell office:value-type="float" office:value="181.399552" calcext:value-type="float">
            <text:p>181.399552</text:p>
          </table:table-cell>
          <table:table-cell office:value-type="float" office:value="16.95" calcext:value-type="float">
            <text:p>16.95</text:p>
          </table:table-cell>
          <table:table-cell office:value-type="string" calcext:value-type="string">
            <text:p>apollon014</text:p>
          </table:table-cell>
          <table:table-cell office:value-type="float" office:value="15.88" calcext:value-type="float">
            <text:p>15.88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05_label24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6.955082009" calcext:value-type="float">
            <text:p>6.955082009</text:p>
          </table:table-cell>
          <table:table-cell office:value-type="float" office:value="7.12134942505509" calcext:value-type="float">
            <text:p>7.12134942505509</text:p>
          </table:table-cell>
          <table:table-cell office:value-type="float" office:value="181.456896" calcext:value-type="float">
            <text:p>181.456896</text:p>
          </table:table-cell>
          <table:table-cell office:value-type="float" office:value="17.19" calcext:value-type="float">
            <text:p>17.19</text:p>
          </table:table-cell>
          <table:table-cell office:value-type="string" calcext:value-type="string">
            <text:p>apollon137</text:p>
          </table:table-cell>
          <table:table-cell office:value-type="float" office:value="15.91" calcext:value-type="float">
            <text:p>15.9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05_label26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8.349530952" calcext:value-type="float">
            <text:p>8.349530952</text:p>
          </table:table-cell>
          <table:table-cell office:value-type="float" office:value="8.5288074221462" calcext:value-type="float">
            <text:p>8.5288074221462</text:p>
          </table:table-cell>
          <table:table-cell office:value-type="float" office:value="181.059584" calcext:value-type="float">
            <text:p>181.059584</text:p>
          </table:table-cell>
          <table:table-cell office:value-type="float" office:value="16.95" calcext:value-type="float">
            <text:p>16.95</text:p>
          </table:table-cell>
          <table:table-cell office:value-type="string" calcext:value-type="string">
            <text:p>apollon124</text:p>
          </table:table-cell>
          <table:table-cell office:value-type="float" office:value="15.88" calcext:value-type="float">
            <text:p>15.88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05_label30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3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33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36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37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38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39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40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6.513232232" calcext:value-type="float">
            <text:p>6.513232232</text:p>
          </table:table-cell>
          <table:table-cell office:value-type="float" office:value="6.66544932988472" calcext:value-type="float">
            <text:p>6.66544932988472</text:p>
          </table:table-cell>
          <table:table-cell office:value-type="float" office:value="181.428224" calcext:value-type="float">
            <text:p>181.428224</text:p>
          </table:table-cell>
          <table:table-cell office:value-type="float" office:value="16.95" calcext:value-type="float">
            <text:p>16.95</text:p>
          </table:table-cell>
          <table:table-cell office:value-type="string" calcext:value-type="string">
            <text:p>apollon048</text:p>
          </table:table-cell>
          <table:table-cell office:value-type="float" office:value="15.88" calcext:value-type="float">
            <text:p>15.88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05_label4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44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47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48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6.01953135" calcext:value-type="float">
            <text:p>6.01953135</text:p>
          </table:table-cell>
          <table:table-cell office:value-type="float" office:value="6.15340116200969" calcext:value-type="float">
            <text:p>6.15340116200969</text:p>
          </table:table-cell>
          <table:table-cell office:value-type="float" office:value="181.440512" calcext:value-type="float">
            <text:p>181.440512</text:p>
          </table:table-cell>
          <table:table-cell office:value-type="float" office:value="16.95" calcext:value-type="float">
            <text:p>16.95</text:p>
          </table:table-cell>
          <table:table-cell office:value-type="string" calcext:value-type="string">
            <text:p>apollon025</text:p>
          </table:table-cell>
          <table:table-cell office:value-type="float" office:value="15.88" calcext:value-type="float">
            <text:p>15.88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05_label51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6.369255092" calcext:value-type="float">
            <text:p>6.369255092</text:p>
          </table:table-cell>
          <table:table-cell office:value-type="float" office:value="6.52134310896508" calcext:value-type="float">
            <text:p>6.52134310896508</text:p>
          </table:table-cell>
          <table:table-cell office:value-type="float" office:value="180.989952" calcext:value-type="float">
            <text:p>180.989952</text:p>
          </table:table-cell>
          <table:table-cell office:value-type="float" office:value="16.95" calcext:value-type="float">
            <text:p>16.95</text:p>
          </table:table-cell>
          <table:table-cell office:value-type="string" calcext:value-type="string">
            <text:p>apollon121</text:p>
          </table:table-cell>
          <table:table-cell office:value-type="float" office:value="15.88" calcext:value-type="float">
            <text:p>15.88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05_label55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6.467572598" calcext:value-type="float">
            <text:p>6.467572598</text:p>
          </table:table-cell>
          <table:table-cell office:value-type="float" office:value="6.61750321509317" calcext:value-type="float">
            <text:p>6.61750321509317</text:p>
          </table:table-cell>
          <table:table-cell office:value-type="float" office:value="181.428224" calcext:value-type="float">
            <text:p>181.428224</text:p>
          </table:table-cell>
          <table:table-cell office:value-type="float" office:value="16.95" calcext:value-type="float">
            <text:p>16.95</text:p>
          </table:table-cell>
          <table:table-cell office:value-type="string" calcext:value-type="string">
            <text:p>apollon064</text:p>
          </table:table-cell>
          <table:table-cell office:value-type="float" office:value="15.88" calcext:value-type="float">
            <text:p>15.88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05_label57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58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00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5.763577815" calcext:value-type="float">
            <text:p>5.763577815</text:p>
          </table:table-cell>
          <table:table-cell office:value-type="float" office:value="5.91353994095698" calcext:value-type="float">
            <text:p>5.91353994095698</text:p>
          </table:table-cell>
          <table:table-cell office:value-type="float" office:value="177.606656" calcext:value-type="float">
            <text:p>177.606656</text:p>
          </table:table-cell>
          <table:table-cell office:value-type="float" office:value="5.83" calcext:value-type="float">
            <text:p>5.83</text:p>
          </table:table-cell>
          <table:table-cell office:value-type="string" calcext:value-type="string">
            <text:p>apollon107</text:p>
          </table:table-cell>
          <table:table-cell office:value-type="float" office:value="4.94" calcext:value-type="float">
            <text:p>4.94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06_label01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5.962990187" calcext:value-type="float">
            <text:p>5.962990187</text:p>
          </table:table-cell>
          <table:table-cell office:value-type="float" office:value="6.12124866014347" calcext:value-type="float">
            <text:p>6.12124866014347</text:p>
          </table:table-cell>
          <table:table-cell office:value-type="float" office:value="177.229824" calcext:value-type="float">
            <text:p>177.229824</text:p>
          </table:table-cell>
          <table:table-cell office:value-type="float" office:value="9.64" calcext:value-type="float">
            <text:p>9.64</text:p>
          </table:table-cell>
          <table:table-cell office:value-type="string" calcext:value-type="string">
            <text:p>apollon130</text:p>
          </table:table-cell>
          <table:table-cell office:value-type="float" office:value="8.23" calcext:value-type="float">
            <text:p>8.23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06_label0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04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05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09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10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1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1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15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20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21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6.158850086" calcext:value-type="float">
            <text:p>6.158850086</text:p>
          </table:table-cell>
          <table:table-cell office:value-type="float" office:value="6.32143652299419" calcext:value-type="float">
            <text:p>6.32143652299419</text:p>
          </table:table-cell>
          <table:table-cell office:value-type="float" office:value="177.64352" calcext:value-type="float">
            <text:p>177.64352</text:p>
          </table:table-cell>
          <table:table-cell office:value-type="float" office:value="5.83" calcext:value-type="float">
            <text:p>5.83</text:p>
          </table:table-cell>
          <table:table-cell office:value-type="string" calcext:value-type="string">
            <text:p>apollon024</text:p>
          </table:table-cell>
          <table:table-cell office:value-type="float" office:value="4.94" calcext:value-type="float">
            <text:p>4.94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06_label24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5.966587411" calcext:value-type="float">
            <text:p>5.966587411</text:p>
          </table:table-cell>
          <table:table-cell office:value-type="float" office:value="6.12920028506778" calcext:value-type="float">
            <text:p>6.12920028506778</text:p>
          </table:table-cell>
          <table:table-cell office:value-type="float" office:value="177.68448" calcext:value-type="float">
            <text:p>177.68448</text:p>
          </table:table-cell>
          <table:table-cell office:value-type="float" office:value="5.98" calcext:value-type="float">
            <text:p>5.98</text:p>
          </table:table-cell>
          <table:table-cell office:value-type="string" calcext:value-type="string">
            <text:p>apollon079</text:p>
          </table:table-cell>
          <table:table-cell office:value-type="float" office:value="5.02" calcext:value-type="float">
            <text:p>5.02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06_label27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29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33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36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37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38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44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47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48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56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58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59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03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46.71748155" calcext:value-type="float">
            <text:p>46.71748155</text:p>
          </table:table-cell>
          <table:table-cell office:value-type="float" office:value="46.8610449889675" calcext:value-type="float">
            <text:p>46.8610449889675</text:p>
          </table:table-cell>
          <table:table-cell office:value-type="float" office:value="769.732608" calcext:value-type="float">
            <text:p>769.732608</text:p>
          </table:table-cell>
          <table:table-cell office:value-type="float" office:value="10.77" calcext:value-type="float">
            <text:p>10.77</text:p>
          </table:table-cell>
          <table:table-cell office:value-type="string" calcext:value-type="string">
            <text:p>apollon093</text:p>
          </table:table-cell>
          <table:table-cell office:value-type="float" office:value="13.9" calcext:value-type="float">
            <text:p>13.9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07_label05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06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07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09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11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44.598157452" calcext:value-type="float">
            <text:p>44.598157452</text:p>
          </table:table-cell>
          <table:table-cell office:value-type="float" office:value="44.7447289209813" calcext:value-type="float">
            <text:p>44.7447289209813</text:p>
          </table:table-cell>
          <table:table-cell office:value-type="float" office:value="769.544192" calcext:value-type="float">
            <text:p>769.544192</text:p>
          </table:table-cell>
          <table:table-cell office:value-type="float" office:value="10.44" calcext:value-type="float">
            <text:p>10.44</text:p>
          </table:table-cell>
          <table:table-cell office:value-type="string" calcext:value-type="string">
            <text:p>apollon096</text:p>
          </table:table-cell>
          <table:table-cell office:value-type="float" office:value="13.9" calcext:value-type="float">
            <text:p>13.9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07_label15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18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19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44.270717137" calcext:value-type="float">
            <text:p>44.270717137</text:p>
          </table:table-cell>
          <table:table-cell office:value-type="float" office:value="44.4213861040771" calcext:value-type="float">
            <text:p>44.4213861040771</text:p>
          </table:table-cell>
          <table:table-cell office:value-type="float" office:value="769.605632" calcext:value-type="float">
            <text:p>769.605632</text:p>
          </table:table-cell>
          <table:table-cell office:value-type="float" office:value="10.48" calcext:value-type="float">
            <text:p>10.48</text:p>
          </table:table-cell>
          <table:table-cell office:value-type="string" calcext:value-type="string">
            <text:p>apollon079</text:p>
          </table:table-cell>
          <table:table-cell office:value-type="float" office:value="13.9" calcext:value-type="float">
            <text:p>13.9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07_label20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41.208623578" calcext:value-type="float">
            <text:p>41.208623578</text:p>
          </table:table-cell>
          <table:table-cell office:value-type="float" office:value="41.3615021819714" calcext:value-type="float">
            <text:p>41.3615021819714</text:p>
          </table:table-cell>
          <table:table-cell office:value-type="float" office:value="766.89408" calcext:value-type="float">
            <text:p>766.89408</text:p>
          </table:table-cell>
          <table:table-cell office:value-type="float" office:value="10.44" calcext:value-type="float">
            <text:p>10.44</text:p>
          </table:table-cell>
          <table:table-cell office:value-type="string" calcext:value-type="string">
            <text:p>apollon138</text:p>
          </table:table-cell>
          <table:table-cell office:value-type="float" office:value="13.9" calcext:value-type="float">
            <text:p>13.9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07_label23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30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45.197219896" calcext:value-type="float">
            <text:p>45.197219896</text:p>
          </table:table-cell>
          <table:table-cell office:value-type="float" office:value="45.389387995936" calcext:value-type="float">
            <text:p>45.389387995936</text:p>
          </table:table-cell>
          <table:table-cell office:value-type="float" office:value="769.593344" calcext:value-type="float">
            <text:p>769.593344</text:p>
          </table:table-cell>
          <table:table-cell office:value-type="float" office:value="10.44" calcext:value-type="float">
            <text:p>10.44</text:p>
          </table:table-cell>
          <table:table-cell office:value-type="string" calcext:value-type="string">
            <text:p>apollon121</text:p>
          </table:table-cell>
          <table:table-cell office:value-type="float" office:value="13.9" calcext:value-type="float">
            <text:p>13.9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07_label3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35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36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37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39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40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4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44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44.983212128" calcext:value-type="float">
            <text:p>44.983212128</text:p>
          </table:table-cell>
          <table:table-cell office:value-type="float" office:value="45.1293263360858" calcext:value-type="float">
            <text:p>45.1293263360858</text:p>
          </table:table-cell>
          <table:table-cell office:value-type="float" office:value="767.102976" calcext:value-type="float">
            <text:p>767.102976</text:p>
          </table:table-cell>
          <table:table-cell office:value-type="float" office:value="10.77" calcext:value-type="float">
            <text:p>10.77</text:p>
          </table:table-cell>
          <table:table-cell office:value-type="string" calcext:value-type="string">
            <text:p>apollon079</text:p>
          </table:table-cell>
          <table:table-cell office:value-type="float" office:value="13.9" calcext:value-type="float">
            <text:p>13.9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07_label46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47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48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58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42.628206154" calcext:value-type="float">
            <text:p>42.628206154</text:p>
          </table:table-cell>
          <table:table-cell office:value-type="float" office:value="42.7892628298141" calcext:value-type="float">
            <text:p>42.7892628298141</text:p>
          </table:table-cell>
          <table:table-cell office:value-type="float" office:value="766.726144" calcext:value-type="float">
            <text:p>766.726144</text:p>
          </table:table-cell>
          <table:table-cell office:value-type="float" office:value="10.44" calcext:value-type="float">
            <text:p>10.44</text:p>
          </table:table-cell>
          <table:table-cell office:value-type="string" calcext:value-type="string">
            <text:p>apollon102</text:p>
          </table:table-cell>
          <table:table-cell office:value-type="float" office:value="13.9" calcext:value-type="float">
            <text:p>13.9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08_label0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0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04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05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06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07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10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13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15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90.202741513" calcext:value-type="float">
            <text:p>90.202741513</text:p>
          </table:table-cell>
          <table:table-cell office:value-type="float" office:value="90.3692617490888" calcext:value-type="float">
            <text:p>90.3692617490888</text:p>
          </table:table-cell>
          <table:table-cell office:value-type="float" office:value="1562.902528" calcext:value-type="float">
            <text:p>1562.902528</text:p>
          </table:table-cell>
          <table:table-cell office:value-type="float" office:value="15.59" calcext:value-type="float">
            <text:p>15.59</text:p>
          </table:table-cell>
          <table:table-cell office:value-type="string" calcext:value-type="string">
            <text:p>apollon019</text:p>
          </table:table-cell>
          <table:table-cell office:value-type="float" office:value="10.91" calcext:value-type="float">
            <text:p>10.9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08_label24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25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26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28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29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34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37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43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46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89.841036508" calcext:value-type="float">
            <text:p>89.841036508</text:p>
          </table:table-cell>
          <table:table-cell office:value-type="float" office:value="90.0614650310017" calcext:value-type="float">
            <text:p>90.0614650310017</text:p>
          </table:table-cell>
          <table:table-cell office:value-type="float" office:value="1561.464832" calcext:value-type="float">
            <text:p>1561.464832</text:p>
          </table:table-cell>
          <table:table-cell office:value-type="float" office:value="15.55" calcext:value-type="float">
            <text:p>15.55</text:p>
          </table:table-cell>
          <table:table-cell office:value-type="string" calcext:value-type="string">
            <text:p>apollon048</text:p>
          </table:table-cell>
          <table:table-cell office:value-type="float" office:value="10.91" calcext:value-type="float">
            <text:p>10.9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08_label48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49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50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87.004986999" calcext:value-type="float">
            <text:p>87.004986999</text:p>
          </table:table-cell>
          <table:table-cell office:value-type="float" office:value="87.1571419939864" calcext:value-type="float">
            <text:p>87.1571419939864</text:p>
          </table:table-cell>
          <table:table-cell office:value-type="float" office:value="1562.836992" calcext:value-type="float">
            <text:p>1562.836992</text:p>
          </table:table-cell>
          <table:table-cell office:value-type="float" office:value="15.64" calcext:value-type="float">
            <text:p>15.64</text:p>
          </table:table-cell>
          <table:table-cell office:value-type="string" calcext:value-type="string">
            <text:p>apollon028</text:p>
          </table:table-cell>
          <table:table-cell office:value-type="float" office:value="10.92" calcext:value-type="float">
            <text:p>10.92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08_label5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55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90.433560685" calcext:value-type="float">
            <text:p>90.433560685</text:p>
          </table:table-cell>
          <table:table-cell office:value-type="float" office:value="90.6046882048249" calcext:value-type="float">
            <text:p>90.6046882048249</text:p>
          </table:table-cell>
          <table:table-cell office:value-type="float" office:value="1555.771392" calcext:value-type="float">
            <text:p>1555.771392</text:p>
          </table:table-cell>
          <table:table-cell office:value-type="float" office:value="15.64" calcext:value-type="float">
            <text:p>15.64</text:p>
          </table:table-cell>
          <table:table-cell office:value-type="string" calcext:value-type="string">
            <text:p>apollon111</text:p>
          </table:table-cell>
          <table:table-cell office:value-type="float" office:value="10.92" calcext:value-type="float">
            <text:p>10.92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08_label59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84.836495367" calcext:value-type="float">
            <text:p>84.836495367</text:p>
          </table:table-cell>
          <table:table-cell office:value-type="float" office:value="84.9733889391646" calcext:value-type="float">
            <text:p>84.9733889391646</text:p>
          </table:table-cell>
          <table:table-cell office:value-type="float" office:value="1561.403392" calcext:value-type="float">
            <text:p>1561.403392</text:p>
          </table:table-cell>
          <table:table-cell office:value-type="float" office:value="15.55" calcext:value-type="float">
            <text:p>15.55</text:p>
          </table:table-cell>
          <table:table-cell office:value-type="string" calcext:value-type="string">
            <text:p>apollon020</text:p>
          </table:table-cell>
          <table:table-cell office:value-type="float" office:value="10.91" calcext:value-type="float">
            <text:p>10.9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09_label0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03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06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94.600126837" calcext:value-type="float">
            <text:p>94.600126837</text:p>
          </table:table-cell>
          <table:table-cell office:value-type="float" office:value="94.7414656078909" calcext:value-type="float">
            <text:p>94.7414656078909</text:p>
          </table:table-cell>
          <table:table-cell office:value-type="float" office:value="1786.048512" calcext:value-type="float">
            <text:p>1786.048512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apollon045</text:p>
          </table:table-cell>
          <table:table-cell office:value-type="float" office:value="3.9" calcext:value-type="float">
            <text:p>3.9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09_label08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10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1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15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19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20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3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34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35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36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38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4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44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46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47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51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96.050193393" calcext:value-type="float">
            <text:p>96.050193393</text:p>
          </table:table-cell>
          <table:table-cell office:value-type="float" office:value="96.2815875050146" calcext:value-type="float">
            <text:p>96.2815875050146</text:p>
          </table:table-cell>
          <table:table-cell office:value-type="float" office:value="1786.748928" calcext:value-type="float">
            <text:p>1786.748928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apollon049</text:p>
          </table:table-cell>
          <table:table-cell office:value-type="float" office:value="3.91" calcext:value-type="float">
            <text:p>3.9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09_label53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54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56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57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59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12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1.110642506" calcext:value-type="float">
            <text:p>1.110642506</text:p>
          </table:table-cell>
          <table:table-cell office:value-type="float" office:value="1.28944288589992" calcext:value-type="float">
            <text:p>1.28944288589992</text:p>
          </table:table-cell>
          <table:table-cell office:value-type="float" office:value="29.98272" calcext:value-type="float">
            <text:p>29.98272</text:p>
          </table:table-cell>
          <table:table-cell office:value-type="float" office:value="22.84" calcext:value-type="float">
            <text:p>22.84</text:p>
          </table:table-cell>
          <table:table-cell office:value-type="string" calcext:value-type="string">
            <text:p>apollon028</text:p>
          </table:table-cell>
          <table:table-cell office:value-type="float" office:value="37.06" calcext:value-type="float">
            <text:p>37.06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0_label15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24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1.097245237" calcext:value-type="float">
            <text:p>1.097245237</text:p>
          </table:table-cell>
          <table:table-cell office:value-type="float" office:value="1.31915522995405" calcext:value-type="float">
            <text:p>1.31915522995405</text:p>
          </table:table-cell>
          <table:table-cell office:value-type="float" office:value="29.9008" calcext:value-type="float">
            <text:p>29.9008</text:p>
          </table:table-cell>
          <table:table-cell office:value-type="float" office:value="22.58" calcext:value-type="float">
            <text:p>22.58</text:p>
          </table:table-cell>
          <table:table-cell office:value-type="string" calcext:value-type="string">
            <text:p>apollon079</text:p>
          </table:table-cell>
          <table:table-cell office:value-type="float" office:value="37.06" calcext:value-type="float">
            <text:p>37.06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0_label26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1.419551929" calcext:value-type="float">
            <text:p>1.419551929</text:p>
          </table:table-cell>
          <table:table-cell office:value-type="float" office:value="1.61726094805636" calcext:value-type="float">
            <text:p>1.61726094805636</text:p>
          </table:table-cell>
          <table:table-cell office:value-type="float" office:value="30.0032" calcext:value-type="float">
            <text:p>30.0032</text:p>
          </table:table-cell>
          <table:table-cell office:value-type="float" office:value="27.74" calcext:value-type="float">
            <text:p>27.74</text:p>
          </table:table-cell>
          <table:table-cell office:value-type="string" calcext:value-type="string">
            <text:p>apollon090</text:p>
          </table:table-cell>
          <table:table-cell office:value-type="float" office:value="37.76" calcext:value-type="float">
            <text:p>37.76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0_label28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29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4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42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0.993786694" calcext:value-type="float">
            <text:p>0.993786694</text:p>
          </table:table-cell>
          <table:table-cell office:value-type="float" office:value="1.15747232199647" calcext:value-type="float">
            <text:p>1.15747232199647</text:p>
          </table:table-cell>
          <table:table-cell office:value-type="float" office:value="30.007296" calcext:value-type="float">
            <text:p>30.007296</text:p>
          </table:table-cell>
          <table:table-cell office:value-type="float" office:value="22.26" calcext:value-type="float">
            <text:p>22.26</text:p>
          </table:table-cell>
          <table:table-cell office:value-type="string" calcext:value-type="string">
            <text:p>apollon020</text:p>
          </table:table-cell>
          <table:table-cell office:value-type="float" office:value="36.36" calcext:value-type="float">
            <text:p>36.36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0_label46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47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48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1.385820807" calcext:value-type="float">
            <text:p>1.385820807</text:p>
          </table:table-cell>
          <table:table-cell office:value-type="float" office:value="1.58143173297867" calcext:value-type="float">
            <text:p>1.58143173297867</text:p>
          </table:table-cell>
          <table:table-cell office:value-type="float" office:value="29.970432" calcext:value-type="float">
            <text:p>29.970432</text:p>
          </table:table-cell>
          <table:table-cell office:value-type="float" office:value="27.53" calcext:value-type="float">
            <text:p>27.53</text:p>
          </table:table-cell>
          <table:table-cell office:value-type="string" calcext:value-type="string">
            <text:p>apollon100</text:p>
          </table:table-cell>
          <table:table-cell office:value-type="float" office:value="37.06" calcext:value-type="float">
            <text:p>37.06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0_label50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55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1.484612114" calcext:value-type="float">
            <text:p>1.484612114</text:p>
          </table:table-cell>
          <table:table-cell office:value-type="float" office:value="1.68881465890445" calcext:value-type="float">
            <text:p>1.68881465890445</text:p>
          </table:table-cell>
          <table:table-cell office:value-type="float" office:value="29.888512" calcext:value-type="float">
            <text:p>29.888512</text:p>
          </table:table-cell>
          <table:table-cell office:value-type="float" office:value="27.53" calcext:value-type="float">
            <text:p>27.53</text:p>
          </table:table-cell>
          <table:table-cell office:value-type="string" calcext:value-type="string">
            <text:p>apollon111</text:p>
          </table:table-cell>
          <table:table-cell office:value-type="float" office:value="37.06" calcext:value-type="float">
            <text:p>37.06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0_label57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1.186542255" calcext:value-type="float">
            <text:p>1.186542255</text:p>
          </table:table-cell>
          <table:table-cell office:value-type="float" office:value="1.34904723498039" calcext:value-type="float">
            <text:p>1.34904723498039</text:p>
          </table:table-cell>
          <table:table-cell office:value-type="float" office:value="29.892608" calcext:value-type="float">
            <text:p>29.892608</text:p>
          </table:table-cell>
          <table:table-cell office:value-type="float" office:value="19.63" calcext:value-type="float">
            <text:p>19.63</text:p>
          </table:table-cell>
          <table:table-cell office:value-type="string" calcext:value-type="string">
            <text:p>apollon024</text:p>
          </table:table-cell>
          <table:table-cell office:value-type="float" office:value="34.5" calcext:value-type="float">
            <text:p>34.5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0_label58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1.04584243" calcext:value-type="float">
            <text:p>1.04584243</text:p>
          </table:table-cell>
          <table:table-cell office:value-type="float" office:value="1.22083037905395" calcext:value-type="float">
            <text:p>1.22083037905395</text:p>
          </table:table-cell>
          <table:table-cell office:value-type="float" office:value="30.019584" calcext:value-type="float">
            <text:p>30.019584</text:p>
          </table:table-cell>
          <table:table-cell office:value-type="float" office:value="19.63" calcext:value-type="float">
            <text:p>19.63</text:p>
          </table:table-cell>
          <table:table-cell office:value-type="string" calcext:value-type="string">
            <text:p>apollon134</text:p>
          </table:table-cell>
          <table:table-cell office:value-type="float" office:value="34.5" calcext:value-type="float">
            <text:p>34.5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1_label00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08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1.346878462" calcext:value-type="float">
            <text:p>1.346878462</text:p>
          </table:table-cell>
          <table:table-cell office:value-type="float" office:value="1.52150528901257" calcext:value-type="float">
            <text:p>1.52150528901257</text:p>
          </table:table-cell>
          <table:table-cell office:value-type="float" office:value="43.90912" calcext:value-type="float">
            <text:p>43.90912</text:p>
          </table:table-cell>
          <table:table-cell office:value-type="float" office:value="22.6" calcext:value-type="float">
            <text:p>22.6</text:p>
          </table:table-cell>
          <table:table-cell office:value-type="string" calcext:value-type="string">
            <text:p>apollon053</text:p>
          </table:table-cell>
          <table:table-cell office:value-type="float" office:value="25.89" calcext:value-type="float">
            <text:p>25.89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1_label14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15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20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29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3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34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36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39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4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43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1.23628812" calcext:value-type="float">
            <text:p>1.23628812</text:p>
          </table:table-cell>
          <table:table-cell office:value-type="float" office:value="1.40141597599722" calcext:value-type="float">
            <text:p>1.40141597599722</text:p>
          </table:table-cell>
          <table:table-cell office:value-type="float" office:value="43.859968" calcext:value-type="float">
            <text:p>43.859968</text:p>
          </table:table-cell>
          <table:table-cell office:value-type="float" office:value="20.33" calcext:value-type="float">
            <text:p>20.33</text:p>
          </table:table-cell>
          <table:table-cell office:value-type="string" calcext:value-type="string">
            <text:p>apollon073</text:p>
          </table:table-cell>
          <table:table-cell office:value-type="float" office:value="23.47" calcext:value-type="float">
            <text:p>23.47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1_label49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51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1.24449155" calcext:value-type="float">
            <text:p>1.24449155</text:p>
          </table:table-cell>
          <table:table-cell office:value-type="float" office:value="1.41320139309391" calcext:value-type="float">
            <text:p>1.41320139309391</text:p>
          </table:table-cell>
          <table:table-cell office:value-type="float" office:value="43.851776" calcext:value-type="float">
            <text:p>43.851776</text:p>
          </table:table-cell>
          <table:table-cell office:value-type="float" office:value="20.94" calcext:value-type="float">
            <text:p>20.94</text:p>
          </table:table-cell>
          <table:table-cell office:value-type="string" calcext:value-type="string">
            <text:p>apollon099</text:p>
          </table:table-cell>
          <table:table-cell office:value-type="float" office:value="23.72" calcext:value-type="float">
            <text:p>23.72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1_label58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1.34730093" calcext:value-type="float">
            <text:p>1.34730093</text:p>
          </table:table-cell>
          <table:table-cell office:value-type="float" office:value="1.51738932705484" calcext:value-type="float">
            <text:p>1.51738932705484</text:p>
          </table:table-cell>
          <table:table-cell office:value-type="float" office:value="43.876352" calcext:value-type="float">
            <text:p>43.876352</text:p>
          </table:table-cell>
          <table:table-cell office:value-type="float" office:value="21.57" calcext:value-type="float">
            <text:p>21.57</text:p>
          </table:table-cell>
          <table:table-cell office:value-type="string" calcext:value-type="string">
            <text:p>apollon102</text:p>
          </table:table-cell>
          <table:table-cell office:value-type="float" office:value="24.87" calcext:value-type="float">
            <text:p>24.87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2_label00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03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06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07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08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5.08117545" calcext:value-type="float">
            <text:p>5.08117545</text:p>
          </table:table-cell>
          <table:table-cell office:value-type="float" office:value="5.30914450995624" calcext:value-type="float">
            <text:p>5.30914450995624</text:p>
          </table:table-cell>
          <table:table-cell office:value-type="float" office:value="99.909632" calcext:value-type="float">
            <text:p>99.909632</text:p>
          </table:table-cell>
          <table:table-cell office:value-type="float" office:value="9.67" calcext:value-type="float">
            <text:p>9.67</text:p>
          </table:table-cell>
          <table:table-cell office:value-type="string" calcext:value-type="string">
            <text:p>apollon104</text:p>
          </table:table-cell>
          <table:table-cell office:value-type="float" office:value="18.4" calcext:value-type="float">
            <text:p>18.4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2_label10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3.973766612" calcext:value-type="float">
            <text:p>3.973766612</text:p>
          </table:table-cell>
          <table:table-cell office:value-type="float" office:value="4.16943426709622" calcext:value-type="float">
            <text:p>4.16943426709622</text:p>
          </table:table-cell>
          <table:table-cell office:value-type="float" office:value="99.741696" calcext:value-type="float">
            <text:p>99.741696</text:p>
          </table:table-cell>
          <table:table-cell office:value-type="float" office:value="9.28" calcext:value-type="float">
            <text:p>9.28</text:p>
          </table:table-cell>
          <table:table-cell office:value-type="string" calcext:value-type="string">
            <text:p>apollon020</text:p>
          </table:table-cell>
          <table:table-cell office:value-type="float" office:value="18.33" calcext:value-type="float">
            <text:p>18.33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2_label13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3.927343047" calcext:value-type="float">
            <text:p>3.927343047</text:p>
          </table:table-cell>
          <table:table-cell office:value-type="float" office:value="4.15335416607559" calcext:value-type="float">
            <text:p>4.15335416607559</text:p>
          </table:table-cell>
          <table:table-cell office:value-type="float" office:value="100.02432" calcext:value-type="float">
            <text:p>100.02432</text:p>
          </table:table-cell>
          <table:table-cell office:value-type="float" office:value="9.29" calcext:value-type="float">
            <text:p>9.29</text:p>
          </table:table-cell>
          <table:table-cell office:value-type="string" calcext:value-type="string">
            <text:p>apollon059</text:p>
          </table:table-cell>
          <table:table-cell office:value-type="float" office:value="18.33" calcext:value-type="float">
            <text:p>18.33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2_label19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3.818611651" calcext:value-type="float">
            <text:p>3.818611651</text:p>
          </table:table-cell>
          <table:table-cell office:value-type="float" office:value="4.02140686986968" calcext:value-type="float">
            <text:p>4.02140686986968</text:p>
          </table:table-cell>
          <table:table-cell office:value-type="float" office:value="99.753984" calcext:value-type="float">
            <text:p>99.753984</text:p>
          </table:table-cell>
          <table:table-cell office:value-type="float" office:value="9.29" calcext:value-type="float">
            <text:p>9.29</text:p>
          </table:table-cell>
          <table:table-cell office:value-type="string" calcext:value-type="string">
            <text:p>apollon081</text:p>
          </table:table-cell>
          <table:table-cell office:value-type="float" office:value="18.33" calcext:value-type="float">
            <text:p>18.33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2_label20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5.279595836" calcext:value-type="float">
            <text:p>5.279595836</text:p>
          </table:table-cell>
          <table:table-cell office:value-type="float" office:value="5.59350529382937" calcext:value-type="float">
            <text:p>5.59350529382937</text:p>
          </table:table-cell>
          <table:table-cell office:value-type="float" office:value="99.872768" calcext:value-type="float">
            <text:p>99.872768</text:p>
          </table:table-cell>
          <table:table-cell office:value-type="float" office:value="9.67" calcext:value-type="float">
            <text:p>9.67</text:p>
          </table:table-cell>
          <table:table-cell office:value-type="string" calcext:value-type="string">
            <text:p>apollon087</text:p>
          </table:table-cell>
          <table:table-cell office:value-type="float" office:value="18.4" calcext:value-type="float">
            <text:p>18.4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2_label2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25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28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30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34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3.74016325" calcext:value-type="float">
            <text:p>3.74016325</text:p>
          </table:table-cell>
          <table:table-cell office:value-type="float" office:value="3.9452674719505" calcext:value-type="float">
            <text:p>3.9452674719505</text:p>
          </table:table-cell>
          <table:table-cell office:value-type="float" office:value="99.500032" calcext:value-type="float">
            <text:p>99.500032</text:p>
          </table:table-cell>
          <table:table-cell office:value-type="float" office:value="9.28" calcext:value-type="float">
            <text:p>9.28</text:p>
          </table:table-cell>
          <table:table-cell office:value-type="string" calcext:value-type="string">
            <text:p>apollon102</text:p>
          </table:table-cell>
          <table:table-cell office:value-type="float" office:value="18.33" calcext:value-type="float">
            <text:p>18.33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2_label35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3.909004754" calcext:value-type="float">
            <text:p>3.909004754</text:p>
          </table:table-cell>
          <table:table-cell office:value-type="float" office:value="4.12941836891696" calcext:value-type="float">
            <text:p>4.12941836891696</text:p>
          </table:table-cell>
          <table:table-cell office:value-type="float" office:value="99.745792" calcext:value-type="float">
            <text:p>99.745792</text:p>
          </table:table-cell>
          <table:table-cell office:value-type="float" office:value="9.66" calcext:value-type="float">
            <text:p>9.66</text:p>
          </table:table-cell>
          <table:table-cell office:value-type="string" calcext:value-type="string">
            <text:p>apollon073</text:p>
          </table:table-cell>
          <table:table-cell office:value-type="float" office:value="18.4" calcext:value-type="float">
            <text:p>18.4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2_label37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38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39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3.808247453" calcext:value-type="float">
            <text:p>3.808247453</text:p>
          </table:table-cell>
          <table:table-cell office:value-type="float" office:value="4.00944667705335" calcext:value-type="float">
            <text:p>4.00944667705335</text:p>
          </table:table-cell>
          <table:table-cell office:value-type="float" office:value="99.508224" calcext:value-type="float">
            <text:p>99.508224</text:p>
          </table:table-cell>
          <table:table-cell office:value-type="float" office:value="9.66" calcext:value-type="float">
            <text:p>9.66</text:p>
          </table:table-cell>
          <table:table-cell office:value-type="string" calcext:value-type="string">
            <text:p>apollon145</text:p>
          </table:table-cell>
          <table:table-cell office:value-type="float" office:value="18.4" calcext:value-type="float">
            <text:p>18.4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2_label40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4.065878458" calcext:value-type="float">
            <text:p>4.065878458</text:p>
          </table:table-cell>
          <table:table-cell office:value-type="float" office:value="4.30536345206201" calcext:value-type="float">
            <text:p>4.30536345206201</text:p>
          </table:table-cell>
          <table:table-cell office:value-type="float" office:value="100.012032" calcext:value-type="float">
            <text:p>100.012032</text:p>
          </table:table-cell>
          <table:table-cell office:value-type="float" office:value="9.66" calcext:value-type="float">
            <text:p>9.66</text:p>
          </table:table-cell>
          <table:table-cell office:value-type="string" calcext:value-type="string">
            <text:p>apollon014</text:p>
          </table:table-cell>
          <table:table-cell office:value-type="float" office:value="18.4" calcext:value-type="float">
            <text:p>18.4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2_label4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48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50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3.984376724" calcext:value-type="float">
            <text:p>3.984376724</text:p>
          </table:table-cell>
          <table:table-cell office:value-type="float" office:value="4.20136970584281" calcext:value-type="float">
            <text:p>4.20136970584281</text:p>
          </table:table-cell>
          <table:table-cell office:value-type="float" office:value="99.75808" calcext:value-type="float">
            <text:p>99.75808</text:p>
          </table:table-cell>
          <table:table-cell office:value-type="float" office:value="9.67" calcext:value-type="float">
            <text:p>9.67</text:p>
          </table:table-cell>
          <table:table-cell office:value-type="string" calcext:value-type="string">
            <text:p>apollon059</text:p>
          </table:table-cell>
          <table:table-cell office:value-type="float" office:value="18.4" calcext:value-type="float">
            <text:p>18.4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2_label51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3.765552889" calcext:value-type="float">
            <text:p>3.765552889</text:p>
          </table:table-cell>
          <table:table-cell office:value-type="float" office:value="3.98929942701943" calcext:value-type="float">
            <text:p>3.98929942701943</text:p>
          </table:table-cell>
          <table:table-cell office:value-type="float" office:value="99.475456" calcext:value-type="float">
            <text:p>99.475456</text:p>
          </table:table-cell>
          <table:table-cell office:value-type="float" office:value="9.28" calcext:value-type="float">
            <text:p>9.28</text:p>
          </table:table-cell>
          <table:table-cell office:value-type="string" calcext:value-type="string">
            <text:p>apollon140</text:p>
          </table:table-cell>
          <table:table-cell office:value-type="float" office:value="18.33" calcext:value-type="float">
            <text:p>18.33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2_label5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55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04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06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3.557898032" calcext:value-type="float">
            <text:p>3.557898032</text:p>
          </table:table-cell>
          <table:table-cell office:value-type="float" office:value="3.72994957608171" calcext:value-type="float">
            <text:p>3.72994957608171</text:p>
          </table:table-cell>
          <table:table-cell office:value-type="float" office:value="119.013376" calcext:value-type="float">
            <text:p>119.013376</text:p>
          </table:table-cell>
          <table:table-cell office:value-type="float" office:value="10.62" calcext:value-type="float">
            <text:p>10.62</text:p>
          </table:table-cell>
          <table:table-cell office:value-type="string" calcext:value-type="string">
            <text:p>apollon159</text:p>
          </table:table-cell>
          <table:table-cell office:value-type="float" office:value="16.75" calcext:value-type="float">
            <text:p>16.75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3_label07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3.541662825" calcext:value-type="float">
            <text:p>3.541662825</text:p>
          </table:table-cell>
          <table:table-cell office:value-type="float" office:value="3.69704220094718" calcext:value-type="float">
            <text:p>3.69704220094718</text:p>
          </table:table-cell>
          <table:table-cell office:value-type="float" office:value="119.287808" calcext:value-type="float">
            <text:p>119.287808</text:p>
          </table:table-cell>
          <table:table-cell office:value-type="float" office:value="10.41" calcext:value-type="float">
            <text:p>10.41</text:p>
          </table:table-cell>
          <table:table-cell office:value-type="string" calcext:value-type="string">
            <text:p>apollon046</text:p>
          </table:table-cell>
          <table:table-cell office:value-type="float" office:value="16.61" calcext:value-type="float">
            <text:p>16.6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3_label11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3.729082969" calcext:value-type="float">
            <text:p>3.729082969</text:p>
          </table:table-cell>
          <table:table-cell office:value-type="float" office:value="3.88899920508265" calcext:value-type="float">
            <text:p>3.88899920508265</text:p>
          </table:table-cell>
          <table:table-cell office:value-type="float" office:value="119.263232" calcext:value-type="float">
            <text:p>119.263232</text:p>
          </table:table-cell>
          <table:table-cell office:value-type="float" office:value="10.41" calcext:value-type="float">
            <text:p>10.41</text:p>
          </table:table-cell>
          <table:table-cell office:value-type="string" calcext:value-type="string">
            <text:p>apollon020</text:p>
          </table:table-cell>
          <table:table-cell office:value-type="float" office:value="16.61" calcext:value-type="float">
            <text:p>16.6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3_label1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16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3.975573741" calcext:value-type="float">
            <text:p>3.975573741</text:p>
          </table:table-cell>
          <table:table-cell office:value-type="float" office:value="4.16142235696316" calcext:value-type="float">
            <text:p>4.16142235696316</text:p>
          </table:table-cell>
          <table:table-cell office:value-type="float" office:value="119.369728" calcext:value-type="float">
            <text:p>119.369728</text:p>
          </table:table-cell>
          <table:table-cell office:value-type="float" office:value="10.54" calcext:value-type="float">
            <text:p>10.54</text:p>
          </table:table-cell>
          <table:table-cell office:value-type="string" calcext:value-type="string">
            <text:p>apollon028</text:p>
          </table:table-cell>
          <table:table-cell office:value-type="float" office:value="16.69" calcext:value-type="float">
            <text:p>16.69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3_label19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3.583512188" calcext:value-type="float">
            <text:p>3.583512188</text:p>
          </table:table-cell>
          <table:table-cell office:value-type="float" office:value="3.73733226908371" calcext:value-type="float">
            <text:p>3.73733226908371</text:p>
          </table:table-cell>
          <table:table-cell office:value-type="float" office:value="119.160832" calcext:value-type="float">
            <text:p>119.160832</text:p>
          </table:table-cell>
          <table:table-cell office:value-type="float" office:value="10.62" calcext:value-type="float">
            <text:p>10.62</text:p>
          </table:table-cell>
          <table:table-cell office:value-type="string" calcext:value-type="string">
            <text:p>apollon154</text:p>
          </table:table-cell>
          <table:table-cell office:value-type="float" office:value="16.75" calcext:value-type="float">
            <text:p>16.75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3_label21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3.547592287" calcext:value-type="float">
            <text:p>3.547592287</text:p>
          </table:table-cell>
          <table:table-cell office:value-type="float" office:value="3.72914608195424" calcext:value-type="float">
            <text:p>3.72914608195424</text:p>
          </table:table-cell>
          <table:table-cell office:value-type="float" office:value="119.263232" calcext:value-type="float">
            <text:p>119.263232</text:p>
          </table:table-cell>
          <table:table-cell office:value-type="float" office:value="10.41" calcext:value-type="float">
            <text:p>10.41</text:p>
          </table:table-cell>
          <table:table-cell office:value-type="string" calcext:value-type="string">
            <text:p>apollon053</text:p>
          </table:table-cell>
          <table:table-cell office:value-type="float" office:value="16.61" calcext:value-type="float">
            <text:p>16.6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3_label23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4.61077571" calcext:value-type="float">
            <text:p>4.61077571</text:p>
          </table:table-cell>
          <table:table-cell office:value-type="float" office:value="4.76464405911975" calcext:value-type="float">
            <text:p>4.76464405911975</text:p>
          </table:table-cell>
          <table:table-cell office:value-type="float" office:value="119.287808" calcext:value-type="float">
            <text:p>119.287808</text:p>
          </table:table-cell>
          <table:table-cell office:value-type="float" office:value="10.41" calcext:value-type="float">
            <text:p>10.41</text:p>
          </table:table-cell>
          <table:table-cell office:value-type="string" calcext:value-type="string">
            <text:p>apollon015</text:p>
          </table:table-cell>
          <table:table-cell office:value-type="float" office:value="16.61" calcext:value-type="float">
            <text:p>16.6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3_label24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25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3.479034762" calcext:value-type="float">
            <text:p>3.479034762</text:p>
          </table:table-cell>
          <table:table-cell office:value-type="float" office:value="3.62550988211296" calcext:value-type="float">
            <text:p>3.62550988211296</text:p>
          </table:table-cell>
          <table:table-cell office:value-type="float" office:value="119.263232" calcext:value-type="float">
            <text:p>119.263232</text:p>
          </table:table-cell>
          <table:table-cell office:value-type="float" office:value="10.41" calcext:value-type="float">
            <text:p>10.41</text:p>
          </table:table-cell>
          <table:table-cell office:value-type="string" calcext:value-type="string">
            <text:p>apollon020</text:p>
          </table:table-cell>
          <table:table-cell office:value-type="float" office:value="16.61" calcext:value-type="float">
            <text:p>16.6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3_label28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3.706813935" calcext:value-type="float">
            <text:p>3.706813935</text:p>
          </table:table-cell>
          <table:table-cell office:value-type="float" office:value="3.87332680402324" calcext:value-type="float">
            <text:p>3.87332680402324</text:p>
          </table:table-cell>
          <table:table-cell office:value-type="float" office:value="119.3984" calcext:value-type="float">
            <text:p>119.3984</text:p>
          </table:table-cell>
          <table:table-cell office:value-type="float" office:value="10.54" calcext:value-type="float">
            <text:p>10.54</text:p>
          </table:table-cell>
          <table:table-cell office:value-type="string" calcext:value-type="string">
            <text:p>apollon095</text:p>
          </table:table-cell>
          <table:table-cell office:value-type="float" office:value="16.69" calcext:value-type="float">
            <text:p>16.69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3_label29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3.836838102" calcext:value-type="float">
            <text:p>3.836838102</text:p>
          </table:table-cell>
          <table:table-cell office:value-type="float" office:value="4.00533245783299" calcext:value-type="float">
            <text:p>4.00533245783299</text:p>
          </table:table-cell>
          <table:table-cell office:value-type="float" office:value="119.037952" calcext:value-type="float">
            <text:p>119.037952</text:p>
          </table:table-cell>
          <table:table-cell office:value-type="float" office:value="10.54" calcext:value-type="float">
            <text:p>10.54</text:p>
          </table:table-cell>
          <table:table-cell office:value-type="string" calcext:value-type="string">
            <text:p>apollon080</text:p>
          </table:table-cell>
          <table:table-cell office:value-type="float" office:value="16.69" calcext:value-type="float">
            <text:p>16.69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3_label30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3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35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36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3.956614316" calcext:value-type="float">
            <text:p>3.956614316</text:p>
          </table:table-cell>
          <table:table-cell office:value-type="float" office:value="4.1127671469003" calcext:value-type="float">
            <text:p>4.1127671469003</text:p>
          </table:table-cell>
          <table:table-cell office:value-type="float" office:value="119.005184" calcext:value-type="float">
            <text:p>119.005184</text:p>
          </table:table-cell>
          <table:table-cell office:value-type="float" office:value="10.54" calcext:value-type="float">
            <text:p>10.54</text:p>
          </table:table-cell>
          <table:table-cell office:value-type="string" calcext:value-type="string">
            <text:p>apollon109</text:p>
          </table:table-cell>
          <table:table-cell office:value-type="float" office:value="16.69" calcext:value-type="float">
            <text:p>16.69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3_label40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43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3.35228946" calcext:value-type="float">
            <text:p>3.35228946</text:p>
          </table:table-cell>
          <table:table-cell office:value-type="float" office:value="3.49334567110054" calcext:value-type="float">
            <text:p>3.49334567110054</text:p>
          </table:table-cell>
          <table:table-cell office:value-type="float" office:value="119.271424" calcext:value-type="float">
            <text:p>119.271424</text:p>
          </table:table-cell>
          <table:table-cell office:value-type="float" office:value="10.41" calcext:value-type="float">
            <text:p>10.41</text:p>
          </table:table-cell>
          <table:table-cell office:value-type="string" calcext:value-type="string">
            <text:p>apollon056</text:p>
          </table:table-cell>
          <table:table-cell office:value-type="float" office:value="16.61" calcext:value-type="float">
            <text:p>16.6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3_label44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45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48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5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54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3.613221236" calcext:value-type="float">
            <text:p>3.613221236</text:p>
          </table:table-cell>
          <table:table-cell office:value-type="float" office:value="3.76547080907039" calcext:value-type="float">
            <text:p>3.76547080907039</text:p>
          </table:table-cell>
          <table:table-cell office:value-type="float" office:value="119.001088" calcext:value-type="float">
            <text:p>119.001088</text:p>
          </table:table-cell>
          <table:table-cell office:value-type="float" office:value="10.62" calcext:value-type="float">
            <text:p>10.62</text:p>
          </table:table-cell>
          <table:table-cell office:value-type="string" calcext:value-type="string">
            <text:p>apollon023</text:p>
          </table:table-cell>
          <table:table-cell office:value-type="float" office:value="16.75" calcext:value-type="float">
            <text:p>16.75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3_label58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00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2.158579457" calcext:value-type="float">
            <text:p>2.158579457</text:p>
          </table:table-cell>
          <table:table-cell office:value-type="float" office:value="2.3893069550395" calcext:value-type="float">
            <text:p>2.3893069550395</text:p>
          </table:table-cell>
          <table:table-cell office:value-type="float" office:value="63.488" calcext:value-type="float">
            <text:p>63.488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apollon096</text:p>
          </table:table-cell>
          <table:table-cell office:value-type="float" office:value="21.16" calcext:value-type="float">
            <text:p>21.16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5_label0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03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07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09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14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15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2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23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25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29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30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33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34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37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38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39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2.116586001" calcext:value-type="float">
            <text:p>2.116586001</text:p>
          </table:table-cell>
          <table:table-cell office:value-type="float" office:value="2.37471708585508" calcext:value-type="float">
            <text:p>2.37471708585508</text:p>
          </table:table-cell>
          <table:table-cell office:value-type="float" office:value="63.655936" calcext:value-type="float">
            <text:p>63.655936</text:p>
          </table:table-cell>
          <table:table-cell office:value-type="float" office:value="12.19" calcext:value-type="float">
            <text:p>12.19</text:p>
          </table:table-cell>
          <table:table-cell office:value-type="string" calcext:value-type="string">
            <text:p>apollon154</text:p>
          </table:table-cell>
          <table:table-cell office:value-type="float" office:value="21.16" calcext:value-type="float">
            <text:p>21.16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5_label40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3.001566961" calcext:value-type="float">
            <text:p>3.001566961</text:p>
          </table:table-cell>
          <table:table-cell office:value-type="float" office:value="3.264787604101" calcext:value-type="float">
            <text:p>3.264787604101</text:p>
          </table:table-cell>
          <table:table-cell office:value-type="float" office:value="63.660032" calcext:value-type="float">
            <text:p>63.660032</text:p>
          </table:table-cell>
          <table:table-cell office:value-type="float" office:value="11.67" calcext:value-type="float">
            <text:p>11.67</text:p>
          </table:table-cell>
          <table:table-cell office:value-type="string" calcext:value-type="string">
            <text:p>apollon124</text:p>
          </table:table-cell>
          <table:table-cell office:value-type="float" office:value="20.95" calcext:value-type="float">
            <text:p>20.95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5_label4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45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47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48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50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2.049919819" calcext:value-type="float">
            <text:p>2.049919819</text:p>
          </table:table-cell>
          <table:table-cell office:value-type="float" office:value="2.27337800292298" calcext:value-type="float">
            <text:p>2.27337800292298</text:p>
          </table:table-cell>
          <table:table-cell office:value-type="float" office:value="63.533056" calcext:value-type="float">
            <text:p>63.533056</text:p>
          </table:table-cell>
          <table:table-cell office:value-type="float" office:value="12.19" calcext:value-type="float">
            <text:p>12.19</text:p>
          </table:table-cell>
          <table:table-cell office:value-type="string" calcext:value-type="string">
            <text:p>apollon064</text:p>
          </table:table-cell>
          <table:table-cell office:value-type="float" office:value="21.16" calcext:value-type="float">
            <text:p>21.16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5_label51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1.929137543" calcext:value-type="float">
            <text:p>1.929137543</text:p>
          </table:table-cell>
          <table:table-cell office:value-type="float" office:value="2.15330178197473" calcext:value-type="float">
            <text:p>2.15330178197473</text:p>
          </table:table-cell>
          <table:table-cell office:value-type="float" office:value="63.594496" calcext:value-type="float">
            <text:p>63.594496</text:p>
          </table:table-cell>
          <table:table-cell office:value-type="float" office:value="11.65" calcext:value-type="float">
            <text:p>11.65</text:p>
          </table:table-cell>
          <table:table-cell office:value-type="string" calcext:value-type="string">
            <text:p>apollon019</text:p>
          </table:table-cell>
          <table:table-cell office:value-type="float" office:value="20.95" calcext:value-type="float">
            <text:p>20.95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6_label00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1.615473564" calcext:value-type="float">
            <text:p>1.615473564</text:p>
          </table:table-cell>
          <table:table-cell office:value-type="float" office:value="1.79334204085171" calcext:value-type="float">
            <text:p>1.79334204085171</text:p>
          </table:table-cell>
          <table:table-cell office:value-type="float" office:value="51.572736" calcext:value-type="float">
            <text:p>51.572736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apollon021</text:p>
          </table:table-cell>
          <table:table-cell office:value-type="float" office:value="21.46" calcext:value-type="float">
            <text:p>21.46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6_label0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03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04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1.633031777" calcext:value-type="float">
            <text:p>1.633031777</text:p>
          </table:table-cell>
          <table:table-cell office:value-type="float" office:value="1.79340082290582" calcext:value-type="float">
            <text:p>1.79340082290582</text:p>
          </table:table-cell>
          <table:table-cell office:value-type="float" office:value="51.56864" calcext:value-type="float">
            <text:p>51.56864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apollon096</text:p>
          </table:table-cell>
          <table:table-cell office:value-type="float" office:value="21.46" calcext:value-type="float">
            <text:p>21.46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6_label05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2.087788526" calcext:value-type="float">
            <text:p>2.087788526</text:p>
          </table:table-cell>
          <table:table-cell office:value-type="float" office:value="2.27683150605299" calcext:value-type="float">
            <text:p>2.27683150605299</text:p>
          </table:table-cell>
          <table:table-cell office:value-type="float" office:value="51.634176" calcext:value-type="float">
            <text:p>51.634176</text:p>
          </table:table-cell>
          <table:table-cell office:value-type="float" office:value="14.01" calcext:value-type="float">
            <text:p>14.01</text:p>
          </table:table-cell>
          <table:table-cell office:value-type="string" calcext:value-type="string">
            <text:p>apollon124</text:p>
          </table:table-cell>
          <table:table-cell office:value-type="float" office:value="21.68" calcext:value-type="float">
            <text:p>21.68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6_label06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1.70225996" calcext:value-type="float">
            <text:p>1.70225996</text:p>
          </table:table-cell>
          <table:table-cell office:value-type="float" office:value="1.88942710589618" calcext:value-type="float">
            <text:p>1.88942710589618</text:p>
          </table:table-cell>
          <table:table-cell office:value-type="float" office:value="51.666944" calcext:value-type="float">
            <text:p>51.666944</text:p>
          </table:table-cell>
          <table:table-cell office:value-type="float" office:value="14.27" calcext:value-type="float">
            <text:p>14.27</text:p>
          </table:table-cell>
          <table:table-cell office:value-type="string" calcext:value-type="string">
            <text:p>apollon056</text:p>
          </table:table-cell>
          <table:table-cell office:value-type="float" office:value="21.89" calcext:value-type="float">
            <text:p>21.89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6_label08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14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15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18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20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1.654336492" calcext:value-type="float">
            <text:p>1.654336492</text:p>
          </table:table-cell>
          <table:table-cell office:value-type="float" office:value="1.82133688312024" calcext:value-type="float">
            <text:p>1.82133688312024</text:p>
          </table:table-cell>
          <table:table-cell office:value-type="float" office:value="51.576832" calcext:value-type="float">
            <text:p>51.576832</text:p>
          </table:table-cell>
          <table:table-cell office:value-type="float" office:value="14.27" calcext:value-type="float">
            <text:p>14.27</text:p>
          </table:table-cell>
          <table:table-cell office:value-type="string" calcext:value-type="string">
            <text:p>apollon144</text:p>
          </table:table-cell>
          <table:table-cell office:value-type="float" office:value="21.89" calcext:value-type="float">
            <text:p>21.89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6_label2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27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30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3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33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37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38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41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1.666439058" calcext:value-type="float">
            <text:p>1.666439058</text:p>
          </table:table-cell>
          <table:table-cell office:value-type="float" office:value="1.85784162697382" calcext:value-type="float">
            <text:p>1.85784162697382</text:p>
          </table:table-cell>
          <table:table-cell office:value-type="float" office:value="51.556352" calcext:value-type="float">
            <text:p>51.556352</text:p>
          </table:table-cell>
          <table:table-cell office:value-type="float" office:value="14.86" calcext:value-type="float">
            <text:p>14.86</text:p>
          </table:table-cell>
          <table:table-cell office:value-type="string" calcext:value-type="string">
            <text:p>apollon167</text:p>
          </table:table-cell>
          <table:table-cell office:value-type="float" office:value="22.53" calcext:value-type="float">
            <text:p>22.53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6_label43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44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46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1.498457134" calcext:value-type="float">
            <text:p>1.498457134</text:p>
          </table:table-cell>
          <table:table-cell office:value-type="float" office:value="1.64522698707879" calcext:value-type="float">
            <text:p>1.64522698707879</text:p>
          </table:table-cell>
          <table:table-cell office:value-type="float" office:value="51.535872" calcext:value-type="float">
            <text:p>51.535872</text:p>
          </table:table-cell>
          <table:table-cell office:value-type="float" office:value="14.97" calcext:value-type="float">
            <text:p>14.97</text:p>
          </table:table-cell>
          <table:table-cell office:value-type="string" calcext:value-type="string">
            <text:p>apollon080</text:p>
          </table:table-cell>
          <table:table-cell office:value-type="float" office:value="22.81" calcext:value-type="float">
            <text:p>22.8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6_label5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5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54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04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2.060779783" calcext:value-type="float">
            <text:p>2.060779783</text:p>
          </table:table-cell>
          <table:table-cell office:value-type="float" office:value="2.20132788596675" calcext:value-type="float">
            <text:p>2.20132788596675</text:p>
          </table:table-cell>
          <table:table-cell office:value-type="float" office:value="80.334848" calcext:value-type="float">
            <text:p>80.334848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pollon141</text:p>
          </table:table-cell>
          <table:table-cell office:value-type="float" office:value="20.76" calcext:value-type="float">
            <text:p>20.76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7_label07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09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13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2.082738895" calcext:value-type="float">
            <text:p>2.082738895</text:p>
          </table:table-cell>
          <table:table-cell office:value-type="float" office:value="2.229402708821" calcext:value-type="float">
            <text:p>2.229402708821</text:p>
          </table:table-cell>
          <table:table-cell office:value-type="float" office:value="80.2816" calcext:value-type="float">
            <text:p>80.2816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pollon010</text:p>
          </table:table-cell>
          <table:table-cell office:value-type="float" office:value="20.76" calcext:value-type="float">
            <text:p>20.76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7_label16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2.275429599" calcext:value-type="float">
            <text:p>2.275429599</text:p>
          </table:table-cell>
          <table:table-cell office:value-type="float" office:value="2.43718414497562" calcext:value-type="float">
            <text:p>2.43718414497562</text:p>
          </table:table-cell>
          <table:table-cell office:value-type="float" office:value="80.736256" calcext:value-type="float">
            <text:p>80.736256</text:p>
          </table:table-cell>
          <table:table-cell office:value-type="float" office:value="22.58" calcext:value-type="float">
            <text:p>22.58</text:p>
          </table:table-cell>
          <table:table-cell office:value-type="string" calcext:value-type="string">
            <text:p>apollon071</text:p>
          </table:table-cell>
          <table:table-cell office:value-type="float" office:value="20.95" calcext:value-type="float">
            <text:p>20.95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7_label20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23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25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26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30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2.177579874" calcext:value-type="float">
            <text:p>2.177579874</text:p>
          </table:table-cell>
          <table:table-cell office:value-type="float" office:value="2.33734108996578" calcext:value-type="float">
            <text:p>2.33734108996578</text:p>
          </table:table-cell>
          <table:table-cell office:value-type="float" office:value="80.564224" calcext:value-type="float">
            <text:p>80.564224</text:p>
          </table:table-cell>
          <table:table-cell office:value-type="float" office:value="22.58" calcext:value-type="float">
            <text:p>22.58</text:p>
          </table:table-cell>
          <table:table-cell office:value-type="string" calcext:value-type="string">
            <text:p>apollon014</text:p>
          </table:table-cell>
          <table:table-cell office:value-type="float" office:value="20.95" calcext:value-type="float">
            <text:p>20.95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7_label31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2.125966404" calcext:value-type="float">
            <text:p>2.125966404</text:p>
          </table:table-cell>
          <table:table-cell office:value-type="float" office:value="2.28520687716082" calcext:value-type="float">
            <text:p>2.28520687716082</text:p>
          </table:table-cell>
          <table:table-cell office:value-type="float" office:value="80.73216" calcext:value-type="float">
            <text:p>80.73216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pollon099</text:p>
          </table:table-cell>
          <table:table-cell office:value-type="float" office:value="20.76" calcext:value-type="float">
            <text:p>20.76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7_label33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34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2.262020811" calcext:value-type="float">
            <text:p>2.262020811</text:p>
          </table:table-cell>
          <table:table-cell office:value-type="float" office:value="2.4334064500872" calcext:value-type="float">
            <text:p>2.4334064500872</text:p>
          </table:table-cell>
          <table:table-cell office:value-type="float" office:value="80.73216" calcext:value-type="float">
            <text:p>80.73216</text:p>
          </table:table-cell>
          <table:table-cell office:value-type="float" office:value="22.58" calcext:value-type="float">
            <text:p>22.58</text:p>
          </table:table-cell>
          <table:table-cell office:value-type="string" calcext:value-type="string">
            <text:p>apollon066</text:p>
          </table:table-cell>
          <table:table-cell office:value-type="float" office:value="20.95" calcext:value-type="float">
            <text:p>20.95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7_label35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37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2.057170849" calcext:value-type="float">
            <text:p>2.057170849</text:p>
          </table:table-cell>
          <table:table-cell office:value-type="float" office:value="2.20546997291967" calcext:value-type="float">
            <text:p>2.20546997291967</text:p>
          </table:table-cell>
          <table:table-cell office:value-type="float" office:value="80.715776" calcext:value-type="float">
            <text:p>80.715776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pollon060</text:p>
          </table:table-cell>
          <table:table-cell office:value-type="float" office:value="20.76" calcext:value-type="float">
            <text:p>20.76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7_label40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46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49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50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52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2.178745685" calcext:value-type="float">
            <text:p>2.178745685</text:p>
          </table:table-cell>
          <table:table-cell office:value-type="float" office:value="2.34547192719765" calcext:value-type="float">
            <text:p>2.34547192719765</text:p>
          </table:table-cell>
          <table:table-cell office:value-type="float" office:value="80.44544" calcext:value-type="float">
            <text:p>80.44544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pollon014</text:p>
          </table:table-cell>
          <table:table-cell office:value-type="float" office:value="20.76" calcext:value-type="float">
            <text:p>20.76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7_label53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54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55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2.463712226" calcext:value-type="float">
            <text:p>2.463712226</text:p>
          </table:table-cell>
          <table:table-cell office:value-type="float" office:value="2.63320366502739" calcext:value-type="float">
            <text:p>2.63320366502739</text:p>
          </table:table-cell>
          <table:table-cell office:value-type="float" office:value="80.46592" calcext:value-type="float">
            <text:p>80.46592</text:p>
          </table:table-cell>
          <table:table-cell office:value-type="float" office:value="22.58" calcext:value-type="float">
            <text:p>22.58</text:p>
          </table:table-cell>
          <table:table-cell office:value-type="string" calcext:value-type="string">
            <text:p>apollon090</text:p>
          </table:table-cell>
          <table:table-cell office:value-type="float" office:value="20.95" calcext:value-type="float">
            <text:p>20.95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7_label57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00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0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03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06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2.56719981" calcext:value-type="float">
            <text:p>2.56719981</text:p>
          </table:table-cell>
          <table:table-cell office:value-type="float" office:value="2.75873497710563" calcext:value-type="float">
            <text:p>2.75873497710563</text:p>
          </table:table-cell>
          <table:table-cell office:value-type="float" office:value="75.485184" calcext:value-type="float">
            <text:p>75.485184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apollon154</text:p>
          </table:table-cell>
          <table:table-cell office:value-type="float" office:value="19.75" calcext:value-type="float">
            <text:p>19.75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8_label08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09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10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12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3.059872459" calcext:value-type="float">
            <text:p>3.059872459</text:p>
          </table:table-cell>
          <table:table-cell office:value-type="float" office:value="3.24127930402756" calcext:value-type="float">
            <text:p>3.24127930402756</text:p>
          </table:table-cell>
          <table:table-cell office:value-type="float" office:value="75.69408" calcext:value-type="float">
            <text:p>75.69408</text:p>
          </table:table-cell>
          <table:table-cell office:value-type="float" office:value="12.11" calcext:value-type="float">
            <text:p>12.11</text:p>
          </table:table-cell>
          <table:table-cell office:value-type="string" calcext:value-type="string">
            <text:p>apollon144</text:p>
          </table:table-cell>
          <table:table-cell office:value-type="float" office:value="19.58" calcext:value-type="float">
            <text:p>19.58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8_label19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2.423321881" calcext:value-type="float">
            <text:p>2.423321881</text:p>
          </table:table-cell>
          <table:table-cell office:value-type="float" office:value="2.58503323001787" calcext:value-type="float">
            <text:p>2.58503323001787</text:p>
          </table:table-cell>
          <table:table-cell office:value-type="float" office:value="75.706368" calcext:value-type="float">
            <text:p>75.706368</text:p>
          </table:table-cell>
          <table:table-cell office:value-type="float" office:value="11.68" calcext:value-type="float">
            <text:p>11.68</text:p>
          </table:table-cell>
          <table:table-cell office:value-type="string" calcext:value-type="string">
            <text:p>apollon029</text:p>
          </table:table-cell>
          <table:table-cell office:value-type="float" office:value="19.49" calcext:value-type="float">
            <text:p>19.49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8_label20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25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27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3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32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2.35105481" calcext:value-type="float">
            <text:p>2.35105481</text:p>
          </table:table-cell>
          <table:table-cell office:value-type="float" office:value="2.49324047495611" calcext:value-type="float">
            <text:p>2.49324047495611</text:p>
          </table:table-cell>
          <table:table-cell office:value-type="float" office:value="75.698176" calcext:value-type="float">
            <text:p>75.698176</text:p>
          </table:table-cell>
          <table:table-cell office:value-type="float" office:value="12.11" calcext:value-type="float">
            <text:p>12.11</text:p>
          </table:table-cell>
          <table:table-cell office:value-type="string" calcext:value-type="string">
            <text:p>apollon021</text:p>
          </table:table-cell>
          <table:table-cell office:value-type="float" office:value="19.58" calcext:value-type="float">
            <text:p>19.58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8_label33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34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35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36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38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39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2.395253681" calcext:value-type="float">
            <text:p>2.395253681</text:p>
          </table:table-cell>
          <table:table-cell office:value-type="float" office:value="2.54536502389237" calcext:value-type="float">
            <text:p>2.54536502389237</text:p>
          </table:table-cell>
          <table:table-cell office:value-type="float" office:value="75.55072" calcext:value-type="float">
            <text:p>75.55072</text:p>
          </table:table-cell>
          <table:table-cell office:value-type="float" office:value="12.11" calcext:value-type="float">
            <text:p>12.11</text:p>
          </table:table-cell>
          <table:table-cell office:value-type="string" calcext:value-type="string">
            <text:p>apollon071</text:p>
          </table:table-cell>
          <table:table-cell office:value-type="float" office:value="19.58" calcext:value-type="float">
            <text:p>19.58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8_label45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2.518086269" calcext:value-type="float">
            <text:p>2.518086269</text:p>
          </table:table-cell>
          <table:table-cell office:value-type="float" office:value="2.67344231903553" calcext:value-type="float">
            <text:p>2.67344231903553</text:p>
          </table:table-cell>
          <table:table-cell office:value-type="float" office:value="75.722752" calcext:value-type="float">
            <text:p>75.722752</text:p>
          </table:table-cell>
          <table:table-cell office:value-type="float" office:value="11.68" calcext:value-type="float">
            <text:p>11.68</text:p>
          </table:table-cell>
          <table:table-cell office:value-type="string" calcext:value-type="string">
            <text:p>apollon118</text:p>
          </table:table-cell>
          <table:table-cell office:value-type="float" office:value="19.49" calcext:value-type="float">
            <text:p>19.49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8_label49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2.680673016" calcext:value-type="float">
            <text:p>2.680673016</text:p>
          </table:table-cell>
          <table:table-cell office:value-type="float" office:value="2.84099827706814" calcext:value-type="float">
            <text:p>2.84099827706814</text:p>
          </table:table-cell>
          <table:table-cell office:value-type="float" office:value="75.464704" calcext:value-type="float">
            <text:p>75.464704</text:p>
          </table:table-cell>
          <table:table-cell office:value-type="float" office:value="12.11" calcext:value-type="float">
            <text:p>12.11</text:p>
          </table:table-cell>
          <table:table-cell office:value-type="string" calcext:value-type="string">
            <text:p>apollon109</text:p>
          </table:table-cell>
          <table:table-cell office:value-type="float" office:value="19.58" calcext:value-type="float">
            <text:p>19.58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8_label5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55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57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10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1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14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17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18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5.067654201" calcext:value-type="float">
            <text:p>5.067654201</text:p>
          </table:table-cell>
          <table:table-cell office:value-type="float" office:value="5.21750677912496" calcext:value-type="float">
            <text:p>5.21750677912496</text:p>
          </table:table-cell>
          <table:table-cell office:value-type="float" office:value="156.577792" calcext:value-type="float">
            <text:p>156.577792</text:p>
          </table:table-cell>
          <table:table-cell office:value-type="float" office:value="11.46" calcext:value-type="float">
            <text:p>11.46</text:p>
          </table:table-cell>
          <table:table-cell office:value-type="string" calcext:value-type="string">
            <text:p>apollon141</text:p>
          </table:table-cell>
          <table:table-cell office:value-type="float" office:value="17.17" calcext:value-type="float">
            <text:p>17.17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9_label19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4.902492033" calcext:value-type="float">
            <text:p>4.902492033</text:p>
          </table:table-cell>
          <table:table-cell office:value-type="float" office:value="5.04144160915166" calcext:value-type="float">
            <text:p>5.04144160915166</text:p>
          </table:table-cell>
          <table:table-cell office:value-type="float" office:value="156.852224" calcext:value-type="float">
            <text:p>156.852224</text:p>
          </table:table-cell>
          <table:table-cell office:value-type="float" office:value="7.91" calcext:value-type="float">
            <text:p>7.91</text:p>
          </table:table-cell>
          <table:table-cell office:value-type="string" calcext:value-type="string">
            <text:p>apollon079</text:p>
          </table:table-cell>
          <table:table-cell office:value-type="float" office:value="11.54" calcext:value-type="float">
            <text:p>11.54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9_label2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22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5.502251972" calcext:value-type="float">
            <text:p>5.502251972</text:p>
          </table:table-cell>
          <table:table-cell office:value-type="float" office:value="5.65709724393673" calcext:value-type="float">
            <text:p>5.65709724393673</text:p>
          </table:table-cell>
          <table:table-cell office:value-type="float" office:value="156.950528" calcext:value-type="float">
            <text:p>156.950528</text:p>
          </table:table-cell>
          <table:table-cell office:value-type="float" office:value="11.46" calcext:value-type="float">
            <text:p>11.46</text:p>
          </table:table-cell>
          <table:table-cell office:value-type="string" calcext:value-type="string">
            <text:p>apollon077</text:p>
          </table:table-cell>
          <table:table-cell office:value-type="float" office:value="17.17" calcext:value-type="float">
            <text:p>17.17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9_label26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27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5.139458334" calcext:value-type="float">
            <text:p>5.139458334</text:p>
          </table:table-cell>
          <table:table-cell office:value-type="float" office:value="5.28942513093352" calcext:value-type="float">
            <text:p>5.28942513093352</text:p>
          </table:table-cell>
          <table:table-cell office:value-type="float" office:value="156.5696" calcext:value-type="float">
            <text:p>156.5696</text:p>
          </table:table-cell>
          <table:table-cell office:value-type="float" office:value="7.91" calcext:value-type="float">
            <text:p>7.91</text:p>
          </table:table-cell>
          <table:table-cell office:value-type="string" calcext:value-type="string">
            <text:p>apollon150</text:p>
          </table:table-cell>
          <table:table-cell office:value-type="float" office:value="11.54" calcext:value-type="float">
            <text:p>11.54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9_label28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29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31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5.307675637" calcext:value-type="float">
            <text:p>5.307675637</text:p>
          </table:table-cell>
          <table:table-cell office:value-type="float" office:value="5.46933242795058" calcext:value-type="float">
            <text:p>5.46933242795058</text:p>
          </table:table-cell>
          <table:table-cell office:value-type="float" office:value="157.011968" calcext:value-type="float">
            <text:p>157.011968</text:p>
          </table:table-cell>
          <table:table-cell office:value-type="float" office:value="7.91" calcext:value-type="float">
            <text:p>7.91</text:p>
          </table:table-cell>
          <table:table-cell office:value-type="string" calcext:value-type="string">
            <text:p>apollon120</text:p>
          </table:table-cell>
          <table:table-cell office:value-type="float" office:value="11.54" calcext:value-type="float">
            <text:p>11.54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9_label32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5.588187666" calcext:value-type="float">
            <text:p>5.588187666</text:p>
          </table:table-cell>
          <table:table-cell office:value-type="float" office:value="5.75127700320445" calcext:value-type="float">
            <text:p>5.75127700320445</text:p>
          </table:table-cell>
          <table:table-cell office:value-type="float" office:value="156.454912" calcext:value-type="float">
            <text:p>156.454912</text:p>
          </table:table-cell>
          <table:table-cell office:value-type="float" office:value="7.91" calcext:value-type="float">
            <text:p>7.91</text:p>
          </table:table-cell>
          <table:table-cell office:value-type="string" calcext:value-type="string">
            <text:p>apollon137</text:p>
          </table:table-cell>
          <table:table-cell office:value-type="float" office:value="11.54" calcext:value-type="float">
            <text:p>11.54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9_label4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42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4.87864574" calcext:value-type="float">
            <text:p>4.87864574</text:p>
          </table:table-cell>
          <table:table-cell office:value-type="float" office:value="5.00938730291091" calcext:value-type="float">
            <text:p>5.00938730291091</text:p>
          </table:table-cell>
          <table:table-cell office:value-type="float" office:value="156.44672" calcext:value-type="float">
            <text:p>156.44672</text:p>
          </table:table-cell>
          <table:table-cell office:value-type="float" office:value="11.46" calcext:value-type="float">
            <text:p>11.46</text:p>
          </table:table-cell>
          <table:table-cell office:value-type="string" calcext:value-type="string">
            <text:p>apollon048</text:p>
          </table:table-cell>
          <table:table-cell office:value-type="float" office:value="17.17" calcext:value-type="float">
            <text:p>17.17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9_label43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5.317410755" calcext:value-type="float">
            <text:p>5.317410755</text:p>
          </table:table-cell>
          <table:table-cell office:value-type="float" office:value="5.48148276400752" calcext:value-type="float">
            <text:p>5.48148276400752</text:p>
          </table:table-cell>
          <table:table-cell office:value-type="float" office:value="156.983296" calcext:value-type="float">
            <text:p>156.983296</text:p>
          </table:table-cell>
          <table:table-cell office:value-type="float" office:value="11.46" calcext:value-type="float">
            <text:p>11.46</text:p>
          </table:table-cell>
          <table:table-cell office:value-type="string" calcext:value-type="string">
            <text:p>apollon051</text:p>
          </table:table-cell>
          <table:table-cell office:value-type="float" office:value="17.17" calcext:value-type="float">
            <text:p>17.17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9_label47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5.26364747" calcext:value-type="float">
            <text:p>5.26364747</text:p>
          </table:table-cell>
          <table:table-cell office:value-type="float" office:value="5.40136309480295" calcext:value-type="float">
            <text:p>5.40136309480295</text:p>
          </table:table-cell>
          <table:table-cell office:value-type="float" office:value="156.594176" calcext:value-type="float">
            <text:p>156.594176</text:p>
          </table:table-cell>
          <table:table-cell office:value-type="float" office:value="11.46" calcext:value-type="float">
            <text:p>11.46</text:p>
          </table:table-cell>
          <table:table-cell office:value-type="string" calcext:value-type="string">
            <text:p>apollon014</text:p>
          </table:table-cell>
          <table:table-cell office:value-type="float" office:value="17.17" calcext:value-type="float">
            <text:p>17.17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9_label50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51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4.986078097" calcext:value-type="float">
            <text:p>4.986078097</text:p>
          </table:table-cell>
          <table:table-cell office:value-type="float" office:value="5.13703645812348" calcext:value-type="float">
            <text:p>5.13703645812348</text:p>
          </table:table-cell>
          <table:table-cell office:value-type="float" office:value="156.495872" calcext:value-type="float">
            <text:p>156.495872</text:p>
          </table:table-cell>
          <table:table-cell office:value-type="float" office:value="7.91" calcext:value-type="float">
            <text:p>7.91</text:p>
          </table:table-cell>
          <table:table-cell office:value-type="string" calcext:value-type="string">
            <text:p>apollon077</text:p>
          </table:table-cell>
          <table:table-cell office:value-type="float" office:value="11.54" calcext:value-type="float">
            <text:p>11.54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9_label53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55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5.172661142" calcext:value-type="float">
            <text:p>5.172661142</text:p>
          </table:table-cell>
          <table:table-cell office:value-type="float" office:value="5.3253987680655" calcext:value-type="float">
            <text:p>5.3253987680655</text:p>
          </table:table-cell>
          <table:table-cell office:value-type="float" office:value="156.581888" calcext:value-type="float">
            <text:p>156.581888</text:p>
          </table:table-cell>
          <table:table-cell office:value-type="float" office:value="11.69" calcext:value-type="float">
            <text:p>11.69</text:p>
          </table:table-cell>
          <table:table-cell office:value-type="string" calcext:value-type="string">
            <text:p>apollon049</text:p>
          </table:table-cell>
          <table:table-cell office:value-type="float" office:value="17.24" calcext:value-type="float">
            <text:p>17.24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rers2012/Problem19_label58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59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5.622762722" calcext:value-type="float">
            <text:p>5.622762722</text:p>
          </table:table-cell>
          <table:table-cell office:value-type="float" office:value="5.79682567180134" calcext:value-type="float">
            <text:p>5.79682567180134</text:p>
          </table:table-cell>
          <table:table-cell office:value-type="float" office:value="156.463104" calcext:value-type="float">
            <text:p>156.463104</text:p>
          </table:table-cell>
          <table:table-cell office:value-type="float" office:value="11.46" calcext:value-type="float">
            <text:p>11.46</text:p>
          </table:table-cell>
          <table:table-cell office:value-type="string" calcext:value-type="string">
            <text:p>apollon113</text:p>
          </table:table-cell>
          <table:table-cell office:value-type="float" office:value="17.17" calcext:value-type="float">
            <text:p>17.17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programs/Problem101_label00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1_label01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41.189778143" calcext:value-type="float">
            <text:p>41.189778143</text:p>
          </table:table-cell>
          <table:table-cell office:value-type="float" office:value="41.3254281429108" calcext:value-type="float">
            <text:p>41.3254281429108</text:p>
          </table:table-cell>
          <table:table-cell office:value-type="float" office:value="766.717952" calcext:value-type="float">
            <text:p>766.717952</text:p>
          </table:table-cell>
          <table:table-cell office:value-type="float" office:value="10.45" calcext:value-type="float">
            <text:p>10.45</text:p>
          </table:table-cell>
          <table:table-cell office:value-type="string" calcext:value-type="string">
            <text:p>apollon154</text:p>
          </table:table-cell>
          <table:table-cell office:value-type="float" office:value="13.9" calcext:value-type="float">
            <text:p>13.9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programs/Problem101_label0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1_label03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43.61645018" calcext:value-type="float">
            <text:p>43.61645018</text:p>
          </table:table-cell>
          <table:table-cell office:value-type="float" office:value="43.7793690951075" calcext:value-type="float">
            <text:p>43.7793690951075</text:p>
          </table:table-cell>
          <table:table-cell office:value-type="float" office:value="766.840832" calcext:value-type="float">
            <text:p>766.840832</text:p>
          </table:table-cell>
          <table:table-cell office:value-type="float" office:value="10.48" calcext:value-type="float">
            <text:p>10.48</text:p>
          </table:table-cell>
          <table:table-cell office:value-type="string" calcext:value-type="string">
            <text:p>apollon080</text:p>
          </table:table-cell>
          <table:table-cell office:value-type="float" office:value="13.91" calcext:value-type="float">
            <text:p>13.9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programs/Problem101_label04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48.462416428" calcext:value-type="float">
            <text:p>48.462416428</text:p>
          </table:table-cell>
          <table:table-cell office:value-type="float" office:value="48.6285833928268" calcext:value-type="float">
            <text:p>48.6285833928268</text:p>
          </table:table-cell>
          <table:table-cell office:value-type="float" office:value="769.630208" calcext:value-type="float">
            <text:p>769.630208</text:p>
          </table:table-cell>
          <table:table-cell office:value-type="float" office:value="10.45" calcext:value-type="float">
            <text:p>10.45</text:p>
          </table:table-cell>
          <table:table-cell office:value-type="string" calcext:value-type="string">
            <text:p>apollon024</text:p>
          </table:table-cell>
          <table:table-cell office:value-type="float" office:value="13.9" calcext:value-type="float">
            <text:p>13.9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programs/Problem101_label05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1_label06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42.855861495" calcext:value-type="float">
            <text:p>42.855861495</text:p>
          </table:table-cell>
          <table:table-cell office:value-type="float" office:value="43.0400029928424" calcext:value-type="float">
            <text:p>43.0400029928424</text:p>
          </table:table-cell>
          <table:table-cell office:value-type="float" office:value="766.767104" calcext:value-type="float">
            <text:p>766.767104</text:p>
          </table:table-cell>
          <table:table-cell office:value-type="float" office:value="10.48" calcext:value-type="float">
            <text:p>10.48</text:p>
          </table:table-cell>
          <table:table-cell office:value-type="string" calcext:value-type="string">
            <text:p>apollon114</text:p>
          </table:table-cell>
          <table:table-cell office:value-type="float" office:value="13.91" calcext:value-type="float">
            <text:p>13.9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programs/Problem101_label07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1_label08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1_label09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1_label10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43.454256099" calcext:value-type="float">
            <text:p>43.454256099</text:p>
          </table:table-cell>
          <table:table-cell office:value-type="float" office:value="43.6375319280196" calcext:value-type="float">
            <text:p>43.6375319280196</text:p>
          </table:table-cell>
          <table:table-cell office:value-type="float" office:value="769.499136" calcext:value-type="float">
            <text:p>769.499136</text:p>
          </table:table-cell>
          <table:table-cell office:value-type="float" office:value="10.45" calcext:value-type="float">
            <text:p>10.45</text:p>
          </table:table-cell>
          <table:table-cell office:value-type="string" calcext:value-type="string">
            <text:p>apollon080</text:p>
          </table:table-cell>
          <table:table-cell office:value-type="float" office:value="13.9" calcext:value-type="float">
            <text:p>13.9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programs/Problem101_label1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1_label1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1_label13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1_label14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1_label15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1_label16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1_label17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1_label18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1_label19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1_label20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1_label2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1_label2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1_label23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01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89.125742704" calcext:value-type="float">
            <text:p>89.125742704</text:p>
          </table:table-cell>
          <table:table-cell office:value-type="float" office:value="89.2814164671581" calcext:value-type="float">
            <text:p>89.2814164671581</text:p>
          </table:table-cell>
          <table:table-cell office:value-type="float" office:value="1557.15584" calcext:value-type="float">
            <text:p>1557.15584</text:p>
          </table:table-cell>
          <table:table-cell office:value-type="float" office:value="15.55" calcext:value-type="float">
            <text:p>15.55</text:p>
          </table:table-cell>
          <table:table-cell office:value-type="string" calcext:value-type="string">
            <text:p>apollon103</text:p>
          </table:table-cell>
          <table:table-cell office:value-type="float" office:value="10.92" calcext:value-type="float">
            <text:p>10.92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programs/Problem102_label02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83.591053098" calcext:value-type="float">
            <text:p>83.591053098</text:p>
          </table:table-cell>
          <table:table-cell office:value-type="float" office:value="83.7493968959898" calcext:value-type="float">
            <text:p>83.7493968959898</text:p>
          </table:table-cell>
          <table:table-cell office:value-type="float" office:value="1557.508096" calcext:value-type="float">
            <text:p>1557.508096</text:p>
          </table:table-cell>
          <table:table-cell office:value-type="float" office:value="15.55" calcext:value-type="float">
            <text:p>15.55</text:p>
          </table:table-cell>
          <table:table-cell office:value-type="string" calcext:value-type="string">
            <text:p>apollon016</text:p>
          </table:table-cell>
          <table:table-cell office:value-type="float" office:value="10.92" calcext:value-type="float">
            <text:p>10.92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programs/Problem102_label04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05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06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07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10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81.297059484" calcext:value-type="float">
            <text:p>81.297059484</text:p>
          </table:table-cell>
          <table:table-cell office:value-type="float" office:value="81.4613917379174" calcext:value-type="float">
            <text:p>81.4613917379174</text:p>
          </table:table-cell>
          <table:table-cell office:value-type="float" office:value="1557.225472" calcext:value-type="float">
            <text:p>1557.225472</text:p>
          </table:table-cell>
          <table:table-cell office:value-type="float" office:value="15.55" calcext:value-type="float">
            <text:p>15.55</text:p>
          </table:table-cell>
          <table:table-cell office:value-type="string" calcext:value-type="string">
            <text:p>apollon114</text:p>
          </table:table-cell>
          <table:table-cell office:value-type="float" office:value="10.92" calcext:value-type="float">
            <text:p>10.92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programs/Problem102_label13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15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24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25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26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92.086814337" calcext:value-type="float">
            <text:p>92.086814337</text:p>
          </table:table-cell>
          <table:table-cell office:value-type="float" office:value="92.2331381838303" calcext:value-type="float">
            <text:p>92.2331381838303</text:p>
          </table:table-cell>
          <table:table-cell office:value-type="float" office:value="1561.33376" calcext:value-type="float">
            <text:p>1561.33376</text:p>
          </table:table-cell>
          <table:table-cell office:value-type="float" office:value="15.55" calcext:value-type="float">
            <text:p>15.55</text:p>
          </table:table-cell>
          <table:table-cell office:value-type="string" calcext:value-type="string">
            <text:p>apollon090</text:p>
          </table:table-cell>
          <table:table-cell office:value-type="float" office:value="10.92" calcext:value-type="float">
            <text:p>10.92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programs/Problem102_label28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29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84.493514048" calcext:value-type="float">
            <text:p>84.493514048</text:p>
          </table:table-cell>
          <table:table-cell office:value-type="float" office:value="84.6516572940163" calcext:value-type="float">
            <text:p>84.6516572940163</text:p>
          </table:table-cell>
          <table:table-cell office:value-type="float" office:value="1556.033536" calcext:value-type="float">
            <text:p>1556.033536</text:p>
          </table:table-cell>
          <table:table-cell office:value-type="float" office:value="15.55" calcext:value-type="float">
            <text:p>15.55</text:p>
          </table:table-cell>
          <table:table-cell office:value-type="string" calcext:value-type="string">
            <text:p>apollon167</text:p>
          </table:table-cell>
          <table:table-cell office:value-type="float" office:value="10.92" calcext:value-type="float">
            <text:p>10.92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programs/Problem102_label34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37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43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46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83.321474925" calcext:value-type="float">
            <text:p>83.321474925</text:p>
          </table:table-cell>
          <table:table-cell office:value-type="float" office:value="83.4534443130251" calcext:value-type="float">
            <text:p>83.4534443130251</text:p>
          </table:table-cell>
          <table:table-cell office:value-type="float" office:value="1561.432064" calcext:value-type="float">
            <text:p>1561.432064</text:p>
          </table:table-cell>
          <table:table-cell office:value-type="float" office:value="15.59" calcext:value-type="float">
            <text:p>15.59</text:p>
          </table:table-cell>
          <table:table-cell office:value-type="string" calcext:value-type="string">
            <text:p>apollon056</text:p>
          </table:table-cell>
          <table:table-cell office:value-type="float" office:value="10.92" calcext:value-type="float">
            <text:p>10.92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programs/Problem102_label48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49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50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5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55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59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3_label3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3_label35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3_label4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3_label44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3_label46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3_label47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3_label5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3_label53.yml</text:p>
          </table:table-cell>
          <table:table-cell office:value-type="string" calcext:value-type="string">
            <text:p>coverage-error-call</text:p>
          </table:table-cell>
          <table:table-cell table:number-columns-repeated="84"/>
          <table:table-cell office:value-type="string" calcext:value-type="string">
            <text:p>unknown</text:p>
          </table:table-cell>
          <table:table-cell office:value-type="float" office:value="97.50687771" calcext:value-type="float">
            <text:p>97.50687771</text:p>
          </table:table-cell>
          <table:table-cell office:value-type="float" office:value="97.6494785849936" calcext:value-type="float">
            <text:p>97.6494785849936</text:p>
          </table:table-cell>
          <table:table-cell office:value-type="float" office:value="1791.946752" calcext:value-type="float">
            <text:p>1791.946752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apollon135</text:p>
          </table:table-cell>
          <table:table-cell office:value-type="float" office:value="3.91" calcext:value-type="float">
            <text:p>3.9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ca-programs/Problem103_label54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3_label56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3_label57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3_label59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tdrivers-simplified/cdaudio_simpl1.cil-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tdrivers-simplified/floppy_simpl3.cil-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tdrivers-simplified/floppy_simpl4.cil-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tdrivers-simplified/kbfiltr_simpl2.cil-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sh-simplified/s3_clnt_1.cil-2.yml</text:p>
          </table:table-cell>
          <table:table-cell office:value-type="string" calcext:value-type="string">
            <text:p>coverage-error-call</text:p>
          </table:table-cell>
          <table:table-cell table:number-columns-repeated="77"/>
          <table:table-cell office:value-type="string" calcext:value-type="string">
            <text:p>unknown</text:p>
          </table:table-cell>
          <table:table-cell office:value-type="float" office:value="0.405436052" calcext:value-type="float">
            <text:p>0.405436052</text:p>
          </table:table-cell>
          <table:table-cell office:value-type="float" office:value="0.465336716035381" calcext:value-type="float">
            <text:p>0.465336716035381</text:p>
          </table:table-cell>
          <table:table-cell office:value-type="float" office:value="17.002496" calcext:value-type="float">
            <text:p>17.002496</text:p>
          </table:table-cell>
          <table:table-cell office:value-type="float" office:value="6.79" calcext:value-type="float">
            <text:p>6.79</text:p>
          </table:table-cell>
          <table:table-cell office:value-type="string" calcext:value-type="string">
            <text:p>apollon098</text:p>
          </table:table-cell>
          <table:table-cell office:value-type="float" office:value="21.28" calcext:value-type="float">
            <text:p>21.28</text:p>
          </table:table-cell>
          <table:table-cell table:number-columns-repeated="938"/>
        </table:table-row>
        <table:table-row table:style-name="ro1">
          <table:table-cell office:value-type="string" calcext:value-type="string">
            <text:p>ssh-simplified/s3_clnt_2.cil-1.yml</text:p>
          </table:table-cell>
          <table:table-cell office:value-type="string" calcext:value-type="string">
            <text:p>coverage-error-call</text:p>
          </table:table-cell>
          <table:table-cell table:number-columns-repeated="77"/>
          <table:table-cell office:value-type="string" calcext:value-type="string">
            <text:p>unknown</text:p>
          </table:table-cell>
          <table:table-cell office:value-type="float" office:value="0.403422216" calcext:value-type="float">
            <text:p>0.403422216</text:p>
          </table:table-cell>
          <table:table-cell office:value-type="float" office:value="0.465441026026383" calcext:value-type="float">
            <text:p>0.465441026026383</text:p>
          </table:table-cell>
          <table:table-cell office:value-type="float" office:value="16.871424" calcext:value-type="float">
            <text:p>16.871424</text:p>
          </table:table-cell>
          <table:table-cell office:value-type="float" office:value="6.79" calcext:value-type="float">
            <text:p>6.79</text:p>
          </table:table-cell>
          <table:table-cell office:value-type="string" calcext:value-type="string">
            <text:p>apollon011</text:p>
          </table:table-cell>
          <table:table-cell office:value-type="float" office:value="21.22" calcext:value-type="float">
            <text:p>21.22</text:p>
          </table:table-cell>
          <table:table-cell table:number-columns-repeated="938"/>
        </table:table-row>
        <table:table-row table:style-name="ro1">
          <table:table-cell office:value-type="string" calcext:value-type="string">
            <text:p>ssh-simplified/s3_clnt_3.cil-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sh-simplified/s3_clnt_4.cil-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vector/byte_add-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vector/s3_clnt_1.BV.c.cil-2a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vector/s3_clnt_2.BV.c.cil-2a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vector/s3_clnt_3.BV.c.cil-2a.yml</text:p>
          </table:table-cell>
          <table:table-cell office:value-type="string" calcext:value-type="string">
            <text:p>coverage-error-call</text:p>
          </table:table-cell>
          <table:table-cell table:number-columns-repeated="70"/>
          <table:table-cell office:value-type="string" calcext:value-type="string">
            <text:p>unknown</text:p>
          </table:table-cell>
          <table:table-cell office:value-type="float" office:value="0.408569271" calcext:value-type="float">
            <text:p>0.408569271</text:p>
          </table:table-cell>
          <table:table-cell office:value-type="float" office:value="0.465509755071253" calcext:value-type="float">
            <text:p>0.465509755071253</text:p>
          </table:table-cell>
          <table:table-cell office:value-type="float" office:value="16.859136" calcext:value-type="float">
            <text:p>16.859136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apollon028</text:p>
          </table:table-cell>
          <table:table-cell office:value-type="float" office:value="20.18" calcext:value-type="float">
            <text:p>20.18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bitvector/soft_float_1-3a.c.cil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vector/soft_float_4-3a.c.cil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vector/sum02-1.yml</text:p>
          </table:table-cell>
          <table:table-cell office:value-type="string" calcext:value-type="string">
            <text:p>coverage-error-call</text:p>
          </table:table-cell>
          <table:table-cell table:number-columns-repeated="70"/>
          <table:table-cell office:value-type="string" calcext:value-type="string">
            <text:p>unknown</text:p>
          </table:table-cell>
          <table:table-cell office:value-type="float" office:value="0.244862069" calcext:value-type="float">
            <text:p>0.244862069</text:p>
          </table:table-cell>
          <table:table-cell office:value-type="float" office:value="0.269838571082801" calcext:value-type="float">
            <text:p>0.269838571082801</text:p>
          </table:table-cell>
          <table:table-cell office:value-type="float" office:value="16.1792" calcext:value-type="float">
            <text:p>16.179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pollon117</text:p>
          </table:table-cell>
          <table:table-cell office:value-type="float" office:value="88.89" calcext:value-type="float">
            <text:p>88.89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bitvector-regression/recHanoi03-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vector-loops/diamond_2-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vector-loops/verisec_sendmail_tTflag_arr_one_loop.yml</text:p>
          </table:table-cell>
          <table:table-cell office:value-type="string" calcext:value-type="string">
            <text:p>coverage-error-call</text:p>
          </table:table-cell>
          <table:table-cell table:number-columns-repeated="70"/>
          <table:table-cell office:value-type="string" calcext:value-type="string">
            <text:p>unknown</text:p>
          </table:table-cell>
          <table:table-cell office:value-type="float" office:value="1.117575196" calcext:value-type="float">
            <text:p>1.117575196</text:p>
          </table:table-cell>
          <table:table-cell office:value-type="float" office:value="1.3850759989582" calcext:value-type="float">
            <text:p>1.3850759989582</text:p>
          </table:table-cell>
          <table:table-cell office:value-type="float" office:value="16.429056" calcext:value-type="float">
            <text:p>16.429056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apollon019</text:p>
          </table:table-cell>
          <table:table-cell office:value-type="float" office:value="94.74" calcext:value-type="float">
            <text:p>94.74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array-examples/data_structures_set_multi_proc_ground-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orting_bubblesort_2_ground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orting_bubblesort_ground-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orting_selectionsort_2_ground.yml</text:p>
          </table:table-cell>
          <table:table-cell office:value-type="string" calcext:value-type="string">
            <text:p>coverage-error-call</text:p>
          </table:table-cell>
          <table:table-cell table:number-columns-repeated="63"/>
          <table:table-cell table:style-name="ce2" office:value-type="string" calcext:value-type="string">
            <text:p>true</text:p>
          </table:table-cell>
          <table:table-cell office:value-type="float" office:value="4.430620998" calcext:value-type="float">
            <text:p>4.430620998</text:p>
          </table:table-cell>
          <table:table-cell office:value-type="float" office:value="4.44527856097557" calcext:value-type="float">
            <text:p>4.44527856097557</text:p>
          </table:table-cell>
          <table:table-cell office:value-type="float" office:value="418.603008" calcext:value-type="float">
            <text:p>418.60300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pollon167</text:p>
          </table:table-cell>
          <table:table-cell office:value-type="float" office:value="74.07" calcext:value-type="float">
            <text:p>74.07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array-examples/sorting_selectionsort_ground-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allDiff2_ground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copy1_ground-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copy2_ground-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copy3_ground-2.yml</text:p>
          </table:table-cell>
          <table:table-cell office:value-type="string" calcext:value-type="string">
            <text:p>coverage-error-call</text:p>
          </table:table-cell>
          <table:table-cell table:number-columns-repeated="63"/>
          <table:table-cell table:style-name="ce2" office:value-type="string" calcext:value-type="string">
            <text:p>true</text:p>
          </table:table-cell>
          <table:table-cell office:value-type="float" office:value="25.91325649" calcext:value-type="float">
            <text:p>25.91325649</text:p>
          </table:table-cell>
          <table:table-cell office:value-type="float" office:value="25.9494546488859" calcext:value-type="float">
            <text:p>25.9494546488859</text:p>
          </table:table-cell>
          <table:table-cell office:value-type="float" office:value="833.785856" calcext:value-type="float">
            <text:p>833.78585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pollon100</text:p>
          </table:table-cell>
          <table:table-cell office:value-type="float" office:value="100" calcext:value-type="float">
            <text:p>100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array-examples/standard_copy4_ground-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copy5_ground-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copy6_ground-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copy7_ground-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copy8_ground-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copy9_ground-1.yml</text:p>
          </table:table-cell>
          <table:table-cell office:value-type="string" calcext:value-type="string">
            <text:p>coverage-error-call</text:p>
          </table:table-cell>
          <table:table-cell table:number-columns-repeated="63"/>
          <table:table-cell table:style-name="ce2" office:value-type="string" calcext:value-type="string">
            <text:p>true</text:p>
          </table:table-cell>
          <table:table-cell office:value-type="float" office:value="16.450770323" calcext:value-type="float">
            <text:p>16.450770323</text:p>
          </table:table-cell>
          <table:table-cell office:value-type="float" office:value="16.4731213091873" calcext:value-type="float">
            <text:p>16.4731213091873</text:p>
          </table:table-cell>
          <table:table-cell office:value-type="float" office:value="831.647744" calcext:value-type="float">
            <text:p>831.6477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pollon081</text:p>
          </table:table-cell>
          <table:table-cell office:value-type="float" office:value="100" calcext:value-type="float">
            <text:p>100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array-examples/standard_minInArray_ground-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partition_ground-1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running-1.yml</text:p>
          </table:table-cell>
          <table:table-cell office:value-type="string" calcext:value-type="string">
            <text:p>coverage-error-call</text:p>
          </table:table-cell>
          <table:table-cell table:number-columns-repeated="63"/>
          <table:table-cell table:style-name="ce2" office:value-type="string" calcext:value-type="string">
            <text:p>true</text:p>
          </table:table-cell>
          <table:table-cell office:value-type="float" office:value="12.362488961" calcext:value-type="float">
            <text:p>12.362488961</text:p>
          </table:table-cell>
          <table:table-cell office:value-type="float" office:value="12.393359946087" calcext:value-type="float">
            <text:p>12.393359946087</text:p>
          </table:table-cell>
          <table:table-cell office:value-type="float" office:value="424.398848" calcext:value-type="float">
            <text:p>424.398848</text:p>
          </table:table-cell>
          <table:table-cell office:value-type="float" office:value="88.89" calcext:value-type="float">
            <text:p>88.89</text:p>
          </table:table-cell>
          <table:table-cell office:value-type="string" calcext:value-type="string">
            <text:p>apollon102</text:p>
          </table:table-cell>
          <table:table-cell office:value-type="float" office:value="100" calcext:value-type="float">
            <text:p>100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array-industry-pattern/array_ptr_single_elem_init-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industry-pattern/array_single_elem_init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ucercommutativity/rangesum.yml</text:p>
          </table:table-cell>
          <table:table-cell office:value-type="string" calcext:value-type="string">
            <text:p>coverage-error-call</text:p>
          </table:table-cell>
          <table:table-cell table:number-columns-repeated="63"/>
          <table:table-cell table:style-name="ce2" office:value-type="string" calcext:value-type="string">
            <text:p>true</text:p>
          </table:table-cell>
          <table:table-cell office:value-type="float" office:value="0.302593368" calcext:value-type="float">
            <text:p>0.302593368</text:p>
          </table:table-cell>
          <table:table-cell office:value-type="float" office:value="0.377379071898758" calcext:value-type="float">
            <text:p>0.377379071898758</text:p>
          </table:table-cell>
          <table:table-cell office:value-type="float" office:value="16.359424" calcext:value-type="float">
            <text:p>16.359424</text:p>
          </table:table-cell>
          <table:table-cell office:value-type="float" office:value="93.75" calcext:value-type="float">
            <text:p>93.75</text:p>
          </table:table-cell>
          <table:table-cell office:value-type="string" calcext:value-type="string">
            <text:p>apollon046</text:p>
          </table:table-cell>
          <table:table-cell office:value-type="float" office:value="100" calcext:value-type="float">
            <text:p>100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reducercommutativity/rangesum05.yml</text:p>
          </table:table-cell>
          <table:table-cell office:value-type="string" calcext:value-type="string">
            <text:p>coverage-error-call</text:p>
          </table:table-cell>
          <table:table-cell table:number-columns-repeated="63"/>
          <table:table-cell table:style-name="ce2" office:value-type="string" calcext:value-type="string">
            <text:p>true</text:p>
          </table:table-cell>
          <table:table-cell office:value-type="float" office:value="0.142185929" calcext:value-type="float">
            <text:p>0.142185929</text:p>
          </table:table-cell>
          <table:table-cell office:value-type="float" office:value="0.165478299837559" calcext:value-type="float">
            <text:p>0.165478299837559</text:p>
          </table:table-cell>
          <table:table-cell office:value-type="float" office:value="16.171008" calcext:value-type="float">
            <text:p>16.171008</text:p>
          </table:table-cell>
          <table:table-cell office:value-type="float" office:value="78.57" calcext:value-type="float">
            <text:p>78.57</text:p>
          </table:table-cell>
          <table:table-cell office:value-type="string" calcext:value-type="string">
            <text:p>apollon011</text:p>
          </table:table-cell>
          <table:table-cell office:value-type="float" office:value="92.59" calcext:value-type="float">
            <text:p>92.59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reducercommutativity/rangesum10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ucercommutativity/rangesum20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ucercommutativity/rangesum40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ucercommutativity/rangesum60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tiling/mlceu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tiling/skippedu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programs/copysome1-2.yml</text:p>
          </table:table-cell>
          <table:table-cell office:value-type="string" calcext:value-type="string">
            <text:p>coverage-error-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programs/copysome2-2.yml</text:p>
          </table:table-cell>
          <table:table-cell office:value-type="string" calcext:value-type="string">
            <text:p>coverage-error-call</text:p>
          </table:table-cell>
          <table:table-cell table:number-columns-repeated="63"/>
          <table:table-cell table:style-name="ce2" office:value-type="string" calcext:value-type="string">
            <text:p>true</text:p>
          </table:table-cell>
          <table:table-cell office:value-type="float" office:value="26.390068275" calcext:value-type="float">
            <text:p>26.390068275</text:p>
          </table:table-cell>
          <table:table-cell office:value-type="float" office:value="26.4094052410219" calcext:value-type="float">
            <text:p>26.4094052410219</text:p>
          </table:table-cell>
          <table:table-cell office:value-type="float" office:value="2460.680192" calcext:value-type="float">
            <text:p>2460.680192</text:p>
          </table:table-cell>
          <table:table-cell office:value-type="float" office:value="92.86" calcext:value-type="float">
            <text:p>92.86</text:p>
          </table:table-cell>
          <table:table-cell office:value-type="string" calcext:value-type="string">
            <text:p>apollon096</text:p>
          </table:table-cell>
          <table:table-cell office:value-type="float" office:value="94.12" calcext:value-type="float">
            <text:p>94.12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seq-mthreaded/pals_STARTPALS_ActiveStandby.1.ufo.BOUNDED-10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STARTPALS_ActiveStandby.4_1.ufo.BOUNDED-10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STARTPALS_ActiveStandby.4_2.ufo.BOUNDED-10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STARTPALS_ActiveStandby.5.ufo.BOUNDED-10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STARTPALS_ActiveStandby.ufo.BOUNDED-10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STARTPALS_Triplicated.1.ufo.BOUNDED-10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STARTPALS_Triplicated.2.ufo.BOUNDED-10.pals.yml</text:p>
          </table:table-cell>
          <table:table-cell office:value-type="string" calcext:value-type="string">
            <text:p>coverage-branches</text:p>
          </table:table-cell>
          <table:table-cell table:number-columns-repeated="56"/>
          <table:table-cell office:value-type="string" calcext:value-type="string">
            <text:p>unknown</text:p>
          </table:table-cell>
          <table:table-cell office:value-type="float" office:value="1.272588242" calcext:value-type="float">
            <text:p>1.272588242</text:p>
          </table:table-cell>
          <table:table-cell office:value-type="float" office:value="1.50526385591365" calcext:value-type="float">
            <text:p>1.50526385591365</text:p>
          </table:table-cell>
          <table:table-cell office:value-type="float" office:value="16.982016" calcext:value-type="float">
            <text:p>16.982016</text:p>
          </table:table-cell>
          <table:table-cell office:value-type="float" office:value="51.9" calcext:value-type="float">
            <text:p>51.9</text:p>
          </table:table-cell>
          <table:table-cell office:value-type="string" calcext:value-type="string">
            <text:p>apollon021</text:p>
          </table:table-cell>
          <table:table-cell office:value-type="float" office:value="74.82" calcext:value-type="float">
            <text:p>74.8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eq-mthreaded/pals_STARTPALS_Triplicated.ufo.BOUNDED-10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floodmax.3.1.ufo.BOUNDED-6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floodmax.3.2.ufo.BOUNDED-6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floodmax.3.3.ufo.BOUNDED-6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floodmax.3.4.ufo.BOUNDED-6.pals.yml</text:p>
          </table:table-cell>
          <table:table-cell office:value-type="string" calcext:value-type="string">
            <text:p>coverage-branches</text:p>
          </table:table-cell>
          <table:table-cell table:number-columns-repeated="56"/>
          <table:table-cell office:value-type="string" calcext:value-type="string">
            <text:p>unknown</text:p>
          </table:table-cell>
          <table:table-cell office:value-type="float" office:value="1.749460117" calcext:value-type="float">
            <text:p>1.749460117</text:p>
          </table:table-cell>
          <table:table-cell office:value-type="float" office:value="2.09323550388217" calcext:value-type="float">
            <text:p>2.09323550388217</text:p>
          </table:table-cell>
          <table:table-cell office:value-type="float" office:value="17.133568" calcext:value-type="float">
            <text:p>17.133568</text:p>
          </table:table-cell>
          <table:table-cell office:value-type="float" office:value="23.76" calcext:value-type="float">
            <text:p>23.76</text:p>
          </table:table-cell>
          <table:table-cell office:value-type="string" calcext:value-type="string">
            <text:p>apollon016</text:p>
          </table:table-cell>
          <table:table-cell office:value-type="float" office:value="35.21" calcext:value-type="float">
            <text:p>35.2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eq-mthreaded/pals_floodmax.3.ufo.BOUNDED-6.pals.yml</text:p>
          </table:table-cell>
          <table:table-cell office:value-type="string" calcext:value-type="string">
            <text:p>coverage-branches</text:p>
          </table:table-cell>
          <table:table-cell table:number-columns-repeated="56"/>
          <table:table-cell office:value-type="string" calcext:value-type="string">
            <text:p>unknown</text:p>
          </table:table-cell>
          <table:table-cell office:value-type="float" office:value="1.780746431" calcext:value-type="float">
            <text:p>1.780746431</text:p>
          </table:table-cell>
          <table:table-cell office:value-type="float" office:value="2.13336734310724" calcext:value-type="float">
            <text:p>2.13336734310724</text:p>
          </table:table-cell>
          <table:table-cell office:value-type="float" office:value="17.08032" calcext:value-type="float">
            <text:p>17.08032</text:p>
          </table:table-cell>
          <table:table-cell office:value-type="float" office:value="23.76" calcext:value-type="float">
            <text:p>23.76</text:p>
          </table:table-cell>
          <table:table-cell office:value-type="string" calcext:value-type="string">
            <text:p>apollon059</text:p>
          </table:table-cell>
          <table:table-cell office:value-type="float" office:value="35.21" calcext:value-type="float">
            <text:p>35.2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eq-mthreaded/pals_floodmax.4.1.ufo.BOUNDED-8.pals.yml</text:p>
          </table:table-cell>
          <table:table-cell office:value-type="string" calcext:value-type="string">
            <text:p>coverage-branches</text:p>
          </table:table-cell>
          <table:table-cell table:number-columns-repeated="56"/>
          <table:table-cell office:value-type="string" calcext:value-type="string">
            <text:p>unknown</text:p>
          </table:table-cell>
          <table:table-cell office:value-type="float" office:value="2.1034247" calcext:value-type="float">
            <text:p>2.1034247</text:p>
          </table:table-cell>
          <table:table-cell office:value-type="float" office:value="2.44551601703279" calcext:value-type="float">
            <text:p>2.44551601703279</text:p>
          </table:table-cell>
          <table:table-cell office:value-type="float" office:value="20.017152" calcext:value-type="float">
            <text:p>20.017152</text:p>
          </table:table-cell>
          <table:table-cell office:value-type="float" office:value="46.06" calcext:value-type="float">
            <text:p>46.06</text:p>
          </table:table-cell>
          <table:table-cell office:value-type="string" calcext:value-type="string">
            <text:p>apollon078</text:p>
          </table:table-cell>
          <table:table-cell office:value-type="float" office:value="54.06" calcext:value-type="float">
            <text:p>54.0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eq-mthreaded/pals_floodmax.4.2.ufo.BOUNDED-8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floodmax.4.3.ufo.BOUNDED-8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floodmax.4.4.ufo.BOUNDED-8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floodmax.4.ufo.BOUNDED-8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floodmax.5.1.ufo.BOUNDED-10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floodmax.5.2.ufo.BOUNDED-10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floodmax.5.3.ufo.BOUNDED-10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floodmax.5.4.ufo.BOUNDED-10.pals.yml</text:p>
          </table:table-cell>
          <table:table-cell office:value-type="string" calcext:value-type="string">
            <text:p>coverage-branches</text:p>
          </table:table-cell>
          <table:table-cell table:number-columns-repeated="56"/>
          <table:table-cell office:value-type="string" calcext:value-type="string">
            <text:p>unknown</text:p>
          </table:table-cell>
          <table:table-cell office:value-type="float" office:value="1.884948678" calcext:value-type="float">
            <text:p>1.884948678</text:p>
          </table:table-cell>
          <table:table-cell office:value-type="float" office:value="2.07281410787255" calcext:value-type="float">
            <text:p>2.07281410787255</text:p>
          </table:table-cell>
          <table:table-cell office:value-type="float" office:value="27.045888" calcext:value-type="float">
            <text:p>27.045888</text:p>
          </table:table-cell>
          <table:table-cell office:value-type="float" office:value="51.3" calcext:value-type="float">
            <text:p>51.3</text:p>
          </table:table-cell>
          <table:table-cell office:value-type="string" calcext:value-type="string">
            <text:p>apollon109</text:p>
          </table:table-cell>
          <table:table-cell office:value-type="float" office:value="59.4" calcext:value-type="float">
            <text:p>59.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eq-mthreaded/pals_floodmax.5.ufo.BOUNDED-10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-var-start-time.3.1.ufo.BOUNDED-6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-var-start-time.3.2.ufo.BOUNDED-6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-var-start-time.3.ufo.BOUNDED-6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-var-start-time.4.1.ufo.BOUNDED-8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-var-start-time.4.2.ufo.BOUNDED-8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-var-start-time.4.ufo.BOUNDED-8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-var-start-time.5.1.ufo.BOUNDED-10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-var-start-time.5.2.ufo.BOUNDED-10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-var-start-time.5.ufo.BOUNDED-10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-var-start-time.6.1.ufo.BOUNDED-12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-var-start-time.6.2.ufo.BOUNDED-12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-var-start-time.6.ufo.BOUNDED-12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.3.1.ufo.BOUNDED-6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.3.ufo.BOUNDED-6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.4.1.ufo.BOUNDED-8.pals.yml</text:p>
          </table:table-cell>
          <table:table-cell office:value-type="string" calcext:value-type="string">
            <text:p>coverage-branches</text:p>
          </table:table-cell>
          <table:table-cell table:number-columns-repeated="56"/>
          <table:table-cell office:value-type="string" calcext:value-type="string">
            <text:p>unknown</text:p>
          </table:table-cell>
          <table:table-cell office:value-type="float" office:value="1.493610902" calcext:value-type="float">
            <text:p>1.493610902</text:p>
          </table:table-cell>
          <table:table-cell office:value-type="float" office:value="1.841391060967" calcext:value-type="float">
            <text:p>1.841391060967</text:p>
          </table:table-cell>
          <table:table-cell office:value-type="float" office:value="16.719872" calcext:value-type="float">
            <text:p>16.719872</text:p>
          </table:table-cell>
          <table:table-cell office:value-type="float" office:value="29.63" calcext:value-type="float">
            <text:p>29.63</text:p>
          </table:table-cell>
          <table:table-cell office:value-type="string" calcext:value-type="string">
            <text:p>apollon087</text:p>
          </table:table-cell>
          <table:table-cell office:value-type="float" office:value="32.56" calcext:value-type="float">
            <text:p>32.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eq-mthreaded/pals_lcr.4.ufo.BOUNDED-8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.5.1.ufo.BOUNDED-10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.5.ufo.BOUNDED-10.pals.yml</text:p>
          </table:table-cell>
          <table:table-cell office:value-type="string" calcext:value-type="string">
            <text:p>coverage-branches</text:p>
          </table:table-cell>
          <table:table-cell table:number-columns-repeated="56"/>
          <table:table-cell office:value-type="string" calcext:value-type="string">
            <text:p>unknown</text:p>
          </table:table-cell>
          <table:table-cell office:value-type="float" office:value="1.442924504" calcext:value-type="float">
            <text:p>1.442924504</text:p>
          </table:table-cell>
          <table:table-cell office:value-type="float" office:value="1.72943710093386" calcext:value-type="float">
            <text:p>1.72943710093386</text:p>
          </table:table-cell>
          <table:table-cell office:value-type="float" office:value="16.781312" calcext:value-type="float">
            <text:p>16.781312</text:p>
          </table:table-cell>
          <table:table-cell office:value-type="float" office:value="33.09" calcext:value-type="float">
            <text:p>33.09</text:p>
          </table:table-cell>
          <table:table-cell office:value-type="string" calcext:value-type="string">
            <text:p>apollon095</text:p>
          </table:table-cell>
          <table:table-cell office:value-type="float" office:value="34.76" calcext:value-type="float">
            <text:p>34.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eq-mthreaded/pals_lcr.6.1.ufo.BOUNDED-12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.6.ufo.BOUNDED-12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.7.1.ufo.BOUNDED-14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.7.ufo.BOUNDED-14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.8.1.ufo.BOUNDED-16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lcr.8.ufo.BOUNDED-16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opt-floodmax.3.1.ufo.BOUNDED-6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opt-floodmax.3.2.ufo.BOUNDED-6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opt-floodmax.3.3.ufo.BOUNDED-6.pals.yml</text:p>
          </table:table-cell>
          <table:table-cell office:value-type="string" calcext:value-type="string">
            <text:p>coverage-branches</text:p>
          </table:table-cell>
          <table:table-cell table:number-columns-repeated="56"/>
          <table:table-cell office:value-type="string" calcext:value-type="string">
            <text:p>unknown</text:p>
          </table:table-cell>
          <table:table-cell office:value-type="float" office:value="1.805479517" calcext:value-type="float">
            <text:p>1.805479517</text:p>
          </table:table-cell>
          <table:table-cell office:value-type="float" office:value="2.14939708681777" calcext:value-type="float">
            <text:p>2.14939708681777</text:p>
          </table:table-cell>
          <table:table-cell office:value-type="float" office:value="17.281024" calcext:value-type="float">
            <text:p>17.281024</text:p>
          </table:table-cell>
          <table:table-cell office:value-type="float" office:value="23.18" calcext:value-type="float">
            <text:p>23.18</text:p>
          </table:table-cell>
          <table:table-cell office:value-type="string" calcext:value-type="string">
            <text:p>apollon059</text:p>
          </table:table-cell>
          <table:table-cell office:value-type="float" office:value="34.08" calcext:value-type="float">
            <text:p>34.0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eq-mthreaded/pals_opt-floodmax.3.4.ufo.BOUNDED-6.pals.yml</text:p>
          </table:table-cell>
          <table:table-cell office:value-type="string" calcext:value-type="string">
            <text:p>coverage-branches</text:p>
          </table:table-cell>
          <table:table-cell table:number-columns-repeated="56"/>
          <table:table-cell office:value-type="string" calcext:value-type="string">
            <text:p>unknown</text:p>
          </table:table-cell>
          <table:table-cell office:value-type="float" office:value="1.664646815" calcext:value-type="float">
            <text:p>1.664646815</text:p>
          </table:table-cell>
          <table:table-cell office:value-type="float" office:value="1.96937375795096" calcext:value-type="float">
            <text:p>1.96937375795096</text:p>
          </table:table-cell>
          <table:table-cell office:value-type="float" office:value="17.16224" calcext:value-type="float">
            <text:p>17.16224</text:p>
          </table:table-cell>
          <table:table-cell office:value-type="float" office:value="23.64" calcext:value-type="float">
            <text:p>23.64</text:p>
          </table:table-cell>
          <table:table-cell office:value-type="string" calcext:value-type="string">
            <text:p>apollon010</text:p>
          </table:table-cell>
          <table:table-cell office:value-type="float" office:value="34.41" calcext:value-type="float">
            <text:p>34.4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eq-mthreaded/pals_opt-floodmax.3.ufo.BOUNDED-6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opt-floodmax.4.1.ufo.BOUNDED-8.pals.yml</text:p>
          </table:table-cell>
          <table:table-cell office:value-type="string" calcext:value-type="string">
            <text:p>coverage-branches</text:p>
          </table:table-cell>
          <table:table-cell table:number-columns-repeated="56"/>
          <table:table-cell office:value-type="string" calcext:value-type="string">
            <text:p>unknown</text:p>
          </table:table-cell>
          <table:table-cell office:value-type="float" office:value="2.13527775" calcext:value-type="float">
            <text:p>2.13527775</text:p>
          </table:table-cell>
          <table:table-cell office:value-type="float" office:value="2.46953375102021" calcext:value-type="float">
            <text:p>2.46953375102021</text:p>
          </table:table-cell>
          <table:table-cell office:value-type="float" office:value="20.307968" calcext:value-type="float">
            <text:p>20.307968</text:p>
          </table:table-cell>
          <table:table-cell office:value-type="float" office:value="41.05" calcext:value-type="float">
            <text:p>41.05</text:p>
          </table:table-cell>
          <table:table-cell office:value-type="string" calcext:value-type="string">
            <text:p>apollon087</text:p>
          </table:table-cell>
          <table:table-cell office:value-type="float" office:value="49.64" calcext:value-type="float">
            <text:p>49.6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eq-mthreaded/pals_opt-floodmax.4.2.ufo.BOUNDED-8.pals.yml</text:p>
          </table:table-cell>
          <table:table-cell office:value-type="string" calcext:value-type="string">
            <text:p>coverage-branches</text:p>
          </table:table-cell>
          <table:table-cell table:number-columns-repeated="56"/>
          <table:table-cell office:value-type="string" calcext:value-type="string">
            <text:p>unknown</text:p>
          </table:table-cell>
          <table:table-cell office:value-type="float" office:value="1.950002568" calcext:value-type="float">
            <text:p>1.950002568</text:p>
          </table:table-cell>
          <table:table-cell office:value-type="float" office:value="2.23741232603788" calcext:value-type="float">
            <text:p>2.23741232603788</text:p>
          </table:table-cell>
          <table:table-cell office:value-type="float" office:value="20.443136" calcext:value-type="float">
            <text:p>20.443136</text:p>
          </table:table-cell>
          <table:table-cell office:value-type="float" office:value="35.87" calcext:value-type="float">
            <text:p>35.87</text:p>
          </table:table-cell>
          <table:table-cell office:value-type="string" calcext:value-type="string">
            <text:p>apollon098</text:p>
          </table:table-cell>
          <table:table-cell office:value-type="float" office:value="45.49" calcext:value-type="float">
            <text:p>45.4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eq-mthreaded/pals_opt-floodmax.4.3.ufo.BOUNDED-8.pals.yml</text:p>
          </table:table-cell>
          <table:table-cell office:value-type="string" calcext:value-type="string">
            <text:p>coverage-branches</text:p>
          </table:table-cell>
          <table:table-cell table:number-columns-repeated="56"/>
          <table:table-cell office:value-type="string" calcext:value-type="string">
            <text:p>unknown</text:p>
          </table:table-cell>
          <table:table-cell office:value-type="float" office:value="2.244316655" calcext:value-type="float">
            <text:p>2.244316655</text:p>
          </table:table-cell>
          <table:table-cell office:value-type="float" office:value="2.58535172091797" calcext:value-type="float">
            <text:p>2.58535172091797</text:p>
          </table:table-cell>
          <table:table-cell office:value-type="float" office:value="20.426752" calcext:value-type="float">
            <text:p>20.426752</text:p>
          </table:table-cell>
          <table:table-cell office:value-type="float" office:value="37.55" calcext:value-type="float">
            <text:p>37.55</text:p>
          </table:table-cell>
          <table:table-cell office:value-type="string" calcext:value-type="string">
            <text:p>apollon010</text:p>
          </table:table-cell>
          <table:table-cell office:value-type="float" office:value="46.74" calcext:value-type="float">
            <text:p>46.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eq-mthreaded/pals_opt-floodmax.4.4.ufo.BOUNDED-8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opt-floodmax.4.ufo.BOUNDED-8.pals.yml</text:p>
          </table:table-cell>
          <table:table-cell office:value-type="string" calcext:value-type="string">
            <text:p>coverage-branches</text:p>
          </table:table-cell>
          <table:table-cell table:number-columns-repeated="56"/>
          <table:table-cell office:value-type="string" calcext:value-type="string">
            <text:p>unknown</text:p>
          </table:table-cell>
          <table:table-cell office:value-type="float" office:value="2.252227058" calcext:value-type="float">
            <text:p>2.252227058</text:p>
          </table:table-cell>
          <table:table-cell office:value-type="float" office:value="2.60135501110926" calcext:value-type="float">
            <text:p>2.60135501110926</text:p>
          </table:table-cell>
          <table:table-cell office:value-type="float" office:value="20.508672" calcext:value-type="float">
            <text:p>20.508672</text:p>
          </table:table-cell>
          <table:table-cell office:value-type="float" office:value="38.66" calcext:value-type="float">
            <text:p>38.66</text:p>
          </table:table-cell>
          <table:table-cell office:value-type="string" calcext:value-type="string">
            <text:p>apollon103</text:p>
          </table:table-cell>
          <table:table-cell office:value-type="float" office:value="47.57" calcext:value-type="float">
            <text:p>47.57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eq-mthreaded/pals_opt-floodmax.5.1.ufo.BOUNDED-10.pals.yml</text:p>
          </table:table-cell>
          <table:table-cell office:value-type="string" calcext:value-type="string">
            <text:p>coverage-branches</text:p>
          </table:table-cell>
          <table:table-cell table:number-columns-repeated="56"/>
          <table:table-cell office:value-type="string" calcext:value-type="string">
            <text:p>unknown</text:p>
          </table:table-cell>
          <table:table-cell office:value-type="float" office:value="1.514797646" calcext:value-type="float">
            <text:p>1.514797646</text:p>
          </table:table-cell>
          <table:table-cell office:value-type="float" office:value="1.6854010198731" calcext:value-type="float">
            <text:p>1.6854010198731</text:p>
          </table:table-cell>
          <table:table-cell office:value-type="float" office:value="26.95168" calcext:value-type="float">
            <text:p>26.95168</text:p>
          </table:table-cell>
          <table:table-cell office:value-type="float" office:value="48.15" calcext:value-type="float">
            <text:p>48.15</text:p>
          </table:table-cell>
          <table:table-cell office:value-type="string" calcext:value-type="string">
            <text:p>apollon011</text:p>
          </table:table-cell>
          <table:table-cell office:value-type="float" office:value="56.71" calcext:value-type="float">
            <text:p>56.7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eq-mthreaded/pals_opt-floodmax.5.2.ufo.BOUNDED-10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opt-floodmax.5.3.ufo.BOUNDED-10.pals.yml</text:p>
          </table:table-cell>
          <table:table-cell office:value-type="string" calcext:value-type="string">
            <text:p>coverage-branches</text:p>
          </table:table-cell>
          <table:table-cell table:number-columns-repeated="56"/>
          <table:table-cell office:value-type="string" calcext:value-type="string">
            <text:p>unknown</text:p>
          </table:table-cell>
          <table:table-cell office:value-type="float" office:value="1.708706312" calcext:value-type="float">
            <text:p>1.708706312</text:p>
          </table:table-cell>
          <table:table-cell office:value-type="float" office:value="1.87734655104578" calcext:value-type="float">
            <text:p>1.87734655104578</text:p>
          </table:table-cell>
          <table:table-cell office:value-type="float" office:value="27.471872" calcext:value-type="float">
            <text:p>27.471872</text:p>
          </table:table-cell>
          <table:table-cell office:value-type="float" office:value="45.94" calcext:value-type="float">
            <text:p>45.94</text:p>
          </table:table-cell>
          <table:table-cell office:value-type="string" calcext:value-type="string">
            <text:p>apollon014</text:p>
          </table:table-cell>
          <table:table-cell office:value-type="float" office:value="54.82" calcext:value-type="float">
            <text:p>54.8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eq-mthreaded/pals_opt-floodmax.5.4.ufo.BOUNDED-10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mthreaded/pals_opt-floodmax.5.ufo.BOUNDED-10.pal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pthread/cs_dekker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pthread/cs_fib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pthread/cs_fib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pthread/cs_fib_longer-1.yml</text:p>
          </table:table-cell>
          <table:table-cell office:value-type="string" calcext:value-type="string">
            <text:p>coverage-branches</text:p>
          </table:table-cell>
          <table:table-cell table:number-columns-repeated="56"/>
          <table:table-cell office:value-type="string" calcext:value-type="string">
            <text:p>unknown</text:p>
          </table:table-cell>
          <table:table-cell office:value-type="float" office:value="0.305856075" calcext:value-type="float">
            <text:p>0.305856075</text:p>
          </table:table-cell>
          <table:table-cell office:value-type="float" office:value="0.341090380912647" calcext:value-type="float">
            <text:p>0.341090380912647</text:p>
          </table:table-cell>
          <table:table-cell office:value-type="float" office:value="18.173952" calcext:value-type="float">
            <text:p>18.173952</text:p>
          </table:table-cell>
          <table:table-cell office:value-type="float" office:value="35.42" calcext:value-type="float">
            <text:p>35.42</text:p>
          </table:table-cell>
          <table:table-cell office:value-type="string" calcext:value-type="string">
            <text:p>apollon077</text:p>
          </table:table-cell>
          <table:table-cell office:value-type="float" office:value="51.01" calcext:value-type="float">
            <text:p>51.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eq-pthread/cs_fib_longer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pthread/cs_lamport.yml</text:p>
          </table:table-cell>
          <table:table-cell office:value-type="string" calcext:value-type="string">
            <text:p>coverage-branches</text:p>
          </table:table-cell>
          <table:table-cell table:number-columns-repeated="56"/>
          <table:table-cell office:value-type="string" calcext:value-type="string">
            <text:p>unknown</text:p>
          </table:table-cell>
          <table:table-cell office:value-type="float" office:value="0.432505208" calcext:value-type="float">
            <text:p>0.432505208</text:p>
          </table:table-cell>
          <table:table-cell office:value-type="float" office:value="0.489524975186214" calcext:value-type="float">
            <text:p>0.489524975186214</text:p>
          </table:table-cell>
          <table:table-cell office:value-type="float" office:value="18.296832" calcext:value-type="float">
            <text:p>18.296832</text:p>
          </table:table-cell>
          <table:table-cell office:value-type="float" office:value="28.77" calcext:value-type="float">
            <text:p>28.77</text:p>
          </table:table-cell>
          <table:table-cell office:value-type="string" calcext:value-type="string">
            <text:p>apollon137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eq-pthread/cs_lazy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pthread/cs_peterson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pthread/cs_queue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pthread/cs_queue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pthread/cs_read_write_lock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pthread/cs_read_write_lock-2.yml</text:p>
          </table:table-cell>
          <table:table-cell office:value-type="string" calcext:value-type="string">
            <text:p>coverage-branches</text:p>
          </table:table-cell>
          <table:table-cell table:number-columns-repeated="56"/>
          <table:table-cell office:value-type="string" calcext:value-type="string">
            <text:p>unknown</text:p>
          </table:table-cell>
          <table:table-cell office:value-type="float" office:value="1.196062011" calcext:value-type="float">
            <text:p>1.196062011</text:p>
          </table:table-cell>
          <table:table-cell office:value-type="float" office:value="1.43741291295737" calcext:value-type="float">
            <text:p>1.43741291295737</text:p>
          </table:table-cell>
          <table:table-cell office:value-type="float" office:value="17.461248" calcext:value-type="float">
            <text:p>17.461248</text:p>
          </table:table-cell>
          <table:table-cell office:value-type="float" office:value="52.54" calcext:value-type="float">
            <text:p>52.54</text:p>
          </table:table-cell>
          <table:table-cell office:value-type="string" calcext:value-type="string">
            <text:p>apollon010</text:p>
          </table:table-cell>
          <table:table-cell office:value-type="float" office:value="59.71" calcext:value-type="float">
            <text:p>59.7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eq-pthread/cs_stack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pthread/cs_stack-2.yml</text:p>
          </table:table-cell>
          <table:table-cell office:value-type="string" calcext:value-type="string">
            <text:p>coverage-branches</text:p>
          </table:table-cell>
          <table:table-cell table:number-columns-repeated="56"/>
          <table:table-cell office:value-type="string" calcext:value-type="string">
            <text:p>unknown</text:p>
          </table:table-cell>
          <table:table-cell office:value-type="float" office:value="2.599591716" calcext:value-type="float">
            <text:p>2.599591716</text:p>
          </table:table-cell>
          <table:table-cell office:value-type="float" office:value="2.89350594789721" calcext:value-type="float">
            <text:p>2.89350594789721</text:p>
          </table:table-cell>
          <table:table-cell office:value-type="float" office:value="18.423808" calcext:value-type="float">
            <text:p>18.423808</text:p>
          </table:table-cell>
          <table:table-cell office:value-type="float" office:value="46.15" calcext:value-type="float">
            <text:p>46.15</text:p>
          </table:table-cell>
          <table:table-cell office:value-type="string" calcext:value-type="string">
            <text:p>apollon106</text:p>
          </table:table-cell>
          <table:table-cell office:value-type="float" office:value="60.7" calcext:value-type="float">
            <text:p>60.7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eq-pthread/cs_stateful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pthread/cs_stateful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pthread/cs_sync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-pthread/cs_szymanski.yml</text:p>
          </table:table-cell>
          <table:table-cell office:value-type="string" calcext:value-type="string">
            <text:p>coverage-branches</text:p>
          </table:table-cell>
          <table:table-cell table:number-columns-repeated="56"/>
          <table:table-cell office:value-type="string" calcext:value-type="string">
            <text:p>unknown</text:p>
          </table:table-cell>
          <table:table-cell office:value-type="float" office:value="0.489994203" calcext:value-type="float">
            <text:p>0.489994203</text:p>
          </table:table-cell>
          <table:table-cell office:value-type="float" office:value="0.565480365883559" calcext:value-type="float">
            <text:p>0.565480365883559</text:p>
          </table:table-cell>
          <table:table-cell office:value-type="float" office:value="17.883136" calcext:value-type="float">
            <text:p>17.883136</text:p>
          </table:table-cell>
          <table:table-cell office:value-type="float" office:value="38.64" calcext:value-type="float">
            <text:p>38.64</text:p>
          </table:table-cell>
          <table:table-cell office:value-type="string" calcext:value-type="string">
            <text:p>apollon073</text:p>
          </table:table-cell>
          <table:table-cell office:value-type="float" office:value="54.7" calcext:value-type="float">
            <text:p>54.7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eq-pthread/cs_time_var_mutex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ive/Ackermann01-2.yml</text:p>
          </table:table-cell>
          <table:table-cell office:value-type="string" calcext:value-type="string">
            <text:p>coverage-branches</text:p>
          </table:table-cell>
          <table:table-cell table:number-columns-repeated="49"/>
          <table:table-cell office:value-type="string" calcext:value-type="string">
            <text:p>unknown</text:p>
          </table:table-cell>
          <table:table-cell office:value-type="float" office:value="1.287652241" calcext:value-type="float">
            <text:p>1.287652241</text:p>
          </table:table-cell>
          <table:table-cell office:value-type="float" office:value="1.60522014810704" calcext:value-type="float">
            <text:p>1.60522014810704</text:p>
          </table:table-cell>
          <table:table-cell office:value-type="float" office:value="16.474112" calcext:value-type="float">
            <text:p>16.474112</text:p>
          </table:table-cell>
          <table:table-cell office:value-type="float" office:value="83.33" calcext:value-type="float">
            <text:p>83.33</text:p>
          </table:table-cell>
          <table:table-cell office:value-type="string" calcext:value-type="string">
            <text:p>apollon122</text:p>
          </table:table-cell>
          <table:table-cell office:value-type="float" office:value="94.12" calcext:value-type="float">
            <text:p>94.12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recursive/Ackermann02.yml</text:p>
          </table:table-cell>
          <table:table-cell office:value-type="string" calcext:value-type="string">
            <text:p>coverage-branches</text:p>
          </table:table-cell>
          <table:table-cell table:number-columns-repeated="49"/>
          <table:table-cell table:style-name="ce2" office:value-type="string" calcext:value-type="string">
            <text:p>true</text:p>
          </table:table-cell>
          <table:table-cell office:value-type="float" office:value="5.037074457" calcext:value-type="float">
            <text:p>5.037074457</text:p>
          </table:table-cell>
          <table:table-cell office:value-type="float" office:value="5.22524672886357" calcext:value-type="float">
            <text:p>5.22524672886357</text:p>
          </table:table-cell>
          <table:table-cell office:value-type="float" office:value="16.252928" calcext:value-type="float">
            <text:p>16.2529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pollon015</text:p>
          </table:table-cell>
          <table:table-cell office:value-type="float" office:value="100" calcext:value-type="float">
            <text:p>100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recursive/Ackermann0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ive/Ackermann04.yml</text:p>
          </table:table-cell>
          <table:table-cell office:value-type="string" calcext:value-type="string">
            <text:p>coverage-branches</text:p>
          </table:table-cell>
          <table:table-cell table:number-columns-repeated="49"/>
          <table:table-cell office:value-type="string" calcext:value-type="string">
            <text:p>unknown</text:p>
          </table:table-cell>
          <table:table-cell office:value-type="float" office:value="4.987226565" calcext:value-type="float">
            <text:p>4.987226565</text:p>
          </table:table-cell>
          <table:table-cell office:value-type="float" office:value="5.17302670003846" calcext:value-type="float">
            <text:p>5.17302670003846</text:p>
          </table:table-cell>
          <table:table-cell office:value-type="float" office:value="16.252928" calcext:value-type="float">
            <text:p>16.252928</text:p>
          </table:table-cell>
          <table:table-cell office:value-type="float" office:value="94.44" calcext:value-type="float">
            <text:p>94.44</text:p>
          </table:table-cell>
          <table:table-cell office:value-type="string" calcext:value-type="string">
            <text:p>apollon077</text:p>
          </table:table-cell>
          <table:table-cell office:value-type="float" office:value="94.12" calcext:value-type="float">
            <text:p>94.12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recursive/Addition01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ive/Addition02.yml</text:p>
          </table:table-cell>
          <table:table-cell office:value-type="string" calcext:value-type="string">
            <text:p>coverage-branches</text:p>
          </table:table-cell>
          <table:table-cell table:number-columns-repeated="49"/>
          <table:table-cell table:style-name="ce2" office:value-type="string" calcext:value-type="string">
            <text:p>true</text:p>
          </table:table-cell>
          <table:table-cell office:value-type="float" office:value="0.776357503" calcext:value-type="float">
            <text:p>0.776357503</text:p>
          </table:table-cell>
          <table:table-cell office:value-type="float" office:value="0.981419761897996" calcext:value-type="float">
            <text:p>0.981419761897996</text:p>
          </table:table-cell>
          <table:table-cell office:value-type="float" office:value="18.010112" calcext:value-type="float">
            <text:p>18.010112</text:p>
          </table:table-cell>
          <table:table-cell office:value-type="float" office:value="81.25" calcext:value-type="float">
            <text:p>81.25</text:p>
          </table:table-cell>
          <table:table-cell office:value-type="string" calcext:value-type="string">
            <text:p>apollon015</text:p>
          </table:table-cell>
          <table:table-cell office:value-type="float" office:value="84.21" calcext:value-type="float">
            <text:p>84.21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recursive/Addition03-1.yml</text:p>
          </table:table-cell>
          <table:table-cell office:value-type="string" calcext:value-type="string">
            <text:p>coverage-branches</text:p>
          </table:table-cell>
          <table:table-cell table:number-columns-repeated="49"/>
          <table:table-cell office:value-type="string" calcext:value-type="string">
            <text:p>unknown</text:p>
          </table:table-cell>
          <table:table-cell office:value-type="float" office:value="0.332756675" calcext:value-type="float">
            <text:p>0.332756675</text:p>
          </table:table-cell>
          <table:table-cell office:value-type="float" office:value="0.409437793074176" calcext:value-type="float">
            <text:p>0.409437793074176</text:p>
          </table:table-cell>
          <table:table-cell office:value-type="float" office:value="16.228352" calcext:value-type="float">
            <text:p>16.22835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pollon014</text:p>
          </table:table-cell>
          <table:table-cell office:value-type="float" office:value="73.33" calcext:value-type="float">
            <text:p>73.33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recursive/BallRajamani-SPIN2000-Fig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ive/EvenOdd01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ive/EvenOdd0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ive/Fibonacci01-1.yml</text:p>
          </table:table-cell>
          <table:table-cell office:value-type="string" calcext:value-type="string">
            <text:p>coverage-branches</text:p>
          </table:table-cell>
          <table:table-cell table:number-columns-repeated="49"/>
          <table:table-cell office:value-type="string" calcext:value-type="string">
            <text:p>unknown</text:p>
          </table:table-cell>
          <table:table-cell office:value-type="float" office:value="0.546254241" calcext:value-type="float">
            <text:p>0.546254241</text:p>
          </table:table-cell>
          <table:table-cell office:value-type="float" office:value="0.597347074886784" calcext:value-type="float">
            <text:p>0.597347074886784</text:p>
          </table:table-cell>
          <table:table-cell office:value-type="float" office:value="16.236544" calcext:value-type="float">
            <text:p>16.23654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pollon019</text:p>
          </table:table-cell>
          <table:table-cell office:value-type="float" office:value="92.86" calcext:value-type="float">
            <text:p>92.86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recursive/Fibonacci03.yml</text:p>
          </table:table-cell>
          <table:table-cell office:value-type="string" calcext:value-type="string">
            <text:p>coverage-branches</text:p>
          </table:table-cell>
          <table:table-cell table:number-columns-repeated="49"/>
          <table:table-cell office:value-type="string" calcext:value-type="string">
            <text:p>unknown</text:p>
          </table:table-cell>
          <table:table-cell office:value-type="float" office:value="0.591737335" calcext:value-type="float">
            <text:p>0.591737335</text:p>
          </table:table-cell>
          <table:table-cell office:value-type="float" office:value="0.6731229161378" calcext:value-type="float">
            <text:p>0.6731229161378</text:p>
          </table:table-cell>
          <table:table-cell office:value-type="float" office:value="16.224256" calcext:value-type="float">
            <text:p>16.22425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pollon122</text:p>
          </table:table-cell>
          <table:table-cell office:value-type="float" office:value="92.86" calcext:value-type="float">
            <text:p>92.86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recursive/Fibonacci0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ive/Fibonacci0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ive/McCarthy91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ive/McCarthy91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ive/MultCommutative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ive/gcd01-1.yml</text:p>
          </table:table-cell>
          <table:table-cell office:value-type="string" calcext:value-type="string">
            <text:p>coverage-branches</text:p>
          </table:table-cell>
          <table:table-cell table:number-columns-repeated="49"/>
          <table:table-cell office:value-type="string" calcext:value-type="string">
            <text:p>unknown</text:p>
          </table:table-cell>
          <table:table-cell office:value-type="float" office:value="0.345746784" calcext:value-type="float">
            <text:p>0.345746784</text:p>
          </table:table-cell>
          <table:table-cell office:value-type="float" office:value="0.433425772935152" calcext:value-type="float">
            <text:p>0.433425772935152</text:p>
          </table:table-cell>
          <table:table-cell office:value-type="float" office:value="18.599936" calcext:value-type="float">
            <text:p>18.599936</text:p>
          </table:table-cell>
          <table:table-cell office:value-type="float" office:value="61.11" calcext:value-type="float">
            <text:p>61.11</text:p>
          </table:table-cell>
          <table:table-cell office:value-type="string" calcext:value-type="string">
            <text:p>apollon118</text:p>
          </table:table-cell>
          <table:table-cell office:value-type="float" office:value="89.47" calcext:value-type="float">
            <text:p>89.47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recursive/gcd0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ive/recHanoi01.yml</text:p>
          </table:table-cell>
          <table:table-cell office:value-type="string" calcext:value-type="string">
            <text:p>coverage-branches</text:p>
          </table:table-cell>
          <table:table-cell table:number-columns-repeated="49"/>
          <table:table-cell office:value-type="string" calcext:value-type="string">
            <text:p>unknown</text:p>
          </table:table-cell>
          <table:table-cell office:value-type="float" office:value="0.429635175" calcext:value-type="float">
            <text:p>0.429635175</text:p>
          </table:table-cell>
          <table:table-cell office:value-type="float" office:value="0.513253435026854" calcext:value-type="float">
            <text:p>0.513253435026854</text:p>
          </table:table-cell>
          <table:table-cell office:value-type="float" office:value="16.195584" calcext:value-type="float">
            <text:p>16.19558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pollon101</text:p>
          </table:table-cell>
          <table:table-cell office:value-type="float" office:value="95" calcext:value-type="float">
            <text:p>95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recursive/recHanoi02-2.yml</text:p>
          </table:table-cell>
          <table:table-cell office:value-type="string" calcext:value-type="string">
            <text:p>coverage-branches</text:p>
          </table:table-cell>
          <table:table-cell table:number-columns-repeated="49"/>
          <table:table-cell office:value-type="string" calcext:value-type="string">
            <text:p>unknown</text:p>
          </table:table-cell>
          <table:table-cell office:value-type="float" office:value="1.017364325" calcext:value-type="float">
            <text:p>1.017364325</text:p>
          </table:table-cell>
          <table:table-cell office:value-type="float" office:value="1.29339454509318" calcext:value-type="float">
            <text:p>1.29339454509318</text:p>
          </table:table-cell>
          <table:table-cell office:value-type="float" office:value="16.396288" calcext:value-type="float">
            <text:p>16.396288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apollon045</text:p>
          </table:table-cell>
          <table:table-cell office:value-type="float" office:value="91.67" calcext:value-type="float">
            <text:p>91.67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recursive/recHanoi03-2.yml</text:p>
          </table:table-cell>
          <table:table-cell office:value-type="string" calcext:value-type="string">
            <text:p>coverage-branches</text:p>
          </table:table-cell>
          <table:table-cell table:number-columns-repeated="49"/>
          <table:table-cell office:value-type="string" calcext:value-type="string">
            <text:p>unknown</text:p>
          </table:table-cell>
          <table:table-cell office:value-type="float" office:value="1.262428478" calcext:value-type="float">
            <text:p>1.262428478</text:p>
          </table:table-cell>
          <table:table-cell office:value-type="float" office:value="1.55293421586975" calcext:value-type="float">
            <text:p>1.55293421586975</text:p>
          </table:table-cell>
          <table:table-cell office:value-type="float" office:value="16.420864" calcext:value-type="float">
            <text:p>16.420864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apollon024</text:p>
          </table:table-cell>
          <table:table-cell office:value-type="float" office:value="91.67" calcext:value-type="float">
            <text:p>91.67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recursive-simple/id2_b2_o3.yml</text:p>
          </table:table-cell>
          <table:table-cell office:value-type="string" calcext:value-type="string">
            <text:p>coverage-branches</text:p>
          </table:table-cell>
          <table:table-cell table:number-columns-repeated="49"/>
          <table:table-cell office:value-type="string" calcext:value-type="string">
            <text:p>unknown</text:p>
          </table:table-cell>
          <table:table-cell office:value-type="float" office:value="0.748062183" calcext:value-type="float">
            <text:p>0.748062183</text:p>
          </table:table-cell>
          <table:table-cell office:value-type="float" office:value="0.961526485159993" calcext:value-type="float">
            <text:p>0.961526485159993</text:p>
          </table:table-cell>
          <table:table-cell office:value-type="float" office:value="16.437248" calcext:value-type="float">
            <text:p>16.43724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pollon061</text:p>
          </table:table-cell>
          <table:table-cell office:value-type="float" office:value="93.33" calcext:value-type="float">
            <text:p>93.33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recursive-simple/id2_b3_o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ive-simple/id2_b3_o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ive-simple/id2_b5_o1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ive-simple/id_b2_o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ive-simple/id_b3_o2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ive-simple/id_b3_o5-2.yml</text:p>
          </table:table-cell>
          <table:table-cell office:value-type="string" calcext:value-type="string">
            <text:p>coverage-branches</text:p>
          </table:table-cell>
          <table:table-cell table:number-columns-repeated="49"/>
          <table:table-cell office:value-type="string" calcext:value-type="string">
            <text:p>unknown</text:p>
          </table:table-cell>
          <table:table-cell office:value-type="float" office:value="0.746097841" calcext:value-type="float">
            <text:p>0.746097841</text:p>
          </table:table-cell>
          <table:table-cell office:value-type="float" office:value="0.945507203927264" calcext:value-type="float">
            <text:p>0.945507203927264</text:p>
          </table:table-cell>
          <table:table-cell office:value-type="float" office:value="16.318464" calcext:value-type="float">
            <text:p>16.318464</text:p>
          </table:table-cell>
          <table:table-cell office:value-type="float" office:value="83.33" calcext:value-type="float">
            <text:p>83.33</text:p>
          </table:table-cell>
          <table:table-cell office:value-type="string" calcext:value-type="string">
            <text:p>apollon049</text:p>
          </table:table-cell>
          <table:table-cell office:value-type="float" office:value="90" calcext:value-type="float">
            <text:p>90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recursive-simple/id_b5_o10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ive-simple/id_o1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ive-simple/id_o100.yml</text:p>
          </table:table-cell>
          <table:table-cell office:value-type="string" calcext:value-type="string">
            <text:p>coverage-branches</text:p>
          </table:table-cell>
          <table:table-cell table:number-columns-repeated="49"/>
          <table:table-cell office:value-type="string" calcext:value-type="string">
            <text:p>unknown</text:p>
          </table:table-cell>
          <table:table-cell office:value-type="float" office:value="0.632500015" calcext:value-type="float">
            <text:p>0.632500015</text:p>
          </table:table-cell>
          <table:table-cell office:value-type="float" office:value="0.797271833987907" calcext:value-type="float">
            <text:p>0.797271833987907</text:p>
          </table:table-cell>
          <table:table-cell office:value-type="float" office:value="16.216064" calcext:value-type="float">
            <text:p>16.2160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pollon079</text:p>
          </table:table-cell>
          <table:table-cell office:value-type="float" office:value="87.5" calcext:value-type="float">
            <text:p>87.5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recursive-simple/id_o1000.yml</text:p>
          </table:table-cell>
          <table:table-cell office:value-type="string" calcext:value-type="string">
            <text:p>coverage-branches</text:p>
          </table:table-cell>
          <table:table-cell table:number-columns-repeated="49"/>
          <table:table-cell office:value-type="string" calcext:value-type="string">
            <text:p>unknown</text:p>
          </table:table-cell>
          <table:table-cell office:value-type="float" office:value="0.695840303" calcext:value-type="float">
            <text:p>0.695840303</text:p>
          </table:table-cell>
          <table:table-cell office:value-type="float" office:value="0.837161761941388" calcext:value-type="float">
            <text:p>0.837161761941388</text:p>
          </table:table-cell>
          <table:table-cell office:value-type="float" office:value="16.338944" calcext:value-type="float">
            <text:p>16.33894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pollon094</text:p>
          </table:table-cell>
          <table:table-cell office:value-type="float" office:value="87.5" calcext:value-type="float">
            <text:p>87.5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recursive-simple/id_o2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ive-simple/id_o200.yml</text:p>
          </table:table-cell>
          <table:table-cell office:value-type="string" calcext:value-type="string">
            <text:p>coverage-branches</text:p>
          </table:table-cell>
          <table:table-cell table:number-columns-repeated="49"/>
          <table:table-cell office:value-type="string" calcext:value-type="string">
            <text:p>unknown</text:p>
          </table:table-cell>
          <table:table-cell office:value-type="float" office:value="0.539687396" calcext:value-type="float">
            <text:p>0.539687396</text:p>
          </table:table-cell>
          <table:table-cell office:value-type="float" office:value="0.681449275929481" calcext:value-type="float">
            <text:p>0.681449275929481</text:p>
          </table:table-cell>
          <table:table-cell office:value-type="float" office:value="16.453632" calcext:value-type="float">
            <text:p>16.45363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pollon139</text:p>
          </table:table-cell>
          <table:table-cell office:value-type="float" office:value="87.5" calcext:value-type="float">
            <text:p>87.5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recursive-simple/id_o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ive-simple/sum_non_eq-2.yml</text:p>
          </table:table-cell>
          <table:table-cell office:value-type="string" calcext:value-type="string">
            <text:p>coverage-branches</text:p>
          </table:table-cell>
          <table:table-cell table:number-columns-repeated="49"/>
          <table:table-cell office:value-type="string" calcext:value-type="string">
            <text:p>unknown</text:p>
          </table:table-cell>
          <table:table-cell office:value-type="float" office:value="0.72876573" calcext:value-type="float">
            <text:p>0.72876573</text:p>
          </table:table-cell>
          <table:table-cell office:value-type="float" office:value="0.905253049917519" calcext:value-type="float">
            <text:p>0.905253049917519</text:p>
          </table:table-cell>
          <table:table-cell office:value-type="float" office:value="16.326656" calcext:value-type="float">
            <text:p>16.32665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pollon122</text:p>
          </table:table-cell>
          <table:table-cell office:value-type="float" office:value="90" calcext:value-type="float">
            <text:p>90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recursive-simple/sum_non_eq-3.yml</text:p>
          </table:table-cell>
          <table:table-cell office:value-type="string" calcext:value-type="string">
            <text:p>coverage-branches</text:p>
          </table:table-cell>
          <table:table-cell table:number-columns-repeated="49"/>
          <table:table-cell table:style-name="ce2" office:value-type="string" calcext:value-type="string">
            <text:p>true</text:p>
          </table:table-cell>
          <table:table-cell office:value-type="float" office:value="0.676923676" calcext:value-type="float">
            <text:p>0.676923676</text:p>
          </table:table-cell>
          <table:table-cell office:value-type="float" office:value="0.867439656052738" calcext:value-type="float">
            <text:p>0.867439656052738</text:p>
          </table:table-cell>
          <table:table-cell office:value-type="float" office:value="16.207872" calcext:value-type="float">
            <text:p>16.20787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pollon079</text:p>
          </table:table-cell>
          <table:table-cell office:value-type="float" office:value="100" calcext:value-type="float">
            <text:p>100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loops/array-1.yml</text:p>
          </table:table-cell>
          <table:table-cell office:value-type="string" calcext:value-type="string">
            <text:p>coverage-branches</text:p>
          </table:table-cell>
          <table:table-cell table:number-columns-repeated="42"/>
          <table:table-cell office:value-type="string" calcext:value-type="string">
            <text:p>unknown</text:p>
          </table:table-cell>
          <table:table-cell office:value-type="float" office:value="1.135753047" calcext:value-type="float">
            <text:p>1.135753047</text:p>
          </table:table-cell>
          <table:table-cell office:value-type="float" office:value="1.45345095195808" calcext:value-type="float">
            <text:p>1.45345095195808</text:p>
          </table:table-cell>
          <table:table-cell office:value-type="float" office:value="16.392192" calcext:value-type="float">
            <text:p>16.392192</text:p>
          </table:table-cell>
          <table:table-cell office:value-type="float" office:value="83.33" calcext:value-type="float">
            <text:p>83.33</text:p>
          </table:table-cell>
          <table:table-cell office:value-type="string" calcext:value-type="string">
            <text:p>apollon020</text:p>
          </table:table-cell>
          <table:table-cell office:value-type="float" office:value="93.33" calcext:value-type="float">
            <text:p>93.3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oops/array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bubble_sort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bubble_sort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compact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count_up_down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count_up_down-2.yml</text:p>
          </table:table-cell>
          <table:table-cell office:value-type="string" calcext:value-type="string">
            <text:p>coverage-branches</text:p>
          </table:table-cell>
          <table:table-cell table:number-columns-repeated="42"/>
          <table:table-cell table:style-name="ce2" office:value-type="string" calcext:value-type="string">
            <text:p>true</text:p>
          </table:table-cell>
          <table:table-cell office:value-type="float" office:value="0.439083947" calcext:value-type="float">
            <text:p>0.439083947</text:p>
          </table:table-cell>
          <table:table-cell office:value-type="float" office:value="0.469043869059533" calcext:value-type="float">
            <text:p>0.469043869059533</text:p>
          </table:table-cell>
          <table:table-cell office:value-type="float" office:value="16.19968" calcext:value-type="float">
            <text:p>16.1996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pollon111</text:p>
          </table:table-cell>
          <table:table-cell office:value-type="float" office:value="90.91" calcext:value-type="float">
            <text:p>90.9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oops/eureka_01-1.yml</text:p>
          </table:table-cell>
          <table:table-cell office:value-type="string" calcext:value-type="string">
            <text:p>coverage-branches</text:p>
          </table:table-cell>
          <table:table-cell table:number-columns-repeated="42"/>
          <table:table-cell table:style-name="ce2" office:value-type="string" calcext:value-type="string">
            <text:p>true</text:p>
          </table:table-cell>
          <table:table-cell office:value-type="float" office:value="0.974818194" calcext:value-type="float">
            <text:p>0.974818194</text:p>
          </table:table-cell>
          <table:table-cell office:value-type="float" office:value="1.25353219383396" calcext:value-type="float">
            <text:p>1.25353219383396</text:p>
          </table:table-cell>
          <table:table-cell office:value-type="float" office:value="16.457728" calcext:value-type="float">
            <text:p>16.4577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pollon118</text:p>
          </table:table-cell>
          <table:table-cell office:value-type="float" office:value="100" calcext:value-type="float">
            <text:p>10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oops/for_bounded_loop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insertion_sort-1.yml</text:p>
          </table:table-cell>
          <table:table-cell office:value-type="string" calcext:value-type="string">
            <text:p>coverage-branches</text:p>
          </table:table-cell>
          <table:table-cell table:number-columns-repeated="42"/>
          <table:table-cell table:style-name="ce2" office:value-type="string" calcext:value-type="string">
            <text:p>true</text:p>
          </table:table-cell>
          <table:table-cell office:value-type="float" office:value="0.593927995" calcext:value-type="float">
            <text:p>0.593927995</text:p>
          </table:table-cell>
          <table:table-cell office:value-type="float" office:value="0.74527487391606" calcext:value-type="float">
            <text:p>0.74527487391606</text:p>
          </table:table-cell>
          <table:table-cell office:value-type="float" office:value="16.236544" calcext:value-type="float">
            <text:p>16.2365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pollon077</text:p>
          </table:table-cell>
          <table:table-cell office:value-type="float" office:value="100" calcext:value-type="float">
            <text:p>10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oops/insertion_sort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invert_string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invert_string-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linear_sea.ch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linear_search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matrix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matrix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n.c2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n.c40.yml</text:p>
          </table:table-cell>
          <table:table-cell office:value-type="string" calcext:value-type="string">
            <text:p>coverage-branches</text:p>
          </table:table-cell>
          <table:table-cell table:number-columns-repeated="42"/>
          <table:table-cell office:value-type="string" calcext:value-type="string">
            <text:p>unknown</text:p>
          </table:table-cell>
          <table:table-cell office:value-type="float" office:value="1.253778526" calcext:value-type="float">
            <text:p>1.253778526</text:p>
          </table:table-cell>
          <table:table-cell office:value-type="float" office:value="1.60549297509715" calcext:value-type="float">
            <text:p>1.60549297509715</text:p>
          </table:table-cell>
          <table:table-cell office:value-type="float" office:value="16.40448" calcext:value-type="float">
            <text:p>16.404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pollon130</text:p>
          </table:table-cell>
          <table:table-cell office:value-type="float" office:value="63.64" calcext:value-type="float">
            <text:p>63.64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oops/nec2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nec40.yml</text:p>
          </table:table-cell>
          <table:table-cell office:value-type="string" calcext:value-type="string">
            <text:p>coverage-branches</text:p>
          </table:table-cell>
          <table:table-cell table:number-columns-repeated="42"/>
          <table:table-cell office:value-type="string" calcext:value-type="string">
            <text:p>unknown</text:p>
          </table:table-cell>
          <table:table-cell office:value-type="float" office:value="1.419938316" calcext:value-type="float">
            <text:p>1.419938316</text:p>
          </table:table-cell>
          <table:table-cell office:value-type="float" office:value="1.76909523899667" calcext:value-type="float">
            <text:p>1.76909523899667</text:p>
          </table:table-cell>
          <table:table-cell office:value-type="float" office:value="16.416768" calcext:value-type="float">
            <text:p>16.41676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pollon137</text:p>
          </table:table-cell>
          <table:table-cell office:value-type="float" office:value="46.67" calcext:value-type="float">
            <text:p>46.6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oops/s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string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string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sum01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sum01-2.yml</text:p>
          </table:table-cell>
          <table:table-cell office:value-type="string" calcext:value-type="string">
            <text:p>coverage-branches</text:p>
          </table:table-cell>
          <table:table-cell table:number-columns-repeated="42"/>
          <table:table-cell office:value-type="string" calcext:value-type="string">
            <text:p>unknown</text:p>
          </table:table-cell>
          <table:table-cell office:value-type="float" office:value="2.007640586" calcext:value-type="float">
            <text:p>2.007640586</text:p>
          </table:table-cell>
          <table:table-cell office:value-type="float" office:value="2.58550287084654" calcext:value-type="float">
            <text:p>2.58550287084654</text:p>
          </table:table-cell>
          <table:table-cell office:value-type="float" office:value="16.797696" calcext:value-type="float">
            <text:p>16.797696</text:p>
          </table:table-cell>
          <table:table-cell office:value-type="float" office:value="83.33" calcext:value-type="float">
            <text:p>83.33</text:p>
          </table:table-cell>
          <table:table-cell office:value-type="string" calcext:value-type="string">
            <text:p>apollon080</text:p>
          </table:table-cell>
          <table:table-cell office:value-type="float" office:value="90" calcext:value-type="float">
            <text:p>9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oops/sum01_bug02.yml</text:p>
          </table:table-cell>
          <table:table-cell office:value-type="string" calcext:value-type="string">
            <text:p>coverage-branches</text:p>
          </table:table-cell>
          <table:table-cell table:number-columns-repeated="42"/>
          <table:table-cell table:style-name="ce2" office:value-type="string" calcext:value-type="string">
            <text:p>true</text:p>
          </table:table-cell>
          <table:table-cell office:value-type="float" office:value="5.343249693" calcext:value-type="float">
            <text:p>5.343249693</text:p>
          </table:table-cell>
          <table:table-cell office:value-type="float" office:value="5.37688060197979" calcext:value-type="float">
            <text:p>5.37688060197979</text:p>
          </table:table-cell>
          <table:table-cell office:value-type="float" office:value="16.154624" calcext:value-type="float">
            <text:p>16.1546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pollon093</text:p>
          </table:table-cell>
          <table:table-cell office:value-type="float" office:value="100" calcext:value-type="float">
            <text:p>10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oops/sum01_bug02_sum01_bug02_base.case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sum03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sum_array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sum_array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terminator_0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terminator_02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terminator_02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terminator_03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terminator_03-2.yml</text:p>
          </table:table-cell>
          <table:table-cell office:value-type="string" calcext:value-type="string">
            <text:p>coverage-branches</text:p>
          </table:table-cell>
          <table:table-cell table:number-columns-repeated="42"/>
          <table:table-cell office:value-type="string" calcext:value-type="string">
            <text:p>unknown</text:p>
          </table:table-cell>
          <table:table-cell office:value-type="float" office:value="8.917881864" calcext:value-type="float">
            <text:p>8.917881864</text:p>
          </table:table-cell>
          <table:table-cell office:value-type="float" office:value="9.10155047802255" calcext:value-type="float">
            <text:p>9.10155047802255</text:p>
          </table:table-cell>
          <table:table-cell office:value-type="float" office:value="16.289792" calcext:value-type="float">
            <text:p>16.289792</text:p>
          </table:table-cell>
          <table:table-cell office:value-type="float" office:value="78.57" calcext:value-type="float">
            <text:p>78.57</text:p>
          </table:table-cell>
          <table:table-cell office:value-type="string" calcext:value-type="string">
            <text:p>apollon049</text:p>
          </table:table-cell>
          <table:table-cell office:value-type="float" office:value="92.31" calcext:value-type="float">
            <text:p>92.3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oops/trex01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trex01-2.yml</text:p>
          </table:table-cell>
          <table:table-cell office:value-type="string" calcext:value-type="string">
            <text:p>coverage-branches</text:p>
          </table:table-cell>
          <table:table-cell table:number-columns-repeated="42"/>
          <table:table-cell office:value-type="string" calcext:value-type="string">
            <text:p>unknown</text:p>
          </table:table-cell>
          <table:table-cell office:value-type="float" office:value="13.171696696" calcext:value-type="float">
            <text:p>13.171696696</text:p>
          </table:table-cell>
          <table:table-cell office:value-type="float" office:value="13.4812929797918" calcext:value-type="float">
            <text:p>13.4812929797918</text:p>
          </table:table-cell>
          <table:table-cell office:value-type="float" office:value="1056.161792" calcext:value-type="float">
            <text:p>1056.161792</text:p>
          </table:table-cell>
          <table:table-cell office:value-type="float" office:value="92.31" calcext:value-type="float">
            <text:p>92.31</text:p>
          </table:table-cell>
          <table:table-cell office:value-type="string" calcext:value-type="string">
            <text:p>apollon093</text:p>
          </table:table-cell>
          <table:table-cell office:value-type="float" office:value="82.76" calcext:value-type="float">
            <text:p>82.7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oops/trex02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trex02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trex03-1.yml</text:p>
          </table:table-cell>
          <table:table-cell office:value-type="string" calcext:value-type="string">
            <text:p>coverage-branches</text:p>
          </table:table-cell>
          <table:table-cell table:number-columns-repeated="42"/>
          <table:table-cell table:style-name="ce2" office:value-type="string" calcext:value-type="string">
            <text:p>true</text:p>
          </table:table-cell>
          <table:table-cell office:value-type="float" office:value="0.206382494" calcext:value-type="float">
            <text:p>0.206382494</text:p>
          </table:table-cell>
          <table:table-cell office:value-type="float" office:value="0.241321498993784" calcext:value-type="float">
            <text:p>0.241321498993784</text:p>
          </table:table-cell>
          <table:table-cell office:value-type="float" office:value="16.216064" calcext:value-type="float">
            <text:p>16.216064</text:p>
          </table:table-cell>
          <table:table-cell office:value-type="float" office:value="77.78" calcext:value-type="float">
            <text:p>77.78</text:p>
          </table:table-cell>
          <table:table-cell office:value-type="string" calcext:value-type="string">
            <text:p>apollon100</text:p>
          </table:table-cell>
          <table:table-cell office:value-type="float" office:value="87.5" calcext:value-type="float">
            <text:p>87.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oops/trex03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veris.c_OpenSER_cases1_stripFullBoth_arr.yml</text:p>
          </table:table-cell>
          <table:table-cell office:value-type="string" calcext:value-type="string">
            <text:p>coverage-branches</text:p>
          </table:table-cell>
          <table:table-cell table:number-columns-repeated="42"/>
          <table:table-cell office:value-type="string" calcext:value-type="string">
            <text:p>unknown</text:p>
          </table:table-cell>
          <table:table-cell office:value-type="float" office:value="1.228469397" calcext:value-type="float">
            <text:p>1.228469397</text:p>
          </table:table-cell>
          <table:table-cell office:value-type="float" office:value="1.5373339690268" calcext:value-type="float">
            <text:p>1.5373339690268</text:p>
          </table:table-cell>
          <table:table-cell office:value-type="float" office:value="16.523264" calcext:value-type="float">
            <text:p>16.523264</text:p>
          </table:table-cell>
          <table:table-cell office:value-type="float" office:value="86.67" calcext:value-type="float">
            <text:p>86.67</text:p>
          </table:table-cell>
          <table:table-cell office:value-type="string" calcext:value-type="string">
            <text:p>apollon144</text:p>
          </table:table-cell>
          <table:table-cell office:value-type="float" office:value="96.88" calcext:value-type="float">
            <text:p>96.8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oops/veris.c_sendmail_tTflag_arr_one_loop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vogal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s/vogal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acceleration/array3.yml</text:p>
          </table:table-cell>
          <table:table-cell office:value-type="string" calcext:value-type="string">
            <text:p>coverage-branches</text:p>
          </table:table-cell>
          <table:table-cell table:number-columns-repeated="42"/>
          <table:table-cell office:value-type="string" calcext:value-type="string">
            <text:p>unknown</text:p>
          </table:table-cell>
          <table:table-cell office:value-type="float" office:value="4.717986062" calcext:value-type="float">
            <text:p>4.717986062</text:p>
          </table:table-cell>
          <table:table-cell office:value-type="float" office:value="4.84914748603478" calcext:value-type="float">
            <text:p>4.84914748603478</text:p>
          </table:table-cell>
          <table:table-cell office:value-type="float" office:value="18.235392" calcext:value-type="float">
            <text:p>18.235392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apollon109</text:p>
          </table:table-cell>
          <table:table-cell office:value-type="float" office:value="90.91" calcext:value-type="float">
            <text:p>90.9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oop-acceleration/array_3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acceleration/array_3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acceleration/array_4.yml</text:p>
          </table:table-cell>
          <table:table-cell office:value-type="string" calcext:value-type="string">
            <text:p>coverage-branches</text:p>
          </table:table-cell>
          <table:table-cell table:number-columns-repeated="42"/>
          <table:table-cell office:value-type="string" calcext:value-type="string">
            <text:p>unknown</text:p>
          </table:table-cell>
          <table:table-cell office:value-type="float" office:value="4.571022797" calcext:value-type="float">
            <text:p>4.571022797</text:p>
          </table:table-cell>
          <table:table-cell office:value-type="float" office:value="4.69333213800564" calcext:value-type="float">
            <text:p>4.69333213800564</text:p>
          </table:table-cell>
          <table:table-cell office:value-type="float" office:value="18.255872" calcext:value-type="float">
            <text:p>18.255872</text:p>
          </table:table-cell>
          <table:table-cell office:value-type="float" office:value="83.33" calcext:value-type="float">
            <text:p>83.33</text:p>
          </table:table-cell>
          <table:table-cell office:value-type="string" calcext:value-type="string">
            <text:p>apollon046</text:p>
          </table:table-cell>
          <table:table-cell office:value-type="float" office:value="90" calcext:value-type="float">
            <text:p>9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oop-acceleration/diamond_1-1.yml</text:p>
          </table:table-cell>
          <table:table-cell office:value-type="string" calcext:value-type="string">
            <text:p>coverage-branches</text:p>
          </table:table-cell>
          <table:table-cell table:number-columns-repeated="42"/>
          <table:table-cell office:value-type="string" calcext:value-type="string">
            <text:p>unknown</text:p>
          </table:table-cell>
          <table:table-cell office:value-type="float" office:value="1.253280791" calcext:value-type="float">
            <text:p>1.253280791</text:p>
          </table:table-cell>
          <table:table-cell office:value-type="float" office:value="1.60139181395061" calcext:value-type="float">
            <text:p>1.60139181395061</text:p>
          </table:table-cell>
          <table:table-cell office:value-type="float" office:value="16.429056" calcext:value-type="float">
            <text:p>16.429056</text:p>
          </table:table-cell>
          <table:table-cell office:value-type="float" office:value="83.33" calcext:value-type="float">
            <text:p>83.33</text:p>
          </table:table-cell>
          <table:table-cell office:value-type="string" calcext:value-type="string">
            <text:p>apollon029</text:p>
          </table:table-cell>
          <table:table-cell office:value-type="float" office:value="91.67" calcext:value-type="float">
            <text:p>91.6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oop-acceleration/diamond_1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acceleration/diamond_2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acceleration/multivar_1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acceleration/multivar_1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acceleration/simple_3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crafted/simple_array_index_value_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crafted/simple_array_index_value_4.i.v+lhb-reducer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crafted/simple_array_index_value_4.i.v+nlh-reducer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crafted/simple_array_index_value_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invgen/MADWiFi-encode_ie_ok.yml</text:p>
          </table:table-cell>
          <table:table-cell office:value-type="string" calcext:value-type="string">
            <text:p>coverage-branches</text:p>
          </table:table-cell>
          <table:table-cell table:number-columns-repeated="42"/>
          <table:table-cell office:value-type="string" calcext:value-type="string">
            <text:p>unknown</text:p>
          </table:table-cell>
          <table:table-cell office:value-type="float" office:value="1.108253757" calcext:value-type="float">
            <text:p>1.108253757</text:p>
          </table:table-cell>
          <table:table-cell office:value-type="float" office:value="1.40539342490956" calcext:value-type="float">
            <text:p>1.40539342490956</text:p>
          </table:table-cell>
          <table:table-cell office:value-type="float" office:value="16.412672" calcext:value-type="float">
            <text:p>16.412672</text:p>
          </table:table-cell>
          <table:table-cell office:value-type="float" office:value="90.91" calcext:value-type="float">
            <text:p>90.91</text:p>
          </table:table-cell>
          <table:table-cell office:value-type="string" calcext:value-type="string">
            <text:p>apollon096</text:p>
          </table:table-cell>
          <table:table-cell office:value-type="float" office:value="96.3" calcext:value-type="float">
            <text:p>96.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oop-invgen/NetBSD_loop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invgen/SpamAssassin-loop.i.v+cfa-reducer.yml</text:p>
          </table:table-cell>
          <table:table-cell office:value-type="string" calcext:value-type="string">
            <text:p>coverage-branches</text:p>
          </table:table-cell>
          <table:table-cell table:number-columns-repeated="42"/>
          <table:table-cell office:value-type="string" calcext:value-type="string">
            <text:p>unknown</text:p>
          </table:table-cell>
          <table:table-cell office:value-type="float" office:value="0.189899684" calcext:value-type="float">
            <text:p>0.189899684</text:p>
          </table:table-cell>
          <table:table-cell office:value-type="float" office:value="0.225503869820386" calcext:value-type="float">
            <text:p>0.225503869820386</text:p>
          </table:table-cell>
          <table:table-cell office:value-type="float" office:value="16.310272" calcext:value-type="float">
            <text:p>16.310272</text:p>
          </table:table-cell>
          <table:table-cell office:value-type="float" office:value="6.82" calcext:value-type="float">
            <text:p>6.82</text:p>
          </table:table-cell>
          <table:table-cell office:value-type="string" calcext:value-type="string">
            <text:p>apollon080</text:p>
          </table:table-cell>
          <table:table-cell office:value-type="float" office:value="9.17" calcext:value-type="float">
            <text:p>9.1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oop-invgen/apache-escape-absolute.i.v+cfa-reducer.yml</text:p>
          </table:table-cell>
          <table:table-cell office:value-type="string" calcext:value-type="string">
            <text:p>coverage-branches</text:p>
          </table:table-cell>
          <table:table-cell table:number-columns-repeated="42"/>
          <table:table-cell office:value-type="string" calcext:value-type="string">
            <text:p>unknown</text:p>
          </table:table-cell>
          <table:table-cell office:value-type="float" office:value="1.218289515" calcext:value-type="float">
            <text:p>1.218289515</text:p>
          </table:table-cell>
          <table:table-cell office:value-type="float" office:value="1.49334986507893" calcext:value-type="float">
            <text:p>1.49334986507893</text:p>
          </table:table-cell>
          <table:table-cell office:value-type="float" office:value="16.580608" calcext:value-type="float">
            <text:p>16.580608</text:p>
          </table:table-cell>
          <table:table-cell office:value-type="float" office:value="26.32" calcext:value-type="float">
            <text:p>26.32</text:p>
          </table:table-cell>
          <table:table-cell office:value-type="string" calcext:value-type="string">
            <text:p>apollon096</text:p>
          </table:table-cell>
          <table:table-cell office:value-type="float" office:value="16.23" calcext:value-type="float">
            <text:p>16.2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oop-invgen/apache-escape-absolute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invgen/apache-get-tag.i.p+lhb-reducer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invgen/apache-get-tag.i.p+nlh-reducer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invgen/apache-get-tag.i.p+sep-reducer.yml</text:p>
          </table:table-cell>
          <table:table-cell office:value-type="string" calcext:value-type="string">
            <text:p>coverage-branches</text:p>
          </table:table-cell>
          <table:table-cell table:number-columns-repeated="42"/>
          <table:table-cell office:value-type="string" calcext:value-type="string">
            <text:p>unknown</text:p>
          </table:table-cell>
          <table:table-cell office:value-type="float" office:value="0.398270304" calcext:value-type="float">
            <text:p>0.398270304</text:p>
          </table:table-cell>
          <table:table-cell office:value-type="float" office:value="0.433383980998769" calcext:value-type="float">
            <text:p>0.433383980998769</text:p>
          </table:table-cell>
          <table:table-cell office:value-type="float" office:value="28.700672" calcext:value-type="float">
            <text:p>28.700672</text:p>
          </table:table-cell>
          <table:table-cell office:value-type="float" office:value="4.92" calcext:value-type="float">
            <text:p>4.92</text:p>
          </table:table-cell>
          <table:table-cell office:value-type="string" calcext:value-type="string">
            <text:p>apollon118</text:p>
          </table:table-cell>
          <table:table-cell office:value-type="float" office:value="6.06" calcext:value-type="float">
            <text:p>6.0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oop-invgen/apache-get-tag.i.v+lhb-reducer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invgen/apache-get-tag.i.v+nlh-reducer.yml</text:p>
          </table:table-cell>
          <table:table-cell office:value-type="string" calcext:value-type="string">
            <text:p>coverage-branches</text:p>
          </table:table-cell>
          <table:table-cell table:number-columns-repeated="42"/>
          <table:table-cell office:value-type="string" calcext:value-type="string">
            <text:p>unknown</text:p>
          </table:table-cell>
          <table:table-cell office:value-type="float" office:value="0.168509189" calcext:value-type="float">
            <text:p>0.168509189</text:p>
          </table:table-cell>
          <table:table-cell office:value-type="float" office:value="0.197463621152565" calcext:value-type="float">
            <text:p>0.197463621152565</text:p>
          </table:table-cell>
          <table:table-cell office:value-type="float" office:value="16.285696" calcext:value-type="float">
            <text:p>16.2856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pollon080</text:p>
          </table:table-cell>
          <table:table-cell office:value-type="float" office:value="29.29" calcext:value-type="float">
            <text:p>29.2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oop-invgen/apache-get-tag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invgen/down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invgen/fragtest_simple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invgen/half_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invgen/heapsort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invgen/id_build.i.p+nlh-reducer.yml</text:p>
          </table:table-cell>
          <table:table-cell office:value-type="string" calcext:value-type="string">
            <text:p>coverage-branches</text:p>
          </table:table-cell>
          <table:table-cell table:number-columns-repeated="42"/>
          <table:table-cell office:value-type="string" calcext:value-type="string">
            <text:p>unknown</text:p>
          </table:table-cell>
          <table:table-cell office:value-type="float" office:value="2.002180092" calcext:value-type="float">
            <text:p>2.002180092</text:p>
          </table:table-cell>
          <table:table-cell office:value-type="float" office:value="2.03340199100785" calcext:value-type="float">
            <text:p>2.03340199100785</text:p>
          </table:table-cell>
          <table:table-cell office:value-type="float" office:value="21.74976" calcext:value-type="float">
            <text:p>21.74976</text:p>
          </table:table-cell>
          <table:table-cell office:value-type="float" office:value="29.03" calcext:value-type="float">
            <text:p>29.03</text:p>
          </table:table-cell>
          <table:table-cell office:value-type="string" calcext:value-type="string">
            <text:p>apollon152</text:p>
          </table:table-cell>
          <table:table-cell office:value-type="float" office:value="41.32" calcext:value-type="float">
            <text:p>41.3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oop-invgen/id_build.i.p+sep-reducer.yml</text:p>
          </table:table-cell>
          <table:table-cell office:value-type="string" calcext:value-type="string">
            <text:p>coverage-branches</text:p>
          </table:table-cell>
          <table:table-cell table:number-columns-repeated="42"/>
          <table:table-cell office:value-type="string" calcext:value-type="string">
            <text:p>unknown</text:p>
          </table:table-cell>
          <table:table-cell office:value-type="float" office:value="2.063232948" calcext:value-type="float">
            <text:p>2.063232948</text:p>
          </table:table-cell>
          <table:table-cell office:value-type="float" office:value="2.09351732488722" calcext:value-type="float">
            <text:p>2.09351732488722</text:p>
          </table:table-cell>
          <table:table-cell office:value-type="float" office:value="21.74976" calcext:value-type="float">
            <text:p>21.74976</text:p>
          </table:table-cell>
          <table:table-cell office:value-type="float" office:value="29.03" calcext:value-type="float">
            <text:p>29.03</text:p>
          </table:table-cell>
          <table:table-cell office:value-type="string" calcext:value-type="string">
            <text:p>apollon054</text:p>
          </table:table-cell>
          <table:table-cell office:value-type="float" office:value="39.87" calcext:value-type="float">
            <text:p>39.8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oop-invgen/id_build.i.v+lhb-reducer.yml</text:p>
          </table:table-cell>
          <table:table-cell office:value-type="string" calcext:value-type="string">
            <text:p>coverage-branches</text:p>
          </table:table-cell>
          <table:table-cell table:number-columns-repeated="42"/>
          <table:table-cell office:value-type="string" calcext:value-type="string">
            <text:p>unknown</text:p>
          </table:table-cell>
          <table:table-cell office:value-type="float" office:value="5.306994398" calcext:value-type="float">
            <text:p>5.306994398</text:p>
          </table:table-cell>
          <table:table-cell office:value-type="float" office:value="5.35349810100161" calcext:value-type="float">
            <text:p>5.35349810100161</text:p>
          </table:table-cell>
          <table:table-cell office:value-type="float" office:value="16.207872" calcext:value-type="float">
            <text:p>16.207872</text:p>
          </table:table-cell>
          <table:table-cell office:value-type="float" office:value="71.43" calcext:value-type="float">
            <text:p>71.43</text:p>
          </table:table-cell>
          <table:table-cell office:value-type="string" calcext:value-type="string">
            <text:p>apollon122</text:p>
          </table:table-cell>
          <table:table-cell office:value-type="float" office:value="77.78" calcext:value-type="float">
            <text:p>77.7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oop-invgen/id_build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invgen/id_tran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invgen/large_const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invgen/nest-if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invgen/nested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invgen/nested9.yml</text:p>
          </table:table-cell>
          <table:table-cell office:value-type="string" calcext:value-type="string">
            <text:p>coverage-branches</text:p>
          </table:table-cell>
          <table:table-cell table:number-columns-repeated="42"/>
          <table:table-cell office:value-type="string" calcext:value-type="string">
            <text:p>unknown</text:p>
          </table:table-cell>
          <table:table-cell office:value-type="float" office:value="0.954483892" calcext:value-type="float">
            <text:p>0.954483892</text:p>
          </table:table-cell>
          <table:table-cell office:value-type="float" office:value="1.20939732389525" calcext:value-type="float">
            <text:p>1.20939732389525</text:p>
          </table:table-cell>
          <table:table-cell office:value-type="float" office:value="16.433152" calcext:value-type="float">
            <text:p>16.433152</text:p>
          </table:table-cell>
          <table:table-cell office:value-type="float" office:value="95.45" calcext:value-type="float">
            <text:p>95.45</text:p>
          </table:table-cell>
          <table:table-cell office:value-type="string" calcext:value-type="string">
            <text:p>apollon025</text:p>
          </table:table-cell>
          <table:table-cell office:value-type="float" office:value="94.44" calcext:value-type="float">
            <text:p>94.44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oop-invgen/sendmail-close-angle.yml</text:p>
          </table:table-cell>
          <table:table-cell office:value-type="string" calcext:value-type="string">
            <text:p>coverage-branches</text:p>
          </table:table-cell>
          <table:table-cell table:number-columns-repeated="42"/>
          <table:table-cell office:value-type="string" calcext:value-type="string">
            <text:p>unknown</text:p>
          </table:table-cell>
          <table:table-cell office:value-type="float" office:value="0.406563149" calcext:value-type="float">
            <text:p>0.406563149</text:p>
          </table:table-cell>
          <table:table-cell office:value-type="float" office:value="0.50539241801016" calcext:value-type="float">
            <text:p>0.50539241801016</text:p>
          </table:table-cell>
          <table:table-cell office:value-type="float" office:value="16.293888" calcext:value-type="float">
            <text:p>16.293888</text:p>
          </table:table-cell>
          <table:table-cell office:value-type="float" office:value="66.67" calcext:value-type="float">
            <text:p>66.67</text:p>
          </table:table-cell>
          <table:table-cell office:value-type="string" calcext:value-type="string">
            <text:p>apollon106</text:p>
          </table:table-cell>
          <table:table-cell office:value-type="float" office:value="66.67" calcext:value-type="float">
            <text:p>66.6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oop-invgen/seq-3.yml</text:p>
          </table:table-cell>
          <table:table-cell office:value-type="string" calcext:value-type="string">
            <text:p>coverage-branches</text:p>
          </table:table-cell>
          <table:table-cell table:number-columns-repeated="42"/>
          <table:table-cell office:value-type="string" calcext:value-type="string">
            <text:p>unknown</text:p>
          </table:table-cell>
          <table:table-cell office:value-type="float" office:value="0.517218122" calcext:value-type="float">
            <text:p>0.517218122</text:p>
          </table:table-cell>
          <table:table-cell office:value-type="float" office:value="0.641414284007624" calcext:value-type="float">
            <text:p>0.641414284007624</text:p>
          </table:table-cell>
          <table:table-cell office:value-type="float" office:value="16.269312" calcext:value-type="float">
            <text:p>16.269312</text:p>
          </table:table-cell>
          <table:table-cell office:value-type="float" office:value="93.75" calcext:value-type="float">
            <text:p>93.75</text:p>
          </table:table-cell>
          <table:table-cell office:value-type="string" calcext:value-type="string">
            <text:p>apollon066</text:p>
          </table:table-cell>
          <table:table-cell office:value-type="float" office:value="95.65" calcext:value-type="float">
            <text:p>95.6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oop-invgen/up.yml</text:p>
          </table:table-cell>
          <table:table-cell office:value-type="string" calcext:value-type="string">
            <text:p>coverage-branches</text:p>
          </table:table-cell>
          <table:table-cell table:number-columns-repeated="42"/>
          <table:table-cell office:value-type="string" calcext:value-type="string">
            <text:p>unknown</text:p>
          </table:table-cell>
          <table:table-cell office:value-type="float" office:value="0.606690746" calcext:value-type="float">
            <text:p>0.606690746</text:p>
          </table:table-cell>
          <table:table-cell office:value-type="float" office:value="0.641606281977147" calcext:value-type="float">
            <text:p>0.641606281977147</text:p>
          </table:table-cell>
          <table:table-cell office:value-type="float" office:value="16.125952" calcext:value-type="float">
            <text:p>16.125952</text:p>
          </table:table-cell>
          <table:table-cell office:value-type="float" office:value="83.33" calcext:value-type="float">
            <text:p>83.33</text:p>
          </table:table-cell>
          <table:table-cell office:value-type="string" calcext:value-type="string">
            <text:p>apollon049</text:p>
          </table:table-cell>
          <table:table-cell office:value-type="float" office:value="93.75" calcext:value-type="float">
            <text:p>93.7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oop-lit/afnp201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lit/bhmr200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lit/cggmp2005.yml</text:p>
          </table:table-cell>
          <table:table-cell office:value-type="string" calcext:value-type="string">
            <text:p>coverage-branches</text:p>
          </table:table-cell>
          <table:table-cell table:number-columns-repeated="42"/>
          <table:table-cell office:value-type="string" calcext:value-type="string">
            <text:p>unknown</text:p>
          </table:table-cell>
          <table:table-cell office:value-type="float" office:value="0.554587937" calcext:value-type="float">
            <text:p>0.554587937</text:p>
          </table:table-cell>
          <table:table-cell office:value-type="float" office:value="0.697351284092292" calcext:value-type="float">
            <text:p>0.697351284092292</text:p>
          </table:table-cell>
          <table:table-cell office:value-type="float" office:value="16.32256" calcext:value-type="float">
            <text:p>16.3225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pollon070</text:p>
          </table:table-cell>
          <table:table-cell office:value-type="float" office:value="91.67" calcext:value-type="float">
            <text:p>91.6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oop-lit/cggmp2005_variant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lit/cggmp2005b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lit/css200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lit/ddlm2013.yml</text:p>
          </table:table-cell>
          <table:table-cell office:value-type="string" calcext:value-type="string">
            <text:p>coverage-branches</text:p>
          </table:table-cell>
          <table:table-cell table:number-columns-repeated="42"/>
          <table:table-cell office:value-type="string" calcext:value-type="string">
            <text:p>unknown</text:p>
          </table:table-cell>
          <table:table-cell office:value-type="float" office:value="0.201399256" calcext:value-type="float">
            <text:p>0.201399256</text:p>
          </table:table-cell>
          <table:table-cell office:value-type="float" office:value="0.239833257859573" calcext:value-type="float">
            <text:p>0.239833257859573</text:p>
          </table:table-cell>
          <table:table-cell office:value-type="float" office:value="16.105472" calcext:value-type="float">
            <text:p>16.10547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pollon066</text:p>
          </table:table-cell>
          <table:table-cell office:value-type="float" office:value="95.45" calcext:value-type="float">
            <text:p>95.4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oop-lit/gj2007.c.i.p+lhb-reducer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lit/gj2007.c.i.p+nlh-reducer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lit/gj2007.yml</text:p>
          </table:table-cell>
          <table:table-cell office:value-type="string" calcext:value-type="string">
            <text:p>coverage-branches</text:p>
          </table:table-cell>
          <table:table-cell table:number-columns-repeated="42"/>
          <table:table-cell office:value-type="string" calcext:value-type="string">
            <text:p>unknown</text:p>
          </table:table-cell>
          <table:table-cell office:value-type="float" office:value="0.570104525" calcext:value-type="float">
            <text:p>0.570104525</text:p>
          </table:table-cell>
          <table:table-cell office:value-type="float" office:value="0.709080335916951" calcext:value-type="float">
            <text:p>0.709080335916951</text:p>
          </table:table-cell>
          <table:table-cell office:value-type="float" office:value="16.203776" calcext:value-type="float">
            <text:p>16.203776</text:p>
          </table:table-cell>
          <table:table-cell office:value-type="float" office:value="83.33" calcext:value-type="float">
            <text:p>83.33</text:p>
          </table:table-cell>
          <table:table-cell office:value-type="string" calcext:value-type="string">
            <text:p>apollon046</text:p>
          </table:table-cell>
          <table:table-cell office:value-type="float" office:value="92.86" calcext:value-type="float">
            <text:p>92.8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oop-lit/gj2007b.yml</text:p>
          </table:table-cell>
          <table:table-cell office:value-type="string" calcext:value-type="string">
            <text:p>coverage-branches</text:p>
          </table:table-cell>
          <table:table-cell table:number-columns-repeated="42"/>
          <table:table-cell office:value-type="string" calcext:value-type="string">
            <text:p>unknown</text:p>
          </table:table-cell>
          <table:table-cell office:value-type="float" office:value="0.148391337" calcext:value-type="float">
            <text:p>0.148391337</text:p>
          </table:table-cell>
          <table:table-cell office:value-type="float" office:value="0.177341042086482" calcext:value-type="float">
            <text:p>0.177341042086482</text:p>
          </table:table-cell>
          <table:table-cell office:value-type="float" office:value="16.22016" calcext:value-type="float">
            <text:p>16.22016</text:p>
          </table:table-cell>
          <table:table-cell office:value-type="float" office:value="64.29" calcext:value-type="float">
            <text:p>64.29</text:p>
          </table:table-cell>
          <table:table-cell office:value-type="string" calcext:value-type="string">
            <text:p>apollon046</text:p>
          </table:table-cell>
          <table:table-cell office:value-type="float" office:value="93.33" calcext:value-type="float">
            <text:p>93.3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oop-lit/gr200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lit/gsv2008.c.i.p+cfa-reducer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lit/gsv2008.c.i.v+cfa-reducer.yml</text:p>
          </table:table-cell>
          <table:table-cell office:value-type="string" calcext:value-type="string">
            <text:p>coverage-branches</text:p>
          </table:table-cell>
          <table:table-cell table:number-columns-repeated="42"/>
          <table:table-cell office:value-type="string" calcext:value-type="string">
            <text:p>unknown</text:p>
          </table:table-cell>
          <table:table-cell office:value-type="float" office:value="1.201761376" calcext:value-type="float">
            <text:p>1.201761376</text:p>
          </table:table-cell>
          <table:table-cell office:value-type="float" office:value="1.46457283012569" calcext:value-type="float">
            <text:p>1.46457283012569</text:p>
          </table:table-cell>
          <table:table-cell office:value-type="float" office:value="16.441344" calcext:value-type="float">
            <text:p>16.441344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apollon028</text:p>
          </table:table-cell>
          <table:table-cell office:value-type="float" office:value="90" calcext:value-type="float">
            <text:p>9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oop-lit/gsv2008.c.i.v+lhb-reducer.yml</text:p>
          </table:table-cell>
          <table:table-cell office:value-type="string" calcext:value-type="string">
            <text:p>coverage-branches</text:p>
          </table:table-cell>
          <table:table-cell table:number-columns-repeated="42"/>
          <table:table-cell office:value-type="string" calcext:value-type="string">
            <text:p>unknown</text:p>
          </table:table-cell>
          <table:table-cell office:value-type="float" office:value="1.511820305" calcext:value-type="float">
            <text:p>1.511820305</text:p>
          </table:table-cell>
          <table:table-cell office:value-type="float" office:value="1.92535504791886" calcext:value-type="float">
            <text:p>1.92535504791886</text:p>
          </table:table-cell>
          <table:table-cell office:value-type="float" office:value="16.539648" calcext:value-type="float">
            <text:p>16.5396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pollon108</text:p>
          </table:table-cell>
          <table:table-cell office:value-type="float" office:value="89.29" calcext:value-type="float">
            <text:p>89.2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oop-lit/gsv2008.yml</text:p>
          </table:table-cell>
          <table:table-cell office:value-type="string" calcext:value-type="string">
            <text:p>coverage-branches</text:p>
          </table:table-cell>
          <table:table-cell table:number-columns-repeated="42"/>
          <table:table-cell office:value-type="string" calcext:value-type="string">
            <text:p>unknown</text:p>
          </table:table-cell>
          <table:table-cell office:value-type="float" office:value="1.490800862" calcext:value-type="float">
            <text:p>1.490800862</text:p>
          </table:table-cell>
          <table:table-cell office:value-type="float" office:value="1.91321230516769" calcext:value-type="float">
            <text:p>1.91321230516769</text:p>
          </table:table-cell>
          <table:table-cell office:value-type="float" office:value="16.572416" calcext:value-type="float">
            <text:p>16.572416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apollon077</text:p>
          </table:table-cell>
          <table:table-cell office:value-type="float" office:value="92.31" calcext:value-type="float">
            <text:p>92.3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oop-lit/hhk2008.yml</text:p>
          </table:table-cell>
          <table:table-cell office:value-type="string" calcext:value-type="string">
            <text:p>coverage-branches</text:p>
          </table:table-cell>
          <table:table-cell table:number-columns-repeated="42"/>
          <table:table-cell office:value-type="string" calcext:value-type="string">
            <text:p>unknown</text:p>
          </table:table-cell>
          <table:table-cell office:value-type="float" office:value="0.803105465" calcext:value-type="float">
            <text:p>0.803105465</text:p>
          </table:table-cell>
          <table:table-cell office:value-type="float" office:value="1.02143875299953" calcext:value-type="float">
            <text:p>1.02143875299953</text:p>
          </table:table-cell>
          <table:table-cell office:value-type="float" office:value="16.310272" calcext:value-type="float">
            <text:p>16.31027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pollon060</text:p>
          </table:table-cell>
          <table:table-cell office:value-type="float" office:value="93.75" calcext:value-type="float">
            <text:p>93.7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oop-lit/jm2006.c.i.v+cfa-reducer.yml</text:p>
          </table:table-cell>
          <table:table-cell office:value-type="string" calcext:value-type="string">
            <text:p>coverage-branches</text:p>
          </table:table-cell>
          <table:table-cell table:number-columns-repeated="42"/>
          <table:table-cell office:value-type="string" calcext:value-type="string">
            <text:p>unknown</text:p>
          </table:table-cell>
          <table:table-cell office:value-type="float" office:value="4.242884562" calcext:value-type="float">
            <text:p>4.242884562</text:p>
          </table:table-cell>
          <table:table-cell office:value-type="float" office:value="4.2774950300809" calcext:value-type="float">
            <text:p>4.2774950300809</text:p>
          </table:table-cell>
          <table:table-cell office:value-type="float" office:value="16.224256" calcext:value-type="float">
            <text:p>16.22425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pollon103</text:p>
          </table:table-cell>
          <table:table-cell office:value-type="float" office:value="88" calcext:value-type="float">
            <text:p>8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oop-lit/jm200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lit/jm2006_variant.yml</text:p>
          </table:table-cell>
          <table:table-cell office:value-type="string" calcext:value-type="string">
            <text:p>coverage-branches</text:p>
          </table:table-cell>
          <table:table-cell table:number-columns-repeated="42"/>
          <table:table-cell office:value-type="string" calcext:value-type="string">
            <text:p>unknown</text:p>
          </table:table-cell>
          <table:table-cell office:value-type="float" office:value="0.986813374" calcext:value-type="float">
            <text:p>0.986813374</text:p>
          </table:table-cell>
          <table:table-cell office:value-type="float" office:value="1.24523266102187" calcext:value-type="float">
            <text:p>1.24523266102187</text:p>
          </table:table-cell>
          <table:table-cell office:value-type="float" office:value="16.396288" calcext:value-type="float">
            <text:p>16.396288</text:p>
          </table:table-cell>
          <table:table-cell office:value-type="float" office:value="91.67" calcext:value-type="float">
            <text:p>91.67</text:p>
          </table:table-cell>
          <table:table-cell office:value-type="string" calcext:value-type="string">
            <text:p>apollon019</text:p>
          </table:table-cell>
          <table:table-cell office:value-type="float" office:value="94.74" calcext:value-type="float">
            <text:p>94.74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oop-lit/mcmillan200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new/count_by_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new/count_by_1_variant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new/count_by_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new/count_by_k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new/count_by_nondet.yml</text:p>
          </table:table-cell>
          <table:table-cell office:value-type="string" calcext:value-type="string">
            <text:p>coverage-branches</text:p>
          </table:table-cell>
          <table:table-cell table:number-columns-repeated="42"/>
          <table:table-cell office:value-type="string" calcext:value-type="string">
            <text:p>unknown</text:p>
          </table:table-cell>
          <table:table-cell office:value-type="float" office:value="43.705123213" calcext:value-type="float">
            <text:p>43.705123213</text:p>
          </table:table-cell>
          <table:table-cell office:value-type="float" office:value="43.9089019089006" calcext:value-type="float">
            <text:p>43.9089019089006</text:p>
          </table:table-cell>
          <table:table-cell office:value-type="float" office:value="3999.657984" calcext:value-type="float">
            <text:p>3999.657984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apollon048</text:p>
          </table:table-cell>
          <table:table-cell office:value-type="float" office:value="92.86" calcext:value-type="float">
            <text:p>92.8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oop-new/gauss_sum.i.p+cfa-reducer.yml</text:p>
          </table:table-cell>
          <table:table-cell office:value-type="string" calcext:value-type="string">
            <text:p>coverage-branches</text:p>
          </table:table-cell>
          <table:table-cell table:number-columns-repeated="42"/>
          <table:table-cell office:value-type="string" calcext:value-type="string">
            <text:p>unknown</text:p>
          </table:table-cell>
          <table:table-cell office:value-type="float" office:value="2.17560663" calcext:value-type="float">
            <text:p>2.17560663</text:p>
          </table:table-cell>
          <table:table-cell office:value-type="float" office:value="2.80939243501052" calcext:value-type="float">
            <text:p>2.80939243501052</text:p>
          </table:table-cell>
          <table:table-cell office:value-type="float" office:value="16.789504" calcext:value-type="float">
            <text:p>16.789504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apollon020</text:p>
          </table:table-cell>
          <table:table-cell office:value-type="float" office:value="90" calcext:value-type="float">
            <text:p>9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oop-new/gauss_sum.i.p+lhb-reducer.yml</text:p>
          </table:table-cell>
          <table:table-cell office:value-type="string" calcext:value-type="string">
            <text:p>coverage-branches</text:p>
          </table:table-cell>
          <table:table-cell table:number-columns-repeated="42"/>
          <table:table-cell office:value-type="string" calcext:value-type="string">
            <text:p>unknown</text:p>
          </table:table-cell>
          <table:table-cell office:value-type="float" office:value="3.65293683" calcext:value-type="float">
            <text:p>3.65293683</text:p>
          </table:table-cell>
          <table:table-cell office:value-type="float" office:value="4.49677991401404" calcext:value-type="float">
            <text:p>4.49677991401404</text:p>
          </table:table-cell>
          <table:table-cell office:value-type="float" office:value="16.973824" calcext:value-type="float">
            <text:p>16.973824</text:p>
          </table:table-cell>
          <table:table-cell office:value-type="float" office:value="88.89" calcext:value-type="float">
            <text:p>88.89</text:p>
          </table:table-cell>
          <table:table-cell office:value-type="string" calcext:value-type="string">
            <text:p>apollon094</text:p>
          </table:table-cell>
          <table:table-cell office:value-type="float" office:value="92.5" calcext:value-type="float">
            <text:p>92.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oop-new/gauss_sum.i.v+cfa-reducer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new/gauss_sum.yml</text:p>
          </table:table-cell>
          <table:table-cell office:value-type="string" calcext:value-type="string">
            <text:p>coverage-branches</text:p>
          </table:table-cell>
          <table:table-cell table:number-columns-repeated="42"/>
          <table:table-cell office:value-type="string" calcext:value-type="string">
            <text:p>unknown</text:p>
          </table:table-cell>
          <table:table-cell office:value-type="float" office:value="2.146017994" calcext:value-type="float">
            <text:p>2.146017994</text:p>
          </table:table-cell>
          <table:table-cell office:value-type="float" office:value="2.76920443796553" calcext:value-type="float">
            <text:p>2.76920443796553</text:p>
          </table:table-cell>
          <table:table-cell office:value-type="float" office:value="16.764928" calcext:value-type="float">
            <text:p>16.764928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apollon078</text:p>
          </table:table-cell>
          <table:table-cell office:value-type="float" office:value="91.67" calcext:value-type="float">
            <text:p>91.6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oop-new/half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new/nested-1.yml</text:p>
          </table:table-cell>
          <table:table-cell office:value-type="string" calcext:value-type="string">
            <text:p>coverage-branches</text:p>
          </table:table-cell>
          <table:table-cell table:number-columns-repeated="42"/>
          <table:table-cell office:value-type="string" calcext:value-type="string">
            <text:p>unknown</text:p>
          </table:table-cell>
          <table:table-cell office:value-type="float" office:value="0.415390569" calcext:value-type="float">
            <text:p>0.415390569</text:p>
          </table:table-cell>
          <table:table-cell office:value-type="float" office:value="0.48905161395669" calcext:value-type="float">
            <text:p>0.48905161395669</text:p>
          </table:table-cell>
          <table:table-cell office:value-type="float" office:value="16.2816" calcext:value-type="float">
            <text:p>16.2816</text:p>
          </table:table-cell>
          <table:table-cell office:value-type="float" office:value="92.86" calcext:value-type="float">
            <text:p>92.86</text:p>
          </table:table-cell>
          <table:table-cell office:value-type="string" calcext:value-type="string">
            <text:p>apollon145</text:p>
          </table:table-cell>
          <table:table-cell office:value-type="float" office:value="93.33" calcext:value-type="float">
            <text:p>93.3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oop-industry-pattern/mod3.c.v+cfa-reducer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industry-pattern/mod3.c.v+lhb-reducer.yml</text:p>
          </table:table-cell>
          <table:table-cell office:value-type="string" calcext:value-type="string">
            <text:p>coverage-branches</text:p>
          </table:table-cell>
          <table:table-cell table:number-columns-repeated="42"/>
          <table:table-cell office:value-type="string" calcext:value-type="string">
            <text:p>unknown</text:p>
          </table:table-cell>
          <table:table-cell office:value-type="float" office:value="0.209461392" calcext:value-type="float">
            <text:p>0.209461392</text:p>
          </table:table-cell>
          <table:table-cell office:value-type="float" office:value="0.253252850146964" calcext:value-type="float">
            <text:p>0.253252850146964</text:p>
          </table:table-cell>
          <table:table-cell office:value-type="float" office:value="16.22016" calcext:value-type="float">
            <text:p>16.220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pollon108</text:p>
          </table:table-cell>
          <table:table-cell office:value-type="float" office:value="60" calcext:value-type="float">
            <text:p>6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oop-industry-pattern/mod3.c.v+sep-reducer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industry-pattern/mod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p-manipulation/bubble_sort_linux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p-manipulation/bubble_sort_linux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p-manipulation/dancing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p-manipulation/dll_of_dll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p-manipulation/dll_of_dll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p-manipulation/merge_sort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p-manipulation/merge_sort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p-manipulation/sll_to_dll_rev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p-manipulation/sll_to_dll_rev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p-manipulation/tree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p-manipulation/tree-2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table:style-name="ce2" office:value-type="string" calcext:value-type="string">
            <text:p>true</text:p>
          </table:table-cell>
          <table:table-cell office:value-type="float" office:value="0.228256011" calcext:value-type="float">
            <text:p>0.228256011</text:p>
          </table:table-cell>
          <table:table-cell office:value-type="float" office:value="0.257374512962997" calcext:value-type="float">
            <text:p>0.257374512962997</text:p>
          </table:table-cell>
          <table:table-cell office:value-type="float" office:value="16.297984" calcext:value-type="float">
            <text:p>16.29798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pollon103</text:p>
          </table:table-cell>
          <table:table-cell office:value-type="float" office:value="90.91" calcext:value-type="float">
            <text:p>90.91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heap-manipulation/tree-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p-manipulation/tree-4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table:style-name="ce2" office:value-type="string" calcext:value-type="string">
            <text:p>true</text:p>
          </table:table-cell>
          <table:table-cell office:value-type="float" office:value="0.226289646" calcext:value-type="float">
            <text:p>0.226289646</text:p>
          </table:table-cell>
          <table:table-cell office:value-type="float" office:value="0.257298297947273" calcext:value-type="float">
            <text:p>0.257298297947273</text:p>
          </table:table-cell>
          <table:table-cell office:value-type="float" office:value="16.388096" calcext:value-type="float">
            <text:p>16.388096</text:p>
          </table:table-cell>
          <table:table-cell office:value-type="float" office:value="53.13" calcext:value-type="float">
            <text:p>53.13</text:p>
          </table:table-cell>
          <table:table-cell office:value-type="string" calcext:value-type="string">
            <text:p>apollon161</text:p>
          </table:table-cell>
          <table:table-cell office:value-type="float" office:value="64.91" calcext:value-type="float">
            <text:p>64.91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list-properties/alternating_list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-properties/alternating_list-2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table:style-name="ce2" office:value-type="string" calcext:value-type="string">
            <text:p>true</text:p>
          </table:table-cell>
          <table:table-cell office:value-type="float" office:value="0.213450632" calcext:value-type="float">
            <text:p>0.213450632</text:p>
          </table:table-cell>
          <table:table-cell office:value-type="float" office:value="0.241535544162616" calcext:value-type="float">
            <text:p>0.241535544162616</text:p>
          </table:table-cell>
          <table:table-cell office:value-type="float" office:value="16.32256" calcext:value-type="float">
            <text:p>16.32256</text:p>
          </table:table-cell>
          <table:table-cell office:value-type="float" office:value="55.56" calcext:value-type="float">
            <text:p>55.56</text:p>
          </table:table-cell>
          <table:table-cell office:value-type="string" calcext:value-type="string">
            <text:p>apollon139</text:p>
          </table:table-cell>
          <table:table-cell office:value-type="float" office:value="70.27" calcext:value-type="float">
            <text:p>70.27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list-properties/list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-properties/list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-properties/list_flag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-properties/list_flag-2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office:value-type="string" calcext:value-type="string">
            <text:p>unknown</text:p>
          </table:table-cell>
          <table:table-cell office:value-type="float" office:value="0.180912101" calcext:value-type="float">
            <text:p>0.180912101</text:p>
          </table:table-cell>
          <table:table-cell office:value-type="float" office:value="0.209519987925887" calcext:value-type="float">
            <text:p>0.209519987925887</text:p>
          </table:table-cell>
          <table:table-cell office:value-type="float" office:value="16.24064" calcext:value-type="float">
            <text:p>16.24064</text:p>
          </table:table-cell>
          <table:table-cell office:value-type="float" office:value="81.25" calcext:value-type="float">
            <text:p>81.25</text:p>
          </table:table-cell>
          <table:table-cell office:value-type="string" calcext:value-type="string">
            <text:p>apollon080</text:p>
          </table:table-cell>
          <table:table-cell office:value-type="float" office:value="87.5" calcext:value-type="float">
            <text:p>87.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list-properties/simple-1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table:style-name="ce2" office:value-type="string" calcext:value-type="string">
            <text:p>true</text:p>
          </table:table-cell>
          <table:table-cell office:value-type="float" office:value="0.207334522" calcext:value-type="float">
            <text:p>0.207334522</text:p>
          </table:table-cell>
          <table:table-cell office:value-type="float" office:value="0.249300810974091" calcext:value-type="float">
            <text:p>0.249300810974091</text:p>
          </table:table-cell>
          <table:table-cell office:value-type="float" office:value="16.269312" calcext:value-type="float">
            <text:p>16.2693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pollon029</text:p>
          </table:table-cell>
          <table:table-cell office:value-type="float" office:value="90.48" calcext:value-type="float">
            <text:p>90.48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list-properties/simple-2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office:value-type="string" calcext:value-type="string">
            <text:p>unknown</text:p>
          </table:table-cell>
          <table:table-cell office:value-type="float" office:value="0.190603673" calcext:value-type="float">
            <text:p>0.190603673</text:p>
          </table:table-cell>
          <table:table-cell office:value-type="float" office:value="0.21733163902536" calcext:value-type="float">
            <text:p>0.21733163902536</text:p>
          </table:table-cell>
          <table:table-cell office:value-type="float" office:value="16.22016" calcext:value-type="float">
            <text:p>16.2201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pollon111</text:p>
          </table:table-cell>
          <table:table-cell office:value-type="float" office:value="85" calcext:value-type="float">
            <text:p>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list-properties/simple_built_from_end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-properties/splice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-properties/splice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dv-regression/alias_of_return_2.c_1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office:value-type="string" calcext:value-type="string">
            <text:p>unknown</text:p>
          </table:table-cell>
          <table:table-cell office:value-type="float" office:value="0.52748101" calcext:value-type="float">
            <text:p>0.52748101</text:p>
          </table:table-cell>
          <table:table-cell office:value-type="float" office:value="0.665407286025584" calcext:value-type="float">
            <text:p>0.665407286025584</text:p>
          </table:table-cell>
          <table:table-cell office:value-type="float" office:value="16.285696" calcext:value-type="float">
            <text:p>16.2856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pollon135</text:p>
          </table:table-cell>
          <table:table-cell office:value-type="float" office:value="45.45" calcext:value-type="float">
            <text:p>4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ldv-regression/alias_of_return_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dv-regression/fo_test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dv-regression/rule57_ebda_blast.c_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dv-regression/rule57_ebda_blast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dv-regression/rule60_list2.c_1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table:style-name="ce2" office:value-type="string" calcext:value-type="string">
            <text:p>true</text:p>
          </table:table-cell>
          <table:table-cell office:value-type="float" office:value="1.319117755" calcext:value-type="float">
            <text:p>1.319117755</text:p>
          </table:table-cell>
          <table:table-cell office:value-type="float" office:value="1.63708696421236" calcext:value-type="float">
            <text:p>1.63708696421236</text:p>
          </table:table-cell>
          <table:table-cell office:value-type="float" office:value="16.52736" calcext:value-type="float">
            <text:p>16.52736</text:p>
          </table:table-cell>
          <table:table-cell office:value-type="float" office:value="92.86" calcext:value-type="float">
            <text:p>92.86</text:p>
          </table:table-cell>
          <table:table-cell office:value-type="string" calcext:value-type="string">
            <text:p>apollon014</text:p>
          </table:table-cell>
          <table:table-cell office:value-type="float" office:value="100" calcext:value-type="float">
            <text:p>10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ldv-regression/rule60_list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dv-regression/sizeofparameters_test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dv-regression/test1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dv-regression/test11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office:value-type="string" calcext:value-type="string">
            <text:p>unknown</text:p>
          </table:table-cell>
          <table:table-cell office:value-type="float" office:value="1.810797488" calcext:value-type="float">
            <text:p>1.810797488</text:p>
          </table:table-cell>
          <table:table-cell office:value-type="float" office:value="2.30550087802112" calcext:value-type="float">
            <text:p>2.30550087802112</text:p>
          </table:table-cell>
          <table:table-cell office:value-type="float" office:value="16.785408" calcext:value-type="float">
            <text:p>16.78540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pollon078</text:p>
          </table:table-cell>
          <table:table-cell office:value-type="float" office:value="86.67" calcext:value-type="float">
            <text:p>86.67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ldv-regression/test14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office:value-type="string" calcext:value-type="string">
            <text:p>unknown</text:p>
          </table:table-cell>
          <table:table-cell office:value-type="float" office:value="1.929566736" calcext:value-type="float">
            <text:p>1.929566736</text:p>
          </table:table-cell>
          <table:table-cell office:value-type="float" office:value="2.47090214909986" calcext:value-type="float">
            <text:p>2.47090214909986</text:p>
          </table:table-cell>
          <table:table-cell office:value-type="float" office:value="16.678912" calcext:value-type="float">
            <text:p>16.678912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pollon154</text:p>
          </table:table-cell>
          <table:table-cell office:value-type="float" office:value="91.67" calcext:value-type="float">
            <text:p>91.67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ldv-regression/test1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dv-regression/test19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office:value-type="string" calcext:value-type="string">
            <text:p>unknown</text:p>
          </table:table-cell>
          <table:table-cell office:value-type="float" office:value="0.534707619" calcext:value-type="float">
            <text:p>0.534707619</text:p>
          </table:table-cell>
          <table:table-cell office:value-type="float" office:value="0.6774884799961" calcext:value-type="float">
            <text:p>0.6774884799961</text:p>
          </table:table-cell>
          <table:table-cell office:value-type="float" office:value="16.379904" calcext:value-type="float">
            <text:p>16.3799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pollon054</text:p>
          </table:table-cell>
          <table:table-cell office:value-type="float" office:value="85.71" calcext:value-type="float">
            <text:p>85.71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ldv-regression/test21-1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office:value-type="string" calcext:value-type="string">
            <text:p>unknown</text:p>
          </table:table-cell>
          <table:table-cell office:value-type="float" office:value="1.244958251" calcext:value-type="float">
            <text:p>1.244958251</text:p>
          </table:table-cell>
          <table:table-cell office:value-type="float" office:value="1.56543587613851" calcext:value-type="float">
            <text:p>1.56543587613851</text:p>
          </table:table-cell>
          <table:table-cell office:value-type="float" office:value="16.40448" calcext:value-type="float">
            <text:p>16.4044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pollon080</text:p>
          </table:table-cell>
          <table:table-cell office:value-type="float" office:value="88.89" calcext:value-type="float">
            <text:p>88.89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ldv-regression/test21-2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table:style-name="ce2" office:value-type="string" calcext:value-type="string">
            <text:p>true</text:p>
          </table:table-cell>
          <table:table-cell office:value-type="float" office:value="2.058187374" calcext:value-type="float">
            <text:p>2.058187374</text:p>
          </table:table-cell>
          <table:table-cell office:value-type="float" office:value="2.44885735795833" calcext:value-type="float">
            <text:p>2.44885735795833</text:p>
          </table:table-cell>
          <table:table-cell office:value-type="float" office:value="16.67072" calcext:value-type="float">
            <text:p>16.67072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apollon104</text:p>
          </table:table-cell>
          <table:table-cell office:value-type="float" office:value="100" calcext:value-type="float">
            <text:p>10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ldv-regression/test22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dv-regression/test22-2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office:value-type="string" calcext:value-type="string">
            <text:p>unknown</text:p>
          </table:table-cell>
          <table:table-cell office:value-type="float" office:value="0.903726534" calcext:value-type="float">
            <text:p>0.903726534</text:p>
          </table:table-cell>
          <table:table-cell office:value-type="float" office:value="1.01752385403961" calcext:value-type="float">
            <text:p>1.01752385403961</text:p>
          </table:table-cell>
          <table:table-cell office:value-type="float" office:value="16.26112" calcext:value-type="float">
            <text:p>16.26112</text:p>
          </table:table-cell>
          <table:table-cell office:value-type="float" office:value="83.33" calcext:value-type="float">
            <text:p>83.33</text:p>
          </table:table-cell>
          <table:table-cell office:value-type="string" calcext:value-type="string">
            <text:p>apollon014</text:p>
          </table:table-cell>
          <table:table-cell office:value-type="float" office:value="91.3" calcext:value-type="float">
            <text:p>91.3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ldv-regression/test23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dv-regression/test23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dv-regression/test24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dv-regression/test24-2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table:style-name="ce2" office:value-type="string" calcext:value-type="string">
            <text:p>true</text:p>
          </table:table-cell>
          <table:table-cell office:value-type="float" office:value="0.225198363" calcext:value-type="float">
            <text:p>0.225198363</text:p>
          </table:table-cell>
          <table:table-cell office:value-type="float" office:value="0.261508542113006" calcext:value-type="float">
            <text:p>0.261508542113006</text:p>
          </table:table-cell>
          <table:table-cell office:value-type="float" office:value="16.248832" calcext:value-type="float">
            <text:p>16.24883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pollon049</text:p>
          </table:table-cell>
          <table:table-cell office:value-type="float" office:value="94.44" calcext:value-type="float">
            <text:p>94.44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ldv-regression/test25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dv-regression/test25-2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office:value-type="string" calcext:value-type="string">
            <text:p>unknown</text:p>
          </table:table-cell>
          <table:table-cell office:value-type="float" office:value="1.054747583" calcext:value-type="float">
            <text:p>1.054747583</text:p>
          </table:table-cell>
          <table:table-cell office:value-type="float" office:value="1.24514627293684" calcext:value-type="float">
            <text:p>1.24514627293684</text:p>
          </table:table-cell>
          <table:table-cell office:value-type="float" office:value="16.396288" calcext:value-type="float">
            <text:p>16.396288</text:p>
          </table:table-cell>
          <table:table-cell office:value-type="float" office:value="91.67" calcext:value-type="float">
            <text:p>91.67</text:p>
          </table:table-cell>
          <table:table-cell office:value-type="string" calcext:value-type="string">
            <text:p>apollon090</text:p>
          </table:table-cell>
          <table:table-cell office:value-type="float" office:value="88.89" calcext:value-type="float">
            <text:p>88.89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ldv-regression/test28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dv-regression/test28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dv-regression/test29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dv-regression/test29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er-heap/dll-01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er-heap/dll-01-2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office:value-type="string" calcext:value-type="string">
            <text:p>unknown</text:p>
          </table:table-cell>
          <table:table-cell office:value-type="float" office:value="0.195115774" calcext:value-type="float">
            <text:p>0.195115774</text:p>
          </table:table-cell>
          <table:table-cell office:value-type="float" office:value="0.217547839041799" calcext:value-type="float">
            <text:p>0.217547839041799</text:p>
          </table:table-cell>
          <table:table-cell office:value-type="float" office:value="16.265216" calcext:value-type="float">
            <text:p>16.265216</text:p>
          </table:table-cell>
          <table:table-cell office:value-type="float" office:value="52.17" calcext:value-type="float">
            <text:p>52.17</text:p>
          </table:table-cell>
          <table:table-cell office:value-type="string" calcext:value-type="string">
            <text:p>apollon054</text:p>
          </table:table-cell>
          <table:table-cell office:value-type="float" office:value="82.93" calcext:value-type="float">
            <text:p>82.93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forester-heap/dll-circular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er-heap/dll-circular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er-heap/dll-optional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er-heap/dll-optional-2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table:style-name="ce2" office:value-type="string" calcext:value-type="string">
            <text:p>true</text:p>
          </table:table-cell>
          <table:table-cell office:value-type="float" office:value="0.257391554" calcext:value-type="float">
            <text:p>0.257391554</text:p>
          </table:table-cell>
          <table:table-cell office:value-type="float" office:value="0.297407662030309" calcext:value-type="float">
            <text:p>0.297407662030309</text:p>
          </table:table-cell>
          <table:table-cell office:value-type="float" office:value="16.478208" calcext:value-type="float">
            <text:p>16.47820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pollon029</text:p>
          </table:table-cell>
          <table:table-cell office:value-type="float" office:value="52.63" calcext:value-type="float">
            <text:p>52.63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forester-heap/dll-queue-1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office:value-type="string" calcext:value-type="string">
            <text:p>unknown</text:p>
          </table:table-cell>
          <table:table-cell office:value-type="float" office:value="0.223960034" calcext:value-type="float">
            <text:p>0.223960034</text:p>
          </table:table-cell>
          <table:table-cell office:value-type="float" office:value="0.252783167874441" calcext:value-type="float">
            <text:p>0.252783167874441</text:p>
          </table:table-cell>
          <table:table-cell office:value-type="float" office:value="16.24064" calcext:value-type="float">
            <text:p>16.2406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pollon022</text:p>
          </table:table-cell>
          <table:table-cell office:value-type="float" office:value="65.22" calcext:value-type="float">
            <text:p>65.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forester-heap/dll-queue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er-heap/dll-rb-cnstr_1-1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office:value-type="string" calcext:value-type="string">
            <text:p>unknown</text:p>
          </table:table-cell>
          <table:table-cell office:value-type="float" office:value="0.210674928" calcext:value-type="float">
            <text:p>0.210674928</text:p>
          </table:table-cell>
          <table:table-cell office:value-type="float" office:value="0.249458694132045" calcext:value-type="float">
            <text:p>0.249458694132045</text:p>
          </table:table-cell>
          <table:table-cell office:value-type="float" office:value="16.257024" calcext:value-type="float">
            <text:p>16.257024</text:p>
          </table:table-cell>
          <table:table-cell office:value-type="float" office:value="69.23" calcext:value-type="float">
            <text:p>69.23</text:p>
          </table:table-cell>
          <table:table-cell office:value-type="string" calcext:value-type="string">
            <text:p>apollon078</text:p>
          </table:table-cell>
          <table:table-cell office:value-type="float" office:value="97.62" calcext:value-type="float">
            <text:p>97.6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forester-heap/dll-rb-cnstr_1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er-heap/dll-rb-sentinel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er-heap/dll-rb-sentinel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er-heap/dll-reverse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er-heap/dll-simple-white-blue-1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table:style-name="ce2" office:value-type="string" calcext:value-type="string">
            <text:p>true</text:p>
          </table:table-cell>
          <table:table-cell office:value-type="float" office:value="0.253823285" calcext:value-type="float">
            <text:p>0.253823285</text:p>
          </table:table-cell>
          <table:table-cell office:value-type="float" office:value="0.293306573061272" calcext:value-type="float">
            <text:p>0.293306573061272</text:p>
          </table:table-cell>
          <table:table-cell office:value-type="float" office:value="16.32256" calcext:value-type="float">
            <text:p>16.32256</text:p>
          </table:table-cell>
          <table:table-cell office:value-type="float" office:value="83.33" calcext:value-type="float">
            <text:p>83.33</text:p>
          </table:table-cell>
          <table:table-cell office:value-type="string" calcext:value-type="string">
            <text:p>apollon011</text:p>
          </table:table-cell>
          <table:table-cell office:value-type="float" office:value="93.18" calcext:value-type="float">
            <text:p>93.18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forester-heap/dll-simple-white-blue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er-heap/dll-sorted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er-heap/dll-sorted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er-heap/dll-token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er-heap/dll-token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er-heap/sll-01-1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office:value-type="string" calcext:value-type="string">
            <text:p>unknown</text:p>
          </table:table-cell>
          <table:table-cell office:value-type="float" office:value="0.194757032" calcext:value-type="float">
            <text:p>0.194757032</text:p>
          </table:table-cell>
          <table:table-cell office:value-type="float" office:value="0.217350960941985" calcext:value-type="float">
            <text:p>0.217350960941985</text:p>
          </table:table-cell>
          <table:table-cell office:value-type="float" office:value="16.216064" calcext:value-type="float">
            <text:p>16.216064</text:p>
          </table:table-cell>
          <table:table-cell office:value-type="float" office:value="52.17" calcext:value-type="float">
            <text:p>52.17</text:p>
          </table:table-cell>
          <table:table-cell office:value-type="string" calcext:value-type="string">
            <text:p>apollon010</text:p>
          </table:table-cell>
          <table:table-cell office:value-type="float" office:value="84.62" calcext:value-type="float">
            <text:p>84.6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forester-heap/sll-01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er-heap/sll-buckets-1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office:value-type="string" calcext:value-type="string">
            <text:p>unknown</text:p>
          </table:table-cell>
          <table:table-cell office:value-type="float" office:value="0.210656667" calcext:value-type="float">
            <text:p>0.210656667</text:p>
          </table:table-cell>
          <table:table-cell office:value-type="float" office:value="0.241256524110213" calcext:value-type="float">
            <text:p>0.241256524110213</text:p>
          </table:table-cell>
          <table:table-cell office:value-type="float" office:value="16.191488" calcext:value-type="float">
            <text:p>16.191488</text:p>
          </table:table-cell>
          <table:table-cell office:value-type="float" office:value="61.54" calcext:value-type="float">
            <text:p>61.54</text:p>
          </table:table-cell>
          <table:table-cell office:value-type="string" calcext:value-type="string">
            <text:p>apollon127</text:p>
          </table:table-cell>
          <table:table-cell office:value-type="float" office:value="88" calcext:value-type="float">
            <text:p>88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forester-heap/sll-buckets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er-heap/sll-circular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er-heap/sll-circular-2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table:style-name="ce2" office:value-type="string" calcext:value-type="string">
            <text:p>true</text:p>
          </table:table-cell>
          <table:table-cell office:value-type="float" office:value="1.098878923" calcext:value-type="float">
            <text:p>1.098878923</text:p>
          </table:table-cell>
          <table:table-cell office:value-type="float" office:value="1.33704858785495" calcext:value-type="float">
            <text:p>1.33704858785495</text:p>
          </table:table-cell>
          <table:table-cell office:value-type="float" office:value="16.355328" calcext:value-type="float">
            <text:p>16.35532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pollon109</text:p>
          </table:table-cell>
          <table:table-cell office:value-type="float" office:value="74.19" calcext:value-type="float">
            <text:p>74.19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forester-heap/sll-optional-1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office:value-type="string" calcext:value-type="string">
            <text:p>unknown</text:p>
          </table:table-cell>
          <table:table-cell office:value-type="float" office:value="0.236990335" calcext:value-type="float">
            <text:p>0.236990335</text:p>
          </table:table-cell>
          <table:table-cell office:value-type="float" office:value="0.26485102600418" calcext:value-type="float">
            <text:p>0.26485102600418</text:p>
          </table:table-cell>
          <table:table-cell office:value-type="float" office:value="16.203776" calcext:value-type="float">
            <text:p>16.20377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pollon093</text:p>
          </table:table-cell>
          <table:table-cell office:value-type="float" office:value="100" calcext:value-type="float">
            <text:p>10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forester-heap/sll-optional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er-heap/sll-queue-1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office:value-type="string" calcext:value-type="string">
            <text:p>unknown</text:p>
          </table:table-cell>
          <table:table-cell office:value-type="float" office:value="0.209840864" calcext:value-type="float">
            <text:p>0.209840864</text:p>
          </table:table-cell>
          <table:table-cell office:value-type="float" office:value="0.237391493050382" calcext:value-type="float">
            <text:p>0.237391493050382</text:p>
          </table:table-cell>
          <table:table-cell office:value-type="float" office:value="16.2816" calcext:value-type="float">
            <text:p>16.28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pollon148</text:p>
          </table:table-cell>
          <table:table-cell office:value-type="float" office:value="63.64" calcext:value-type="float">
            <text:p>63.64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forester-heap/sll-queue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er-heap/sll-rb-cnstr_1-1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office:value-type="string" calcext:value-type="string">
            <text:p>unknown</text:p>
          </table:table-cell>
          <table:table-cell office:value-type="float" office:value="0.207220481" calcext:value-type="float">
            <text:p>0.207220481</text:p>
          </table:table-cell>
          <table:table-cell office:value-type="float" office:value="0.249394485028461" calcext:value-type="float">
            <text:p>0.249394485028461</text:p>
          </table:table-cell>
          <table:table-cell office:value-type="float" office:value="16.171008" calcext:value-type="float">
            <text:p>16.17100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pollon161</text:p>
          </table:table-cell>
          <table:table-cell office:value-type="float" office:value="100" calcext:value-type="float">
            <text:p>10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forester-heap/sll-rb-cnstr_1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er-heap/sll-rb-sentinel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er-heap/sll-rb-sentinel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er-heap/sll-reverse_simple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office:value-type="string" calcext:value-type="string">
            <text:p>unknown</text:p>
          </table:table-cell>
          <table:table-cell office:value-type="float" office:value="0.224233359" calcext:value-type="float">
            <text:p>0.224233359</text:p>
          </table:table-cell>
          <table:table-cell office:value-type="float" office:value="0.257431546924636" calcext:value-type="float">
            <text:p>0.257431546924636</text:p>
          </table:table-cell>
          <table:table-cell office:value-type="float" office:value="16.19968" calcext:value-type="float">
            <text:p>16.19968</text:p>
          </table:table-cell>
          <table:table-cell office:value-type="float" office:value="69.23" calcext:value-type="float">
            <text:p>69.23</text:p>
          </table:table-cell>
          <table:table-cell office:value-type="string" calcext:value-type="string">
            <text:p>apollon025</text:p>
          </table:table-cell>
          <table:table-cell office:value-type="float" office:value="94.87" calcext:value-type="float">
            <text:p>94.87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forester-heap/sll-simple-white-blue-1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office:value-type="string" calcext:value-type="string">
            <text:p>unknown</text:p>
          </table:table-cell>
          <table:table-cell office:value-type="float" office:value="0.247716521" calcext:value-type="float">
            <text:p>0.247716521</text:p>
          </table:table-cell>
          <table:table-cell office:value-type="float" office:value="0.284806708106771" calcext:value-type="float">
            <text:p>0.284806708106771</text:p>
          </table:table-cell>
          <table:table-cell office:value-type="float" office:value="16.187392" calcext:value-type="float">
            <text:p>16.187392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apollon109</text:p>
          </table:table-cell>
          <table:table-cell office:value-type="float" office:value="97.3" calcext:value-type="float">
            <text:p>97.3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forester-heap/sll-simple-white-blue-2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table:style-name="ce2" office:value-type="string" calcext:value-type="string">
            <text:p>true</text:p>
          </table:table-cell>
          <table:table-cell office:value-type="float" office:value="0.252728787" calcext:value-type="float">
            <text:p>0.252728787</text:p>
          </table:table-cell>
          <table:table-cell office:value-type="float" office:value="0.285315244924277" calcext:value-type="float">
            <text:p>0.285315244924277</text:p>
          </table:table-cell>
          <table:table-cell office:value-type="float" office:value="16.203776" calcext:value-type="float">
            <text:p>16.203776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apollon059</text:p>
          </table:table-cell>
          <table:table-cell office:value-type="float" office:value="97.3" calcext:value-type="float">
            <text:p>97.3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forester-heap/sll-sorted-1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office:value-type="string" calcext:value-type="string">
            <text:p>unknown</text:p>
          </table:table-cell>
          <table:table-cell office:value-type="float" office:value="0.074383193" calcext:value-type="float">
            <text:p>0.074383193</text:p>
          </table:table-cell>
          <table:table-cell office:value-type="float" office:value="0.101510984124616" calcext:value-type="float">
            <text:p>0.101510984124616</text:p>
          </table:table-cell>
          <table:table-cell office:value-type="float" office:value="9.039872" calcext:value-type="float">
            <text:p>9.039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ollon099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forester-heap/sll-sorted-2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office:value-type="string" calcext:value-type="string">
            <text:p>unknown</text:p>
          </table:table-cell>
          <table:table-cell office:value-type="float" office:value="0.075140581" calcext:value-type="float">
            <text:p>0.075140581</text:p>
          </table:table-cell>
          <table:table-cell office:value-type="float" office:value="0.105469166999683" calcext:value-type="float">
            <text:p>0.105469166999683</text:p>
          </table:table-cell>
          <table:table-cell office:value-type="float" office:value="9.039872" calcext:value-type="float">
            <text:p>9.039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ollon143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forester-heap/sll-token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er-heap/sll-token-2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office:value-type="string" calcext:value-type="string">
            <text:p>unknown</text:p>
          </table:table-cell>
          <table:table-cell office:value-type="float" office:value="0.214662736" calcext:value-type="float">
            <text:p>0.214662736</text:p>
          </table:table-cell>
          <table:table-cell office:value-type="float" office:value="0.241343853063881" calcext:value-type="float">
            <text:p>0.241343853063881</text:p>
          </table:table-cell>
          <table:table-cell office:value-type="float" office:value="16.216064" calcext:value-type="float">
            <text:p>16.216064</text:p>
          </table:table-cell>
          <table:table-cell office:value-type="float" office:value="66.67" calcext:value-type="float">
            <text:p>66.67</text:p>
          </table:table-cell>
          <table:table-cell office:value-type="string" calcext:value-type="string">
            <text:p>apollon075</text:p>
          </table:table-cell>
          <table:table-cell office:value-type="float" office:value="100" calcext:value-type="float">
            <text:p>10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list-ext-properties/960521-1_1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-ext-properties/960521-1_1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-ext-properties/960521-1_1-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-ext-properties/list-ext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table:style-name="ce2" office:value-type="string" calcext:value-type="string">
            <text:p>true</text:p>
          </table:table-cell>
          <table:table-cell office:value-type="float" office:value="1.090620631" calcext:value-type="float">
            <text:p>1.090620631</text:p>
          </table:table-cell>
          <table:table-cell office:value-type="float" office:value="1.2967633488588" calcext:value-type="float">
            <text:p>1.2967633488588</text:p>
          </table:table-cell>
          <table:table-cell office:value-type="float" office:value="16.478208" calcext:value-type="float">
            <text:p>16.478208</text:p>
          </table:table-cell>
          <table:table-cell office:value-type="float" office:value="83.33" calcext:value-type="float">
            <text:p>83.33</text:p>
          </table:table-cell>
          <table:table-cell office:value-type="string" calcext:value-type="string">
            <text:p>apollon028</text:p>
          </table:table-cell>
          <table:table-cell office:value-type="float" office:value="95.12" calcext:value-type="float">
            <text:p>95.1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list-ext-properties/list-ext_1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office:value-type="string" calcext:value-type="string">
            <text:p>unknown</text:p>
          </table:table-cell>
          <table:table-cell office:value-type="float" office:value="1.298801895" calcext:value-type="float">
            <text:p>1.298801895</text:p>
          </table:table-cell>
          <table:table-cell office:value-type="float" office:value="1.54106277902611" calcext:value-type="float">
            <text:p>1.54106277902611</text:p>
          </table:table-cell>
          <table:table-cell office:value-type="float" office:value="16.474112" calcext:value-type="float">
            <text:p>16.474112</text:p>
          </table:table-cell>
          <table:table-cell office:value-type="float" office:value="79.17" calcext:value-type="float">
            <text:p>79.17</text:p>
          </table:table-cell>
          <table:table-cell office:value-type="string" calcext:value-type="string">
            <text:p>apollon111</text:p>
          </table:table-cell>
          <table:table-cell office:value-type="float" office:value="92.86" calcext:value-type="float">
            <text:p>92.86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list-ext-properties/list-ext_flag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table:style-name="ce2" office:value-type="string" calcext:value-type="string">
            <text:p>true</text:p>
          </table:table-cell>
          <table:table-cell office:value-type="float" office:value="2.01409047" calcext:value-type="float">
            <text:p>2.01409047</text:p>
          </table:table-cell>
          <table:table-cell office:value-type="float" office:value="2.32050304790027" calcext:value-type="float">
            <text:p>2.32050304790027</text:p>
          </table:table-cell>
          <table:table-cell office:value-type="float" office:value="16.539648" calcext:value-type="float">
            <text:p>16.539648</text:p>
          </table:table-cell>
          <table:table-cell office:value-type="float" office:value="78.57" calcext:value-type="float">
            <text:p>78.57</text:p>
          </table:table-cell>
          <table:table-cell office:value-type="string" calcext:value-type="string">
            <text:p>apollon015</text:p>
          </table:table-cell>
          <table:table-cell office:value-type="float" office:value="88.1" calcext:value-type="float">
            <text:p>88.1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list-ext-properties/list-ext_flag_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-ext-properties/simple-ext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table:style-name="ce2" office:value-type="string" calcext:value-type="string">
            <text:p>true</text:p>
          </table:table-cell>
          <table:table-cell office:value-type="float" office:value="1.554320113" calcext:value-type="float">
            <text:p>1.554320113</text:p>
          </table:table-cell>
          <table:table-cell office:value-type="float" office:value="1.83310373104177" calcext:value-type="float">
            <text:p>1.83310373104177</text:p>
          </table:table-cell>
          <table:table-cell office:value-type="float" office:value="16.433152" calcext:value-type="float">
            <text:p>16.433152</text:p>
          </table:table-cell>
          <table:table-cell office:value-type="float" office:value="57.14" calcext:value-type="float">
            <text:p>57.14</text:p>
          </table:table-cell>
          <table:table-cell office:value-type="string" calcext:value-type="string">
            <text:p>apollon137</text:p>
          </table:table-cell>
          <table:table-cell office:value-type="float" office:value="65.52" calcext:value-type="float">
            <text:p>65.5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list-ext-properties/simple-ext_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-ext-properties/test-0158_1-1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office:value-type="string" calcext:value-type="string">
            <text:p>unknown</text:p>
          </table:table-cell>
          <table:table-cell office:value-type="float" office:value="1.22487542" calcext:value-type="float">
            <text:p>1.22487542</text:p>
          </table:table-cell>
          <table:table-cell office:value-type="float" office:value="1.54523827903904" calcext:value-type="float">
            <text:p>1.54523827903904</text:p>
          </table:table-cell>
          <table:table-cell office:value-type="float" office:value="16.42496" calcext:value-type="float">
            <text:p>16.4249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pollon066</text:p>
          </table:table-cell>
          <table:table-cell office:value-type="float" office:value="88.89" calcext:value-type="float">
            <text:p>88.89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list-ext-properties/test-0158_1-2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office:value-type="string" calcext:value-type="string">
            <text:p>unknown</text:p>
          </table:table-cell>
          <table:table-cell office:value-type="float" office:value="1.215223071" calcext:value-type="float">
            <text:p>1.215223071</text:p>
          </table:table-cell>
          <table:table-cell office:value-type="float" office:value="1.52935022907332" calcext:value-type="float">
            <text:p>1.52935022907332</text:p>
          </table:table-cell>
          <table:table-cell office:value-type="float" office:value="16.449536" calcext:value-type="float">
            <text:p>16.4495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pollon010</text:p>
          </table:table-cell>
          <table:table-cell office:value-type="float" office:value="100" calcext:value-type="float">
            <text:p>10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list-ext-properties/test-0158_1-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-ext-properties/test-0214_1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office:value-type="string" calcext:value-type="string">
            <text:p>unknown</text:p>
          </table:table-cell>
          <table:table-cell office:value-type="float" office:value="1.38413667" calcext:value-type="float">
            <text:p>1.38413667</text:p>
          </table:table-cell>
          <table:table-cell office:value-type="float" office:value="1.64936999604106" calcext:value-type="float">
            <text:p>1.64936999604106</text:p>
          </table:table-cell>
          <table:table-cell office:value-type="float" office:value="16.531456" calcext:value-type="float">
            <text:p>16.531456</text:p>
          </table:table-cell>
          <table:table-cell office:value-type="float" office:value="78.05" calcext:value-type="float">
            <text:p>78.05</text:p>
          </table:table-cell>
          <table:table-cell office:value-type="string" calcext:value-type="string">
            <text:p>apollon021</text:p>
          </table:table-cell>
          <table:table-cell office:value-type="float" office:value="87.95" calcext:value-type="float">
            <text:p>87.9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list-ext-properties/test-0217_1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office:value-type="string" calcext:value-type="string">
            <text:p>unknown</text:p>
          </table:table-cell>
          <table:table-cell office:value-type="float" office:value="1.327019778" calcext:value-type="float">
            <text:p>1.327019778</text:p>
          </table:table-cell>
          <table:table-cell office:value-type="float" office:value="1.60531713278033" calcext:value-type="float">
            <text:p>1.60531713278033</text:p>
          </table:table-cell>
          <table:table-cell office:value-type="float" office:value="16.601088" calcext:value-type="float">
            <text:p>16.601088</text:p>
          </table:table-cell>
          <table:table-cell office:value-type="float" office:value="88.89" calcext:value-type="float">
            <text:p>88.89</text:p>
          </table:table-cell>
          <table:table-cell office:value-type="string" calcext:value-type="string">
            <text:p>apollon046</text:p>
          </table:table-cell>
          <table:table-cell office:value-type="float" office:value="93.26" calcext:value-type="float">
            <text:p>93.26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list-ext-properties/test-0232_1-1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office:value-type="string" calcext:value-type="string">
            <text:p>unknown</text:p>
          </table:table-cell>
          <table:table-cell office:value-type="float" office:value="1.224718518" calcext:value-type="float">
            <text:p>1.224718518</text:p>
          </table:table-cell>
          <table:table-cell office:value-type="float" office:value="1.517203632975" calcext:value-type="float">
            <text:p>1.517203632975</text:p>
          </table:table-cell>
          <table:table-cell office:value-type="float" office:value="16.367616" calcext:value-type="float">
            <text:p>16.367616</text:p>
          </table:table-cell>
          <table:table-cell office:value-type="float" office:value="83.33" calcext:value-type="float">
            <text:p>83.33</text:p>
          </table:table-cell>
          <table:table-cell office:value-type="string" calcext:value-type="string">
            <text:p>apollon127</text:p>
          </table:table-cell>
          <table:table-cell office:value-type="float" office:value="96.43" calcext:value-type="float">
            <text:p>96.43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list-ext-properties/test-0232_1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-ext-properties/test-0504_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-ext-properties/test-0513_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-ext2-properties/simple_and_skiplist_2lvl-1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table:style-name="ce2" office:value-type="string" calcext:value-type="string">
            <text:p>true</text:p>
          </table:table-cell>
          <table:table-cell office:value-type="float" office:value="0.262757352" calcext:value-type="float">
            <text:p>0.262757352</text:p>
          </table:table-cell>
          <table:table-cell office:value-type="float" office:value="0.289007228799164" calcext:value-type="float">
            <text:p>0.289007228799164</text:p>
          </table:table-cell>
          <table:table-cell office:value-type="float" office:value="16.351232" calcext:value-type="float">
            <text:p>16.351232</text:p>
          </table:table-cell>
          <table:table-cell office:value-type="float" office:value="45.83" calcext:value-type="float">
            <text:p>45.83</text:p>
          </table:table-cell>
          <table:table-cell office:value-type="string" calcext:value-type="string">
            <text:p>apollon104</text:p>
          </table:table-cell>
          <table:table-cell office:value-type="float" office:value="64.29" calcext:value-type="float">
            <text:p>64.29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list-ext2-properties/simple_and_skiplist_2lvl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-ext2-properties/simple_search_value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-ext2-properties/simple_search_value-2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table:style-name="ce2" office:value-type="string" calcext:value-type="string">
            <text:p>true</text:p>
          </table:table-cell>
          <table:table-cell office:value-type="float" office:value="0.209700147" calcext:value-type="float">
            <text:p>0.209700147</text:p>
          </table:table-cell>
          <table:table-cell office:value-type="float" office:value="0.241338185966015" calcext:value-type="float">
            <text:p>0.241338185966015</text:p>
          </table:table-cell>
          <table:table-cell office:value-type="float" office:value="16.265216" calcext:value-type="float">
            <text:p>16.265216</text:p>
          </table:table-cell>
          <table:table-cell office:value-type="float" office:value="66.67" calcext:value-type="float">
            <text:p>66.67</text:p>
          </table:table-cell>
          <table:table-cell office:value-type="string" calcext:value-type="string">
            <text:p>apollon103</text:p>
          </table:table-cell>
          <table:table-cell office:value-type="float" office:value="85.71" calcext:value-type="float">
            <text:p>85.71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ldv-sets/test_add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dv-sets/test_add-2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office:value-type="string" calcext:value-type="string">
            <text:p>unknown</text:p>
          </table:table-cell>
          <table:table-cell office:value-type="float" office:value="0.598963615" calcext:value-type="float">
            <text:p>0.598963615</text:p>
          </table:table-cell>
          <table:table-cell office:value-type="float" office:value="0.753549979999661" calcext:value-type="float">
            <text:p>0.753549979999661</text:p>
          </table:table-cell>
          <table:table-cell office:value-type="float" office:value="16.433152" calcext:value-type="float">
            <text:p>16.433152</text:p>
          </table:table-cell>
          <table:table-cell office:value-type="float" office:value="35.71" calcext:value-type="float">
            <text:p>35.71</text:p>
          </table:table-cell>
          <table:table-cell office:value-type="string" calcext:value-type="string">
            <text:p>apollon145</text:p>
          </table:table-cell>
          <table:table-cell office:value-type="float" office:value="53.33" calcext:value-type="float">
            <text:p>53.33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ldv-sets/test_mutex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office:value-type="string" calcext:value-type="string">
            <text:p>unknown</text:p>
          </table:table-cell>
          <table:table-cell office:value-type="float" office:value="0.601483491" calcext:value-type="float">
            <text:p>0.601483491</text:p>
          </table:table-cell>
          <table:table-cell office:value-type="float" office:value="0.737392937997356" calcext:value-type="float">
            <text:p>0.737392937997356</text:p>
          </table:table-cell>
          <table:table-cell office:value-type="float" office:value="16.54784" calcext:value-type="float">
            <text:p>16.54784</text:p>
          </table:table-cell>
          <table:table-cell office:value-type="float" office:value="66.67" calcext:value-type="float">
            <text:p>66.67</text:p>
          </table:table-cell>
          <table:table-cell office:value-type="string" calcext:value-type="string">
            <text:p>apollon101</text:p>
          </table:table-cell>
          <table:table-cell office:value-type="float" office:value="85.9" calcext:value-type="float">
            <text:p>85.9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ldv-sets/test_mutex_double_lock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dv-sets/test_mutex_double_unlock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dv-sets/test_mutex_unbounded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dv-sets/test_mutex_unbounded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dv-sets/test_mutex_unlock_at_exit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table:style-name="ce2" office:value-type="string" calcext:value-type="string">
            <text:p>true</text:p>
          </table:table-cell>
          <table:table-cell office:value-type="float" office:value="0.626692696" calcext:value-type="float">
            <text:p>0.626692696</text:p>
          </table:table-cell>
          <table:table-cell office:value-type="float" office:value="0.777357392944395" calcext:value-type="float">
            <text:p>0.777357392944395</text:p>
          </table:table-cell>
          <table:table-cell office:value-type="float" office:value="16.621568" calcext:value-type="float">
            <text:p>16.621568</text:p>
          </table:table-cell>
          <table:table-cell office:value-type="float" office:value="66.67" calcext:value-type="float">
            <text:p>66.67</text:p>
          </table:table-cell>
          <table:table-cell office:value-type="string" calcext:value-type="string">
            <text:p>apollon098</text:p>
          </table:table-cell>
          <table:table-cell office:value-type="float" office:value="81.82" calcext:value-type="float">
            <text:p>81.8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heap-data/calendar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office:value-type="string" calcext:value-type="string">
            <text:p>unknown</text:p>
          </table:table-cell>
          <table:table-cell office:value-type="float" office:value="0.207835619" calcext:value-type="float">
            <text:p>0.207835619</text:p>
          </table:table-cell>
          <table:table-cell office:value-type="float" office:value="0.241458934964612" calcext:value-type="float">
            <text:p>0.241458934964612</text:p>
          </table:table-cell>
          <table:table-cell office:value-type="float" office:value="16.453632" calcext:value-type="float">
            <text:p>16.45363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pollon028</text:p>
          </table:table-cell>
          <table:table-cell office:value-type="float" office:value="83.33" calcext:value-type="float">
            <text:p>83.33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heap-data/cart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p-data/hash_fun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office:value-type="string" calcext:value-type="string">
            <text:p>unknown</text:p>
          </table:table-cell>
          <table:table-cell office:value-type="float" office:value="0.29318468" calcext:value-type="float">
            <text:p>0.29318468</text:p>
          </table:table-cell>
          <table:table-cell office:value-type="float" office:value="0.361013737972826" calcext:value-type="float">
            <text:p>0.361013737972826</text:p>
          </table:table-cell>
          <table:table-cell office:value-type="float" office:value="16.289792" calcext:value-type="float">
            <text:p>16.28979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pollon072</text:p>
          </table:table-cell>
          <table:table-cell office:value-type="float" office:value="50" calcext:value-type="float">
            <text:p>5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heap-data/min_max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p-data/process_queue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p-data/quick_sort_split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p-data/running_example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office:value-type="string" calcext:value-type="string">
            <text:p>unknown</text:p>
          </table:table-cell>
          <table:table-cell office:value-type="float" office:value="0.083064907" calcext:value-type="float">
            <text:p>0.083064907</text:p>
          </table:table-cell>
          <table:table-cell office:value-type="float" office:value="0.109027911908925" calcext:value-type="float">
            <text:p>0.109027911908925</text:p>
          </table:table-cell>
          <table:table-cell office:value-type="float" office:value="9.035776" calcext:value-type="float">
            <text:p>9.0357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ollon109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heap-data/shared_mem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p-data/shared_mem2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office:value-type="string" calcext:value-type="string">
            <text:p>unknown</text:p>
          </table:table-cell>
          <table:table-cell office:value-type="float" office:value="0.23129151" calcext:value-type="float">
            <text:p>0.23129151</text:p>
          </table:table-cell>
          <table:table-cell office:value-type="float" office:value="0.265415432862937" calcext:value-type="float">
            <text:p>0.265415432862937</text:p>
          </table:table-cell>
          <table:table-cell office:value-type="float" office:value="16.257024" calcext:value-type="float">
            <text:p>16.257024</text:p>
          </table:table-cell>
          <table:table-cell office:value-type="float" office:value="58.33" calcext:value-type="float">
            <text:p>58.33</text:p>
          </table:table-cell>
          <table:table-cell office:value-type="string" calcext:value-type="string">
            <text:p>apollon100</text:p>
          </table:table-cell>
          <table:table-cell office:value-type="float" office:value="73.91" calcext:value-type="float">
            <text:p>73.91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list-ext3-properties/dll_nondet_free_order-1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office:value-type="string" calcext:value-type="string">
            <text:p>unknown</text:p>
          </table:table-cell>
          <table:table-cell office:value-type="float" office:value="1.012608555" calcext:value-type="float">
            <text:p>1.012608555</text:p>
          </table:table-cell>
          <table:table-cell office:value-type="float" office:value="1.26942960708402" calcext:value-type="float">
            <text:p>1.26942960708402</text:p>
          </table:table-cell>
          <table:table-cell office:value-type="float" office:value="16.50688" calcext:value-type="float">
            <text:p>16.50688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apollon029</text:p>
          </table:table-cell>
          <table:table-cell office:value-type="float" office:value="92" calcext:value-type="float">
            <text:p>9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list-ext3-properties/dll_nondet_free_order-2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office:value-type="string" calcext:value-type="string">
            <text:p>unknown</text:p>
          </table:table-cell>
          <table:table-cell office:value-type="float" office:value="1.041722873" calcext:value-type="float">
            <text:p>1.041722873</text:p>
          </table:table-cell>
          <table:table-cell office:value-type="float" office:value="1.29729850287549" calcext:value-type="float">
            <text:p>1.29729850287549</text:p>
          </table:table-cell>
          <table:table-cell office:value-type="float" office:value="16.556032" calcext:value-type="float">
            <text:p>16.556032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apollon102</text:p>
          </table:table-cell>
          <table:table-cell office:value-type="float" office:value="91.84" calcext:value-type="float">
            <text:p>91.84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list-ext3-properties/dll_nullified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-ext3-properties/sll_length_check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-ext3-properties/sll_length_check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-ext3-properties/sll_nondet_insert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-ext3-properties/sll_nondet_insert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-ext3-properties/sll_of_sll_nondet_append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-ext3-properties/sll_of_sll_nondet_append-2.yml</text:p>
          </table:table-cell>
          <table:table-cell office:value-type="string" calcext:value-type="string">
            <text:p>coverage-branches</text:p>
          </table:table-cell>
          <table:table-cell table:number-columns-repeated="35"/>
          <table:table-cell table:style-name="ce2" office:value-type="string" calcext:value-type="string">
            <text:p>true</text:p>
          </table:table-cell>
          <table:table-cell office:value-type="float" office:value="1.290179533" calcext:value-type="float">
            <text:p>1.290179533</text:p>
          </table:table-cell>
          <table:table-cell office:value-type="float" office:value="1.55747032095678" calcext:value-type="float">
            <text:p>1.55747032095678</text:p>
          </table:table-cell>
          <table:table-cell office:value-type="float" office:value="16.642048" calcext:value-type="float">
            <text:p>16.642048</text:p>
          </table:table-cell>
          <table:table-cell office:value-type="float" office:value="89.47" calcext:value-type="float">
            <text:p>89.47</text:p>
          </table:table-cell>
          <table:table-cell office:value-type="string" calcext:value-type="string">
            <text:p>apollon102</text:p>
          </table:table-cell>
          <table:table-cell office:value-type="float" office:value="92.75" calcext:value-type="float">
            <text:p>92.7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floats-cdfpl/newton_1_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s-cdfpl/newton_1_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s-cdfpl/newton_1_3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1.154293134" calcext:value-type="float">
            <text:p>1.154293134</text:p>
          </table:table-cell>
          <table:table-cell office:value-type="float" office:value="1.47747405688278" calcext:value-type="float">
            <text:p>1.47747405688278</text:p>
          </table:table-cell>
          <table:table-cell office:value-type="float" office:value="16.453632" calcext:value-type="float">
            <text:p>16.453632</text:p>
          </table:table-cell>
          <table:table-cell office:value-type="float" office:value="83.33" calcext:value-type="float">
            <text:p>83.33</text:p>
          </table:table-cell>
          <table:table-cell office:value-type="string" calcext:value-type="string">
            <text:p>apollon020</text:p>
          </table:table-cell>
          <table:table-cell office:value-type="float" office:value="90.91" calcext:value-type="float">
            <text:p>90.9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s-cdfpl/newton_1_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s-cdfpl/newton_1_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s-cdfpl/newton_1_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s-cdfpl/newton_1_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s-cdfpl/newton_1_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s-cdfpl/newton_2_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s-cdfpl/newton_2_2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1.324182794" calcext:value-type="float">
            <text:p>1.324182794</text:p>
          </table:table-cell>
          <table:table-cell office:value-type="float" office:value="1.66137823602185" calcext:value-type="float">
            <text:p>1.66137823602185</text:p>
          </table:table-cell>
          <table:table-cell office:value-type="float" office:value="16.400384" calcext:value-type="float">
            <text:p>16.400384</text:p>
          </table:table-cell>
          <table:table-cell office:value-type="float" office:value="83.33" calcext:value-type="float">
            <text:p>83.33</text:p>
          </table:table-cell>
          <table:table-cell office:value-type="string" calcext:value-type="string">
            <text:p>apollon063</text:p>
          </table:table-cell>
          <table:table-cell office:value-type="float" office:value="91.67" calcext:value-type="float">
            <text:p>91.6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s-cdfpl/newton_2_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s-cdfpl/newton_2_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s-cdfpl/newton_2_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s-cdfpl/newton_2_6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1.287006618" calcext:value-type="float">
            <text:p>1.287006618</text:p>
          </table:table-cell>
          <table:table-cell office:value-type="float" office:value="1.61337178712711" calcext:value-type="float">
            <text:p>1.61337178712711</text:p>
          </table:table-cell>
          <table:table-cell office:value-type="float" office:value="16.40448" calcext:value-type="float">
            <text:p>16.40448</text:p>
          </table:table-cell>
          <table:table-cell office:value-type="float" office:value="83.33" calcext:value-type="float">
            <text:p>83.33</text:p>
          </table:table-cell>
          <table:table-cell office:value-type="string" calcext:value-type="string">
            <text:p>apollon081</text:p>
          </table:table-cell>
          <table:table-cell office:value-type="float" office:value="91.67" calcext:value-type="float">
            <text:p>91.6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s-cdfpl/newton_2_7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1.140516867" calcext:value-type="float">
            <text:p>1.140516867</text:p>
          </table:table-cell>
          <table:table-cell office:value-type="float" office:value="1.46545693511143" calcext:value-type="float">
            <text:p>1.46545693511143</text:p>
          </table:table-cell>
          <table:table-cell office:value-type="float" office:value="16.408576" calcext:value-type="float">
            <text:p>16.408576</text:p>
          </table:table-cell>
          <table:table-cell office:value-type="float" office:value="83.33" calcext:value-type="float">
            <text:p>83.33</text:p>
          </table:table-cell>
          <table:table-cell office:value-type="string" calcext:value-type="string">
            <text:p>apollon073</text:p>
          </table:table-cell>
          <table:table-cell office:value-type="float" office:value="91.67" calcext:value-type="float">
            <text:p>91.6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s-cdfpl/newton_2_8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1.127183047" calcext:value-type="float">
            <text:p>1.127183047</text:p>
          </table:table-cell>
          <table:table-cell office:value-type="float" office:value="1.44136709417216" calcext:value-type="float">
            <text:p>1.44136709417216</text:p>
          </table:table-cell>
          <table:table-cell office:value-type="float" office:value="16.396288" calcext:value-type="float">
            <text:p>16.396288</text:p>
          </table:table-cell>
          <table:table-cell office:value-type="float" office:value="83.33" calcext:value-type="float">
            <text:p>83.33</text:p>
          </table:table-cell>
          <table:table-cell office:value-type="string" calcext:value-type="string">
            <text:p>apollon073</text:p>
          </table:table-cell>
          <table:table-cell office:value-type="float" office:value="91.67" calcext:value-type="float">
            <text:p>91.6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s-cdfpl/newton_3_1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1.367469461" calcext:value-type="float">
            <text:p>1.367469461</text:p>
          </table:table-cell>
          <table:table-cell office:value-type="float" office:value="1.7574475640431" calcext:value-type="float">
            <text:p>1.7574475640431</text:p>
          </table:table-cell>
          <table:table-cell office:value-type="float" office:value="16.617472" calcext:value-type="float">
            <text:p>16.617472</text:p>
          </table:table-cell>
          <table:table-cell office:value-type="float" office:value="83.33" calcext:value-type="float">
            <text:p>83.33</text:p>
          </table:table-cell>
          <table:table-cell office:value-type="string" calcext:value-type="string">
            <text:p>apollon073</text:p>
          </table:table-cell>
          <table:table-cell office:value-type="float" office:value="92.31" calcext:value-type="float">
            <text:p>92.3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s-cdfpl/newton_3_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s-cdfpl/newton_3_3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1.562650193" calcext:value-type="float">
            <text:p>1.562650193</text:p>
          </table:table-cell>
          <table:table-cell office:value-type="float" office:value="2.00940970983356" calcext:value-type="float">
            <text:p>2.00940970983356</text:p>
          </table:table-cell>
          <table:table-cell office:value-type="float" office:value="16.654336" calcext:value-type="float">
            <text:p>16.654336</text:p>
          </table:table-cell>
          <table:table-cell office:value-type="float" office:value="83.33" calcext:value-type="float">
            <text:p>83.33</text:p>
          </table:table-cell>
          <table:table-cell office:value-type="string" calcext:value-type="string">
            <text:p>apollon061</text:p>
          </table:table-cell>
          <table:table-cell office:value-type="float" office:value="92.31" calcext:value-type="float">
            <text:p>92.3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s-cdfpl/newton_3_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s-cdfpl/newton_3_5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1.568658606" calcext:value-type="float">
            <text:p>1.568658606</text:p>
          </table:table-cell>
          <table:table-cell office:value-type="float" office:value="2.01345398603007" calcext:value-type="float">
            <text:p>2.01345398603007</text:p>
          </table:table-cell>
          <table:table-cell office:value-type="float" office:value="16.605184" calcext:value-type="float">
            <text:p>16.605184</text:p>
          </table:table-cell>
          <table:table-cell office:value-type="float" office:value="83.33" calcext:value-type="float">
            <text:p>83.33</text:p>
          </table:table-cell>
          <table:table-cell office:value-type="string" calcext:value-type="string">
            <text:p>apollon073</text:p>
          </table:table-cell>
          <table:table-cell office:value-type="float" office:value="92.31" calcext:value-type="float">
            <text:p>92.3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s-cdfpl/newton_3_6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1.353966068" calcext:value-type="float">
            <text:p>1.353966068</text:p>
          </table:table-cell>
          <table:table-cell office:value-type="float" office:value="1.67332437518053" calcext:value-type="float">
            <text:p>1.67332437518053</text:p>
          </table:table-cell>
          <table:table-cell office:value-type="float" office:value="16.494592" calcext:value-type="float">
            <text:p>16.494592</text:p>
          </table:table-cell>
          <table:table-cell office:value-type="float" office:value="83.33" calcext:value-type="float">
            <text:p>83.33</text:p>
          </table:table-cell>
          <table:table-cell office:value-type="string" calcext:value-type="string">
            <text:p>apollon096</text:p>
          </table:table-cell>
          <table:table-cell office:value-type="float" office:value="92.31" calcext:value-type="float">
            <text:p>92.3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s-cdfpl/newton_3_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s-cdfpl/newton_3_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s-cdfpl/sine_1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0.415539216" calcext:value-type="float">
            <text:p>0.415539216</text:p>
          </table:table-cell>
          <table:table-cell office:value-type="float" office:value="0.52538630599156" calcext:value-type="float">
            <text:p>0.52538630599156</text:p>
          </table:table-cell>
          <table:table-cell office:value-type="float" office:value="16.13824" calcext:value-type="float">
            <text:p>16.138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pollon023</text:p>
          </table:table-cell>
          <table:table-cell office:value-type="float" office:value="87.5" calcext:value-type="float">
            <text:p>87.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s-cdfpl/sine_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s-cdfpl/sine_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s-cdfpl/sine_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s-cdfpl/sine_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s-cdfpl/sine_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s-cdfpl/sine_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s-cdfpl/sine_8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1.280003031" calcext:value-type="float">
            <text:p>1.280003031</text:p>
          </table:table-cell>
          <table:table-cell office:value-type="float" office:value="1.63337978883646" calcext:value-type="float">
            <text:p>1.63337978883646</text:p>
          </table:table-cell>
          <table:table-cell office:value-type="float" office:value="16.531456" calcext:value-type="float">
            <text:p>16.53145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pollon101</text:p>
          </table:table-cell>
          <table:table-cell office:value-type="float" office:value="87.5" calcext:value-type="float">
            <text:p>87.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s-cdfpl/square_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s-cdfpl/square_2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1.736578234" calcext:value-type="float">
            <text:p>1.736578234</text:p>
          </table:table-cell>
          <table:table-cell office:value-type="float" office:value="2.2395495721139" calcext:value-type="float">
            <text:p>2.2395495721139</text:p>
          </table:table-cell>
          <table:table-cell office:value-type="float" office:value="16.633856" calcext:value-type="float">
            <text:p>16.63385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pollon117</text:p>
          </table:table-cell>
          <table:table-cell office:value-type="float" office:value="88.89" calcext:value-type="float">
            <text:p>88.89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s-cdfpl/square_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s-cdfpl/square_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s-cdfpl/square_5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1.67707649" calcext:value-type="float">
            <text:p>1.67707649</text:p>
          </table:table-cell>
          <table:table-cell office:value-type="float" office:value="2.12935619195923" calcext:value-type="float">
            <text:p>2.12935619195923</text:p>
          </table:table-cell>
          <table:table-cell office:value-type="float" office:value="16.764928" calcext:value-type="float">
            <text:p>16.76492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pollon019</text:p>
          </table:table-cell>
          <table:table-cell office:value-type="float" office:value="88.89" calcext:value-type="float">
            <text:p>88.89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s-cdfpl/square_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s-cdfpl/square_7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2.108532919" calcext:value-type="float">
            <text:p>2.108532919</text:p>
          </table:table-cell>
          <table:table-cell office:value-type="float" office:value="2.57330828602426" calcext:value-type="float">
            <text:p>2.57330828602426</text:p>
          </table:table-cell>
          <table:table-cell office:value-type="float" office:value="16.519168" calcext:value-type="float">
            <text:p>16.51916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pollon085</text:p>
          </table:table-cell>
          <table:table-cell office:value-type="float" office:value="88.89" calcext:value-type="float">
            <text:p>88.89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s-cdfpl/square_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s-cbmc-regression/float-no-simp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s-cbmc-regression/float-to-double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s-cbmc-regression/float1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s-cbmc-regression/float1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s-cbmc-regression/float20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0.533614619" calcext:value-type="float">
            <text:p>0.533614619</text:p>
          </table:table-cell>
          <table:table-cell office:value-type="float" office:value="0.66141900094226" calcext:value-type="float">
            <text:p>0.66141900094226</text:p>
          </table:table-cell>
          <table:table-cell office:value-type="float" office:value="16.338944" calcext:value-type="float">
            <text:p>16.3389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ollon019</text:p>
          </table:table-cell>
          <table:table-cell office:value-type="float" office:value="19.23" calcext:value-type="float">
            <text:p>19.2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s-cbmc-regression/float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s-cbmc-regression/float4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1.21637862" calcext:value-type="float">
            <text:p>1.21637862</text:p>
          </table:table-cell>
          <table:table-cell office:value-type="float" office:value="1.48127209604718" calcext:value-type="float">
            <text:p>1.48127209604718</text:p>
          </table:table-cell>
          <table:table-cell office:value-type="float" office:value="16.474112" calcext:value-type="float">
            <text:p>16.4741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pollon072</text:p>
          </table:table-cell>
          <table:table-cell office:value-type="float" office:value="100" calcext:value-type="float">
            <text:p>1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s-cbmc-regression/float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s-cbmc-regression/float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s-cbmc-regression/float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arctan_Pade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bary_diverge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cast_float_ptr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cast_float_union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cast_union_loose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cast_union_tight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cos_polynomial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divmul_buf_diverge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divmul_diverge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exp_loop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feedback_diverge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filter1.c.p+cfa-reducer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filter1.c.v+lhb-reducer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filter1.c.v+nlh-reducer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filter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filter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filter2_alt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filter2_reinit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filter2_set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filter_iir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float_int_inv_square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image_filter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1.292582498" calcext:value-type="float">
            <text:p>1.292582498</text:p>
          </table:table-cell>
          <table:table-cell office:value-type="float" office:value="1.61347575508989" calcext:value-type="float">
            <text:p>1.61347575508989</text:p>
          </table:table-cell>
          <table:table-cell office:value-type="float" office:value="18.440192" calcext:value-type="float">
            <text:p>18.440192</text:p>
          </table:table-cell>
          <table:table-cell office:value-type="float" office:value="14.13" calcext:value-type="float">
            <text:p>14.13</text:p>
          </table:table-cell>
          <table:table-cell office:value-type="string" calcext:value-type="string">
            <text:p>apollon061</text:p>
          </table:table-cell>
          <table:table-cell office:value-type="float" office:value="84.44" calcext:value-type="float">
            <text:p>84.4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-benchs/interpolation.c.p+cfa-reducer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1.021027651" calcext:value-type="float">
            <text:p>1.021027651</text:p>
          </table:table-cell>
          <table:table-cell office:value-type="float" office:value="1.24105481384322" calcext:value-type="float">
            <text:p>1.24105481384322</text:p>
          </table:table-cell>
          <table:table-cell office:value-type="float" office:value="16.412672" calcext:value-type="float">
            <text:p>16.41267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pollon109</text:p>
          </table:table-cell>
          <table:table-cell office:value-type="float" office:value="81.08" calcext:value-type="float">
            <text:p>81.08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-benchs/interpolation.c.v+cfa-reducer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interpolation.c.v+nlh-reducer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interpolation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interpolation2.c.p+cfa-reducer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interpolation2.c.v+cfa-reducer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0.825713558" calcext:value-type="float">
            <text:p>0.825713558</text:p>
          </table:table-cell>
          <table:table-cell office:value-type="float" office:value="1.0454378798604" calcext:value-type="float">
            <text:p>1.0454378798604</text:p>
          </table:table-cell>
          <table:table-cell office:value-type="float" office:value="16.367616" calcext:value-type="float">
            <text:p>16.367616</text:p>
          </table:table-cell>
          <table:table-cell office:value-type="float" office:value="68.75" calcext:value-type="float">
            <text:p>68.75</text:p>
          </table:table-cell>
          <table:table-cell office:value-type="string" calcext:value-type="string">
            <text:p>apollon080</text:p>
          </table:table-cell>
          <table:table-cell office:value-type="float" office:value="78.38" calcext:value-type="float">
            <text:p>78.38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-benchs/interpolation2.c.v+nlh-reducer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0.819471988" calcext:value-type="float">
            <text:p>0.819471988</text:p>
          </table:table-cell>
          <table:table-cell office:value-type="float" office:value="1.04143063607626" calcext:value-type="float">
            <text:p>1.04143063607626</text:p>
          </table:table-cell>
          <table:table-cell office:value-type="float" office:value="16.416768" calcext:value-type="float">
            <text:p>16.416768</text:p>
          </table:table-cell>
          <table:table-cell office:value-type="float" office:value="67.86" calcext:value-type="float">
            <text:p>67.86</text:p>
          </table:table-cell>
          <table:table-cell office:value-type="string" calcext:value-type="string">
            <text:p>apollon025</text:p>
          </table:table-cell>
          <table:table-cell office:value-type="float" office:value="76.92" calcext:value-type="float">
            <text:p>76.9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-benchs/interpolation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inv_Newton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inv_Newton-2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table:style-name="ce2" office:value-type="string" calcext:value-type="string">
            <text:p>true</text:p>
          </table:table-cell>
          <table:table-cell office:value-type="float" office:value="0.822370716" calcext:value-type="float">
            <text:p>0.822370716</text:p>
          </table:table-cell>
          <table:table-cell office:value-type="float" office:value="1.04136956785806" calcext:value-type="float">
            <text:p>1.04136956785806</text:p>
          </table:table-cell>
          <table:table-cell office:value-type="float" office:value="16.285696" calcext:value-type="float">
            <text:p>16.285696</text:p>
          </table:table-cell>
          <table:table-cell office:value-type="float" office:value="68.75" calcext:value-type="float">
            <text:p>68.75</text:p>
          </table:table-cell>
          <table:table-cell office:value-type="string" calcext:value-type="string">
            <text:p>apollon150</text:p>
          </table:table-cell>
          <table:table-cell office:value-type="float" office:value="95" calcext:value-type="float">
            <text:p>9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-benchs/inv_Newton.c.p+cfa-reducer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inv_sqrt_Quake.c.v+cfa-reducer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inv_sqrt_Quake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1.247737483" calcext:value-type="float">
            <text:p>1.247737483</text:p>
          </table:table-cell>
          <table:table-cell office:value-type="float" office:value="1.56125917984173" calcext:value-type="float">
            <text:p>1.56125917984173</text:p>
          </table:table-cell>
          <table:table-cell office:value-type="float" office:value="16.46592" calcext:value-type="float">
            <text:p>16.4659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pollon023</text:p>
          </table:table-cell>
          <table:table-cell office:value-type="float" office:value="100" calcext:value-type="float">
            <text:p>1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-benchs/inv_square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inv_square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inv_square_int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nan_double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nan_double_range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nan_float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table:style-name="ce2" office:value-type="string" calcext:value-type="string">
            <text:p>true</text:p>
          </table:table-cell>
          <table:table-cell office:value-type="float" office:value="1.936259654" calcext:value-type="float">
            <text:p>1.936259654</text:p>
          </table:table-cell>
          <table:table-cell office:value-type="float" office:value="2.45721611892804" calcext:value-type="float">
            <text:p>2.45721611892804</text:p>
          </table:table-cell>
          <table:table-cell office:value-type="float" office:value="16.584704" calcext:value-type="float">
            <text:p>16.5847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pollon100</text:p>
          </table:table-cell>
          <table:table-cell office:value-type="float" office:value="100" calcext:value-type="float">
            <text:p>1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-benchs/nan_float_range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0.820203873" calcext:value-type="float">
            <text:p>0.820203873</text:p>
          </table:table-cell>
          <table:table-cell office:value-type="float" office:value="1.03750668792054" calcext:value-type="float">
            <text:p>1.03750668792054</text:p>
          </table:table-cell>
          <table:table-cell office:value-type="float" office:value="16.330752" calcext:value-type="float">
            <text:p>16.330752</text:p>
          </table:table-cell>
          <table:table-cell office:value-type="float" office:value="83.33" calcext:value-type="float">
            <text:p>83.33</text:p>
          </table:table-cell>
          <table:table-cell office:value-type="string" calcext:value-type="string">
            <text:p>apollon023</text:p>
          </table:table-cell>
          <table:table-cell office:value-type="float" office:value="100" calcext:value-type="float">
            <text:p>1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-benchs/rlim_exit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rlim_invariant.c.p+cfa-reducer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122.220588125" calcext:value-type="float">
            <text:p>122.220588125</text:p>
          </table:table-cell>
          <table:table-cell office:value-type="float" office:value="122.325404298957" calcext:value-type="float">
            <text:p>122.325404298957</text:p>
          </table:table-cell>
          <table:table-cell office:value-type="float" office:value="843.046912" calcext:value-type="float">
            <text:p>843.04691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pollon146</text:p>
          </table:table-cell>
          <table:table-cell office:value-type="float" office:value="81.13" calcext:value-type="float">
            <text:p>81.1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-benchs/rlim_invariant.c.v+lhb-reducer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rlim_invariant.c.v+nlh-reducer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rlim_invariant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sin_interpolated_bigrange_loose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1.177301824" calcext:value-type="float">
            <text:p>1.177301824</text:p>
          </table:table-cell>
          <table:table-cell office:value-type="float" office:value="1.49337719590403" calcext:value-type="float">
            <text:p>1.49337719590403</text:p>
          </table:table-cell>
          <table:table-cell office:value-type="float" office:value="16.596992" calcext:value-type="float">
            <text:p>16.596992</text:p>
          </table:table-cell>
          <table:table-cell office:value-type="float" office:value="81.25" calcext:value-type="float">
            <text:p>81.25</text:p>
          </table:table-cell>
          <table:table-cell office:value-type="string" calcext:value-type="string">
            <text:p>apollon057</text:p>
          </table:table-cell>
          <table:table-cell office:value-type="float" office:value="100" calcext:value-type="float">
            <text:p>1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-benchs/sin_interpolated_bigrange_tight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sin_interpolated_index-1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0.911816762" calcext:value-type="float">
            <text:p>0.911816762</text:p>
          </table:table-cell>
          <table:table-cell office:value-type="float" office:value="1.15689340606332" calcext:value-type="float">
            <text:p>1.15689340606332</text:p>
          </table:table-cell>
          <table:table-cell office:value-type="float" office:value="16.433152" calcext:value-type="float">
            <text:p>16.433152</text:p>
          </table:table-cell>
          <table:table-cell office:value-type="float" office:value="81.25" calcext:value-type="float">
            <text:p>81.25</text:p>
          </table:table-cell>
          <table:table-cell office:value-type="string" calcext:value-type="string">
            <text:p>apollon028</text:p>
          </table:table-cell>
          <table:table-cell office:value-type="float" office:value="100" calcext:value-type="float">
            <text:p>1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-benchs/sin_interpolated_index-2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1.016824335" calcext:value-type="float">
            <text:p>1.016824335</text:p>
          </table:table-cell>
          <table:table-cell office:value-type="float" office:value="1.28917759098113" calcext:value-type="float">
            <text:p>1.28917759098113</text:p>
          </table:table-cell>
          <table:table-cell office:value-type="float" office:value="16.449536" calcext:value-type="float">
            <text:p>16.44953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pollon023</text:p>
          </table:table-cell>
          <table:table-cell office:value-type="float" office:value="100" calcext:value-type="float">
            <text:p>1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-benchs/sin_interpolated_negation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1.169247799" calcext:value-type="float">
            <text:p>1.169247799</text:p>
          </table:table-cell>
          <table:table-cell office:value-type="float" office:value="1.47738411813043" calcext:value-type="float">
            <text:p>1.47738411813043</text:p>
          </table:table-cell>
          <table:table-cell office:value-type="float" office:value="16.584704" calcext:value-type="float">
            <text:p>16.584704</text:p>
          </table:table-cell>
          <table:table-cell office:value-type="float" office:value="66.67" calcext:value-type="float">
            <text:p>66.67</text:p>
          </table:table-cell>
          <table:table-cell office:value-type="string" calcext:value-type="string">
            <text:p>apollon113</text:p>
          </table:table-cell>
          <table:table-cell office:value-type="float" office:value="95.83" calcext:value-type="float">
            <text:p>95.8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-benchs/sin_interpolated_smallrange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sqrt_Householder_constant.c.p+cfa-reducer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sqrt_Householder_interval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sqrt_Householder_pseudoconstant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sqrt_Newton_pseudoconstant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0.839831117" calcext:value-type="float">
            <text:p>0.839831117</text:p>
          </table:table-cell>
          <table:table-cell office:value-type="float" office:value="1.06827662093565" calcext:value-type="float">
            <text:p>1.06827662093565</text:p>
          </table:table-cell>
          <table:table-cell office:value-type="float" office:value="16.34304" calcext:value-type="float">
            <text:p>16.34304</text:p>
          </table:table-cell>
          <table:table-cell office:value-type="float" office:value="58.33" calcext:value-type="float">
            <text:p>58.33</text:p>
          </table:table-cell>
          <table:table-cell office:value-type="string" calcext:value-type="string">
            <text:p>apollon167</text:p>
          </table:table-cell>
          <table:table-cell office:value-type="float" office:value="96.15" calcext:value-type="float">
            <text:p>96.1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-benchs/sqrt_biNewton_pseudoconstant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0.684062562" calcext:value-type="float">
            <text:p>0.684062562</text:p>
          </table:table-cell>
          <table:table-cell office:value-type="float" office:value="0.853378023952246" calcext:value-type="float">
            <text:p>0.853378023952246</text:p>
          </table:table-cell>
          <table:table-cell office:value-type="float" office:value="16.34304" calcext:value-type="float">
            <text:p>16.34304</text:p>
          </table:table-cell>
          <table:table-cell office:value-type="float" office:value="58.33" calcext:value-type="float">
            <text:p>58.33</text:p>
          </table:table-cell>
          <table:table-cell office:value-type="string" calcext:value-type="string">
            <text:p>apollon121</text:p>
          </table:table-cell>
          <table:table-cell office:value-type="float" office:value="96.3" calcext:value-type="float">
            <text:p>96.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-benchs/sqrt_poly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0.751917912" calcext:value-type="float">
            <text:p>0.751917912</text:p>
          </table:table-cell>
          <table:table-cell office:value-type="float" office:value="0.953404026106" calcext:value-type="float">
            <text:p>0.953404026106</text:p>
          </table:table-cell>
          <table:table-cell office:value-type="float" office:value="16.289792" calcext:value-type="float">
            <text:p>16.28979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pollon020</text:p>
          </table:table-cell>
          <table:table-cell office:value-type="float" office:value="100" calcext:value-type="float">
            <text:p>1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-benchs/sqrt_poly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zonotope_3.c.p+cfa-reducer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zonotope_3.c.v+lhb-reducer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zonotope_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zonotope_loose.c.v+cfa-reducer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zonotope_loose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benchs/zonotope_tight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double_req_bl_028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double_req_bl_032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double_req_bl_046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double_req_bl_0660a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double_req_bl_0660b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double_req_bl_0661a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1.09061133" calcext:value-type="float">
            <text:p>1.09061133</text:p>
          </table:table-cell>
          <table:table-cell office:value-type="float" office:value="1.36924307700247" calcext:value-type="float">
            <text:p>1.36924307700247</text:p>
          </table:table-cell>
          <table:table-cell office:value-type="float" office:value="16.625664" calcext:value-type="float">
            <text:p>16.625664</text:p>
          </table:table-cell>
          <table:table-cell office:value-type="float" office:value="18.42" calcext:value-type="float">
            <text:p>18.42</text:p>
          </table:table-cell>
          <table:table-cell office:value-type="string" calcext:value-type="string">
            <text:p>apollon070</text:p>
          </table:table-cell>
          <table:table-cell office:value-type="float" office:value="29.69" calcext:value-type="float">
            <text:p>29.69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-newlib/double_req_bl_0661b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double_req_bl_0662a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double_req_bl_0662b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double_req_bl_0663a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1.445260397" calcext:value-type="float">
            <text:p>1.445260397</text:p>
          </table:table-cell>
          <table:table-cell office:value-type="float" office:value="1.78471138700843" calcext:value-type="float">
            <text:p>1.78471138700843</text:p>
          </table:table-cell>
          <table:table-cell office:value-type="float" office:value="16.523264" calcext:value-type="float">
            <text:p>16.523264</text:p>
          </table:table-cell>
          <table:table-cell office:value-type="float" office:value="12.16" calcext:value-type="float">
            <text:p>12.16</text:p>
          </table:table-cell>
          <table:table-cell office:value-type="string" calcext:value-type="string">
            <text:p>apollon094</text:p>
          </table:table-cell>
          <table:table-cell office:value-type="float" office:value="18.55" calcext:value-type="float">
            <text:p>18.5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-newlib/double_req_bl_0663b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double_req_bl_0670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1.235919693" calcext:value-type="float">
            <text:p>1.235919693</text:p>
          </table:table-cell>
          <table:table-cell office:value-type="float" office:value="1.56944658304565" calcext:value-type="float">
            <text:p>1.56944658304565</text:p>
          </table:table-cell>
          <table:table-cell office:value-type="float" office:value="16.564224" calcext:value-type="float">
            <text:p>16.564224</text:p>
          </table:table-cell>
          <table:table-cell office:value-type="float" office:value="10.53" calcext:value-type="float">
            <text:p>10.53</text:p>
          </table:table-cell>
          <table:table-cell office:value-type="string" calcext:value-type="string">
            <text:p>apollon106</text:p>
          </table:table-cell>
          <table:table-cell office:value-type="float" office:value="16" calcext:value-type="float">
            <text:p>1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-newlib/double_req_bl_0682a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double_req_bl_0682b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0.596719057" calcext:value-type="float">
            <text:p>0.596719057</text:p>
          </table:table-cell>
          <table:table-cell office:value-type="float" office:value="0.749328376958147" calcext:value-type="float">
            <text:p>0.749328376958147</text:p>
          </table:table-cell>
          <table:table-cell office:value-type="float" office:value="16.420864" calcext:value-type="float">
            <text:p>16.420864</text:p>
          </table:table-cell>
          <table:table-cell office:value-type="float" office:value="17.95" calcext:value-type="float">
            <text:p>17.95</text:p>
          </table:table-cell>
          <table:table-cell office:value-type="string" calcext:value-type="string">
            <text:p>apollon026</text:p>
          </table:table-cell>
          <table:table-cell office:value-type="float" office:value="28.68" calcext:value-type="float">
            <text:p>28.68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-newlib/double_req_bl_0683a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double_req_bl_0683b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double_req_bl_0684a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1.055217472" calcext:value-type="float">
            <text:p>1.055217472</text:p>
          </table:table-cell>
          <table:table-cell office:value-type="float" office:value="1.28514998592436" calcext:value-type="float">
            <text:p>1.28514998592436</text:p>
          </table:table-cell>
          <table:table-cell office:value-type="float" office:value="16.531456" calcext:value-type="float">
            <text:p>16.531456</text:p>
          </table:table-cell>
          <table:table-cell office:value-type="float" office:value="26.32" calcext:value-type="float">
            <text:p>26.32</text:p>
          </table:table-cell>
          <table:table-cell office:value-type="string" calcext:value-type="string">
            <text:p>apollon122</text:p>
          </table:table-cell>
          <table:table-cell office:value-type="float" office:value="36.03" calcext:value-type="float">
            <text:p>36.0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-newlib/double_req_bl_0684b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double_req_bl_083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double_req_bl_0870a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double_req_bl_0870b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double_req_bl_0872a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double_req_bl_0872b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0.622149937" calcext:value-type="float">
            <text:p>0.622149937</text:p>
          </table:table-cell>
          <table:table-cell office:value-type="float" office:value="0.76941913086921" calcext:value-type="float">
            <text:p>0.76941913086921</text:p>
          </table:table-cell>
          <table:table-cell office:value-type="float" office:value="17.48992" calcext:value-type="float">
            <text:p>17.48992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apollon139</text:p>
          </table:table-cell>
          <table:table-cell office:value-type="float" office:value="5.12" calcext:value-type="float">
            <text:p>5.1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-newlib/double_req_bl_0874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1.093037326" calcext:value-type="float">
            <text:p>1.093037326</text:p>
          </table:table-cell>
          <table:table-cell office:value-type="float" office:value="1.3654299878981" calcext:value-type="float">
            <text:p>1.3654299878981</text:p>
          </table:table-cell>
          <table:table-cell office:value-type="float" office:value="17.637376" calcext:value-type="float">
            <text:p>17.637376</text:p>
          </table:table-cell>
          <table:table-cell office:value-type="float" office:value="9.34" calcext:value-type="float">
            <text:p>9.34</text:p>
          </table:table-cell>
          <table:table-cell office:value-type="string" calcext:value-type="string">
            <text:p>apollon073</text:p>
          </table:table-cell>
          <table:table-cell office:value-type="float" office:value="12.61" calcext:value-type="float">
            <text:p>12.6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-newlib/double_req_bl_0876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1.015648024" calcext:value-type="float">
            <text:p>1.015648024</text:p>
          </table:table-cell>
          <table:table-cell office:value-type="float" office:value="1.25336088007316" calcext:value-type="float">
            <text:p>1.25336088007316</text:p>
          </table:table-cell>
          <table:table-cell office:value-type="float" office:value="17.620992" calcext:value-type="float">
            <text:p>17.620992</text:p>
          </table:table-cell>
          <table:table-cell office:value-type="float" office:value="9.78" calcext:value-type="float">
            <text:p>9.78</text:p>
          </table:table-cell>
          <table:table-cell office:value-type="string" calcext:value-type="string">
            <text:p>apollon080</text:p>
          </table:table-cell>
          <table:table-cell office:value-type="float" office:value="11.3" calcext:value-type="float">
            <text:p>11.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-newlib/double_req_bl_088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double_req_bl_088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double_req_bl_0920a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double_req_bl_0970a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double_req_bl_1121a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double_req_bl_1121b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0.568294037" calcext:value-type="float">
            <text:p>0.568294037</text:p>
          </table:table-cell>
          <table:table-cell office:value-type="float" office:value="0.713432691060007" calcext:value-type="float">
            <text:p>0.713432691060007</text:p>
          </table:table-cell>
          <table:table-cell office:value-type="float" office:value="16.310272" calcext:value-type="float">
            <text:p>16.310272</text:p>
          </table:table-cell>
          <table:table-cell office:value-type="float" office:value="3.23" calcext:value-type="float">
            <text:p>3.23</text:p>
          </table:table-cell>
          <table:table-cell office:value-type="string" calcext:value-type="string">
            <text:p>apollon079</text:p>
          </table:table-cell>
          <table:table-cell office:value-type="float" office:value="18.81" calcext:value-type="float">
            <text:p>18.8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-newlib/double_req_bl_1122a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double_req_bl_1122b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double_req_bl_1130a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1.323396726" calcext:value-type="float">
            <text:p>1.323396726</text:p>
          </table:table-cell>
          <table:table-cell office:value-type="float" office:value="1.63275134889409" calcext:value-type="float">
            <text:p>1.63275134889409</text:p>
          </table:table-cell>
          <table:table-cell office:value-type="float" office:value="16.519168" calcext:value-type="float">
            <text:p>16.519168</text:p>
          </table:table-cell>
          <table:table-cell office:value-type="float" office:value="16.18" calcext:value-type="float">
            <text:p>16.18</text:p>
          </table:table-cell>
          <table:table-cell office:value-type="string" calcext:value-type="string">
            <text:p>apollon109</text:p>
          </table:table-cell>
          <table:table-cell office:value-type="float" office:value="24.53" calcext:value-type="float">
            <text:p>24.5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-newlib/double_req_bl_1131a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double_req_bl_1131b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double_req_bl_1211a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0.558066116" calcext:value-type="float">
            <text:p>0.558066116</text:p>
          </table:table-cell>
          <table:table-cell office:value-type="float" office:value="0.693349872017279" calcext:value-type="float">
            <text:p>0.693349872017279</text:p>
          </table:table-cell>
          <table:table-cell office:value-type="float" office:value="16.330752" calcext:value-type="float">
            <text:p>16.330752</text:p>
          </table:table-cell>
          <table:table-cell office:value-type="float" office:value="31.25" calcext:value-type="float">
            <text:p>31.25</text:p>
          </table:table-cell>
          <table:table-cell office:value-type="string" calcext:value-type="string">
            <text:p>apollon071</text:p>
          </table:table-cell>
          <table:table-cell office:value-type="float" office:value="49.23" calcext:value-type="float">
            <text:p>49.2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-newlib/double_req_bl_1211b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0.712000433" calcext:value-type="float">
            <text:p>0.712000433</text:p>
          </table:table-cell>
          <table:table-cell office:value-type="float" office:value="0.85695414384827" calcext:value-type="float">
            <text:p>0.85695414384827</text:p>
          </table:table-cell>
          <table:table-cell office:value-type="float" office:value="16.330752" calcext:value-type="float">
            <text:p>16.330752</text:p>
          </table:table-cell>
          <table:table-cell office:value-type="float" office:value="31.25" calcext:value-type="float">
            <text:p>31.25</text:p>
          </table:table-cell>
          <table:table-cell office:value-type="string" calcext:value-type="string">
            <text:p>apollon111</text:p>
          </table:table-cell>
          <table:table-cell office:value-type="float" office:value="49.23" calcext:value-type="float">
            <text:p>49.2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-newlib/double_req_bl_1231b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double_req_bl_1251b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double_req_bl_130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float_req_bl_0281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1.333938179" calcext:value-type="float">
            <text:p>1.333938179</text:p>
          </table:table-cell>
          <table:table-cell office:value-type="float" office:value="1.68938856106251" calcext:value-type="float">
            <text:p>1.68938856106251</text:p>
          </table:table-cell>
          <table:table-cell office:value-type="float" office:value="16.584704" calcext:value-type="float">
            <text:p>16.584704</text:p>
          </table:table-cell>
          <table:table-cell office:value-type="float" office:value="16.67" calcext:value-type="float">
            <text:p>16.67</text:p>
          </table:table-cell>
          <table:table-cell office:value-type="string" calcext:value-type="string">
            <text:p>apollon072</text:p>
          </table:table-cell>
          <table:table-cell office:value-type="float" office:value="13.59" calcext:value-type="float">
            <text:p>13.59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-newlib/float_req_bl_0460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1.571622831" calcext:value-type="float">
            <text:p>1.571622831</text:p>
          </table:table-cell>
          <table:table-cell office:value-type="float" office:value="2.01738257100806" calcext:value-type="float">
            <text:p>2.01738257100806</text:p>
          </table:table-cell>
          <table:table-cell office:value-type="float" office:value="16.67072" calcext:value-type="float">
            <text:p>16.67072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pollon073</text:p>
          </table:table-cell>
          <table:table-cell office:value-type="float" office:value="13.73" calcext:value-type="float">
            <text:p>13.7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-newlib/float_req_bl_0660a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1.442887222" calcext:value-type="float">
            <text:p>1.442887222</text:p>
          </table:table-cell>
          <table:table-cell office:value-type="float" office:value="1.78923412994482" calcext:value-type="float">
            <text:p>1.78923412994482</text:p>
          </table:table-cell>
          <table:table-cell office:value-type="float" office:value="16.633856" calcext:value-type="float">
            <text:p>16.633856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pollon076</text:p>
          </table:table-cell>
          <table:table-cell office:value-type="float" office:value="17.95" calcext:value-type="float">
            <text:p>17.9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-newlib/float_req_bl_0660b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float_req_bl_0661a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float_req_bl_0661b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float_req_bl_0662a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float_req_bl_0662b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float_req_bl_0663a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1.141450973" calcext:value-type="float">
            <text:p>1.141450973</text:p>
          </table:table-cell>
          <table:table-cell office:value-type="float" office:value="1.44554898585193" calcext:value-type="float">
            <text:p>1.44554898585193</text:p>
          </table:table-cell>
          <table:table-cell office:value-type="float" office:value="16.52736" calcext:value-type="float">
            <text:p>16.52736</text:p>
          </table:table-cell>
          <table:table-cell office:value-type="float" office:value="12.86" calcext:value-type="float">
            <text:p>12.86</text:p>
          </table:table-cell>
          <table:table-cell office:value-type="string" calcext:value-type="string">
            <text:p>apollon014</text:p>
          </table:table-cell>
          <table:table-cell office:value-type="float" office:value="17.09" calcext:value-type="float">
            <text:p>17.09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-newlib/float_req_bl_0663b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1.165253081" calcext:value-type="float">
            <text:p>1.165253081</text:p>
          </table:table-cell>
          <table:table-cell office:value-type="float" office:value="1.48550182790495" calcext:value-type="float">
            <text:p>1.48550182790495</text:p>
          </table:table-cell>
          <table:table-cell office:value-type="float" office:value="16.50688" calcext:value-type="float">
            <text:p>16.50688</text:p>
          </table:table-cell>
          <table:table-cell office:value-type="float" office:value="12.86" calcext:value-type="float">
            <text:p>12.86</text:p>
          </table:table-cell>
          <table:table-cell office:value-type="string" calcext:value-type="string">
            <text:p>apollon153</text:p>
          </table:table-cell>
          <table:table-cell office:value-type="float" office:value="17.09" calcext:value-type="float">
            <text:p>17.09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-newlib/float_req_bl_067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float_req_bl_0682a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float_req_bl_0682b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float_req_bl_0683a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float_req_bl_0683b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float_req_bl_0684a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float_req_bl_0684b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float_req_bl_0710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0.795328662" calcext:value-type="float">
            <text:p>0.795328662</text:p>
          </table:table-cell>
          <table:table-cell office:value-type="float" office:value="1.00542479893193" calcext:value-type="float">
            <text:p>1.00542479893193</text:p>
          </table:table-cell>
          <table:table-cell office:value-type="float" office:value="16.564224" calcext:value-type="float">
            <text:p>16.564224</text:p>
          </table:table-cell>
          <table:table-cell office:value-type="float" office:value="26.92" calcext:value-type="float">
            <text:p>26.92</text:p>
          </table:table-cell>
          <table:table-cell office:value-type="string" calcext:value-type="string">
            <text:p>apollon087</text:p>
          </table:table-cell>
          <table:table-cell office:value-type="float" office:value="31.37" calcext:value-type="float">
            <text:p>31.3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-newlib/float_req_bl_0870a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float_req_bl_0870b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0.294450736" calcext:value-type="float">
            <text:p>0.294450736</text:p>
          </table:table-cell>
          <table:table-cell office:value-type="float" office:value="0.341196954017505" calcext:value-type="float">
            <text:p>0.341196954017505</text:p>
          </table:table-cell>
          <table:table-cell office:value-type="float" office:value="17.260544" calcext:value-type="float">
            <text:p>17.260544</text:p>
          </table:table-cell>
          <table:table-cell office:value-type="float" office:value="3.57" calcext:value-type="float">
            <text:p>3.57</text:p>
          </table:table-cell>
          <table:table-cell office:value-type="string" calcext:value-type="string">
            <text:p>apollon072</text:p>
          </table:table-cell>
          <table:table-cell office:value-type="float" office:value="5.67" calcext:value-type="float">
            <text:p>5.6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-newlib/float_req_bl_0872a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float_req_bl_0872b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float_req_bl_087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float_req_bl_087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float_req_bl_087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float_req_bl_087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float_req_bl_088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float_req_bl_088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float_req_bl_088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float_req_bl_0920a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float_req_bl_0970a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1.342120056" calcext:value-type="float">
            <text:p>1.342120056</text:p>
          </table:table-cell>
          <table:table-cell office:value-type="float" office:value="1.60858561494388" calcext:value-type="float">
            <text:p>1.60858561494388</text:p>
          </table:table-cell>
          <table:table-cell office:value-type="float" office:value="16.46592" calcext:value-type="float">
            <text:p>16.46592</text:p>
          </table:table-cell>
          <table:table-cell office:value-type="float" office:value="19.44" calcext:value-type="float">
            <text:p>19.44</text:p>
          </table:table-cell>
          <table:table-cell office:value-type="string" calcext:value-type="string">
            <text:p>apollon015</text:p>
          </table:table-cell>
          <table:table-cell office:value-type="float" office:value="21.59" calcext:value-type="float">
            <text:p>21.59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-newlib/float_req_bl_1121a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float_req_bl_1121b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float_req_bl_1122a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1.145331374" calcext:value-type="float">
            <text:p>1.145331374</text:p>
          </table:table-cell>
          <table:table-cell office:value-type="float" office:value="1.46156112011522" calcext:value-type="float">
            <text:p>1.46156112011522</text:p>
          </table:table-cell>
          <table:table-cell office:value-type="float" office:value="16.420864" calcext:value-type="float">
            <text:p>16.420864</text:p>
          </table:table-cell>
          <table:table-cell office:value-type="float" office:value="10.53" calcext:value-type="float">
            <text:p>10.53</text:p>
          </table:table-cell>
          <table:table-cell office:value-type="string" calcext:value-type="string">
            <text:p>apollon049</text:p>
          </table:table-cell>
          <table:table-cell office:value-type="float" office:value="26.56" calcext:value-type="float">
            <text:p>26.5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-newlib/float_req_bl_1122b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float_req_bl_1130a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1.545395998" calcext:value-type="float">
            <text:p>1.545395998</text:p>
          </table:table-cell>
          <table:table-cell office:value-type="float" office:value="1.92515791603364" calcext:value-type="float">
            <text:p>1.92515791603364</text:p>
          </table:table-cell>
          <table:table-cell office:value-type="float" office:value="16.52736" calcext:value-type="float">
            <text:p>16.52736</text:p>
          </table:table-cell>
          <table:table-cell office:value-type="float" office:value="22.73" calcext:value-type="float">
            <text:p>22.73</text:p>
          </table:table-cell>
          <table:table-cell office:value-type="string" calcext:value-type="string">
            <text:p>apollon162</text:p>
          </table:table-cell>
          <table:table-cell office:value-type="float" office:value="32.35" calcext:value-type="float">
            <text:p>32.3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-newlib/float_req_bl_1130b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float_req_bl_1131a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0.959855669" calcext:value-type="float">
            <text:p>0.959855669</text:p>
          </table:table-cell>
          <table:table-cell office:value-type="float" office:value="1.2010190600995" calcext:value-type="float">
            <text:p>1.2010190600995</text:p>
          </table:table-cell>
          <table:table-cell office:value-type="float" office:value="16.379904" calcext:value-type="float">
            <text:p>16.379904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pollon110</text:p>
          </table:table-cell>
          <table:table-cell office:value-type="float" office:value="33.33" calcext:value-type="float">
            <text:p>33.3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-newlib/float_req_bl_1131b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0.91837471" calcext:value-type="float">
            <text:p>0.91837471</text:p>
          </table:table-cell>
          <table:table-cell office:value-type="float" office:value="1.16131190815941" calcext:value-type="float">
            <text:p>1.16131190815941</text:p>
          </table:table-cell>
          <table:table-cell office:value-type="float" office:value="16.449536" calcext:value-type="float">
            <text:p>16.449536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pollon102</text:p>
          </table:table-cell>
          <table:table-cell office:value-type="float" office:value="33.33" calcext:value-type="float">
            <text:p>33.3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-newlib/float_req_bl_1211a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0.545466387" calcext:value-type="float">
            <text:p>0.545466387</text:p>
          </table:table-cell>
          <table:table-cell office:value-type="float" office:value="0.681330682011321" calcext:value-type="float">
            <text:p>0.681330682011321</text:p>
          </table:table-cell>
          <table:table-cell office:value-type="float" office:value="16.36352" calcext:value-type="float">
            <text:p>16.36352</text:p>
          </table:table-cell>
          <table:table-cell office:value-type="float" office:value="33.33" calcext:value-type="float">
            <text:p>33.33</text:p>
          </table:table-cell>
          <table:table-cell office:value-type="string" calcext:value-type="string">
            <text:p>apollon013</text:p>
          </table:table-cell>
          <table:table-cell office:value-type="float" office:value="61.9" calcext:value-type="float">
            <text:p>61.9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-newlib/float_req_bl_1211b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float_req_bl_1231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1.134379873" calcext:value-type="float">
            <text:p>1.134379873</text:p>
          </table:table-cell>
          <table:table-cell office:value-type="float" office:value="1.42933030193672" calcext:value-type="float">
            <text:p>1.42933030193672</text:p>
          </table:table-cell>
          <table:table-cell office:value-type="float" office:value="16.470016" calcext:value-type="float">
            <text:p>16.47001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pollon066</text:p>
          </table:table-cell>
          <table:table-cell office:value-type="float" office:value="72.22" calcext:value-type="float">
            <text:p>72.2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-newlib/float_req_bl_1251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1.25684763" calcext:value-type="float">
            <text:p>1.25684763</text:p>
          </table:table-cell>
          <table:table-cell office:value-type="float" office:value="1.58529050881043" calcext:value-type="float">
            <text:p>1.58529050881043</text:p>
          </table:table-cell>
          <table:table-cell office:value-type="float" office:value="16.502784" calcext:value-type="float">
            <text:p>16.50278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pollon046</text:p>
          </table:table-cell>
          <table:table-cell office:value-type="float" office:value="84.38" calcext:value-type="float">
            <text:p>84.38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-newlib/float_req_bl_1270a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float_req_bl_1270b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float_req_bl_1270c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float_req_bl_1270d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1.487765615" calcext:value-type="float">
            <text:p>1.487765615</text:p>
          </table:table-cell>
          <table:table-cell office:value-type="float" office:value="1.86928403703496" calcext:value-type="float">
            <text:p>1.86928403703496</text:p>
          </table:table-cell>
          <table:table-cell office:value-type="float" office:value="16.560128" calcext:value-type="float">
            <text:p>16.560128</text:p>
          </table:table-cell>
          <table:table-cell office:value-type="float" office:value="23.91" calcext:value-type="float">
            <text:p>23.91</text:p>
          </table:table-cell>
          <table:table-cell office:value-type="string" calcext:value-type="string">
            <text:p>apollon070</text:p>
          </table:table-cell>
          <table:table-cell office:value-type="float" office:value="32.81" calcext:value-type="float">
            <text:p>32.8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at-newlib/float_req_bl_1271a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float_req_bl_1271b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-newlib/float_req_bl_138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-floats-scientific-comp/loop1-1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0.240299517" calcext:value-type="float">
            <text:p>0.240299517</text:p>
          </table:table-cell>
          <table:table-cell office:value-type="float" office:value="0.295003260020167" calcext:value-type="float">
            <text:p>0.295003260020167</text:p>
          </table:table-cell>
          <table:table-cell office:value-type="float" office:value="16.244736" calcext:value-type="float">
            <text:p>16.2447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pollon114</text:p>
          </table:table-cell>
          <table:table-cell office:value-type="float" office:value="100" calcext:value-type="float">
            <text:p>1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oop-floats-scientific-comp/loop1-2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0.143344739" calcext:value-type="float">
            <text:p>0.143344739</text:p>
          </table:table-cell>
          <table:table-cell office:value-type="float" office:value="0.165193835040554" calcext:value-type="float">
            <text:p>0.165193835040554</text:p>
          </table:table-cell>
          <table:table-cell office:value-type="float" office:value="16.134144" calcext:value-type="float">
            <text:p>16.13414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pollon023</text:p>
          </table:table-cell>
          <table:table-cell office:value-type="float" office:value="100" calcext:value-type="float">
            <text:p>1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oop-floats-scientific-comp/loop2-1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0.262248289" calcext:value-type="float">
            <text:p>0.262248289</text:p>
          </table:table-cell>
          <table:table-cell office:value-type="float" office:value="0.317488722037524" calcext:value-type="float">
            <text:p>0.317488722037524</text:p>
          </table:table-cell>
          <table:table-cell office:value-type="float" office:value="16.334848" calcext:value-type="float">
            <text:p>16.3348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pollon079</text:p>
          </table:table-cell>
          <table:table-cell office:value-type="float" office:value="19.05" calcext:value-type="float">
            <text:p>19.0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oop-floats-scientific-comp/loop2-2.yml</text:p>
          </table:table-cell>
          <table:table-cell office:value-type="string" calcext:value-type="string">
            <text:p>coverage-branches</text:p>
          </table:table-cell>
          <table:table-cell table:number-columns-repeated="28"/>
          <table:table-cell office:value-type="string" calcext:value-type="string">
            <text:p>unknown</text:p>
          </table:table-cell>
          <table:table-cell office:value-type="float" office:value="1.05498921" calcext:value-type="float">
            <text:p>1.05498921</text:p>
          </table:table-cell>
          <table:table-cell office:value-type="float" office:value="1.29311795695685" calcext:value-type="float">
            <text:p>1.29311795695685</text:p>
          </table:table-cell>
          <table:table-cell office:value-type="float" office:value="16.359424" calcext:value-type="float">
            <text:p>16.35942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pollon137</text:p>
          </table:table-cell>
          <table:table-cell office:value-type="float" office:value="100" calcext:value-type="float">
            <text:p>1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oop-floats-scientific-comp/loop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0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01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68231994" calcext:value-type="float">
            <text:p>1.68231994</text:p>
          </table:table-cell>
          <table:table-cell office:value-type="float" office:value="1.84545035706833" calcext:value-type="float">
            <text:p>1.84545035706833</text:p>
          </table:table-cell>
          <table:table-cell office:value-type="float" office:value="57.46688" calcext:value-type="float">
            <text:p>57.46688</text:p>
          </table:table-cell>
          <table:table-cell office:value-type="float" office:value="15.13" calcext:value-type="float">
            <text:p>15.13</text:p>
          </table:table-cell>
          <table:table-cell office:value-type="string" calcext:value-type="string">
            <text:p>apollon107</text:p>
          </table:table-cell>
          <table:table-cell office:value-type="float" office:value="13.93" calcext:value-type="float">
            <text:p>13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3_label02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712868743" calcext:value-type="float">
            <text:p>1.712868743</text:p>
          </table:table-cell>
          <table:table-cell office:value-type="float" office:value="1.87740884604864" calcext:value-type="float">
            <text:p>1.87740884604864</text:p>
          </table:table-cell>
          <table:table-cell office:value-type="float" office:value="57.614336" calcext:value-type="float">
            <text:p>57.614336</text:p>
          </table:table-cell>
          <table:table-cell office:value-type="float" office:value="15.02" calcext:value-type="float">
            <text:p>15.02</text:p>
          </table:table-cell>
          <table:table-cell office:value-type="string" calcext:value-type="string">
            <text:p>apollon060</text:p>
          </table:table-cell>
          <table:table-cell office:value-type="float" office:value="13.93" calcext:value-type="float">
            <text:p>13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3_label03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947196264" calcext:value-type="float">
            <text:p>1.947196264</text:p>
          </table:table-cell>
          <table:table-cell office:value-type="float" office:value="2.13745377399027" calcext:value-type="float">
            <text:p>2.13745377399027</text:p>
          </table:table-cell>
          <table:table-cell office:value-type="float" office:value="57.597952" calcext:value-type="float">
            <text:p>57.597952</text:p>
          </table:table-cell>
          <table:table-cell office:value-type="float" office:value="15.02" calcext:value-type="float">
            <text:p>15.02</text:p>
          </table:table-cell>
          <table:table-cell office:value-type="string" calcext:value-type="string">
            <text:p>apollon137</text:p>
          </table:table-cell>
          <table:table-cell office:value-type="float" office:value="13.93" calcext:value-type="float">
            <text:p>13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3_label0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0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0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0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08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672574838" calcext:value-type="float">
            <text:p>1.672574838</text:p>
          </table:table-cell>
          <table:table-cell office:value-type="float" office:value="1.8369412580505" calcext:value-type="float">
            <text:p>1.8369412580505</text:p>
          </table:table-cell>
          <table:table-cell office:value-type="float" office:value="58.015744" calcext:value-type="float">
            <text:p>58.015744</text:p>
          </table:table-cell>
          <table:table-cell office:value-type="float" office:value="14.53" calcext:value-type="float">
            <text:p>14.53</text:p>
          </table:table-cell>
          <table:table-cell office:value-type="string" calcext:value-type="string">
            <text:p>apollon148</text:p>
          </table:table-cell>
          <table:table-cell office:value-type="float" office:value="13.53" calcext:value-type="float">
            <text:p>13.5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3_label0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1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1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12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712903728" calcext:value-type="float">
            <text:p>1.712903728</text:p>
          </table:table-cell>
          <table:table-cell office:value-type="float" office:value="1.88936248701066" calcext:value-type="float">
            <text:p>1.88936248701066</text:p>
          </table:table-cell>
          <table:table-cell office:value-type="float" office:value="57.46688" calcext:value-type="float">
            <text:p>57.46688</text:p>
          </table:table-cell>
          <table:table-cell office:value-type="float" office:value="14.53" calcext:value-type="float">
            <text:p>14.53</text:p>
          </table:table-cell>
          <table:table-cell office:value-type="string" calcext:value-type="string">
            <text:p>apollon099</text:p>
          </table:table-cell>
          <table:table-cell office:value-type="float" office:value="13.53" calcext:value-type="float">
            <text:p>13.5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3_label1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1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1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16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718149354" calcext:value-type="float">
            <text:p>1.718149354</text:p>
          </table:table-cell>
          <table:table-cell office:value-type="float" office:value="1.88517314405181" calcext:value-type="float">
            <text:p>1.88517314405181</text:p>
          </table:table-cell>
          <table:table-cell office:value-type="float" office:value="57.470976" calcext:value-type="float">
            <text:p>57.470976</text:p>
          </table:table-cell>
          <table:table-cell office:value-type="float" office:value="14.77" calcext:value-type="float">
            <text:p>14.77</text:p>
          </table:table-cell>
          <table:table-cell office:value-type="string" calcext:value-type="string">
            <text:p>apollon072</text:p>
          </table:table-cell>
          <table:table-cell office:value-type="float" office:value="13.93" calcext:value-type="float">
            <text:p>13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3_label1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18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788642731" calcext:value-type="float">
            <text:p>1.788642731</text:p>
          </table:table-cell>
          <table:table-cell office:value-type="float" office:value="1.95675974199548" calcext:value-type="float">
            <text:p>1.95675974199548</text:p>
          </table:table-cell>
          <table:table-cell office:value-type="float" office:value="57.499648" calcext:value-type="float">
            <text:p>57.499648</text:p>
          </table:table-cell>
          <table:table-cell office:value-type="float" office:value="15.54" calcext:value-type="float">
            <text:p>15.54</text:p>
          </table:table-cell>
          <table:table-cell office:value-type="string" calcext:value-type="string">
            <text:p>apollon099</text:p>
          </table:table-cell>
          <table:table-cell office:value-type="float" office:value="13.93" calcext:value-type="float">
            <text:p>13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3_label1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20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8280426" calcext:value-type="float">
            <text:p>1.8280426</text:p>
          </table:table-cell>
          <table:table-cell office:value-type="float" office:value="2.00495480606332" calcext:value-type="float">
            <text:p>2.00495480606332</text:p>
          </table:table-cell>
          <table:table-cell office:value-type="float" office:value="57.491456" calcext:value-type="float">
            <text:p>57.491456</text:p>
          </table:table-cell>
          <table:table-cell office:value-type="float" office:value="14.53" calcext:value-type="float">
            <text:p>14.53</text:p>
          </table:table-cell>
          <table:table-cell office:value-type="string" calcext:value-type="string">
            <text:p>apollon162</text:p>
          </table:table-cell>
          <table:table-cell office:value-type="float" office:value="13.53" calcext:value-type="float">
            <text:p>13.5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3_label2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2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2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24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151732151" calcext:value-type="float">
            <text:p>2.151732151</text:p>
          </table:table-cell>
          <table:table-cell office:value-type="float" office:value="2.35340992501006" calcext:value-type="float">
            <text:p>2.35340992501006</text:p>
          </table:table-cell>
          <table:table-cell office:value-type="float" office:value="57.614336" calcext:value-type="float">
            <text:p>57.614336</text:p>
          </table:table-cell>
          <table:table-cell office:value-type="float" office:value="15.43" calcext:value-type="float">
            <text:p>15.43</text:p>
          </table:table-cell>
          <table:table-cell office:value-type="string" calcext:value-type="string">
            <text:p>apollon020</text:p>
          </table:table-cell>
          <table:table-cell office:value-type="float" office:value="13.93" calcext:value-type="float">
            <text:p>13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3_label25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758511695" calcext:value-type="float">
            <text:p>1.758511695</text:p>
          </table:table-cell>
          <table:table-cell office:value-type="float" office:value="1.93354737106711" calcext:value-type="float">
            <text:p>1.93354737106711</text:p>
          </table:table-cell>
          <table:table-cell office:value-type="float" office:value="57.520128" calcext:value-type="float">
            <text:p>57.520128</text:p>
          </table:table-cell>
          <table:table-cell office:value-type="float" office:value="15.02" calcext:value-type="float">
            <text:p>15.02</text:p>
          </table:table-cell>
          <table:table-cell office:value-type="string" calcext:value-type="string">
            <text:p>apollon138</text:p>
          </table:table-cell>
          <table:table-cell office:value-type="float" office:value="13.93" calcext:value-type="float">
            <text:p>13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3_label2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27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008893804" calcext:value-type="float">
            <text:p>2.008893804</text:p>
          </table:table-cell>
          <table:table-cell office:value-type="float" office:value="2.17304577399045" calcext:value-type="float">
            <text:p>2.17304577399045</text:p>
          </table:table-cell>
          <table:table-cell office:value-type="float" office:value="57.618432" calcext:value-type="float">
            <text:p>57.618432</text:p>
          </table:table-cell>
          <table:table-cell office:value-type="float" office:value="14.53" calcext:value-type="float">
            <text:p>14.53</text:p>
          </table:table-cell>
          <table:table-cell office:value-type="string" calcext:value-type="string">
            <text:p>apollon111</text:p>
          </table:table-cell>
          <table:table-cell office:value-type="float" office:value="13.53" calcext:value-type="float">
            <text:p>13.5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3_label2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2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3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3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3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3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3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3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3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37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626143214" calcext:value-type="float">
            <text:p>1.626143214</text:p>
          </table:table-cell>
          <table:table-cell office:value-type="float" office:value="1.78947383305058" calcext:value-type="float">
            <text:p>1.78947383305058</text:p>
          </table:table-cell>
          <table:table-cell office:value-type="float" office:value="57.48736" calcext:value-type="float">
            <text:p>57.48736</text:p>
          </table:table-cell>
          <table:table-cell office:value-type="float" office:value="14.63" calcext:value-type="float">
            <text:p>14.63</text:p>
          </table:table-cell>
          <table:table-cell office:value-type="string" calcext:value-type="string">
            <text:p>apollon050</text:p>
          </table:table-cell>
          <table:table-cell office:value-type="float" office:value="13.93" calcext:value-type="float">
            <text:p>13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3_label38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154167261" calcext:value-type="float">
            <text:p>2.154167261</text:p>
          </table:table-cell>
          <table:table-cell office:value-type="float" office:value="2.38104433100671" calcext:value-type="float">
            <text:p>2.38104433100671</text:p>
          </table:table-cell>
          <table:table-cell office:value-type="float" office:value="57.602048" calcext:value-type="float">
            <text:p>57.602048</text:p>
          </table:table-cell>
          <table:table-cell office:value-type="float" office:value="15.02" calcext:value-type="float">
            <text:p>15.02</text:p>
          </table:table-cell>
          <table:table-cell office:value-type="string" calcext:value-type="string">
            <text:p>apollon122</text:p>
          </table:table-cell>
          <table:table-cell office:value-type="float" office:value="13.93" calcext:value-type="float">
            <text:p>13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3_label3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4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41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754202249" calcext:value-type="float">
            <text:p>1.754202249</text:p>
          </table:table-cell>
          <table:table-cell office:value-type="float" office:value="1.91732369596139" calcext:value-type="float">
            <text:p>1.91732369596139</text:p>
          </table:table-cell>
          <table:table-cell office:value-type="float" office:value="57.491456" calcext:value-type="float">
            <text:p>57.491456</text:p>
          </table:table-cell>
          <table:table-cell office:value-type="float" office:value="14.82" calcext:value-type="float">
            <text:p>14.82</text:p>
          </table:table-cell>
          <table:table-cell office:value-type="string" calcext:value-type="string">
            <text:p>apollon070</text:p>
          </table:table-cell>
          <table:table-cell office:value-type="float" office:value="13.53" calcext:value-type="float">
            <text:p>13.5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3_label4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4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4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4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4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4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4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4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50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722046586" calcext:value-type="float">
            <text:p>1.722046586</text:p>
          </table:table-cell>
          <table:table-cell office:value-type="float" office:value="1.88526165485382" calcext:value-type="float">
            <text:p>1.88526165485382</text:p>
          </table:table-cell>
          <table:table-cell office:value-type="float" office:value="57.470976" calcext:value-type="float">
            <text:p>57.470976</text:p>
          </table:table-cell>
          <table:table-cell office:value-type="float" office:value="14.63" calcext:value-type="float">
            <text:p>14.63</text:p>
          </table:table-cell>
          <table:table-cell office:value-type="string" calcext:value-type="string">
            <text:p>apollon023</text:p>
          </table:table-cell>
          <table:table-cell office:value-type="float" office:value="13.93" calcext:value-type="float">
            <text:p>13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3_label5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52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78649679" calcext:value-type="float">
            <text:p>1.78649679</text:p>
          </table:table-cell>
          <table:table-cell office:value-type="float" office:value="1.96129612391815" calcext:value-type="float">
            <text:p>1.96129612391815</text:p>
          </table:table-cell>
          <table:table-cell office:value-type="float" office:value="57.577472" calcext:value-type="float">
            <text:p>57.577472</text:p>
          </table:table-cell>
          <table:table-cell office:value-type="float" office:value="15.25" calcext:value-type="float">
            <text:p>15.25</text:p>
          </table:table-cell>
          <table:table-cell office:value-type="string" calcext:value-type="string">
            <text:p>apollon101</text:p>
          </table:table-cell>
          <table:table-cell office:value-type="float" office:value="14.26" calcext:value-type="float">
            <text:p>14.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3_label5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5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55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631027753" calcext:value-type="float">
            <text:p>1.631027753</text:p>
          </table:table-cell>
          <table:table-cell office:value-type="float" office:value="1.78947833995335" calcext:value-type="float">
            <text:p>1.78947833995335</text:p>
          </table:table-cell>
          <table:table-cell office:value-type="float" office:value="57.491456" calcext:value-type="float">
            <text:p>57.491456</text:p>
          </table:table-cell>
          <table:table-cell office:value-type="float" office:value="14.63" calcext:value-type="float">
            <text:p>14.63</text:p>
          </table:table-cell>
          <table:table-cell office:value-type="string" calcext:value-type="string">
            <text:p>apollon022</text:p>
          </table:table-cell>
          <table:table-cell office:value-type="float" office:value="13.93" calcext:value-type="float">
            <text:p>13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3_label5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3_label57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113371012" calcext:value-type="float">
            <text:p>2.113371012</text:p>
          </table:table-cell>
          <table:table-cell office:value-type="float" office:value="2.28872703597881" calcext:value-type="float">
            <text:p>2.28872703597881</text:p>
          </table:table-cell>
          <table:table-cell office:value-type="float" office:value="57.585664" calcext:value-type="float">
            <text:p>57.585664</text:p>
          </table:table-cell>
          <table:table-cell office:value-type="float" office:value="15.02" calcext:value-type="float">
            <text:p>15.02</text:p>
          </table:table-cell>
          <table:table-cell office:value-type="string" calcext:value-type="string">
            <text:p>apollon020</text:p>
          </table:table-cell>
          <table:table-cell office:value-type="float" office:value="13.93" calcext:value-type="float">
            <text:p>13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3_label58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844114809" calcext:value-type="float">
            <text:p>1.844114809</text:p>
          </table:table-cell>
          <table:table-cell office:value-type="float" office:value="2.02531982911751" calcext:value-type="float">
            <text:p>2.02531982911751</text:p>
          </table:table-cell>
          <table:table-cell office:value-type="float" office:value="57.573376" calcext:value-type="float">
            <text:p>57.573376</text:p>
          </table:table-cell>
          <table:table-cell office:value-type="float" office:value="15.13" calcext:value-type="float">
            <text:p>15.13</text:p>
          </table:table-cell>
          <table:table-cell office:value-type="string" calcext:value-type="string">
            <text:p>apollon154</text:p>
          </table:table-cell>
          <table:table-cell office:value-type="float" office:value="13.93" calcext:value-type="float">
            <text:p>13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3_label59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69128636" calcext:value-type="float">
            <text:p>1.69128636</text:p>
          </table:table-cell>
          <table:table-cell office:value-type="float" office:value="1.84936243202537" calcext:value-type="float">
            <text:p>1.84936243202537</text:p>
          </table:table-cell>
          <table:table-cell office:value-type="float" office:value="57.430016" calcext:value-type="float">
            <text:p>57.430016</text:p>
          </table:table-cell>
          <table:table-cell office:value-type="float" office:value="14.53" calcext:value-type="float">
            <text:p>14.53</text:p>
          </table:table-cell>
          <table:table-cell office:value-type="string" calcext:value-type="string">
            <text:p>apollon010</text:p>
          </table:table-cell>
          <table:table-cell office:value-type="float" office:value="13.53" calcext:value-type="float">
            <text:p>13.5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4_label0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4_label0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4_label0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4_label0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4_label0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4_label0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4_label0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4_label07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4.114124464" calcext:value-type="float">
            <text:p>4.114124464</text:p>
          </table:table-cell>
          <table:table-cell office:value-type="float" office:value="4.32154285884462" calcext:value-type="float">
            <text:p>4.32154285884462</text:p>
          </table:table-cell>
          <table:table-cell office:value-type="float" office:value="107.134976" calcext:value-type="float">
            <text:p>107.134976</text:p>
          </table:table-cell>
          <table:table-cell office:value-type="float" office:value="11.96" calcext:value-type="float">
            <text:p>11.96</text:p>
          </table:table-cell>
          <table:table-cell office:value-type="string" calcext:value-type="string">
            <text:p>apollon107</text:p>
          </table:table-cell>
          <table:table-cell office:value-type="float" office:value="17.1" calcext:value-type="float">
            <text:p>17.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4_label0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4_label0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4_label10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3.732568088" calcext:value-type="float">
            <text:p>3.732568088</text:p>
          </table:table-cell>
          <table:table-cell office:value-type="float" office:value="3.90953077515587" calcext:value-type="float">
            <text:p>3.90953077515587</text:p>
          </table:table-cell>
          <table:table-cell office:value-type="float" office:value="107.278336" calcext:value-type="float">
            <text:p>107.278336</text:p>
          </table:table-cell>
          <table:table-cell office:value-type="float" office:value="11.96" calcext:value-type="float">
            <text:p>11.96</text:p>
          </table:table-cell>
          <table:table-cell office:value-type="string" calcext:value-type="string">
            <text:p>apollon020</text:p>
          </table:table-cell>
          <table:table-cell office:value-type="float" office:value="17.1" calcext:value-type="float">
            <text:p>17.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4_label13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3.374754931" calcext:value-type="float">
            <text:p>3.374754931</text:p>
          </table:table-cell>
          <table:table-cell office:value-type="float" office:value="3.52153423195705" calcext:value-type="float">
            <text:p>3.52153423195705</text:p>
          </table:table-cell>
          <table:table-cell office:value-type="float" office:value="107.241472" calcext:value-type="float">
            <text:p>107.241472</text:p>
          </table:table-cell>
          <table:table-cell office:value-type="float" office:value="11.96" calcext:value-type="float">
            <text:p>11.96</text:p>
          </table:table-cell>
          <table:table-cell office:value-type="string" calcext:value-type="string">
            <text:p>apollon054</text:p>
          </table:table-cell>
          <table:table-cell office:value-type="float" office:value="17.1" calcext:value-type="float">
            <text:p>17.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4_label1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4_label16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3.417674057" calcext:value-type="float">
            <text:p>3.417674057</text:p>
          </table:table-cell>
          <table:table-cell office:value-type="float" office:value="3.5613383220043" calcext:value-type="float">
            <text:p>3.5613383220043</text:p>
          </table:table-cell>
          <table:table-cell office:value-type="float" office:value="107.27424" calcext:value-type="float">
            <text:p>107.27424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apollon071</text:p>
          </table:table-cell>
          <table:table-cell office:value-type="float" office:value="16.91" calcext:value-type="float">
            <text:p>16.9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4_label1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4_label1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4_label21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4.123800823" calcext:value-type="float">
            <text:p>4.123800823</text:p>
          </table:table-cell>
          <table:table-cell office:value-type="float" office:value="4.31716751004569" calcext:value-type="float">
            <text:p>4.31716751004569</text:p>
          </table:table-cell>
          <table:table-cell office:value-type="float" office:value="107.143168" calcext:value-type="float">
            <text:p>107.143168</text:p>
          </table:table-cell>
          <table:table-cell office:value-type="float" office:value="11.96" calcext:value-type="float">
            <text:p>11.96</text:p>
          </table:table-cell>
          <table:table-cell office:value-type="string" calcext:value-type="string">
            <text:p>apollon029</text:p>
          </table:table-cell>
          <table:table-cell office:value-type="float" office:value="17.1" calcext:value-type="float">
            <text:p>17.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4_label2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4_label2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4_label26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4.496294867" calcext:value-type="float">
            <text:p>4.496294867</text:p>
          </table:table-cell>
          <table:table-cell office:value-type="float" office:value="4.64909863797948" calcext:value-type="float">
            <text:p>4.64909863797948</text:p>
          </table:table-cell>
          <table:table-cell office:value-type="float" office:value="107.012096" calcext:value-type="float">
            <text:p>107.012096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apollon104</text:p>
          </table:table-cell>
          <table:table-cell office:value-type="float" office:value="16.91" calcext:value-type="float">
            <text:p>16.9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4_label28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3.5263438" calcext:value-type="float">
            <text:p>3.5263438</text:p>
          </table:table-cell>
          <table:table-cell office:value-type="float" office:value="3.68945411988534" calcext:value-type="float">
            <text:p>3.68945411988534</text:p>
          </table:table-cell>
          <table:table-cell office:value-type="float" office:value="107.3152" calcext:value-type="float">
            <text:p>107.3152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apollon020</text:p>
          </table:table-cell>
          <table:table-cell office:value-type="float" office:value="16.91" calcext:value-type="float">
            <text:p>16.9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4_label30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3.503249068" calcext:value-type="float">
            <text:p>3.503249068</text:p>
          </table:table-cell>
          <table:table-cell office:value-type="float" office:value="3.66134040197358" calcext:value-type="float">
            <text:p>3.66134040197358</text:p>
          </table:table-cell>
          <table:table-cell office:value-type="float" office:value="107.15136" calcext:value-type="float">
            <text:p>107.15136</text:p>
          </table:table-cell>
          <table:table-cell office:value-type="float" office:value="11.98" calcext:value-type="float">
            <text:p>11.98</text:p>
          </table:table-cell>
          <table:table-cell office:value-type="string" calcext:value-type="string">
            <text:p>apollon127</text:p>
          </table:table-cell>
          <table:table-cell office:value-type="float" office:value="17.17" calcext:value-type="float">
            <text:p>17.1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4_label3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4_label3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4_label33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3.799961232" calcext:value-type="float">
            <text:p>3.799961232</text:p>
          </table:table-cell>
          <table:table-cell office:value-type="float" office:value="3.99080321984366" calcext:value-type="float">
            <text:p>3.99080321984366</text:p>
          </table:table-cell>
          <table:table-cell office:value-type="float" office:value="107.016192" calcext:value-type="float">
            <text:p>107.016192</text:p>
          </table:table-cell>
          <table:table-cell office:value-type="float" office:value="12.05" calcext:value-type="float">
            <text:p>12.05</text:p>
          </table:table-cell>
          <table:table-cell office:value-type="string" calcext:value-type="string">
            <text:p>apollon167</text:p>
          </table:table-cell>
          <table:table-cell office:value-type="float" office:value="17.31" calcext:value-type="float">
            <text:p>17.3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4_label34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3.542928835" calcext:value-type="float">
            <text:p>3.542928835</text:p>
          </table:table-cell>
          <table:table-cell office:value-type="float" office:value="3.68911181692965" calcext:value-type="float">
            <text:p>3.68911181692965</text:p>
          </table:table-cell>
          <table:table-cell office:value-type="float" office:value="107.155456" calcext:value-type="float">
            <text:p>107.155456</text:p>
          </table:table-cell>
          <table:table-cell office:value-type="float" office:value="14.74" calcext:value-type="float">
            <text:p>14.74</text:p>
          </table:table-cell>
          <table:table-cell office:value-type="string" calcext:value-type="string">
            <text:p>apollon144</text:p>
          </table:table-cell>
          <table:table-cell office:value-type="float" office:value="17.06" calcext:value-type="float">
            <text:p>17.0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4_label35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3.930834463" calcext:value-type="float">
            <text:p>3.930834463</text:p>
          </table:table-cell>
          <table:table-cell office:value-type="float" office:value="4.10921001178212" calcext:value-type="float">
            <text:p>4.10921001178212</text:p>
          </table:table-cell>
          <table:table-cell office:value-type="float" office:value="107.241472" calcext:value-type="float">
            <text:p>107.241472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apollon080</text:p>
          </table:table-cell>
          <table:table-cell office:value-type="float" office:value="17.17" calcext:value-type="float">
            <text:p>17.1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4_label3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4_label3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4_label4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4_label4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4_label4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4_label48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3.796167704" calcext:value-type="float">
            <text:p>3.796167704</text:p>
          </table:table-cell>
          <table:table-cell office:value-type="float" office:value="3.96938038803637" calcext:value-type="float">
            <text:p>3.96938038803637</text:p>
          </table:table-cell>
          <table:table-cell office:value-type="float" office:value="107.003904" calcext:value-type="float">
            <text:p>107.003904</text:p>
          </table:table-cell>
          <table:table-cell office:value-type="float" office:value="11.83" calcext:value-type="float">
            <text:p>11.83</text:p>
          </table:table-cell>
          <table:table-cell office:value-type="string" calcext:value-type="string">
            <text:p>apollon072</text:p>
          </table:table-cell>
          <table:table-cell office:value-type="float" office:value="17.02" calcext:value-type="float">
            <text:p>17.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4_label5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4_label51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3.927789717" calcext:value-type="float">
            <text:p>3.927789717</text:p>
          </table:table-cell>
          <table:table-cell office:value-type="float" office:value="4.10133422911167" calcext:value-type="float">
            <text:p>4.10133422911167</text:p>
          </table:table-cell>
          <table:table-cell office:value-type="float" office:value="107.290624" calcext:value-type="float">
            <text:p>107.290624</text:p>
          </table:table-cell>
          <table:table-cell office:value-type="float" office:value="11.96" calcext:value-type="float">
            <text:p>11.96</text:p>
          </table:table-cell>
          <table:table-cell office:value-type="string" calcext:value-type="string">
            <text:p>apollon046</text:p>
          </table:table-cell>
          <table:table-cell office:value-type="float" office:value="17.1" calcext:value-type="float">
            <text:p>17.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4_label5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4_label53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3.598095537" calcext:value-type="float">
            <text:p>3.598095537</text:p>
          </table:table-cell>
          <table:table-cell office:value-type="float" office:value="3.75724256085232" calcext:value-type="float">
            <text:p>3.75724256085232</text:p>
          </table:table-cell>
          <table:table-cell office:value-type="float" office:value="107.266048" calcext:value-type="float">
            <text:p>107.266048</text:p>
          </table:table-cell>
          <table:table-cell office:value-type="float" office:value="11.72" calcext:value-type="float">
            <text:p>11.72</text:p>
          </table:table-cell>
          <table:table-cell office:value-type="string" calcext:value-type="string">
            <text:p>apollon021</text:p>
          </table:table-cell>
          <table:table-cell office:value-type="float" office:value="17" calcext:value-type="float">
            <text:p>1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4_label54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3.564997171" calcext:value-type="float">
            <text:p>3.564997171</text:p>
          </table:table-cell>
          <table:table-cell office:value-type="float" office:value="3.71740200300701" calcext:value-type="float">
            <text:p>3.71740200300701</text:p>
          </table:table-cell>
          <table:table-cell office:value-type="float" office:value="107.270144" calcext:value-type="float">
            <text:p>107.270144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apollon019</text:p>
          </table:table-cell>
          <table:table-cell office:value-type="float" office:value="16.91" calcext:value-type="float">
            <text:p>16.9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4_label5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4_label5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4_label5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0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0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0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0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04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6.582155436" calcext:value-type="float">
            <text:p>6.582155436</text:p>
          </table:table-cell>
          <table:table-cell office:value-type="float" office:value="6.74138038489036" calcext:value-type="float">
            <text:p>6.74138038489036</text:p>
          </table:table-cell>
          <table:table-cell office:value-type="float" office:value="181.420032" calcext:value-type="float">
            <text:p>181.420032</text:p>
          </table:table-cell>
          <table:table-cell office:value-type="float" office:value="16.95" calcext:value-type="float">
            <text:p>16.95</text:p>
          </table:table-cell>
          <table:table-cell office:value-type="string" calcext:value-type="string">
            <text:p>apollon011</text:p>
          </table:table-cell>
          <table:table-cell office:value-type="float" office:value="15.88" calcext:value-type="float">
            <text:p>15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5_label0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0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07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7.07477097" calcext:value-type="float">
            <text:p>7.07477097</text:p>
          </table:table-cell>
          <table:table-cell office:value-type="float" office:value="7.23244332009926" calcext:value-type="float">
            <text:p>7.23244332009926</text:p>
          </table:table-cell>
          <table:table-cell office:value-type="float" office:value="181.420032" calcext:value-type="float">
            <text:p>181.420032</text:p>
          </table:table-cell>
          <table:table-cell office:value-type="float" office:value="17.19" calcext:value-type="float">
            <text:p>17.19</text:p>
          </table:table-cell>
          <table:table-cell office:value-type="string" calcext:value-type="string">
            <text:p>apollon024</text:p>
          </table:table-cell>
          <table:table-cell office:value-type="float" office:value="15.91" calcext:value-type="float">
            <text:p>15.9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5_label0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09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7.308236226" calcext:value-type="float">
            <text:p>7.308236226</text:p>
          </table:table-cell>
          <table:table-cell office:value-type="float" office:value="7.48130134819075" calcext:value-type="float">
            <text:p>7.48130134819075</text:p>
          </table:table-cell>
          <table:table-cell office:value-type="float" office:value="181.018624" calcext:value-type="float">
            <text:p>181.018624</text:p>
          </table:table-cell>
          <table:table-cell office:value-type="float" office:value="17.19" calcext:value-type="float">
            <text:p>17.19</text:p>
          </table:table-cell>
          <table:table-cell office:value-type="string" calcext:value-type="string">
            <text:p>apollon111</text:p>
          </table:table-cell>
          <table:table-cell office:value-type="float" office:value="15.91" calcext:value-type="float">
            <text:p>15.9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5_label10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7.01125734" calcext:value-type="float">
            <text:p>7.01125734</text:p>
          </table:table-cell>
          <table:table-cell office:value-type="float" office:value="7.17316111782566" calcext:value-type="float">
            <text:p>7.17316111782566</text:p>
          </table:table-cell>
          <table:table-cell office:value-type="float" office:value="181.026816" calcext:value-type="float">
            <text:p>181.026816</text:p>
          </table:table-cell>
          <table:table-cell office:value-type="float" office:value="17.19" calcext:value-type="float">
            <text:p>17.19</text:p>
          </table:table-cell>
          <table:table-cell office:value-type="string" calcext:value-type="string">
            <text:p>apollon111</text:p>
          </table:table-cell>
          <table:table-cell office:value-type="float" office:value="15.91" calcext:value-type="float">
            <text:p>15.9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5_label1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1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13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8.456956791" calcext:value-type="float">
            <text:p>8.456956791</text:p>
          </table:table-cell>
          <table:table-cell office:value-type="float" office:value="8.6086474719923" calcext:value-type="float">
            <text:p>8.6086474719923</text:p>
          </table:table-cell>
          <table:table-cell office:value-type="float" office:value="181.030912" calcext:value-type="float">
            <text:p>181.030912</text:p>
          </table:table-cell>
          <table:table-cell office:value-type="float" office:value="17.19" calcext:value-type="float">
            <text:p>17.19</text:p>
          </table:table-cell>
          <table:table-cell office:value-type="string" calcext:value-type="string">
            <text:p>apollon015</text:p>
          </table:table-cell>
          <table:table-cell office:value-type="float" office:value="15.91" calcext:value-type="float">
            <text:p>15.9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5_label1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1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1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17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6.347838596" calcext:value-type="float">
            <text:p>6.347838596</text:p>
          </table:table-cell>
          <table:table-cell office:value-type="float" office:value="6.48950924421661" calcext:value-type="float">
            <text:p>6.48950924421661</text:p>
          </table:table-cell>
          <table:table-cell office:value-type="float" office:value="181.051392" calcext:value-type="float">
            <text:p>181.051392</text:p>
          </table:table-cell>
          <table:table-cell office:value-type="float" office:value="16.95" calcext:value-type="float">
            <text:p>16.95</text:p>
          </table:table-cell>
          <table:table-cell office:value-type="string" calcext:value-type="string">
            <text:p>apollon165</text:p>
          </table:table-cell>
          <table:table-cell office:value-type="float" office:value="15.88" calcext:value-type="float">
            <text:p>15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5_label1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19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6.346448051" calcext:value-type="float">
            <text:p>6.346448051</text:p>
          </table:table-cell>
          <table:table-cell office:value-type="float" office:value="6.493394627003" calcext:value-type="float">
            <text:p>6.493394627003</text:p>
          </table:table-cell>
          <table:table-cell office:value-type="float" office:value="180.944896" calcext:value-type="float">
            <text:p>180.944896</text:p>
          </table:table-cell>
          <table:table-cell office:value-type="float" office:value="17.19" calcext:value-type="float">
            <text:p>17.19</text:p>
          </table:table-cell>
          <table:table-cell office:value-type="string" calcext:value-type="string">
            <text:p>apollon079</text:p>
          </table:table-cell>
          <table:table-cell office:value-type="float" office:value="15.91" calcext:value-type="float">
            <text:p>15.9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5_label20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6.474113391" calcext:value-type="float">
            <text:p>6.474113391</text:p>
          </table:table-cell>
          <table:table-cell office:value-type="float" office:value="6.63345396821387" calcext:value-type="float">
            <text:p>6.63345396821387</text:p>
          </table:table-cell>
          <table:table-cell office:value-type="float" office:value="181.02272" calcext:value-type="float">
            <text:p>181.02272</text:p>
          </table:table-cell>
          <table:table-cell office:value-type="float" office:value="16.95" calcext:value-type="float">
            <text:p>16.95</text:p>
          </table:table-cell>
          <table:table-cell office:value-type="string" calcext:value-type="string">
            <text:p>apollon010</text:p>
          </table:table-cell>
          <table:table-cell office:value-type="float" office:value="15.88" calcext:value-type="float">
            <text:p>15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5_label21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6.555473752" calcext:value-type="float">
            <text:p>6.555473752</text:p>
          </table:table-cell>
          <table:table-cell office:value-type="float" office:value="6.70948677114211" calcext:value-type="float">
            <text:p>6.70948677114211</text:p>
          </table:table-cell>
          <table:table-cell office:value-type="float" office:value="181.415936" calcext:value-type="float">
            <text:p>181.415936</text:p>
          </table:table-cell>
          <table:table-cell office:value-type="float" office:value="16.95" calcext:value-type="float">
            <text:p>16.95</text:p>
          </table:table-cell>
          <table:table-cell office:value-type="string" calcext:value-type="string">
            <text:p>apollon078</text:p>
          </table:table-cell>
          <table:table-cell office:value-type="float" office:value="15.88" calcext:value-type="float">
            <text:p>15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5_label22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5.999625913" calcext:value-type="float">
            <text:p>5.999625913</text:p>
          </table:table-cell>
          <table:table-cell office:value-type="float" office:value="6.12943027610891" calcext:value-type="float">
            <text:p>6.12943027610891</text:p>
          </table:table-cell>
          <table:table-cell office:value-type="float" office:value="180.994048" calcext:value-type="float">
            <text:p>180.994048</text:p>
          </table:table-cell>
          <table:table-cell office:value-type="float" office:value="16.95" calcext:value-type="float">
            <text:p>16.95</text:p>
          </table:table-cell>
          <table:table-cell office:value-type="string" calcext:value-type="string">
            <text:p>apollon010</text:p>
          </table:table-cell>
          <table:table-cell office:value-type="float" office:value="15.88" calcext:value-type="float">
            <text:p>15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5_label23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6.731221999" calcext:value-type="float">
            <text:p>6.731221999</text:p>
          </table:table-cell>
          <table:table-cell office:value-type="float" office:value="6.88133388920687" calcext:value-type="float">
            <text:p>6.88133388920687</text:p>
          </table:table-cell>
          <table:table-cell office:value-type="float" office:value="181.436416" calcext:value-type="float">
            <text:p>181.436416</text:p>
          </table:table-cell>
          <table:table-cell office:value-type="float" office:value="17.19" calcext:value-type="float">
            <text:p>17.19</text:p>
          </table:table-cell>
          <table:table-cell office:value-type="string" calcext:value-type="string">
            <text:p>apollon081</text:p>
          </table:table-cell>
          <table:table-cell office:value-type="float" office:value="15.91" calcext:value-type="float">
            <text:p>15.9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5_label2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25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6.377052106" calcext:value-type="float">
            <text:p>6.377052106</text:p>
          </table:table-cell>
          <table:table-cell office:value-type="float" office:value="6.53346409299411" calcext:value-type="float">
            <text:p>6.53346409299411</text:p>
          </table:table-cell>
          <table:table-cell office:value-type="float" office:value="181.41184" calcext:value-type="float">
            <text:p>181.41184</text:p>
          </table:table-cell>
          <table:table-cell office:value-type="float" office:value="17.39" calcext:value-type="float">
            <text:p>17.39</text:p>
          </table:table-cell>
          <table:table-cell office:value-type="string" calcext:value-type="string">
            <text:p>apollon095</text:p>
          </table:table-cell>
          <table:table-cell office:value-type="float" office:value="15.94" calcext:value-type="float">
            <text:p>15.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5_label2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2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28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6.911030172" calcext:value-type="float">
            <text:p>6.911030172</text:p>
          </table:table-cell>
          <table:table-cell office:value-type="float" office:value="7.06113296095282" calcext:value-type="float">
            <text:p>7.06113296095282</text:p>
          </table:table-cell>
          <table:table-cell office:value-type="float" office:value="180.965376" calcext:value-type="float">
            <text:p>180.965376</text:p>
          </table:table-cell>
          <table:table-cell office:value-type="float" office:value="17.19" calcext:value-type="float">
            <text:p>17.19</text:p>
          </table:table-cell>
          <table:table-cell office:value-type="string" calcext:value-type="string">
            <text:p>apollon109</text:p>
          </table:table-cell>
          <table:table-cell office:value-type="float" office:value="15.91" calcext:value-type="float">
            <text:p>15.9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5_label2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30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6.322637483" calcext:value-type="float">
            <text:p>6.322637483</text:p>
          </table:table-cell>
          <table:table-cell office:value-type="float" office:value="6.47731893602759" calcext:value-type="float">
            <text:p>6.47731893602759</text:p>
          </table:table-cell>
          <table:table-cell office:value-type="float" office:value="181.465088" calcext:value-type="float">
            <text:p>181.465088</text:p>
          </table:table-cell>
          <table:table-cell office:value-type="float" office:value="17.19" calcext:value-type="float">
            <text:p>17.19</text:p>
          </table:table-cell>
          <table:table-cell office:value-type="string" calcext:value-type="string">
            <text:p>apollon080</text:p>
          </table:table-cell>
          <table:table-cell office:value-type="float" office:value="15.91" calcext:value-type="float">
            <text:p>15.9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5_label3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3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33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6.660696396" calcext:value-type="float">
            <text:p>6.660696396</text:p>
          </table:table-cell>
          <table:table-cell office:value-type="float" office:value="6.80534257506952" calcext:value-type="float">
            <text:p>6.80534257506952</text:p>
          </table:table-cell>
          <table:table-cell office:value-type="float" office:value="181.014528" calcext:value-type="float">
            <text:p>181.014528</text:p>
          </table:table-cell>
          <table:table-cell office:value-type="float" office:value="16.95" calcext:value-type="float">
            <text:p>16.95</text:p>
          </table:table-cell>
          <table:table-cell office:value-type="string" calcext:value-type="string">
            <text:p>apollon100</text:p>
          </table:table-cell>
          <table:table-cell office:value-type="float" office:value="15.88" calcext:value-type="float">
            <text:p>15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5_label3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35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6.390071198" calcext:value-type="float">
            <text:p>6.390071198</text:p>
          </table:table-cell>
          <table:table-cell office:value-type="float" office:value="6.53722071205266" calcext:value-type="float">
            <text:p>6.53722071205266</text:p>
          </table:table-cell>
          <table:table-cell office:value-type="float" office:value="180.998144" calcext:value-type="float">
            <text:p>180.998144</text:p>
          </table:table-cell>
          <table:table-cell office:value-type="float" office:value="16.95" calcext:value-type="float">
            <text:p>16.95</text:p>
          </table:table-cell>
          <table:table-cell office:value-type="string" calcext:value-type="string">
            <text:p>apollon080</text:p>
          </table:table-cell>
          <table:table-cell office:value-type="float" office:value="15.88" calcext:value-type="float">
            <text:p>15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5_label3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37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6.714679507" calcext:value-type="float">
            <text:p>6.714679507</text:p>
          </table:table-cell>
          <table:table-cell office:value-type="float" office:value="6.88135309610516" calcext:value-type="float">
            <text:p>6.88135309610516</text:p>
          </table:table-cell>
          <table:table-cell office:value-type="float" office:value="181.067776" calcext:value-type="float">
            <text:p>181.067776</text:p>
          </table:table-cell>
          <table:table-cell office:value-type="float" office:value="17.19" calcext:value-type="float">
            <text:p>17.19</text:p>
          </table:table-cell>
          <table:table-cell office:value-type="string" calcext:value-type="string">
            <text:p>apollon073</text:p>
          </table:table-cell>
          <table:table-cell office:value-type="float" office:value="15.91" calcext:value-type="float">
            <text:p>15.9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5_label38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6.203964135" calcext:value-type="float">
            <text:p>6.203964135</text:p>
          </table:table-cell>
          <table:table-cell office:value-type="float" office:value="6.3493804091122" calcext:value-type="float">
            <text:p>6.3493804091122</text:p>
          </table:table-cell>
          <table:table-cell office:value-type="float" office:value="181.014528" calcext:value-type="float">
            <text:p>181.014528</text:p>
          </table:table-cell>
          <table:table-cell office:value-type="float" office:value="16.95" calcext:value-type="float">
            <text:p>16.95</text:p>
          </table:table-cell>
          <table:table-cell office:value-type="string" calcext:value-type="string">
            <text:p>apollon073</text:p>
          </table:table-cell>
          <table:table-cell office:value-type="float" office:value="15.88" calcext:value-type="float">
            <text:p>15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5_label39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7.265186823" calcext:value-type="float">
            <text:p>7.265186823</text:p>
          </table:table-cell>
          <table:table-cell office:value-type="float" office:value="7.4047445890028" calcext:value-type="float">
            <text:p>7.4047445890028</text:p>
          </table:table-cell>
          <table:table-cell office:value-type="float" office:value="181.415936" calcext:value-type="float">
            <text:p>181.415936</text:p>
          </table:table-cell>
          <table:table-cell office:value-type="float" office:value="16.95" calcext:value-type="float">
            <text:p>16.95</text:p>
          </table:table-cell>
          <table:table-cell office:value-type="string" calcext:value-type="string">
            <text:p>apollon121</text:p>
          </table:table-cell>
          <table:table-cell office:value-type="float" office:value="15.88" calcext:value-type="float">
            <text:p>15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5_label40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6.645111124" calcext:value-type="float">
            <text:p>6.645111124</text:p>
          </table:table-cell>
          <table:table-cell office:value-type="float" office:value="6.80138625600375" calcext:value-type="float">
            <text:p>6.80138625600375</text:p>
          </table:table-cell>
          <table:table-cell office:value-type="float" office:value="181.424128" calcext:value-type="float">
            <text:p>181.424128</text:p>
          </table:table-cell>
          <table:table-cell office:value-type="float" office:value="16.95" calcext:value-type="float">
            <text:p>16.95</text:p>
          </table:table-cell>
          <table:table-cell office:value-type="string" calcext:value-type="string">
            <text:p>apollon063</text:p>
          </table:table-cell>
          <table:table-cell office:value-type="float" office:value="15.88" calcext:value-type="float">
            <text:p>15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5_label4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4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4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44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6.95589011" calcext:value-type="float">
            <text:p>6.95589011</text:p>
          </table:table-cell>
          <table:table-cell office:value-type="float" office:value="7.1370527590625" calcext:value-type="float">
            <text:p>7.1370527590625</text:p>
          </table:table-cell>
          <table:table-cell office:value-type="float" office:value="181.420032" calcext:value-type="float">
            <text:p>181.420032</text:p>
          </table:table-cell>
          <table:table-cell office:value-type="float" office:value="17.19" calcext:value-type="float">
            <text:p>17.19</text:p>
          </table:table-cell>
          <table:table-cell office:value-type="string" calcext:value-type="string">
            <text:p>apollon143</text:p>
          </table:table-cell>
          <table:table-cell office:value-type="float" office:value="15.91" calcext:value-type="float">
            <text:p>15.9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5_label4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4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4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48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6.238967976" calcext:value-type="float">
            <text:p>6.238967976</text:p>
          </table:table-cell>
          <table:table-cell office:value-type="float" office:value="6.39346278412268" calcext:value-type="float">
            <text:p>6.39346278412268</text:p>
          </table:table-cell>
          <table:table-cell office:value-type="float" office:value="181.014528" calcext:value-type="float">
            <text:p>181.014528</text:p>
          </table:table-cell>
          <table:table-cell office:value-type="float" office:value="17.19" calcext:value-type="float">
            <text:p>17.19</text:p>
          </table:table-cell>
          <table:table-cell office:value-type="string" calcext:value-type="string">
            <text:p>apollon073</text:p>
          </table:table-cell>
          <table:table-cell office:value-type="float" office:value="15.91" calcext:value-type="float">
            <text:p>15.9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5_label4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5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51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6.372889654" calcext:value-type="float">
            <text:p>6.372889654</text:p>
          </table:table-cell>
          <table:table-cell office:value-type="float" office:value="6.52886408404447" calcext:value-type="float">
            <text:p>6.52886408404447</text:p>
          </table:table-cell>
          <table:table-cell office:value-type="float" office:value="181.071872" calcext:value-type="float">
            <text:p>181.071872</text:p>
          </table:table-cell>
          <table:table-cell office:value-type="float" office:value="17.19" calcext:value-type="float">
            <text:p>17.19</text:p>
          </table:table-cell>
          <table:table-cell office:value-type="string" calcext:value-type="string">
            <text:p>apollon080</text:p>
          </table:table-cell>
          <table:table-cell office:value-type="float" office:value="15.91" calcext:value-type="float">
            <text:p>15.9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5_label5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5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5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5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5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5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5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5_label5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00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6.709319115" calcext:value-type="float">
            <text:p>6.709319115</text:p>
          </table:table-cell>
          <table:table-cell office:value-type="float" office:value="6.85734042921104" calcext:value-type="float">
            <text:p>6.85734042921104</text:p>
          </table:table-cell>
          <table:table-cell office:value-type="float" office:value="177.262592" calcext:value-type="float">
            <text:p>177.262592</text:p>
          </table:table-cell>
          <table:table-cell office:value-type="float" office:value="9.48" calcext:value-type="float">
            <text:p>9.48</text:p>
          </table:table-cell>
          <table:table-cell office:value-type="string" calcext:value-type="string">
            <text:p>apollon015</text:p>
          </table:table-cell>
          <table:table-cell office:value-type="float" office:value="8.17" calcext:value-type="float">
            <text:p>8.1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6_label0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02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6.310670918" calcext:value-type="float">
            <text:p>6.310670918</text:p>
          </table:table-cell>
          <table:table-cell office:value-type="float" office:value="6.48550365515985" calcext:value-type="float">
            <text:p>6.48550365515985</text:p>
          </table:table-cell>
          <table:table-cell office:value-type="float" office:value="177.614848" calcext:value-type="float">
            <text:p>177.614848</text:p>
          </table:table-cell>
          <table:table-cell office:value-type="float" office:value="5.83" calcext:value-type="float">
            <text:p>5.83</text:p>
          </table:table-cell>
          <table:table-cell office:value-type="string" calcext:value-type="string">
            <text:p>apollon135</text:p>
          </table:table-cell>
          <table:table-cell office:value-type="float" office:value="4.94" calcext:value-type="float">
            <text:p>4.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6_label0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0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0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0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07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5.95115783" calcext:value-type="float">
            <text:p>5.95115783</text:p>
          </table:table-cell>
          <table:table-cell office:value-type="float" office:value="6.11351970187388" calcext:value-type="float">
            <text:p>6.11351970187388</text:p>
          </table:table-cell>
          <table:table-cell office:value-type="float" office:value="177.430528" calcext:value-type="float">
            <text:p>177.430528</text:p>
          </table:table-cell>
          <table:table-cell office:value-type="float" office:value="9.64" calcext:value-type="float">
            <text:p>9.64</text:p>
          </table:table-cell>
          <table:table-cell office:value-type="string" calcext:value-type="string">
            <text:p>apollon078</text:p>
          </table:table-cell>
          <table:table-cell office:value-type="float" office:value="8.23" calcext:value-type="float">
            <text:p>8.2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6_label08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6.554550217" calcext:value-type="float">
            <text:p>6.554550217</text:p>
          </table:table-cell>
          <table:table-cell office:value-type="float" office:value="6.7132366891019" calcext:value-type="float">
            <text:p>6.7132366891019</text:p>
          </table:table-cell>
          <table:table-cell office:value-type="float" office:value="177.229824" calcext:value-type="float">
            <text:p>177.229824</text:p>
          </table:table-cell>
          <table:table-cell office:value-type="float" office:value="5.83" calcext:value-type="float">
            <text:p>5.83</text:p>
          </table:table-cell>
          <table:table-cell office:value-type="string" calcext:value-type="string">
            <text:p>apollon111</text:p>
          </table:table-cell>
          <table:table-cell office:value-type="float" office:value="4.94" calcext:value-type="float">
            <text:p>4.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6_label09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5.7913684" calcext:value-type="float">
            <text:p>5.7913684</text:p>
          </table:table-cell>
          <table:table-cell office:value-type="float" office:value="5.94552145595662" calcext:value-type="float">
            <text:p>5.94552145595662</text:p>
          </table:table-cell>
          <table:table-cell office:value-type="float" office:value="177.2544" calcext:value-type="float">
            <text:p>177.2544</text:p>
          </table:table-cell>
          <table:table-cell office:value-type="float" office:value="5.83" calcext:value-type="float">
            <text:p>5.83</text:p>
          </table:table-cell>
          <table:table-cell office:value-type="string" calcext:value-type="string">
            <text:p>apollon153</text:p>
          </table:table-cell>
          <table:table-cell office:value-type="float" office:value="4.94" calcext:value-type="float">
            <text:p>4.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6_label1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1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1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1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1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15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8.16285939" calcext:value-type="float">
            <text:p>8.16285939</text:p>
          </table:table-cell>
          <table:table-cell office:value-type="float" office:value="8.33265898819082" calcext:value-type="float">
            <text:p>8.33265898819082</text:p>
          </table:table-cell>
          <table:table-cell office:value-type="float" office:value="177.016832" calcext:value-type="float">
            <text:p>177.016832</text:p>
          </table:table-cell>
          <table:table-cell office:value-type="float" office:value="9.65" calcext:value-type="float">
            <text:p>9.65</text:p>
          </table:table-cell>
          <table:table-cell office:value-type="string" calcext:value-type="string">
            <text:p>apollon015</text:p>
          </table:table-cell>
          <table:table-cell office:value-type="float" office:value="8.3" calcext:value-type="float">
            <text:p>8.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6_label16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5.984952753" calcext:value-type="float">
            <text:p>5.984952753</text:p>
          </table:table-cell>
          <table:table-cell office:value-type="float" office:value="6.1414405698888" calcext:value-type="float">
            <text:p>6.1414405698888</text:p>
          </table:table-cell>
          <table:table-cell office:value-type="float" office:value="177.659904" calcext:value-type="float">
            <text:p>177.659904</text:p>
          </table:table-cell>
          <table:table-cell office:value-type="float" office:value="5.83" calcext:value-type="float">
            <text:p>5.83</text:p>
          </table:table-cell>
          <table:table-cell office:value-type="string" calcext:value-type="string">
            <text:p>apollon025</text:p>
          </table:table-cell>
          <table:table-cell office:value-type="float" office:value="4.94" calcext:value-type="float">
            <text:p>4.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6_label17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5.768494769" calcext:value-type="float">
            <text:p>5.768494769</text:p>
          </table:table-cell>
          <table:table-cell office:value-type="float" office:value="5.94138209312223" calcext:value-type="float">
            <text:p>5.94138209312223</text:p>
          </table:table-cell>
          <table:table-cell office:value-type="float" office:value="177.250304" calcext:value-type="float">
            <text:p>177.250304</text:p>
          </table:table-cell>
          <table:table-cell office:value-type="float" office:value="9.48" calcext:value-type="float">
            <text:p>9.48</text:p>
          </table:table-cell>
          <table:table-cell office:value-type="string" calcext:value-type="string">
            <text:p>apollon078</text:p>
          </table:table-cell>
          <table:table-cell office:value-type="float" office:value="8.17" calcext:value-type="float">
            <text:p>8.1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6_label1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1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20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5.901138354" calcext:value-type="float">
            <text:p>5.901138354</text:p>
          </table:table-cell>
          <table:table-cell office:value-type="float" office:value="6.06924047903158" calcext:value-type="float">
            <text:p>6.06924047903158</text:p>
          </table:table-cell>
          <table:table-cell office:value-type="float" office:value="177.618944" calcext:value-type="float">
            <text:p>177.618944</text:p>
          </table:table-cell>
          <table:table-cell office:value-type="float" office:value="5.83" calcext:value-type="float">
            <text:p>5.83</text:p>
          </table:table-cell>
          <table:table-cell office:value-type="string" calcext:value-type="string">
            <text:p>apollon064</text:p>
          </table:table-cell>
          <table:table-cell office:value-type="float" office:value="4.94" calcext:value-type="float">
            <text:p>4.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6_label2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2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2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24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6.235154149" calcext:value-type="float">
            <text:p>6.235154149</text:p>
          </table:table-cell>
          <table:table-cell office:value-type="float" office:value="6.40141786797904" calcext:value-type="float">
            <text:p>6.40141786797904</text:p>
          </table:table-cell>
          <table:table-cell office:value-type="float" office:value="177.639424" calcext:value-type="float">
            <text:p>177.639424</text:p>
          </table:table-cell>
          <table:table-cell office:value-type="float" office:value="5.83" calcext:value-type="float">
            <text:p>5.83</text:p>
          </table:table-cell>
          <table:table-cell office:value-type="string" calcext:value-type="string">
            <text:p>apollon020</text:p>
          </table:table-cell>
          <table:table-cell office:value-type="float" office:value="4.94" calcext:value-type="float">
            <text:p>4.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6_label25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6.412516711" calcext:value-type="float">
            <text:p>6.412516711</text:p>
          </table:table-cell>
          <table:table-cell office:value-type="float" office:value="6.56897613313049" calcext:value-type="float">
            <text:p>6.56897613313049</text:p>
          </table:table-cell>
          <table:table-cell office:value-type="float" office:value="177.618944" calcext:value-type="float">
            <text:p>177.618944</text:p>
          </table:table-cell>
          <table:table-cell office:value-type="float" office:value="9.64" calcext:value-type="float">
            <text:p>9.64</text:p>
          </table:table-cell>
          <table:table-cell office:value-type="string" calcext:value-type="string">
            <text:p>apollon137</text:p>
          </table:table-cell>
          <table:table-cell office:value-type="float" office:value="8.23" calcext:value-type="float">
            <text:p>8.2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6_label2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27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5.554288046" calcext:value-type="float">
            <text:p>5.554288046</text:p>
          </table:table-cell>
          <table:table-cell office:value-type="float" office:value="5.70794418104924" calcext:value-type="float">
            <text:p>5.70794418104924</text:p>
          </table:table-cell>
          <table:table-cell office:value-type="float" office:value="177.262592" calcext:value-type="float">
            <text:p>177.262592</text:p>
          </table:table-cell>
          <table:table-cell office:value-type="float" office:value="9.74" calcext:value-type="float">
            <text:p>9.74</text:p>
          </table:table-cell>
          <table:table-cell office:value-type="string" calcext:value-type="string">
            <text:p>apollon117</text:p>
          </table:table-cell>
          <table:table-cell office:value-type="float" office:value="8.23" calcext:value-type="float">
            <text:p>8.2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6_label2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2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3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31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5.884240283" calcext:value-type="float">
            <text:p>5.884240283</text:p>
          </table:table-cell>
          <table:table-cell office:value-type="float" office:value="6.04538642591797" calcext:value-type="float">
            <text:p>6.04538642591797</text:p>
          </table:table-cell>
          <table:table-cell office:value-type="float" office:value="177.565696" calcext:value-type="float">
            <text:p>177.565696</text:p>
          </table:table-cell>
          <table:table-cell office:value-type="float" office:value="5.83" calcext:value-type="float">
            <text:p>5.83</text:p>
          </table:table-cell>
          <table:table-cell office:value-type="string" calcext:value-type="string">
            <text:p>apollon020</text:p>
          </table:table-cell>
          <table:table-cell office:value-type="float" office:value="4.94" calcext:value-type="float">
            <text:p>4.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6_label32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5.874531642" calcext:value-type="float">
            <text:p>5.874531642</text:p>
          </table:table-cell>
          <table:table-cell office:value-type="float" office:value="6.03344378084876" calcext:value-type="float">
            <text:p>6.03344378084876</text:p>
          </table:table-cell>
          <table:table-cell office:value-type="float" office:value="177.250304" calcext:value-type="float">
            <text:p>177.250304</text:p>
          </table:table-cell>
          <table:table-cell office:value-type="float" office:value="9.48" calcext:value-type="float">
            <text:p>9.48</text:p>
          </table:table-cell>
          <table:table-cell office:value-type="string" calcext:value-type="string">
            <text:p>apollon102</text:p>
          </table:table-cell>
          <table:table-cell office:value-type="float" office:value="8.17" calcext:value-type="float">
            <text:p>8.1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6_label33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6.114903933" calcext:value-type="float">
            <text:p>6.114903933</text:p>
          </table:table-cell>
          <table:table-cell office:value-type="float" office:value="6.27335788612254" calcext:value-type="float">
            <text:p>6.27335788612254</text:p>
          </table:table-cell>
          <table:table-cell office:value-type="float" office:value="177.242112" calcext:value-type="float">
            <text:p>177.242112</text:p>
          </table:table-cell>
          <table:table-cell office:value-type="float" office:value="5.83" calcext:value-type="float">
            <text:p>5.83</text:p>
          </table:table-cell>
          <table:table-cell office:value-type="string" calcext:value-type="string">
            <text:p>apollon065</text:p>
          </table:table-cell>
          <table:table-cell office:value-type="float" office:value="4.94" calcext:value-type="float">
            <text:p>4.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6_label34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6.288504462" calcext:value-type="float">
            <text:p>6.288504462</text:p>
          </table:table-cell>
          <table:table-cell office:value-type="float" office:value="6.45713122398593" calcext:value-type="float">
            <text:p>6.45713122398593</text:p>
          </table:table-cell>
          <table:table-cell office:value-type="float" office:value="177.639424" calcext:value-type="float">
            <text:p>177.639424</text:p>
          </table:table-cell>
          <table:table-cell office:value-type="float" office:value="9.48" calcext:value-type="float">
            <text:p>9.48</text:p>
          </table:table-cell>
          <table:table-cell office:value-type="string" calcext:value-type="string">
            <text:p>apollon072</text:p>
          </table:table-cell>
          <table:table-cell office:value-type="float" office:value="8.17" calcext:value-type="float">
            <text:p>8.1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6_label3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3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37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6.185195199" calcext:value-type="float">
            <text:p>6.185195199</text:p>
          </table:table-cell>
          <table:table-cell office:value-type="float" office:value="6.34529835311696" calcext:value-type="float">
            <text:p>6.34529835311696</text:p>
          </table:table-cell>
          <table:table-cell office:value-type="float" office:value="177.672192" calcext:value-type="float">
            <text:p>177.672192</text:p>
          </table:table-cell>
          <table:table-cell office:value-type="float" office:value="9.48" calcext:value-type="float">
            <text:p>9.48</text:p>
          </table:table-cell>
          <table:table-cell office:value-type="string" calcext:value-type="string">
            <text:p>apollon028</text:p>
          </table:table-cell>
          <table:table-cell office:value-type="float" office:value="8.17" calcext:value-type="float">
            <text:p>8.1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6_label3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39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5.94782209" calcext:value-type="float">
            <text:p>5.94782209</text:p>
          </table:table-cell>
          <table:table-cell office:value-type="float" office:value="6.10531157115474" calcext:value-type="float">
            <text:p>6.10531157115474</text:p>
          </table:table-cell>
          <table:table-cell office:value-type="float" office:value="177.025024" calcext:value-type="float">
            <text:p>177.025024</text:p>
          </table:table-cell>
          <table:table-cell office:value-type="float" office:value="9.69" calcext:value-type="float">
            <text:p>9.69</text:p>
          </table:table-cell>
          <table:table-cell office:value-type="string" calcext:value-type="string">
            <text:p>apollon161</text:p>
          </table:table-cell>
          <table:table-cell office:value-type="float" office:value="8.31" calcext:value-type="float">
            <text:p>8.3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6_label4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4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42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5.860517142" calcext:value-type="float">
            <text:p>5.860517142</text:p>
          </table:table-cell>
          <table:table-cell office:value-type="float" office:value="6.02141699800268" calcext:value-type="float">
            <text:p>6.02141699800268</text:p>
          </table:table-cell>
          <table:table-cell office:value-type="float" office:value="177.225728" calcext:value-type="float">
            <text:p>177.225728</text:p>
          </table:table-cell>
          <table:table-cell office:value-type="float" office:value="9.64" calcext:value-type="float">
            <text:p>9.64</text:p>
          </table:table-cell>
          <table:table-cell office:value-type="string" calcext:value-type="string">
            <text:p>apollon073</text:p>
          </table:table-cell>
          <table:table-cell office:value-type="float" office:value="8.23" calcext:value-type="float">
            <text:p>8.2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6_label4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4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4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4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47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5.862493344" calcext:value-type="float">
            <text:p>5.862493344</text:p>
          </table:table-cell>
          <table:table-cell office:value-type="float" office:value="6.01329469401389" calcext:value-type="float">
            <text:p>6.01329469401389</text:p>
          </table:table-cell>
          <table:table-cell office:value-type="float" office:value="177.655808" calcext:value-type="float">
            <text:p>177.655808</text:p>
          </table:table-cell>
          <table:table-cell office:value-type="float" office:value="9.48" calcext:value-type="float">
            <text:p>9.48</text:p>
          </table:table-cell>
          <table:table-cell office:value-type="string" calcext:value-type="string">
            <text:p>apollon096</text:p>
          </table:table-cell>
          <table:table-cell office:value-type="float" office:value="8.17" calcext:value-type="float">
            <text:p>8.1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6_label48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6.06586603" calcext:value-type="float">
            <text:p>6.06586603</text:p>
          </table:table-cell>
          <table:table-cell office:value-type="float" office:value="6.22125208005309" calcext:value-type="float">
            <text:p>6.22125208005309</text:p>
          </table:table-cell>
          <table:table-cell office:value-type="float" office:value="177.270784" calcext:value-type="float">
            <text:p>177.270784</text:p>
          </table:table-cell>
          <table:table-cell office:value-type="float" office:value="9.64" calcext:value-type="float">
            <text:p>9.64</text:p>
          </table:table-cell>
          <table:table-cell office:value-type="string" calcext:value-type="string">
            <text:p>apollon144</text:p>
          </table:table-cell>
          <table:table-cell office:value-type="float" office:value="8.23" calcext:value-type="float">
            <text:p>8.2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6_label4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5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5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52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5.786130061" calcext:value-type="float">
            <text:p>5.786130061</text:p>
          </table:table-cell>
          <table:table-cell office:value-type="float" office:value="5.95343691692688" calcext:value-type="float">
            <text:p>5.95343691692688</text:p>
          </table:table-cell>
          <table:table-cell office:value-type="float" office:value="177.647616" calcext:value-type="float">
            <text:p>177.647616</text:p>
          </table:table-cell>
          <table:table-cell office:value-type="float" office:value="5.83" calcext:value-type="float">
            <text:p>5.83</text:p>
          </table:table-cell>
          <table:table-cell office:value-type="string" calcext:value-type="string">
            <text:p>apollon064</text:p>
          </table:table-cell>
          <table:table-cell office:value-type="float" office:value="4.94" calcext:value-type="float">
            <text:p>4.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6_label53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6.071028285" calcext:value-type="float">
            <text:p>6.071028285</text:p>
          </table:table-cell>
          <table:table-cell office:value-type="float" office:value="6.22496547410265" calcext:value-type="float">
            <text:p>6.22496547410265</text:p>
          </table:table-cell>
          <table:table-cell office:value-type="float" office:value="177.651712" calcext:value-type="float">
            <text:p>177.651712</text:p>
          </table:table-cell>
          <table:table-cell office:value-type="float" office:value="9.64" calcext:value-type="float">
            <text:p>9.64</text:p>
          </table:table-cell>
          <table:table-cell office:value-type="string" calcext:value-type="string">
            <text:p>apollon077</text:p>
          </table:table-cell>
          <table:table-cell office:value-type="float" office:value="8.23" calcext:value-type="float">
            <text:p>8.2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6_label54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6.046514815" calcext:value-type="float">
            <text:p>6.046514815</text:p>
          </table:table-cell>
          <table:table-cell office:value-type="float" office:value="6.24633307685144" calcext:value-type="float">
            <text:p>6.24633307685144</text:p>
          </table:table-cell>
          <table:table-cell office:value-type="float" office:value="177.287168" calcext:value-type="float">
            <text:p>177.287168</text:p>
          </table:table-cell>
          <table:table-cell office:value-type="float" office:value="10.52" calcext:value-type="float">
            <text:p>10.52</text:p>
          </table:table-cell>
          <table:table-cell office:value-type="string" calcext:value-type="string">
            <text:p>apollon159</text:p>
          </table:table-cell>
          <table:table-cell office:value-type="float" office:value="8.77" calcext:value-type="float">
            <text:p>8.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6_label5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56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6.726481442" calcext:value-type="float">
            <text:p>6.726481442</text:p>
          </table:table-cell>
          <table:table-cell office:value-type="float" office:value="6.88516165898182" calcext:value-type="float">
            <text:p>6.88516165898182</text:p>
          </table:table-cell>
          <table:table-cell office:value-type="float" office:value="177.651712" calcext:value-type="float">
            <text:p>177.651712</text:p>
          </table:table-cell>
          <table:table-cell office:value-type="float" office:value="5.83" calcext:value-type="float">
            <text:p>5.83</text:p>
          </table:table-cell>
          <table:table-cell office:value-type="string" calcext:value-type="string">
            <text:p>apollon020</text:p>
          </table:table-cell>
          <table:table-cell office:value-type="float" office:value="4.94" calcext:value-type="float">
            <text:p>4.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6_label57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6.312039347" calcext:value-type="float">
            <text:p>6.312039347</text:p>
          </table:table-cell>
          <table:table-cell office:value-type="float" office:value="6.47674337099306" calcext:value-type="float">
            <text:p>6.47674337099306</text:p>
          </table:table-cell>
          <table:table-cell office:value-type="float" office:value="177.393664" calcext:value-type="float">
            <text:p>177.393664</text:p>
          </table:table-cell>
          <table:table-cell office:value-type="float" office:value="9.64" calcext:value-type="float">
            <text:p>9.64</text:p>
          </table:table-cell>
          <table:table-cell office:value-type="string" calcext:value-type="string">
            <text:p>apollon020</text:p>
          </table:table-cell>
          <table:table-cell office:value-type="float" office:value="8.23" calcext:value-type="float">
            <text:p>8.2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6_label5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6_label5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0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0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0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0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0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0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0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0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08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44.668023949" calcext:value-type="float">
            <text:p>44.668023949</text:p>
          </table:table-cell>
          <table:table-cell office:value-type="float" office:value="44.825404454954" calcext:value-type="float">
            <text:p>44.825404454954</text:p>
          </table:table-cell>
          <table:table-cell office:value-type="float" office:value="766.865408" calcext:value-type="float">
            <text:p>766.865408</text:p>
          </table:table-cell>
          <table:table-cell office:value-type="float" office:value="10.48" calcext:value-type="float">
            <text:p>10.48</text:p>
          </table:table-cell>
          <table:table-cell office:value-type="string" calcext:value-type="string">
            <text:p>apollon165</text:p>
          </table:table-cell>
          <table:table-cell office:value-type="float" office:value="13.9" calcext:value-type="float">
            <text:p>13.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7_label09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43.813898108" calcext:value-type="float">
            <text:p>43.813898108</text:p>
          </table:table-cell>
          <table:table-cell office:value-type="float" office:value="43.9652852809522" calcext:value-type="float">
            <text:p>43.9652852809522</text:p>
          </table:table-cell>
          <table:table-cell office:value-type="float" office:value="769.662976" calcext:value-type="float">
            <text:p>769.662976</text:p>
          </table:table-cell>
          <table:table-cell office:value-type="float" office:value="10.48" calcext:value-type="float">
            <text:p>10.48</text:p>
          </table:table-cell>
          <table:table-cell office:value-type="string" calcext:value-type="string">
            <text:p>apollon046</text:p>
          </table:table-cell>
          <table:table-cell office:value-type="float" office:value="13.9" calcext:value-type="float">
            <text:p>13.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7_label1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1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1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1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1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15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44.669992955" calcext:value-type="float">
            <text:p>44.669992955</text:p>
          </table:table-cell>
          <table:table-cell office:value-type="float" office:value="44.8169475460891" calcext:value-type="float">
            <text:p>44.8169475460891</text:p>
          </table:table-cell>
          <table:table-cell office:value-type="float" office:value="766.963712" calcext:value-type="float">
            <text:p>766.963712</text:p>
          </table:table-cell>
          <table:table-cell office:value-type="float" office:value="10.48" calcext:value-type="float">
            <text:p>10.48</text:p>
          </table:table-cell>
          <table:table-cell office:value-type="string" calcext:value-type="string">
            <text:p>apollon076</text:p>
          </table:table-cell>
          <table:table-cell office:value-type="float" office:value="13.9" calcext:value-type="float">
            <text:p>13.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7_label16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45.576173045" calcext:value-type="float">
            <text:p>45.576173045</text:p>
          </table:table-cell>
          <table:table-cell office:value-type="float" office:value="45.7293446790427" calcext:value-type="float">
            <text:p>45.7293446790427</text:p>
          </table:table-cell>
          <table:table-cell office:value-type="float" office:value="766.738432" calcext:value-type="float">
            <text:p>766.738432</text:p>
          </table:table-cell>
          <table:table-cell office:value-type="float" office:value="10.44" calcext:value-type="float">
            <text:p>10.44</text:p>
          </table:table-cell>
          <table:table-cell office:value-type="string" calcext:value-type="string">
            <text:p>apollon013</text:p>
          </table:table-cell>
          <table:table-cell office:value-type="float" office:value="13.9" calcext:value-type="float">
            <text:p>13.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7_label1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1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19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43.652176981" calcext:value-type="float">
            <text:p>43.652176981</text:p>
          </table:table-cell>
          <table:table-cell office:value-type="float" office:value="43.801401733188" calcext:value-type="float">
            <text:p>43.801401733188</text:p>
          </table:table-cell>
          <table:table-cell office:value-type="float" office:value="769.540096" calcext:value-type="float">
            <text:p>769.540096</text:p>
          </table:table-cell>
          <table:table-cell office:value-type="float" office:value="10.44" calcext:value-type="float">
            <text:p>10.44</text:p>
          </table:table-cell>
          <table:table-cell office:value-type="string" calcext:value-type="string">
            <text:p>apollon059</text:p>
          </table:table-cell>
          <table:table-cell office:value-type="float" office:value="13.9" calcext:value-type="float">
            <text:p>13.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7_label2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21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45.32708307" calcext:value-type="float">
            <text:p>45.32708307</text:p>
          </table:table-cell>
          <table:table-cell office:value-type="float" office:value="45.5174299848732" calcext:value-type="float">
            <text:p>45.5174299848732</text:p>
          </table:table-cell>
          <table:table-cell office:value-type="float" office:value="766.857216" calcext:value-type="float">
            <text:p>766.857216</text:p>
          </table:table-cell>
          <table:table-cell office:value-type="float" office:value="10.48" calcext:value-type="float">
            <text:p>10.48</text:p>
          </table:table-cell>
          <table:table-cell office:value-type="string" calcext:value-type="string">
            <text:p>apollon073</text:p>
          </table:table-cell>
          <table:table-cell office:value-type="float" office:value="13.9" calcext:value-type="float">
            <text:p>13.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7_label22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51.468436292" calcext:value-type="float">
            <text:p>51.468436292</text:p>
          </table:table-cell>
          <table:table-cell office:value-type="float" office:value="51.6205954088364" calcext:value-type="float">
            <text:p>51.6205954088364</text:p>
          </table:table-cell>
          <table:table-cell office:value-type="float" office:value="769.630208" calcext:value-type="float">
            <text:p>769.630208</text:p>
          </table:table-cell>
          <table:table-cell office:value-type="float" office:value="10.44" calcext:value-type="float">
            <text:p>10.44</text:p>
          </table:table-cell>
          <table:table-cell office:value-type="string" calcext:value-type="string">
            <text:p>apollon094</text:p>
          </table:table-cell>
          <table:table-cell office:value-type="float" office:value="13.9" calcext:value-type="float">
            <text:p>13.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7_label23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44.194426297" calcext:value-type="float">
            <text:p>44.194426297</text:p>
          </table:table-cell>
          <table:table-cell office:value-type="float" office:value="44.3733468609862" calcext:value-type="float">
            <text:p>44.3733468609862</text:p>
          </table:table-cell>
          <table:table-cell office:value-type="float" office:value="766.783488" calcext:value-type="float">
            <text:p>766.783488</text:p>
          </table:table-cell>
          <table:table-cell office:value-type="float" office:value="10.44" calcext:value-type="float">
            <text:p>10.44</text:p>
          </table:table-cell>
          <table:table-cell office:value-type="string" calcext:value-type="string">
            <text:p>apollon048</text:p>
          </table:table-cell>
          <table:table-cell office:value-type="float" office:value="13.9" calcext:value-type="float">
            <text:p>13.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7_label2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2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2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2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2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2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30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44.567264059" calcext:value-type="float">
            <text:p>44.567264059</text:p>
          </table:table-cell>
          <table:table-cell office:value-type="float" office:value="44.7213363870978" calcext:value-type="float">
            <text:p>44.7213363870978</text:p>
          </table:table-cell>
          <table:table-cell office:value-type="float" office:value="769.61792" calcext:value-type="float">
            <text:p>769.61792</text:p>
          </table:table-cell>
          <table:table-cell office:value-type="float" office:value="10.77" calcext:value-type="float">
            <text:p>10.77</text:p>
          </table:table-cell>
          <table:table-cell office:value-type="string" calcext:value-type="string">
            <text:p>apollon019</text:p>
          </table:table-cell>
          <table:table-cell office:value-type="float" office:value="13.9" calcext:value-type="float">
            <text:p>13.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7_label3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3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33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43.065869139" calcext:value-type="float">
            <text:p>43.065869139</text:p>
          </table:table-cell>
          <table:table-cell office:value-type="float" office:value="43.2133554969914" calcext:value-type="float">
            <text:p>43.2133554969914</text:p>
          </table:table-cell>
          <table:table-cell office:value-type="float" office:value="769.540096" calcext:value-type="float">
            <text:p>769.540096</text:p>
          </table:table-cell>
          <table:table-cell office:value-type="float" office:value="10.44" calcext:value-type="float">
            <text:p>10.44</text:p>
          </table:table-cell>
          <table:table-cell office:value-type="string" calcext:value-type="string">
            <text:p>apollon069</text:p>
          </table:table-cell>
          <table:table-cell office:value-type="float" office:value="13.9" calcext:value-type="float">
            <text:p>13.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7_label3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3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3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3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3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3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40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43.803513861" calcext:value-type="float">
            <text:p>43.803513861</text:p>
          </table:table-cell>
          <table:table-cell office:value-type="float" office:value="43.9655223099981" calcext:value-type="float">
            <text:p>43.9655223099981</text:p>
          </table:table-cell>
          <table:table-cell office:value-type="float" office:value="766.783488" calcext:value-type="float">
            <text:p>766.783488</text:p>
          </table:table-cell>
          <table:table-cell office:value-type="float" office:value="10.44" calcext:value-type="float">
            <text:p>10.44</text:p>
          </table:table-cell>
          <table:table-cell office:value-type="string" calcext:value-type="string">
            <text:p>apollon145</text:p>
          </table:table-cell>
          <table:table-cell office:value-type="float" office:value="13.9" calcext:value-type="float">
            <text:p>13.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7_label4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42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43.939000695" calcext:value-type="float">
            <text:p>43.939000695</text:p>
          </table:table-cell>
          <table:table-cell office:value-type="float" office:value="44.0934039249551" calcext:value-type="float">
            <text:p>44.0934039249551</text:p>
          </table:table-cell>
          <table:table-cell office:value-type="float" office:value="769.61792" calcext:value-type="float">
            <text:p>769.61792</text:p>
          </table:table-cell>
          <table:table-cell office:value-type="float" office:value="10.44" calcext:value-type="float">
            <text:p>10.44</text:p>
          </table:table-cell>
          <table:table-cell office:value-type="string" calcext:value-type="string">
            <text:p>apollon053</text:p>
          </table:table-cell>
          <table:table-cell office:value-type="float" office:value="13.9" calcext:value-type="float">
            <text:p>13.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7_label4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4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4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4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4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4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4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5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51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46.176894962" calcext:value-type="float">
            <text:p>46.176894962</text:p>
          </table:table-cell>
          <table:table-cell office:value-type="float" office:value="46.3334419589955" calcext:value-type="float">
            <text:p>46.3334419589955</text:p>
          </table:table-cell>
          <table:table-cell office:value-type="float" office:value="769.609728" calcext:value-type="float">
            <text:p>769.609728</text:p>
          </table:table-cell>
          <table:table-cell office:value-type="float" office:value="10.48" calcext:value-type="float">
            <text:p>10.48</text:p>
          </table:table-cell>
          <table:table-cell office:value-type="string" calcext:value-type="string">
            <text:p>apollon106</text:p>
          </table:table-cell>
          <table:table-cell office:value-type="float" office:value="13.9" calcext:value-type="float">
            <text:p>13.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7_label5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5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5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5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5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5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5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7_label5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0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0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0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0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0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0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0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0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08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97.64575548" calcext:value-type="float">
            <text:p>97.64575548</text:p>
          </table:table-cell>
          <table:table-cell office:value-type="float" office:value="97.8531745187938" calcext:value-type="float">
            <text:p>97.8531745187938</text:p>
          </table:table-cell>
          <table:table-cell office:value-type="float" office:value="1566.88384" calcext:value-type="float">
            <text:p>1566.88384</text:p>
          </table:table-cell>
          <table:table-cell office:value-type="float" office:value="15.59" calcext:value-type="float">
            <text:p>15.59</text:p>
          </table:table-cell>
          <table:table-cell office:value-type="string" calcext:value-type="string">
            <text:p>apollon029</text:p>
          </table:table-cell>
          <table:table-cell office:value-type="float" office:value="10.91" calcext:value-type="float">
            <text:p>10.9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8_label0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1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1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1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1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1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1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1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1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1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1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2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2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2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2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2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2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2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2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28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93.281515196" calcext:value-type="float">
            <text:p>93.281515196</text:p>
          </table:table-cell>
          <table:table-cell office:value-type="float" office:value="93.461303493008" calcext:value-type="float">
            <text:p>93.461303493008</text:p>
          </table:table-cell>
          <table:table-cell office:value-type="float" office:value="1561.432064" calcext:value-type="float">
            <text:p>1561.432064</text:p>
          </table:table-cell>
          <table:table-cell office:value-type="float" office:value="15.59" calcext:value-type="float">
            <text:p>15.59</text:p>
          </table:table-cell>
          <table:table-cell office:value-type="string" calcext:value-type="string">
            <text:p>apollon090</text:p>
          </table:table-cell>
          <table:table-cell office:value-type="float" office:value="10.91" calcext:value-type="float">
            <text:p>10.9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8_label2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3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3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3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3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3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3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3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3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3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3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4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4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4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4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44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88.575210492" calcext:value-type="float">
            <text:p>88.575210492</text:p>
          </table:table-cell>
          <table:table-cell office:value-type="float" office:value="88.7335150681902" calcext:value-type="float">
            <text:p>88.7335150681902</text:p>
          </table:table-cell>
          <table:table-cell office:value-type="float" office:value="1563.242496" calcext:value-type="float">
            <text:p>1563.242496</text:p>
          </table:table-cell>
          <table:table-cell office:value-type="float" office:value="15.64" calcext:value-type="float">
            <text:p>15.64</text:p>
          </table:table-cell>
          <table:table-cell office:value-type="string" calcext:value-type="string">
            <text:p>apollon135</text:p>
          </table:table-cell>
          <table:table-cell office:value-type="float" office:value="10.92" calcext:value-type="float">
            <text:p>10.9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8_label4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4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4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4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4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5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5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5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5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5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5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5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5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5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8_label5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0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0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0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0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0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0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0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0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0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0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10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95.135229893" calcext:value-type="float">
            <text:p>95.135229893</text:p>
          </table:table-cell>
          <table:table-cell office:value-type="float" office:value="95.3214317010716" calcext:value-type="float">
            <text:p>95.3214317010716</text:p>
          </table:table-cell>
          <table:table-cell office:value-type="float" office:value="1787.088896" calcext:value-type="float">
            <text:p>1787.088896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apollon011</text:p>
          </table:table-cell>
          <table:table-cell office:value-type="float" office:value="3.9" calcext:value-type="float">
            <text:p>3.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9_label1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1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13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00.873550943" calcext:value-type="float">
            <text:p>100.873550943</text:p>
          </table:table-cell>
          <table:table-cell office:value-type="float" office:value="101.069282135926" calcext:value-type="float">
            <text:p>101.069282135926</text:p>
          </table:table-cell>
          <table:table-cell office:value-type="float" office:value="1792.991232" calcext:value-type="float">
            <text:p>1792.991232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apollon110</text:p>
          </table:table-cell>
          <table:table-cell office:value-type="float" office:value="3.91" calcext:value-type="float">
            <text:p>3.9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9_label1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15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95.806782564" calcext:value-type="float">
            <text:p>95.806782564</text:p>
          </table:table-cell>
          <table:table-cell office:value-type="float" office:value="95.9573271919508" calcext:value-type="float">
            <text:p>95.9573271919508</text:p>
          </table:table-cell>
          <table:table-cell office:value-type="float" office:value="1791.934464" calcext:value-type="float">
            <text:p>1791.934464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apollon046</text:p>
          </table:table-cell>
          <table:table-cell office:value-type="float" office:value="3.9" calcext:value-type="float">
            <text:p>3.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9_label16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97.264636734" calcext:value-type="float">
            <text:p>97.264636734</text:p>
          </table:table-cell>
          <table:table-cell office:value-type="float" office:value="97.4809751650319" calcext:value-type="float">
            <text:p>97.4809751650319</text:p>
          </table:table-cell>
          <table:table-cell office:value-type="float" office:value="1792.118784" calcext:value-type="float">
            <text:p>1792.118784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apollon072</text:p>
          </table:table-cell>
          <table:table-cell office:value-type="float" office:value="3.9" calcext:value-type="float">
            <text:p>3.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9_label1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1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1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20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95.502267857" calcext:value-type="float">
            <text:p>95.502267857</text:p>
          </table:table-cell>
          <table:table-cell office:value-type="float" office:value="95.6531574579421" calcext:value-type="float">
            <text:p>95.6531574579421</text:p>
          </table:table-cell>
          <table:table-cell office:value-type="float" office:value="1791.950848" calcext:value-type="float">
            <text:p>1791.950848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apollon099</text:p>
          </table:table-cell>
          <table:table-cell office:value-type="float" office:value="3.9" calcext:value-type="float">
            <text:p>3.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9_label2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2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2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2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2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2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2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2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2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3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3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3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3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3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3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3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3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3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3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4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4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4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4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4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4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4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4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4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49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94.201710098" calcext:value-type="float">
            <text:p>94.201710098</text:p>
          </table:table-cell>
          <table:table-cell office:value-type="float" office:value="94.3813939138781" calcext:value-type="float">
            <text:p>94.3813939138781</text:p>
          </table:table-cell>
          <table:table-cell office:value-type="float" office:value="1785.556992" calcext:value-type="float">
            <text:p>1785.556992</text:p>
          </table:table-cell>
          <table:table-cell office:value-type="float" office:value="3.89" calcext:value-type="float">
            <text:p>3.89</text:p>
          </table:table-cell>
          <table:table-cell office:value-type="string" calcext:value-type="string">
            <text:p>apollon063</text:p>
          </table:table-cell>
          <table:table-cell office:value-type="float" office:value="3.91" calcext:value-type="float">
            <text:p>3.9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9_label5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5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5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5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54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96.233571156" calcext:value-type="float">
            <text:p>96.233571156</text:p>
          </table:table-cell>
          <table:table-cell office:value-type="float" office:value="96.3730845509563" calcext:value-type="float">
            <text:p>96.3730845509563</text:p>
          </table:table-cell>
          <table:table-cell office:value-type="float" office:value="1792.610304" calcext:value-type="float">
            <text:p>1792.610304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apollon077</text:p>
          </table:table-cell>
          <table:table-cell office:value-type="float" office:value="3.9" calcext:value-type="float">
            <text:p>3.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09_label5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5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5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5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09_label5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00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115445686" calcext:value-type="float">
            <text:p>1.115445686</text:p>
          </table:table-cell>
          <table:table-cell office:value-type="float" office:value="1.31351092690602" calcext:value-type="float">
            <text:p>1.31351092690602</text:p>
          </table:table-cell>
          <table:table-cell office:value-type="float" office:value="30.027776" calcext:value-type="float">
            <text:p>30.027776</text:p>
          </table:table-cell>
          <table:table-cell office:value-type="float" office:value="29.74" calcext:value-type="float">
            <text:p>29.74</text:p>
          </table:table-cell>
          <table:table-cell office:value-type="string" calcext:value-type="string">
            <text:p>apollon014</text:p>
          </table:table-cell>
          <table:table-cell office:value-type="float" office:value="39.16" calcext:value-type="float">
            <text:p>39.1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0_label0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0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03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093455368" calcext:value-type="float">
            <text:p>1.093455368</text:p>
          </table:table-cell>
          <table:table-cell office:value-type="float" office:value="1.29735800693743" calcext:value-type="float">
            <text:p>1.29735800693743</text:p>
          </table:table-cell>
          <table:table-cell office:value-type="float" office:value="29.88032" calcext:value-type="float">
            <text:p>29.88032</text:p>
          </table:table-cell>
          <table:table-cell office:value-type="float" office:value="28.11" calcext:value-type="float">
            <text:p>28.11</text:p>
          </table:table-cell>
          <table:table-cell office:value-type="string" calcext:value-type="string">
            <text:p>apollon046</text:p>
          </table:table-cell>
          <table:table-cell office:value-type="float" office:value="37.76" calcext:value-type="float">
            <text:p>37.7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0_label0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0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0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0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0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09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018524211" calcext:value-type="float">
            <text:p>1.018524211</text:p>
          </table:table-cell>
          <table:table-cell office:value-type="float" office:value="1.185303485021" calcext:value-type="float">
            <text:p>1.185303485021</text:p>
          </table:table-cell>
          <table:table-cell office:value-type="float" office:value="30.0032" calcext:value-type="float">
            <text:p>30.0032</text:p>
          </table:table-cell>
          <table:table-cell office:value-type="float" office:value="19.89" calcext:value-type="float">
            <text:p>19.89</text:p>
          </table:table-cell>
          <table:table-cell office:value-type="string" calcext:value-type="string">
            <text:p>apollon108</text:p>
          </table:table-cell>
          <table:table-cell office:value-type="float" office:value="35.43" calcext:value-type="float">
            <text:p>35.4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0_label10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015098264" calcext:value-type="float">
            <text:p>1.015098264</text:p>
          </table:table-cell>
          <table:table-cell office:value-type="float" office:value="1.18530875700526" calcext:value-type="float">
            <text:p>1.18530875700526</text:p>
          </table:table-cell>
          <table:table-cell office:value-type="float" office:value="30.015488" calcext:value-type="float">
            <text:p>30.01548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pollon144</text:p>
          </table:table-cell>
          <table:table-cell office:value-type="float" office:value="35.43" calcext:value-type="float">
            <text:p>35.4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0_label11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126853649" calcext:value-type="float">
            <text:p>1.126853649</text:p>
          </table:table-cell>
          <table:table-cell office:value-type="float" office:value="1.31743119703606" calcext:value-type="float">
            <text:p>1.31743119703606</text:p>
          </table:table-cell>
          <table:table-cell office:value-type="float" office:value="29.978624" calcext:value-type="float">
            <text:p>29.9786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pollon020</text:p>
          </table:table-cell>
          <table:table-cell office:value-type="float" office:value="35.43" calcext:value-type="float">
            <text:p>35.4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0_label1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13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186034325" calcext:value-type="float">
            <text:p>1.186034325</text:p>
          </table:table-cell>
          <table:table-cell office:value-type="float" office:value="1.41749817389064" calcext:value-type="float">
            <text:p>1.41749817389064</text:p>
          </table:table-cell>
          <table:table-cell office:value-type="float" office:value="29.9008" calcext:value-type="float">
            <text:p>29.9008</text:p>
          </table:table-cell>
          <table:table-cell office:value-type="float" office:value="27.74" calcext:value-type="float">
            <text:p>27.74</text:p>
          </table:table-cell>
          <table:table-cell office:value-type="string" calcext:value-type="string">
            <text:p>apollon150</text:p>
          </table:table-cell>
          <table:table-cell office:value-type="float" office:value="37.76" calcext:value-type="float">
            <text:p>37.7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0_label14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0.969564686" calcext:value-type="float">
            <text:p>0.969564686</text:p>
          </table:table-cell>
          <table:table-cell office:value-type="float" office:value="1.14137190696783" calcext:value-type="float">
            <text:p>1.14137190696783</text:p>
          </table:table-cell>
          <table:table-cell office:value-type="float" office:value="30.007296" calcext:value-type="float">
            <text:p>30.00729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pollon098</text:p>
          </table:table-cell>
          <table:table-cell office:value-type="float" office:value="35.43" calcext:value-type="float">
            <text:p>35.4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0_label1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1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1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1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1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20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18920522" calcext:value-type="float">
            <text:p>1.18920522</text:p>
          </table:table-cell>
          <table:table-cell office:value-type="float" office:value="1.38520428515039" calcext:value-type="float">
            <text:p>1.38520428515039</text:p>
          </table:table-cell>
          <table:table-cell office:value-type="float" office:value="29.995008" calcext:value-type="float">
            <text:p>29.995008</text:p>
          </table:table-cell>
          <table:table-cell office:value-type="float" office:value="27.74" calcext:value-type="float">
            <text:p>27.74</text:p>
          </table:table-cell>
          <table:table-cell office:value-type="string" calcext:value-type="string">
            <text:p>apollon113</text:p>
          </table:table-cell>
          <table:table-cell office:value-type="float" office:value="37.76" calcext:value-type="float">
            <text:p>37.7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0_label2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2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2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2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25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165864038" calcext:value-type="float">
            <text:p>1.165864038</text:p>
          </table:table-cell>
          <table:table-cell office:value-type="float" office:value="1.36141185509041" calcext:value-type="float">
            <text:p>1.36141185509041</text:p>
          </table:table-cell>
          <table:table-cell office:value-type="float" office:value="30.015488" calcext:value-type="float">
            <text:p>30.015488</text:p>
          </table:table-cell>
          <table:table-cell office:value-type="float" office:value="27.53" calcext:value-type="float">
            <text:p>27.53</text:p>
          </table:table-cell>
          <table:table-cell office:value-type="string" calcext:value-type="string">
            <text:p>apollon059</text:p>
          </table:table-cell>
          <table:table-cell office:value-type="float" office:value="37.06" calcext:value-type="float">
            <text:p>37.0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0_label2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27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111890199" calcext:value-type="float">
            <text:p>1.111890199</text:p>
          </table:table-cell>
          <table:table-cell office:value-type="float" office:value="1.30537302279845" calcext:value-type="float">
            <text:p>1.30537302279845</text:p>
          </table:table-cell>
          <table:table-cell office:value-type="float" office:value="29.888512" calcext:value-type="float">
            <text:p>29.888512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apollon165</text:p>
          </table:table-cell>
          <table:table-cell office:value-type="float" office:value="36.13" calcext:value-type="float">
            <text:p>36.1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0_label28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142649116" calcext:value-type="float">
            <text:p>1.142649116</text:p>
          </table:table-cell>
          <table:table-cell office:value-type="float" office:value="1.33327565807849" calcext:value-type="float">
            <text:p>1.33327565807849</text:p>
          </table:table-cell>
          <table:table-cell office:value-type="float" office:value="29.98272" calcext:value-type="float">
            <text:p>29.98272</text:p>
          </table:table-cell>
          <table:table-cell office:value-type="float" office:value="22.58" calcext:value-type="float">
            <text:p>22.58</text:p>
          </table:table-cell>
          <table:table-cell office:value-type="string" calcext:value-type="string">
            <text:p>apollon070</text:p>
          </table:table-cell>
          <table:table-cell office:value-type="float" office:value="37.06" calcext:value-type="float">
            <text:p>37.0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0_label2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3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31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0.897390185" calcext:value-type="float">
            <text:p>0.897390185</text:p>
          </table:table-cell>
          <table:table-cell office:value-type="float" office:value="1.04541772208177" calcext:value-type="float">
            <text:p>1.04541772208177</text:p>
          </table:table-cell>
          <table:table-cell office:value-type="float" office:value="29.970432" calcext:value-type="float">
            <text:p>29.970432</text:p>
          </table:table-cell>
          <table:table-cell office:value-type="float" office:value="21.53" calcext:value-type="float">
            <text:p>21.53</text:p>
          </table:table-cell>
          <table:table-cell office:value-type="string" calcext:value-type="string">
            <text:p>apollon020</text:p>
          </table:table-cell>
          <table:table-cell office:value-type="float" office:value="36.83" calcext:value-type="float">
            <text:p>36.8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0_label3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33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084035502" calcext:value-type="float">
            <text:p>1.084035502</text:p>
          </table:table-cell>
          <table:table-cell office:value-type="float" office:value="1.26101151411422" calcext:value-type="float">
            <text:p>1.26101151411422</text:p>
          </table:table-cell>
          <table:table-cell office:value-type="float" office:value="29.896704" calcext:value-type="float">
            <text:p>29.896704</text:p>
          </table:table-cell>
          <table:table-cell office:value-type="float" office:value="22.26" calcext:value-type="float">
            <text:p>22.26</text:p>
          </table:table-cell>
          <table:table-cell office:value-type="string" calcext:value-type="string">
            <text:p>apollon077</text:p>
          </table:table-cell>
          <table:table-cell office:value-type="float" office:value="36.36" calcext:value-type="float">
            <text:p>36.3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0_label3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3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36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120730691" calcext:value-type="float">
            <text:p>1.120730691</text:p>
          </table:table-cell>
          <table:table-cell office:value-type="float" office:value="1.32140607689507" calcext:value-type="float">
            <text:p>1.32140607689507</text:p>
          </table:table-cell>
          <table:table-cell office:value-type="float" office:value="29.888512" calcext:value-type="float">
            <text:p>29.888512</text:p>
          </table:table-cell>
          <table:table-cell office:value-type="float" office:value="27.53" calcext:value-type="float">
            <text:p>27.53</text:p>
          </table:table-cell>
          <table:table-cell office:value-type="string" calcext:value-type="string">
            <text:p>apollon076</text:p>
          </table:table-cell>
          <table:table-cell office:value-type="float" office:value="37.06" calcext:value-type="float">
            <text:p>37.0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0_label3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38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247925425" calcext:value-type="float">
            <text:p>1.247925425</text:p>
          </table:table-cell>
          <table:table-cell office:value-type="float" office:value="1.43707926082425" calcext:value-type="float">
            <text:p>1.43707926082425</text:p>
          </table:table-cell>
          <table:table-cell office:value-type="float" office:value="29.999104" calcext:value-type="float">
            <text:p>29.999104</text:p>
          </table:table-cell>
          <table:table-cell office:value-type="float" office:value="28.11" calcext:value-type="float">
            <text:p>28.11</text:p>
          </table:table-cell>
          <table:table-cell office:value-type="string" calcext:value-type="string">
            <text:p>apollon109</text:p>
          </table:table-cell>
          <table:table-cell office:value-type="float" office:value="37.53" calcext:value-type="float">
            <text:p>37.5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0_label3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40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130701862" calcext:value-type="float">
            <text:p>1.130701862</text:p>
          </table:table-cell>
          <table:table-cell office:value-type="float" office:value="1.30916547682136" calcext:value-type="float">
            <text:p>1.30916547682136</text:p>
          </table:table-cell>
          <table:table-cell office:value-type="float" office:value="29.884416" calcext:value-type="float">
            <text:p>29.8844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pollon019</text:p>
          </table:table-cell>
          <table:table-cell office:value-type="float" office:value="35.43" calcext:value-type="float">
            <text:p>35.4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0_label4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42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117441705" calcext:value-type="float">
            <text:p>1.117441705</text:p>
          </table:table-cell>
          <table:table-cell office:value-type="float" office:value="1.30504904990084" calcext:value-type="float">
            <text:p>1.30504904990084</text:p>
          </table:table-cell>
          <table:table-cell office:value-type="float" office:value="29.884416" calcext:value-type="float">
            <text:p>29.884416</text:p>
          </table:table-cell>
          <table:table-cell office:value-type="float" office:value="29.95" calcext:value-type="float">
            <text:p>29.95</text:p>
          </table:table-cell>
          <table:table-cell office:value-type="string" calcext:value-type="string">
            <text:p>apollon020</text:p>
          </table:table-cell>
          <table:table-cell office:value-type="float" office:value="39.86" calcext:value-type="float">
            <text:p>39.8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0_label4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4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4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46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1354884" calcext:value-type="float">
            <text:p>1.1354884</text:p>
          </table:table-cell>
          <table:table-cell office:value-type="float" office:value="1.32912790798582" calcext:value-type="float">
            <text:p>1.32912790798582</text:p>
          </table:table-cell>
          <table:table-cell office:value-type="float" office:value="30.011392" calcext:value-type="float">
            <text:p>30.011392</text:p>
          </table:table-cell>
          <table:table-cell office:value-type="float" office:value="19.89" calcext:value-type="float">
            <text:p>19.89</text:p>
          </table:table-cell>
          <table:table-cell office:value-type="string" calcext:value-type="string">
            <text:p>apollon081</text:p>
          </table:table-cell>
          <table:table-cell office:value-type="float" office:value="35.43" calcext:value-type="float">
            <text:p>35.4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0_label4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4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49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382280957" calcext:value-type="float">
            <text:p>1.382280957</text:p>
          </table:table-cell>
          <table:table-cell office:value-type="float" office:value="1.56877810810693" calcext:value-type="float">
            <text:p>1.56877810810693</text:p>
          </table:table-cell>
          <table:table-cell office:value-type="float" office:value="29.933568" calcext:value-type="float">
            <text:p>29.933568</text:p>
          </table:table-cell>
          <table:table-cell office:value-type="float" office:value="22.84" calcext:value-type="float">
            <text:p>22.84</text:p>
          </table:table-cell>
          <table:table-cell office:value-type="string" calcext:value-type="string">
            <text:p>apollon104</text:p>
          </table:table-cell>
          <table:table-cell office:value-type="float" office:value="37.06" calcext:value-type="float">
            <text:p>37.0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0_label5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51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0.976982289" calcext:value-type="float">
            <text:p>0.976982289</text:p>
          </table:table-cell>
          <table:table-cell office:value-type="float" office:value="1.12105750711635" calcext:value-type="float">
            <text:p>1.12105750711635</text:p>
          </table:table-cell>
          <table:table-cell office:value-type="float" office:value="29.990912" calcext:value-type="float">
            <text:p>29.990912</text:p>
          </table:table-cell>
          <table:table-cell office:value-type="float" office:value="19.89" calcext:value-type="float">
            <text:p>19.89</text:p>
          </table:table-cell>
          <table:table-cell office:value-type="string" calcext:value-type="string">
            <text:p>apollon093</text:p>
          </table:table-cell>
          <table:table-cell office:value-type="float" office:value="35.43" calcext:value-type="float">
            <text:p>35.4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0_label5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5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5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5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5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0_label57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10979075" calcext:value-type="float">
            <text:p>1.10979075</text:p>
          </table:table-cell>
          <table:table-cell office:value-type="float" office:value="1.2851958218962" calcext:value-type="float">
            <text:p>1.2851958218962</text:p>
          </table:table-cell>
          <table:table-cell office:value-type="float" office:value="29.970432" calcext:value-type="float">
            <text:p>29.970432</text:p>
          </table:table-cell>
          <table:table-cell office:value-type="float" office:value="21.53" calcext:value-type="float">
            <text:p>21.53</text:p>
          </table:table-cell>
          <table:table-cell office:value-type="string" calcext:value-type="string">
            <text:p>apollon122</text:p>
          </table:table-cell>
          <table:table-cell office:value-type="float" office:value="36.83" calcext:value-type="float">
            <text:p>36.8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0_label58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102180696" calcext:value-type="float">
            <text:p>1.102180696</text:p>
          </table:table-cell>
          <table:table-cell office:value-type="float" office:value="1.29345441702753" calcext:value-type="float">
            <text:p>1.29345441702753</text:p>
          </table:table-cell>
          <table:table-cell office:value-type="float" office:value="30.015488" calcext:value-type="float">
            <text:p>30.015488</text:p>
          </table:table-cell>
          <table:table-cell office:value-type="float" office:value="27.53" calcext:value-type="float">
            <text:p>27.53</text:p>
          </table:table-cell>
          <table:table-cell office:value-type="string" calcext:value-type="string">
            <text:p>apollon073</text:p>
          </table:table-cell>
          <table:table-cell office:value-type="float" office:value="37.06" calcext:value-type="float">
            <text:p>37.0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0_label5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0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0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0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0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0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0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06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32275001" calcext:value-type="float">
            <text:p>1.32275001</text:p>
          </table:table-cell>
          <table:table-cell office:value-type="float" office:value="1.49726272397675" calcext:value-type="float">
            <text:p>1.49726272397675</text:p>
          </table:table-cell>
          <table:table-cell office:value-type="float" office:value="43.814912" calcext:value-type="float">
            <text:p>43.814912</text:p>
          </table:table-cell>
          <table:table-cell office:value-type="float" office:value="23.23" calcext:value-type="float">
            <text:p>23.23</text:p>
          </table:table-cell>
          <table:table-cell office:value-type="string" calcext:value-type="string">
            <text:p>apollon045</text:p>
          </table:table-cell>
          <table:table-cell office:value-type="float" office:value="27.04" calcext:value-type="float">
            <text:p>27.0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1_label0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0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0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10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276511772" calcext:value-type="float">
            <text:p>1.276511772</text:p>
          </table:table-cell>
          <table:table-cell office:value-type="float" office:value="1.45741859590635" calcext:value-type="float">
            <text:p>1.45741859590635</text:p>
          </table:table-cell>
          <table:table-cell office:value-type="float" office:value="43.917312" calcext:value-type="float">
            <text:p>43.917312</text:p>
          </table:table-cell>
          <table:table-cell office:value-type="float" office:value="20.33" calcext:value-type="float">
            <text:p>20.33</text:p>
          </table:table-cell>
          <table:table-cell office:value-type="string" calcext:value-type="string">
            <text:p>apollon071</text:p>
          </table:table-cell>
          <table:table-cell office:value-type="float" office:value="23.47" calcext:value-type="float">
            <text:p>23.4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1_label1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12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278468894" calcext:value-type="float">
            <text:p>1.278468894</text:p>
          </table:table-cell>
          <table:table-cell office:value-type="float" office:value="1.44534095400013" calcext:value-type="float">
            <text:p>1.44534095400013</text:p>
          </table:table-cell>
          <table:table-cell office:value-type="float" office:value="43.798528" calcext:value-type="float">
            <text:p>43.798528</text:p>
          </table:table-cell>
          <table:table-cell office:value-type="float" office:value="21.15" calcext:value-type="float">
            <text:p>21.15</text:p>
          </table:table-cell>
          <table:table-cell office:value-type="string" calcext:value-type="string">
            <text:p>apollon138</text:p>
          </table:table-cell>
          <table:table-cell office:value-type="float" office:value="24.11" calcext:value-type="float">
            <text:p>24.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1_label1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1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1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16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510215096" calcext:value-type="float">
            <text:p>1.510215096</text:p>
          </table:table-cell>
          <table:table-cell office:value-type="float" office:value="1.68126033805311" calcext:value-type="float">
            <text:p>1.68126033805311</text:p>
          </table:table-cell>
          <table:table-cell office:value-type="float" office:value="43.8272" calcext:value-type="float">
            <text:p>43.8272</text:p>
          </table:table-cell>
          <table:table-cell office:value-type="float" office:value="20.33" calcext:value-type="float">
            <text:p>20.33</text:p>
          </table:table-cell>
          <table:table-cell office:value-type="string" calcext:value-type="string">
            <text:p>apollon090</text:p>
          </table:table-cell>
          <table:table-cell office:value-type="float" office:value="23.47" calcext:value-type="float">
            <text:p>23.4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1_label1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18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383561393" calcext:value-type="float">
            <text:p>1.383561393</text:p>
          </table:table-cell>
          <table:table-cell office:value-type="float" office:value="1.56139855505899" calcext:value-type="float">
            <text:p>1.56139855505899</text:p>
          </table:table-cell>
          <table:table-cell office:value-type="float" office:value="43.831296" calcext:value-type="float">
            <text:p>43.831296</text:p>
          </table:table-cell>
          <table:table-cell office:value-type="float" office:value="20.73" calcext:value-type="float">
            <text:p>20.73</text:p>
          </table:table-cell>
          <table:table-cell office:value-type="string" calcext:value-type="string">
            <text:p>apollon103</text:p>
          </table:table-cell>
          <table:table-cell office:value-type="float" office:value="23.85" calcext:value-type="float">
            <text:p>23.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1_label19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384195867" calcext:value-type="float">
            <text:p>1.384195867</text:p>
          </table:table-cell>
          <table:table-cell office:value-type="float" office:value="1.56537064118311" calcext:value-type="float">
            <text:p>1.56537064118311</text:p>
          </table:table-cell>
          <table:table-cell office:value-type="float" office:value="43.810816" calcext:value-type="float">
            <text:p>43.810816</text:p>
          </table:table-cell>
          <table:table-cell office:value-type="float" office:value="22.33" calcext:value-type="float">
            <text:p>22.33</text:p>
          </table:table-cell>
          <table:table-cell office:value-type="string" calcext:value-type="string">
            <text:p>apollon167</text:p>
          </table:table-cell>
          <table:table-cell office:value-type="float" office:value="25.89" calcext:value-type="float">
            <text:p>25.8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1_label20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330267624" calcext:value-type="float">
            <text:p>1.330267624</text:p>
          </table:table-cell>
          <table:table-cell office:value-type="float" office:value="1.52382660610601" calcext:value-type="float">
            <text:p>1.52382660610601</text:p>
          </table:table-cell>
          <table:table-cell office:value-type="float" office:value="43.925504" calcext:value-type="float">
            <text:p>43.925504</text:p>
          </table:table-cell>
          <table:table-cell office:value-type="float" office:value="21.57" calcext:value-type="float">
            <text:p>21.57</text:p>
          </table:table-cell>
          <table:table-cell office:value-type="string" calcext:value-type="string">
            <text:p>apollon080</text:p>
          </table:table-cell>
          <table:table-cell office:value-type="float" office:value="24.87" calcext:value-type="float">
            <text:p>24.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1_label2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2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23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256764803" calcext:value-type="float">
            <text:p>1.256764803</text:p>
          </table:table-cell>
          <table:table-cell office:value-type="float" office:value="1.4214365829248" calcext:value-type="float">
            <text:p>1.4214365829248</text:p>
          </table:table-cell>
          <table:table-cell office:value-type="float" office:value="43.954176" calcext:value-type="float">
            <text:p>43.954176</text:p>
          </table:table-cell>
          <table:table-cell office:value-type="float" office:value="20.33" calcext:value-type="float">
            <text:p>20.33</text:p>
          </table:table-cell>
          <table:table-cell office:value-type="string" calcext:value-type="string">
            <text:p>apollon106</text:p>
          </table:table-cell>
          <table:table-cell office:value-type="float" office:value="23.47" calcext:value-type="float">
            <text:p>23.4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1_label24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242241817" calcext:value-type="float">
            <text:p>1.242241817</text:p>
          </table:table-cell>
          <table:table-cell office:value-type="float" office:value="1.40144647704437" calcext:value-type="float">
            <text:p>1.40144647704437</text:p>
          </table:table-cell>
          <table:table-cell office:value-type="float" office:value="43.810816" calcext:value-type="float">
            <text:p>43.810816</text:p>
          </table:table-cell>
          <table:table-cell office:value-type="float" office:value="20.33" calcext:value-type="float">
            <text:p>20.33</text:p>
          </table:table-cell>
          <table:table-cell office:value-type="string" calcext:value-type="string">
            <text:p>apollon073</text:p>
          </table:table-cell>
          <table:table-cell office:value-type="float" office:value="23.47" calcext:value-type="float">
            <text:p>23.4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1_label2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26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316078719" calcext:value-type="float">
            <text:p>1.316078719</text:p>
          </table:table-cell>
          <table:table-cell office:value-type="float" office:value="1.49167218478397" calcext:value-type="float">
            <text:p>1.49167218478397</text:p>
          </table:table-cell>
          <table:table-cell office:value-type="float" office:value="43.913216" calcext:value-type="float">
            <text:p>43.913216</text:p>
          </table:table-cell>
          <table:table-cell office:value-type="float" office:value="20.33" calcext:value-type="float">
            <text:p>20.33</text:p>
          </table:table-cell>
          <table:table-cell office:value-type="string" calcext:value-type="string">
            <text:p>apollon154</text:p>
          </table:table-cell>
          <table:table-cell office:value-type="float" office:value="23.47" calcext:value-type="float">
            <text:p>23.4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1_label2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2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2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3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3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3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3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3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3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3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3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3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3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40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245109488" calcext:value-type="float">
            <text:p>1.245109488</text:p>
          </table:table-cell>
          <table:table-cell office:value-type="float" office:value="1.4014452949632" calcext:value-type="float">
            <text:p>1.4014452949632</text:p>
          </table:table-cell>
          <table:table-cell office:value-type="float" office:value="43.819008" calcext:value-type="float">
            <text:p>43.819008</text:p>
          </table:table-cell>
          <table:table-cell office:value-type="float" office:value="20.33" calcext:value-type="float">
            <text:p>20.33</text:p>
          </table:table-cell>
          <table:table-cell office:value-type="string" calcext:value-type="string">
            <text:p>apollon080</text:p>
          </table:table-cell>
          <table:table-cell office:value-type="float" office:value="23.47" calcext:value-type="float">
            <text:p>23.4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1_label4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42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303466744" calcext:value-type="float">
            <text:p>1.303466744</text:p>
          </table:table-cell>
          <table:table-cell office:value-type="float" office:value="1.48536801198497" calcext:value-type="float">
            <text:p>1.48536801198497</text:p>
          </table:table-cell>
          <table:table-cell office:value-type="float" office:value="44.351488" calcext:value-type="float">
            <text:p>44.351488</text:p>
          </table:table-cell>
          <table:table-cell office:value-type="float" office:value="20.33" calcext:value-type="float">
            <text:p>20.33</text:p>
          </table:table-cell>
          <table:table-cell office:value-type="string" calcext:value-type="string">
            <text:p>apollon134</text:p>
          </table:table-cell>
          <table:table-cell office:value-type="float" office:value="23.47" calcext:value-type="float">
            <text:p>23.4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1_label4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4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4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4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4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48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248394073" calcext:value-type="float">
            <text:p>1.248394073</text:p>
          </table:table-cell>
          <table:table-cell office:value-type="float" office:value="1.42144291102886" calcext:value-type="float">
            <text:p>1.42144291102886</text:p>
          </table:table-cell>
          <table:table-cell office:value-type="float" office:value="43.8272" calcext:value-type="float">
            <text:p>43.8272</text:p>
          </table:table-cell>
          <table:table-cell office:value-type="float" office:value="20.33" calcext:value-type="float">
            <text:p>20.33</text:p>
          </table:table-cell>
          <table:table-cell office:value-type="string" calcext:value-type="string">
            <text:p>apollon153</text:p>
          </table:table-cell>
          <table:table-cell office:value-type="float" office:value="23.47" calcext:value-type="float">
            <text:p>23.4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1_label4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50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349155139" calcext:value-type="float">
            <text:p>1.349155139</text:p>
          </table:table-cell>
          <table:table-cell office:value-type="float" office:value="1.51723059709184" calcext:value-type="float">
            <text:p>1.51723059709184</text:p>
          </table:table-cell>
          <table:table-cell office:value-type="float" office:value="43.941888" calcext:value-type="float">
            <text:p>43.941888</text:p>
          </table:table-cell>
          <table:table-cell office:value-type="float" office:value="21.57" calcext:value-type="float">
            <text:p>21.57</text:p>
          </table:table-cell>
          <table:table-cell office:value-type="string" calcext:value-type="string">
            <text:p>apollon024</text:p>
          </table:table-cell>
          <table:table-cell office:value-type="float" office:value="24.87" calcext:value-type="float">
            <text:p>24.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1_label5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5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5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54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264815985" calcext:value-type="float">
            <text:p>1.264815985</text:p>
          </table:table-cell>
          <table:table-cell office:value-type="float" office:value="1.42933310102671" calcext:value-type="float">
            <text:p>1.42933310102671</text:p>
          </table:table-cell>
          <table:table-cell office:value-type="float" office:value="43.814912" calcext:value-type="float">
            <text:p>43.814912</text:p>
          </table:table-cell>
          <table:table-cell office:value-type="float" office:value="22.6" calcext:value-type="float">
            <text:p>22.6</text:p>
          </table:table-cell>
          <table:table-cell office:value-type="string" calcext:value-type="string">
            <text:p>apollon105</text:p>
          </table:table-cell>
          <table:table-cell office:value-type="float" office:value="25.89" calcext:value-type="float">
            <text:p>25.8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1_label55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288376618" calcext:value-type="float">
            <text:p>1.288376618</text:p>
          </table:table-cell>
          <table:table-cell office:value-type="float" office:value="1.44942549290136" calcext:value-type="float">
            <text:p>1.44942549290136</text:p>
          </table:table-cell>
          <table:table-cell office:value-type="float" office:value="43.823104" calcext:value-type="float">
            <text:p>43.823104</text:p>
          </table:table-cell>
          <table:table-cell office:value-type="float" office:value="20.33" calcext:value-type="float">
            <text:p>20.33</text:p>
          </table:table-cell>
          <table:table-cell office:value-type="string" calcext:value-type="string">
            <text:p>apollon078</text:p>
          </table:table-cell>
          <table:table-cell office:value-type="float" office:value="23.47" calcext:value-type="float">
            <text:p>23.4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1_label56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390472639" calcext:value-type="float">
            <text:p>1.390472639</text:p>
          </table:table-cell>
          <table:table-cell office:value-type="float" office:value="1.56897225999273" calcext:value-type="float">
            <text:p>1.56897225999273</text:p>
          </table:table-cell>
          <table:table-cell office:value-type="float" office:value="43.941888" calcext:value-type="float">
            <text:p>43.941888</text:p>
          </table:table-cell>
          <table:table-cell office:value-type="float" office:value="20.73" calcext:value-type="float">
            <text:p>20.73</text:p>
          </table:table-cell>
          <table:table-cell office:value-type="string" calcext:value-type="string">
            <text:p>apollon019</text:p>
          </table:table-cell>
          <table:table-cell office:value-type="float" office:value="23.85" calcext:value-type="float">
            <text:p>23.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1_label5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1_label58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302987013" calcext:value-type="float">
            <text:p>1.302987013</text:p>
          </table:table-cell>
          <table:table-cell office:value-type="float" office:value="1.47753169806674" calcext:value-type="float">
            <text:p>1.47753169806674</text:p>
          </table:table-cell>
          <table:table-cell office:value-type="float" office:value="43.819008" calcext:value-type="float">
            <text:p>43.819008</text:p>
          </table:table-cell>
          <table:table-cell office:value-type="float" office:value="20.94" calcext:value-type="float">
            <text:p>20.94</text:p>
          </table:table-cell>
          <table:table-cell office:value-type="string" calcext:value-type="string">
            <text:p>apollon011</text:p>
          </table:table-cell>
          <table:table-cell office:value-type="float" office:value="23.72" calcext:value-type="float">
            <text:p>23.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1_label59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416453069" calcext:value-type="float">
            <text:p>1.416453069</text:p>
          </table:table-cell>
          <table:table-cell office:value-type="float" office:value="1.60925768199377" calcext:value-type="float">
            <text:p>1.60925768199377</text:p>
          </table:table-cell>
          <table:table-cell office:value-type="float" office:value="43.933696" calcext:value-type="float">
            <text:p>43.933696</text:p>
          </table:table-cell>
          <table:table-cell office:value-type="float" office:value="22.39" calcext:value-type="float">
            <text:p>22.39</text:p>
          </table:table-cell>
          <table:table-cell office:value-type="string" calcext:value-type="string">
            <text:p>apollon079</text:p>
          </table:table-cell>
          <table:table-cell office:value-type="float" office:value="26.02" calcext:value-type="float">
            <text:p>26.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2_label00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4.006597343" calcext:value-type="float">
            <text:p>4.006597343</text:p>
          </table:table-cell>
          <table:table-cell office:value-type="float" office:value="4.22547287098132" calcext:value-type="float">
            <text:p>4.22547287098132</text:p>
          </table:table-cell>
          <table:table-cell office:value-type="float" office:value="99.753984" calcext:value-type="float">
            <text:p>99.753984</text:p>
          </table:table-cell>
          <table:table-cell office:value-type="float" office:value="9.29" calcext:value-type="float">
            <text:p>9.29</text:p>
          </table:table-cell>
          <table:table-cell office:value-type="string" calcext:value-type="string">
            <text:p>apollon091</text:p>
          </table:table-cell>
          <table:table-cell office:value-type="float" office:value="18.33" calcext:value-type="float">
            <text:p>18.3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2_label0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02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4.035818019" calcext:value-type="float">
            <text:p>4.035818019</text:p>
          </table:table-cell>
          <table:table-cell office:value-type="float" office:value="4.26135260309093" calcext:value-type="float">
            <text:p>4.26135260309093</text:p>
          </table:table-cell>
          <table:table-cell office:value-type="float" office:value="99.766272" calcext:value-type="float">
            <text:p>99.766272</text:p>
          </table:table-cell>
          <table:table-cell office:value-type="float" office:value="9.29" calcext:value-type="float">
            <text:p>9.29</text:p>
          </table:table-cell>
          <table:table-cell office:value-type="string" calcext:value-type="string">
            <text:p>apollon102</text:p>
          </table:table-cell>
          <table:table-cell office:value-type="float" office:value="18.33" calcext:value-type="float">
            <text:p>18.3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2_label03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3.647421673" calcext:value-type="float">
            <text:p>3.647421673</text:p>
          </table:table-cell>
          <table:table-cell office:value-type="float" office:value="3.85749116190709" calcext:value-type="float">
            <text:p>3.85749116190709</text:p>
          </table:table-cell>
          <table:table-cell office:value-type="float" office:value="99.753984" calcext:value-type="float">
            <text:p>99.753984</text:p>
          </table:table-cell>
          <table:table-cell office:value-type="float" office:value="9.66" calcext:value-type="float">
            <text:p>9.66</text:p>
          </table:table-cell>
          <table:table-cell office:value-type="string" calcext:value-type="string">
            <text:p>apollon080</text:p>
          </table:table-cell>
          <table:table-cell office:value-type="float" office:value="18.4" calcext:value-type="float">
            <text:p>18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2_label0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0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0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0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0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0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1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11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4.039180546" calcext:value-type="float">
            <text:p>4.039180546</text:p>
          </table:table-cell>
          <table:table-cell office:value-type="float" office:value="4.26126343989745" calcext:value-type="float">
            <text:p>4.26126343989745</text:p>
          </table:table-cell>
          <table:table-cell office:value-type="float" office:value="99.762176" calcext:value-type="float">
            <text:p>99.762176</text:p>
          </table:table-cell>
          <table:table-cell office:value-type="float" office:value="9.66" calcext:value-type="float">
            <text:p>9.66</text:p>
          </table:table-cell>
          <table:table-cell office:value-type="string" calcext:value-type="string">
            <text:p>apollon080</text:p>
          </table:table-cell>
          <table:table-cell office:value-type="float" office:value="18.4" calcext:value-type="float">
            <text:p>18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2_label1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13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3.989827313" calcext:value-type="float">
            <text:p>3.989827313</text:p>
          </table:table-cell>
          <table:table-cell office:value-type="float" office:value="4.20951858093031" calcext:value-type="float">
            <text:p>4.20951858093031</text:p>
          </table:table-cell>
          <table:table-cell office:value-type="float" office:value="99.893248" calcext:value-type="float">
            <text:p>99.893248</text:p>
          </table:table-cell>
          <table:table-cell office:value-type="float" office:value="9.29" calcext:value-type="float">
            <text:p>9.29</text:p>
          </table:table-cell>
          <table:table-cell office:value-type="string" calcext:value-type="string">
            <text:p>apollon051</text:p>
          </table:table-cell>
          <table:table-cell office:value-type="float" office:value="18.33" calcext:value-type="float">
            <text:p>18.3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2_label14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3.621026736" calcext:value-type="float">
            <text:p>3.621026736</text:p>
          </table:table-cell>
          <table:table-cell office:value-type="float" office:value="3.82149760704488" calcext:value-type="float">
            <text:p>3.82149760704488</text:p>
          </table:table-cell>
          <table:table-cell office:value-type="float" office:value="99.75808" calcext:value-type="float">
            <text:p>99.75808</text:p>
          </table:table-cell>
          <table:table-cell office:value-type="float" office:value="9.29" calcext:value-type="float">
            <text:p>9.29</text:p>
          </table:table-cell>
          <table:table-cell office:value-type="string" calcext:value-type="string">
            <text:p>apollon106</text:p>
          </table:table-cell>
          <table:table-cell office:value-type="float" office:value="18.33" calcext:value-type="float">
            <text:p>18.3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2_label1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1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17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4.084846096" calcext:value-type="float">
            <text:p>4.084846096</text:p>
          </table:table-cell>
          <table:table-cell office:value-type="float" office:value="4.32932604686357" calcext:value-type="float">
            <text:p>4.32932604686357</text:p>
          </table:table-cell>
          <table:table-cell office:value-type="float" office:value="100.0448" calcext:value-type="float">
            <text:p>100.0448</text:p>
          </table:table-cell>
          <table:table-cell office:value-type="float" office:value="9.67" calcext:value-type="float">
            <text:p>9.67</text:p>
          </table:table-cell>
          <table:table-cell office:value-type="string" calcext:value-type="string">
            <text:p>apollon162</text:p>
          </table:table-cell>
          <table:table-cell office:value-type="float" office:value="18.4" calcext:value-type="float">
            <text:p>18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2_label1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19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3.771665933" calcext:value-type="float">
            <text:p>3.771665933</text:p>
          </table:table-cell>
          <table:table-cell office:value-type="float" office:value="3.9771917280741" calcext:value-type="float">
            <text:p>3.9771917280741</text:p>
          </table:table-cell>
          <table:table-cell office:value-type="float" office:value="99.749888" calcext:value-type="float">
            <text:p>99.749888</text:p>
          </table:table-cell>
          <table:table-cell office:value-type="float" office:value="9.29" calcext:value-type="float">
            <text:p>9.29</text:p>
          </table:table-cell>
          <table:table-cell office:value-type="string" calcext:value-type="string">
            <text:p>apollon080</text:p>
          </table:table-cell>
          <table:table-cell office:value-type="float" office:value="18.33" calcext:value-type="float">
            <text:p>18.3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2_label2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2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22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4.743475792" calcext:value-type="float">
            <text:p>4.743475792</text:p>
          </table:table-cell>
          <table:table-cell office:value-type="float" office:value="5.02000010688789" calcext:value-type="float">
            <text:p>5.02000010688789</text:p>
          </table:table-cell>
          <table:table-cell office:value-type="float" office:value="99.995648" calcext:value-type="float">
            <text:p>99.995648</text:p>
          </table:table-cell>
          <table:table-cell office:value-type="float" office:value="9.76" calcext:value-type="float">
            <text:p>9.76</text:p>
          </table:table-cell>
          <table:table-cell office:value-type="string" calcext:value-type="string">
            <text:p>apollon046</text:p>
          </table:table-cell>
          <table:table-cell office:value-type="float" office:value="18.48" calcext:value-type="float">
            <text:p>18.4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2_label2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2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2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2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2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2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2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30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3.907564142" calcext:value-type="float">
            <text:p>3.907564142</text:p>
          </table:table-cell>
          <table:table-cell office:value-type="float" office:value="4.13340370194055" calcext:value-type="float">
            <text:p>4.13340370194055</text:p>
          </table:table-cell>
          <table:table-cell office:value-type="float" office:value="99.729408" calcext:value-type="float">
            <text:p>99.729408</text:p>
          </table:table-cell>
          <table:table-cell office:value-type="float" office:value="9.66" calcext:value-type="float">
            <text:p>9.66</text:p>
          </table:table-cell>
          <table:table-cell office:value-type="string" calcext:value-type="string">
            <text:p>apollon056</text:p>
          </table:table-cell>
          <table:table-cell office:value-type="float" office:value="18.4" calcext:value-type="float">
            <text:p>18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2_label3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32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3.628555926" calcext:value-type="float">
            <text:p>3.628555926</text:p>
          </table:table-cell>
          <table:table-cell office:value-type="float" office:value="3.83340323902667" calcext:value-type="float">
            <text:p>3.83340323902667</text:p>
          </table:table-cell>
          <table:table-cell office:value-type="float" office:value="99.51232" calcext:value-type="float">
            <text:p>99.51232</text:p>
          </table:table-cell>
          <table:table-cell office:value-type="float" office:value="9.29" calcext:value-type="float">
            <text:p>9.29</text:p>
          </table:table-cell>
          <table:table-cell office:value-type="string" calcext:value-type="string">
            <text:p>apollon073</text:p>
          </table:table-cell>
          <table:table-cell office:value-type="float" office:value="18.33" calcext:value-type="float">
            <text:p>18.3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2_label3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3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35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4.139458669" calcext:value-type="float">
            <text:p>4.139458669</text:p>
          </table:table-cell>
          <table:table-cell office:value-type="float" office:value="4.36091154091992" calcext:value-type="float">
            <text:p>4.36091154091992</text:p>
          </table:table-cell>
          <table:table-cell office:value-type="float" office:value="99.893248" calcext:value-type="float">
            <text:p>99.893248</text:p>
          </table:table-cell>
          <table:table-cell office:value-type="float" office:value="9.29" calcext:value-type="float">
            <text:p>9.29</text:p>
          </table:table-cell>
          <table:table-cell office:value-type="string" calcext:value-type="string">
            <text:p>apollon024</text:p>
          </table:table-cell>
          <table:table-cell office:value-type="float" office:value="18.33" calcext:value-type="float">
            <text:p>18.3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2_label3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3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3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3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4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41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4.300389357" calcext:value-type="float">
            <text:p>4.300389357</text:p>
          </table:table-cell>
          <table:table-cell office:value-type="float" office:value="4.54551436798647" calcext:value-type="float">
            <text:p>4.54551436798647</text:p>
          </table:table-cell>
          <table:table-cell office:value-type="float" office:value="99.770368" calcext:value-type="float">
            <text:p>99.770368</text:p>
          </table:table-cell>
          <table:table-cell office:value-type="float" office:value="9.66" calcext:value-type="float">
            <text:p>9.66</text:p>
          </table:table-cell>
          <table:table-cell office:value-type="string" calcext:value-type="string">
            <text:p>apollon113</text:p>
          </table:table-cell>
          <table:table-cell office:value-type="float" office:value="18.4" calcext:value-type="float">
            <text:p>18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2_label42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4.186397098" calcext:value-type="float">
            <text:p>4.186397098</text:p>
          </table:table-cell>
          <table:table-cell office:value-type="float" office:value="4.41898483922705" calcext:value-type="float">
            <text:p>4.41898483922705</text:p>
          </table:table-cell>
          <table:table-cell office:value-type="float" office:value="99.627008" calcext:value-type="float">
            <text:p>99.627008</text:p>
          </table:table-cell>
          <table:table-cell office:value-type="float" office:value="9.67" calcext:value-type="float">
            <text:p>9.67</text:p>
          </table:table-cell>
          <table:table-cell office:value-type="string" calcext:value-type="string">
            <text:p>apollon096</text:p>
          </table:table-cell>
          <table:table-cell office:value-type="float" office:value="18.4" calcext:value-type="float">
            <text:p>18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2_label4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4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4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4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47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3.637340022" calcext:value-type="float">
            <text:p>3.637340022</text:p>
          </table:table-cell>
          <table:table-cell office:value-type="float" office:value="3.86819930211641" calcext:value-type="float">
            <text:p>3.86819930211641</text:p>
          </table:table-cell>
          <table:table-cell office:value-type="float" office:value="99.49184" calcext:value-type="float">
            <text:p>99.49184</text:p>
          </table:table-cell>
          <table:table-cell office:value-type="float" office:value="9.28" calcext:value-type="float">
            <text:p>9.28</text:p>
          </table:table-cell>
          <table:table-cell office:value-type="string" calcext:value-type="string">
            <text:p>apollon167</text:p>
          </table:table-cell>
          <table:table-cell office:value-type="float" office:value="18.33" calcext:value-type="float">
            <text:p>18.3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2_label4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4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50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3.889478383" calcext:value-type="float">
            <text:p>3.889478383</text:p>
          </table:table-cell>
          <table:table-cell office:value-type="float" office:value="4.08129211002961" calcext:value-type="float">
            <text:p>4.08129211002961</text:p>
          </table:table-cell>
          <table:table-cell office:value-type="float" office:value="99.762176" calcext:value-type="float">
            <text:p>99.762176</text:p>
          </table:table-cell>
          <table:table-cell office:value-type="float" office:value="9.28" calcext:value-type="float">
            <text:p>9.28</text:p>
          </table:table-cell>
          <table:table-cell office:value-type="string" calcext:value-type="string">
            <text:p>apollon094</text:p>
          </table:table-cell>
          <table:table-cell office:value-type="float" office:value="18.33" calcext:value-type="float">
            <text:p>18.3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2_label5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5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5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54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3.865362078" calcext:value-type="float">
            <text:p>3.865362078</text:p>
          </table:table-cell>
          <table:table-cell office:value-type="float" office:value="4.08143977099098" calcext:value-type="float">
            <text:p>4.08143977099098</text:p>
          </table:table-cell>
          <table:table-cell office:value-type="float" office:value="99.741696" calcext:value-type="float">
            <text:p>99.741696</text:p>
          </table:table-cell>
          <table:table-cell office:value-type="float" office:value="9.66" calcext:value-type="float">
            <text:p>9.66</text:p>
          </table:table-cell>
          <table:table-cell office:value-type="string" calcext:value-type="string">
            <text:p>apollon022</text:p>
          </table:table-cell>
          <table:table-cell office:value-type="float" office:value="18.4" calcext:value-type="float">
            <text:p>18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2_label5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5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5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5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2_label59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3.553742178" calcext:value-type="float">
            <text:p>3.553742178</text:p>
          </table:table-cell>
          <table:table-cell office:value-type="float" office:value="3.76562665589154" calcext:value-type="float">
            <text:p>3.76562665589154</text:p>
          </table:table-cell>
          <table:table-cell office:value-type="float" office:value="99.373056" calcext:value-type="float">
            <text:p>99.373056</text:p>
          </table:table-cell>
          <table:table-cell office:value-type="float" office:value="9.28" calcext:value-type="float">
            <text:p>9.28</text:p>
          </table:table-cell>
          <table:table-cell office:value-type="string" calcext:value-type="string">
            <text:p>apollon167</text:p>
          </table:table-cell>
          <table:table-cell office:value-type="float" office:value="18.33" calcext:value-type="float">
            <text:p>18.3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3_label0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01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3.614451803" calcext:value-type="float">
            <text:p>3.614451803</text:p>
          </table:table-cell>
          <table:table-cell office:value-type="float" office:value="3.76937544508837" calcext:value-type="float">
            <text:p>3.76937544508837</text:p>
          </table:table-cell>
          <table:table-cell office:value-type="float" office:value="119.005184" calcext:value-type="float">
            <text:p>119.005184</text:p>
          </table:table-cell>
          <table:table-cell office:value-type="float" office:value="10.41" calcext:value-type="float">
            <text:p>10.41</text:p>
          </table:table-cell>
          <table:table-cell office:value-type="string" calcext:value-type="string">
            <text:p>apollon053</text:p>
          </table:table-cell>
          <table:table-cell office:value-type="float" office:value="16.61" calcext:value-type="float">
            <text:p>16.6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3_label0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0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0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05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3.555958998" calcext:value-type="float">
            <text:p>3.555958998</text:p>
          </table:table-cell>
          <table:table-cell office:value-type="float" office:value="3.70143324811943" calcext:value-type="float">
            <text:p>3.70143324811943</text:p>
          </table:table-cell>
          <table:table-cell office:value-type="float" office:value="119.017472" calcext:value-type="float">
            <text:p>119.017472</text:p>
          </table:table-cell>
          <table:table-cell office:value-type="float" office:value="10.41" calcext:value-type="float">
            <text:p>10.41</text:p>
          </table:table-cell>
          <table:table-cell office:value-type="string" calcext:value-type="string">
            <text:p>apollon100</text:p>
          </table:table-cell>
          <table:table-cell office:value-type="float" office:value="16.61" calcext:value-type="float">
            <text:p>16.6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3_label06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4.5331451" calcext:value-type="float">
            <text:p>4.5331451</text:p>
          </table:table-cell>
          <table:table-cell office:value-type="float" office:value="4.70080283493735" calcext:value-type="float">
            <text:p>4.70080283493735</text:p>
          </table:table-cell>
          <table:table-cell office:value-type="float" office:value="119.00928" calcext:value-type="float">
            <text:p>119.00928</text:p>
          </table:table-cell>
          <table:table-cell office:value-type="float" office:value="10.54" calcext:value-type="float">
            <text:p>10.54</text:p>
          </table:table-cell>
          <table:table-cell office:value-type="string" calcext:value-type="string">
            <text:p>apollon104</text:p>
          </table:table-cell>
          <table:table-cell office:value-type="float" office:value="16.69" calcext:value-type="float">
            <text:p>16.6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3_label0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08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3.651604457" calcext:value-type="float">
            <text:p>3.651604457</text:p>
          </table:table-cell>
          <table:table-cell office:value-type="float" office:value="3.80499206692912" calcext:value-type="float">
            <text:p>3.80499206692912</text:p>
          </table:table-cell>
          <table:table-cell office:value-type="float" office:value="119.021568" calcext:value-type="float">
            <text:p>119.021568</text:p>
          </table:table-cell>
          <table:table-cell office:value-type="float" office:value="10.62" calcext:value-type="float">
            <text:p>10.62</text:p>
          </table:table-cell>
          <table:table-cell office:value-type="string" calcext:value-type="string">
            <text:p>apollon098</text:p>
          </table:table-cell>
          <table:table-cell office:value-type="float" office:value="16.75" calcext:value-type="float">
            <text:p>16.7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3_label0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1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11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3.413719836" calcext:value-type="float">
            <text:p>3.413719836</text:p>
          </table:table-cell>
          <table:table-cell office:value-type="float" office:value="3.55320124095306" calcext:value-type="float">
            <text:p>3.55320124095306</text:p>
          </table:table-cell>
          <table:table-cell office:value-type="float" office:value="119.37792" calcext:value-type="float">
            <text:p>119.37792</text:p>
          </table:table-cell>
          <table:table-cell office:value-type="float" office:value="10.41" calcext:value-type="float">
            <text:p>10.41</text:p>
          </table:table-cell>
          <table:table-cell office:value-type="string" calcext:value-type="string">
            <text:p>apollon135</text:p>
          </table:table-cell>
          <table:table-cell office:value-type="float" office:value="16.61" calcext:value-type="float">
            <text:p>16.6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3_label12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3.562024806" calcext:value-type="float">
            <text:p>3.562024806</text:p>
          </table:table-cell>
          <table:table-cell office:value-type="float" office:value="3.72502954211086" calcext:value-type="float">
            <text:p>3.72502954211086</text:p>
          </table:table-cell>
          <table:table-cell office:value-type="float" office:value="119.320576" calcext:value-type="float">
            <text:p>119.320576</text:p>
          </table:table-cell>
          <table:table-cell office:value-type="float" office:value="10.62" calcext:value-type="float">
            <text:p>10.62</text:p>
          </table:table-cell>
          <table:table-cell office:value-type="string" calcext:value-type="string">
            <text:p>apollon021</text:p>
          </table:table-cell>
          <table:table-cell office:value-type="float" office:value="16.75" calcext:value-type="float">
            <text:p>16.7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3_label1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14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3.689397739" calcext:value-type="float">
            <text:p>3.689397739</text:p>
          </table:table-cell>
          <table:table-cell office:value-type="float" office:value="3.84932342893444" calcext:value-type="float">
            <text:p>3.84932342893444</text:p>
          </table:table-cell>
          <table:table-cell office:value-type="float" office:value="119.103488" calcext:value-type="float">
            <text:p>119.103488</text:p>
          </table:table-cell>
          <table:table-cell office:value-type="float" office:value="10.54" calcext:value-type="float">
            <text:p>10.54</text:p>
          </table:table-cell>
          <table:table-cell office:value-type="string" calcext:value-type="string">
            <text:p>apollon091</text:p>
          </table:table-cell>
          <table:table-cell office:value-type="float" office:value="16.69" calcext:value-type="float">
            <text:p>16.6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3_label15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3.515002032" calcext:value-type="float">
            <text:p>3.515002032</text:p>
          </table:table-cell>
          <table:table-cell office:value-type="float" office:value="3.66549171786755" calcext:value-type="float">
            <text:p>3.66549171786755</text:p>
          </table:table-cell>
          <table:table-cell office:value-type="float" office:value="119.267328" calcext:value-type="float">
            <text:p>119.267328</text:p>
          </table:table-cell>
          <table:table-cell office:value-type="float" office:value="10.41" calcext:value-type="float">
            <text:p>10.41</text:p>
          </table:table-cell>
          <table:table-cell office:value-type="string" calcext:value-type="string">
            <text:p>apollon069</text:p>
          </table:table-cell>
          <table:table-cell office:value-type="float" office:value="16.61" calcext:value-type="float">
            <text:p>16.6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3_label1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1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1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1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2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2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2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23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3.757774431" calcext:value-type="float">
            <text:p>3.757774431</text:p>
          </table:table-cell>
          <table:table-cell office:value-type="float" office:value="3.91333221388049" calcext:value-type="float">
            <text:p>3.91333221388049</text:p>
          </table:table-cell>
          <table:table-cell office:value-type="float" office:value="119.349248" calcext:value-type="float">
            <text:p>119.349248</text:p>
          </table:table-cell>
          <table:table-cell office:value-type="float" office:value="10.41" calcext:value-type="float">
            <text:p>10.41</text:p>
          </table:table-cell>
          <table:table-cell office:value-type="string" calcext:value-type="string">
            <text:p>apollon093</text:p>
          </table:table-cell>
          <table:table-cell office:value-type="float" office:value="16.61" calcext:value-type="float">
            <text:p>16.6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3_label2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2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26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3.495672242" calcext:value-type="float">
            <text:p>3.495672242</text:p>
          </table:table-cell>
          <table:table-cell office:value-type="float" office:value="3.65341603010893" calcext:value-type="float">
            <text:p>3.65341603010893</text:p>
          </table:table-cell>
          <table:table-cell office:value-type="float" office:value="119.263232" calcext:value-type="float">
            <text:p>119.263232</text:p>
          </table:table-cell>
          <table:table-cell office:value-type="float" office:value="10.41" calcext:value-type="float">
            <text:p>10.41</text:p>
          </table:table-cell>
          <table:table-cell office:value-type="string" calcext:value-type="string">
            <text:p>apollon079</text:p>
          </table:table-cell>
          <table:table-cell office:value-type="float" office:value="16.61" calcext:value-type="float">
            <text:p>16.6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3_label2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2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2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30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3.472324884" calcext:value-type="float">
            <text:p>3.472324884</text:p>
          </table:table-cell>
          <table:table-cell office:value-type="float" office:value="3.62542056199163" calcext:value-type="float">
            <text:p>3.62542056199163</text:p>
          </table:table-cell>
          <table:table-cell office:value-type="float" office:value="119.37792" calcext:value-type="float">
            <text:p>119.37792</text:p>
          </table:table-cell>
          <table:table-cell office:value-type="float" office:value="10.54" calcext:value-type="float">
            <text:p>10.54</text:p>
          </table:table-cell>
          <table:table-cell office:value-type="string" calcext:value-type="string">
            <text:p>apollon087</text:p>
          </table:table-cell>
          <table:table-cell office:value-type="float" office:value="16.69" calcext:value-type="float">
            <text:p>16.6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3_label3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3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3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34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3.913900277" calcext:value-type="float">
            <text:p>3.913900277</text:p>
          </table:table-cell>
          <table:table-cell office:value-type="float" office:value="4.09336333721876" calcext:value-type="float">
            <text:p>4.09336333721876</text:p>
          </table:table-cell>
          <table:table-cell office:value-type="float" office:value="119.37792" calcext:value-type="float">
            <text:p>119.37792</text:p>
          </table:table-cell>
          <table:table-cell office:value-type="float" office:value="10.62" calcext:value-type="float">
            <text:p>10.62</text:p>
          </table:table-cell>
          <table:table-cell office:value-type="string" calcext:value-type="string">
            <text:p>apollon079</text:p>
          </table:table-cell>
          <table:table-cell office:value-type="float" office:value="16.75" calcext:value-type="float">
            <text:p>16.7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3_label3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3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3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3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3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40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3.671410147" calcext:value-type="float">
            <text:p>3.671410147</text:p>
          </table:table-cell>
          <table:table-cell office:value-type="float" office:value="3.84151362185366" calcext:value-type="float">
            <text:p>3.84151362185366</text:p>
          </table:table-cell>
          <table:table-cell office:value-type="float" office:value="119.287808" calcext:value-type="float">
            <text:p>119.287808</text:p>
          </table:table-cell>
          <table:table-cell office:value-type="float" office:value="10.54" calcext:value-type="float">
            <text:p>10.54</text:p>
          </table:table-cell>
          <table:table-cell office:value-type="string" calcext:value-type="string">
            <text:p>apollon078</text:p>
          </table:table-cell>
          <table:table-cell office:value-type="float" office:value="16.69" calcext:value-type="float">
            <text:p>16.6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3_label4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42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3.762065008" calcext:value-type="float">
            <text:p>3.762065008</text:p>
          </table:table-cell>
          <table:table-cell office:value-type="float" office:value="3.92461606906727" calcext:value-type="float">
            <text:p>3.92461606906727</text:p>
          </table:table-cell>
          <table:table-cell office:value-type="float" office:value="119.00928" calcext:value-type="float">
            <text:p>119.00928</text:p>
          </table:table-cell>
          <table:table-cell office:value-type="float" office:value="10.54" calcext:value-type="float">
            <text:p>10.54</text:p>
          </table:table-cell>
          <table:table-cell office:value-type="string" calcext:value-type="string">
            <text:p>apollon098</text:p>
          </table:table-cell>
          <table:table-cell office:value-type="float" office:value="16.69" calcext:value-type="float">
            <text:p>16.6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3_label4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4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45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4.014671473" calcext:value-type="float">
            <text:p>4.014671473</text:p>
          </table:table-cell>
          <table:table-cell office:value-type="float" office:value="4.16054887906648" calcext:value-type="float">
            <text:p>4.16054887906648</text:p>
          </table:table-cell>
          <table:table-cell office:value-type="float" office:value="119.001088" calcext:value-type="float">
            <text:p>119.001088</text:p>
          </table:table-cell>
          <table:table-cell office:value-type="float" office:value="10.41" calcext:value-type="float">
            <text:p>10.41</text:p>
          </table:table-cell>
          <table:table-cell office:value-type="string" calcext:value-type="string">
            <text:p>apollon015</text:p>
          </table:table-cell>
          <table:table-cell office:value-type="float" office:value="16.61" calcext:value-type="float">
            <text:p>16.6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3_label4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4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4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4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5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51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3.435655584" calcext:value-type="float">
            <text:p>3.435655584</text:p>
          </table:table-cell>
          <table:table-cell office:value-type="float" office:value="3.58948318404146" calcext:value-type="float">
            <text:p>3.58948318404146</text:p>
          </table:table-cell>
          <table:table-cell office:value-type="float" office:value="119.3984" calcext:value-type="float">
            <text:p>119.3984</text:p>
          </table:table-cell>
          <table:table-cell office:value-type="float" office:value="10.54" calcext:value-type="float">
            <text:p>10.54</text:p>
          </table:table-cell>
          <table:table-cell office:value-type="string" calcext:value-type="string">
            <text:p>apollon106</text:p>
          </table:table-cell>
          <table:table-cell office:value-type="float" office:value="16.69" calcext:value-type="float">
            <text:p>16.6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3_label52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4.050240197" calcext:value-type="float">
            <text:p>4.050240197</text:p>
          </table:table-cell>
          <table:table-cell office:value-type="float" office:value="4.2289477000013" calcext:value-type="float">
            <text:p>4.2289477000013</text:p>
          </table:table-cell>
          <table:table-cell office:value-type="float" office:value="119.271424" calcext:value-type="float">
            <text:p>119.271424</text:p>
          </table:table-cell>
          <table:table-cell office:value-type="float" office:value="10.62" calcext:value-type="float">
            <text:p>10.62</text:p>
          </table:table-cell>
          <table:table-cell office:value-type="string" calcext:value-type="string">
            <text:p>apollon110</text:p>
          </table:table-cell>
          <table:table-cell office:value-type="float" office:value="16.75" calcext:value-type="float">
            <text:p>16.7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3_label5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5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55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3.512790537" calcext:value-type="float">
            <text:p>3.512790537</text:p>
          </table:table-cell>
          <table:table-cell office:value-type="float" office:value="3.64925217512064" calcext:value-type="float">
            <text:p>3.64925217512064</text:p>
          </table:table-cell>
          <table:table-cell office:value-type="float" office:value="119.25504" calcext:value-type="float">
            <text:p>119.25504</text:p>
          </table:table-cell>
          <table:table-cell office:value-type="float" office:value="10.41" calcext:value-type="float">
            <text:p>10.41</text:p>
          </table:table-cell>
          <table:table-cell office:value-type="string" calcext:value-type="string">
            <text:p>apollon019</text:p>
          </table:table-cell>
          <table:table-cell office:value-type="float" office:value="16.61" calcext:value-type="float">
            <text:p>16.6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3_label56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4.026589912" calcext:value-type="float">
            <text:p>4.026589912</text:p>
          </table:table-cell>
          <table:table-cell office:value-type="float" office:value="4.18920649401844" calcext:value-type="float">
            <text:p>4.18920649401844</text:p>
          </table:table-cell>
          <table:table-cell office:value-type="float" office:value="119.27552" calcext:value-type="float">
            <text:p>119.27552</text:p>
          </table:table-cell>
          <table:table-cell office:value-type="float" office:value="10.62" calcext:value-type="float">
            <text:p>10.62</text:p>
          </table:table-cell>
          <table:table-cell office:value-type="string" calcext:value-type="string">
            <text:p>apollon093</text:p>
          </table:table-cell>
          <table:table-cell office:value-type="float" office:value="16.75" calcext:value-type="float">
            <text:p>16.7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3_label57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3.494688506" calcext:value-type="float">
            <text:p>3.494688506</text:p>
          </table:table-cell>
          <table:table-cell office:value-type="float" office:value="3.64137184806168" calcext:value-type="float">
            <text:p>3.64137184806168</text:p>
          </table:table-cell>
          <table:table-cell office:value-type="float" office:value="119.291904" calcext:value-type="float">
            <text:p>119.291904</text:p>
          </table:table-cell>
          <table:table-cell office:value-type="float" office:value="10.41" calcext:value-type="float">
            <text:p>10.41</text:p>
          </table:table-cell>
          <table:table-cell office:value-type="string" calcext:value-type="string">
            <text:p>apollon081</text:p>
          </table:table-cell>
          <table:table-cell office:value-type="float" office:value="16.61" calcext:value-type="float">
            <text:p>16.6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3_label5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3_label5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00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168978783" calcext:value-type="float">
            <text:p>2.168978783</text:p>
          </table:table-cell>
          <table:table-cell office:value-type="float" office:value="2.38537231599912" calcext:value-type="float">
            <text:p>2.38537231599912</text:p>
          </table:table-cell>
          <table:table-cell office:value-type="float" office:value="63.664128" calcext:value-type="float">
            <text:p>63.664128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apollon024</text:p>
          </table:table-cell>
          <table:table-cell office:value-type="float" office:value="21.16" calcext:value-type="float">
            <text:p>21.1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5_label01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900622844" calcext:value-type="float">
            <text:p>1.900622844</text:p>
          </table:table-cell>
          <table:table-cell office:value-type="float" office:value="2.10548361600377" calcext:value-type="float">
            <text:p>2.10548361600377</text:p>
          </table:table-cell>
          <table:table-cell office:value-type="float" office:value="63.606784" calcext:value-type="float">
            <text:p>63.606784</text:p>
          </table:table-cell>
          <table:table-cell office:value-type="float" office:value="11.65" calcext:value-type="float">
            <text:p>11.65</text:p>
          </table:table-cell>
          <table:table-cell office:value-type="string" calcext:value-type="string">
            <text:p>apollon014</text:p>
          </table:table-cell>
          <table:table-cell office:value-type="float" office:value="20.95" calcext:value-type="float">
            <text:p>20.9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5_label0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03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331020752" calcext:value-type="float">
            <text:p>2.331020752</text:p>
          </table:table-cell>
          <table:table-cell office:value-type="float" office:value="2.53700340888463" calcext:value-type="float">
            <text:p>2.53700340888463</text:p>
          </table:table-cell>
          <table:table-cell office:value-type="float" office:value="63.655936" calcext:value-type="float">
            <text:p>63.655936</text:p>
          </table:table-cell>
          <table:table-cell office:value-type="float" office:value="11.65" calcext:value-type="float">
            <text:p>11.65</text:p>
          </table:table-cell>
          <table:table-cell office:value-type="string" calcext:value-type="string">
            <text:p>apollon139</text:p>
          </table:table-cell>
          <table:table-cell office:value-type="float" office:value="20.95" calcext:value-type="float">
            <text:p>20.9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5_label0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05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012993959" calcext:value-type="float">
            <text:p>2.012993959</text:p>
          </table:table-cell>
          <table:table-cell office:value-type="float" office:value="2.26251099794172" calcext:value-type="float">
            <text:p>2.26251099794172</text:p>
          </table:table-cell>
          <table:table-cell office:value-type="float" office:value="63.881216" calcext:value-type="float">
            <text:p>63.881216</text:p>
          </table:table-cell>
          <table:table-cell office:value-type="float" office:value="11.65" calcext:value-type="float">
            <text:p>11.65</text:p>
          </table:table-cell>
          <table:table-cell office:value-type="string" calcext:value-type="string">
            <text:p>apollon149</text:p>
          </table:table-cell>
          <table:table-cell office:value-type="float" office:value="20.95" calcext:value-type="float">
            <text:p>20.9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5_label0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07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507562946" calcext:value-type="float">
            <text:p>2.507562946</text:p>
          </table:table-cell>
          <table:table-cell office:value-type="float" office:value="2.75733607192524" calcext:value-type="float">
            <text:p>2.75733607192524</text:p>
          </table:table-cell>
          <table:table-cell office:value-type="float" office:value="63.619072" calcext:value-type="float">
            <text:p>63.619072</text:p>
          </table:table-cell>
          <table:table-cell office:value-type="float" office:value="11.65" calcext:value-type="float">
            <text:p>11.65</text:p>
          </table:table-cell>
          <table:table-cell office:value-type="string" calcext:value-type="string">
            <text:p>apollon100</text:p>
          </table:table-cell>
          <table:table-cell office:value-type="float" office:value="20.95" calcext:value-type="float">
            <text:p>20.9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5_label0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09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127427479" calcext:value-type="float">
            <text:p>2.127427479</text:p>
          </table:table-cell>
          <table:table-cell office:value-type="float" office:value="2.34891103697009" calcext:value-type="float">
            <text:p>2.34891103697009</text:p>
          </table:table-cell>
          <table:table-cell office:value-type="float" office:value="63.561728" calcext:value-type="float">
            <text:p>63.561728</text:p>
          </table:table-cell>
          <table:table-cell office:value-type="float" office:value="11.65" calcext:value-type="float">
            <text:p>11.65</text:p>
          </table:table-cell>
          <table:table-cell office:value-type="string" calcext:value-type="string">
            <text:p>apollon048</text:p>
          </table:table-cell>
          <table:table-cell office:value-type="float" office:value="20.95" calcext:value-type="float">
            <text:p>20.9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5_label1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1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12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906932691" calcext:value-type="float">
            <text:p>1.906932691</text:p>
          </table:table-cell>
          <table:table-cell office:value-type="float" office:value="2.11346987797879" calcext:value-type="float">
            <text:p>2.11346987797879</text:p>
          </table:table-cell>
          <table:table-cell office:value-type="float" office:value="63.520768" calcext:value-type="float">
            <text:p>63.520768</text:p>
          </table:table-cell>
          <table:table-cell office:value-type="float" office:value="10.56" calcext:value-type="float">
            <text:p>10.56</text:p>
          </table:table-cell>
          <table:table-cell office:value-type="string" calcext:value-type="string">
            <text:p>apollon138</text:p>
          </table:table-cell>
          <table:table-cell office:value-type="float" office:value="19.9" calcext:value-type="float">
            <text:p>19.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5_label1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14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265496827" calcext:value-type="float">
            <text:p>2.265496827</text:p>
          </table:table-cell>
          <table:table-cell office:value-type="float" office:value="2.49717903183773" calcext:value-type="float">
            <text:p>2.49717903183773</text:p>
          </table:table-cell>
          <table:table-cell office:value-type="float" office:value="63.54944" calcext:value-type="float">
            <text:p>63.54944</text:p>
          </table:table-cell>
          <table:table-cell office:value-type="float" office:value="11.65" calcext:value-type="float">
            <text:p>11.65</text:p>
          </table:table-cell>
          <table:table-cell office:value-type="string" calcext:value-type="string">
            <text:p>apollon093</text:p>
          </table:table-cell>
          <table:table-cell office:value-type="float" office:value="20.95" calcext:value-type="float">
            <text:p>20.9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5_label1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1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1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19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298558176" calcext:value-type="float">
            <text:p>2.298558176</text:p>
          </table:table-cell>
          <table:table-cell office:value-type="float" office:value="2.53320381115191" calcext:value-type="float">
            <text:p>2.53320381115191</text:p>
          </table:table-cell>
          <table:table-cell office:value-type="float" office:value="63.664128" calcext:value-type="float">
            <text:p>63.664128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apollon093</text:p>
          </table:table-cell>
          <table:table-cell office:value-type="float" office:value="21.16" calcext:value-type="float">
            <text:p>21.1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5_label2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21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960357016" calcext:value-type="float">
            <text:p>1.960357016</text:p>
          </table:table-cell>
          <table:table-cell office:value-type="float" office:value="2.17287063202821" calcext:value-type="float">
            <text:p>2.17287063202821</text:p>
          </table:table-cell>
          <table:table-cell office:value-type="float" office:value="63.483904" calcext:value-type="float">
            <text:p>63.483904</text:p>
          </table:table-cell>
          <table:table-cell office:value-type="float" office:value="11.65" calcext:value-type="float">
            <text:p>11.65</text:p>
          </table:table-cell>
          <table:table-cell office:value-type="string" calcext:value-type="string">
            <text:p>apollon051</text:p>
          </table:table-cell>
          <table:table-cell office:value-type="float" office:value="20.95" calcext:value-type="float">
            <text:p>20.9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5_label2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2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2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2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2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27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987847016" calcext:value-type="float">
            <text:p>1.987847016</text:p>
          </table:table-cell>
          <table:table-cell office:value-type="float" office:value="2.19342937786132" calcext:value-type="float">
            <text:p>2.19342937786132</text:p>
          </table:table-cell>
          <table:table-cell office:value-type="float" office:value="63.668224" calcext:value-type="float">
            <text:p>63.668224</text:p>
          </table:table-cell>
          <table:table-cell office:value-type="float" office:value="11.65" calcext:value-type="float">
            <text:p>11.65</text:p>
          </table:table-cell>
          <table:table-cell office:value-type="string" calcext:value-type="string">
            <text:p>apollon024</text:p>
          </table:table-cell>
          <table:table-cell office:value-type="float" office:value="20.95" calcext:value-type="float">
            <text:p>20.9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5_label2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2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30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029925124" calcext:value-type="float">
            <text:p>2.029925124</text:p>
          </table:table-cell>
          <table:table-cell office:value-type="float" office:value="2.22933009802364" calcext:value-type="float">
            <text:p>2.22933009802364</text:p>
          </table:table-cell>
          <table:table-cell office:value-type="float" office:value="63.627264" calcext:value-type="float">
            <text:p>63.627264</text:p>
          </table:table-cell>
          <table:table-cell office:value-type="float" office:value="11.65" calcext:value-type="float">
            <text:p>11.65</text:p>
          </table:table-cell>
          <table:table-cell office:value-type="string" calcext:value-type="string">
            <text:p>apollon099</text:p>
          </table:table-cell>
          <table:table-cell office:value-type="float" office:value="20.95" calcext:value-type="float">
            <text:p>20.9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5_label3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3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3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3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35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053082358" calcext:value-type="float">
            <text:p>2.053082358</text:p>
          </table:table-cell>
          <table:table-cell office:value-type="float" office:value="2.27710500312969" calcext:value-type="float">
            <text:p>2.27710500312969</text:p>
          </table:table-cell>
          <table:table-cell office:value-type="float" office:value="63.660032" calcext:value-type="float">
            <text:p>63.660032</text:p>
          </table:table-cell>
          <table:table-cell office:value-type="float" office:value="11.65" calcext:value-type="float">
            <text:p>11.65</text:p>
          </table:table-cell>
          <table:table-cell office:value-type="string" calcext:value-type="string">
            <text:p>apollon099</text:p>
          </table:table-cell>
          <table:table-cell office:value-type="float" office:value="20.95" calcext:value-type="float">
            <text:p>20.9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5_label3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3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38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080439226" calcext:value-type="float">
            <text:p>2.080439226</text:p>
          </table:table-cell>
          <table:table-cell office:value-type="float" office:value="2.30541323614307" calcext:value-type="float">
            <text:p>2.30541323614307</text:p>
          </table:table-cell>
          <table:table-cell office:value-type="float" office:value="63.614976" calcext:value-type="float">
            <text:p>63.614976</text:p>
          </table:table-cell>
          <table:table-cell office:value-type="float" office:value="12.19" calcext:value-type="float">
            <text:p>12.19</text:p>
          </table:table-cell>
          <table:table-cell office:value-type="string" calcext:value-type="string">
            <text:p>apollon011</text:p>
          </table:table-cell>
          <table:table-cell office:value-type="float" office:value="21.16" calcext:value-type="float">
            <text:p>21.1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5_label3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4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4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4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4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4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45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137850152" calcext:value-type="float">
            <text:p>2.137850152</text:p>
          </table:table-cell>
          <table:table-cell office:value-type="float" office:value="2.36930696503259" calcext:value-type="float">
            <text:p>2.36930696503259</text:p>
          </table:table-cell>
          <table:table-cell office:value-type="float" office:value="63.594496" calcext:value-type="float">
            <text:p>63.594496</text:p>
          </table:table-cell>
          <table:table-cell office:value-type="float" office:value="11.67" calcext:value-type="float">
            <text:p>11.67</text:p>
          </table:table-cell>
          <table:table-cell office:value-type="string" calcext:value-type="string">
            <text:p>apollon098</text:p>
          </table:table-cell>
          <table:table-cell office:value-type="float" office:value="20.95" calcext:value-type="float">
            <text:p>20.9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5_label4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4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4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4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50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884981402" calcext:value-type="float">
            <text:p>1.884981402</text:p>
          </table:table-cell>
          <table:table-cell office:value-type="float" office:value="2.08542106091045" calcext:value-type="float">
            <text:p>2.08542106091045</text:p>
          </table:table-cell>
          <table:table-cell office:value-type="float" office:value="63.520768" calcext:value-type="float">
            <text:p>63.520768</text:p>
          </table:table-cell>
          <table:table-cell office:value-type="float" office:value="11.65" calcext:value-type="float">
            <text:p>11.65</text:p>
          </table:table-cell>
          <table:table-cell office:value-type="string" calcext:value-type="string">
            <text:p>apollon061</text:p>
          </table:table-cell>
          <table:table-cell office:value-type="float" office:value="20.95" calcext:value-type="float">
            <text:p>20.9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5_label5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5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5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5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55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099351891" calcext:value-type="float">
            <text:p>2.099351891</text:p>
          </table:table-cell>
          <table:table-cell office:value-type="float" office:value="2.32137484801933" calcext:value-type="float">
            <text:p>2.32137484801933</text:p>
          </table:table-cell>
          <table:table-cell office:value-type="float" office:value="63.598592" calcext:value-type="float">
            <text:p>63.598592</text:p>
          </table:table-cell>
          <table:table-cell office:value-type="float" office:value="13.15" calcext:value-type="float">
            <text:p>13.15</text:p>
          </table:table-cell>
          <table:table-cell office:value-type="string" calcext:value-type="string">
            <text:p>apollon102</text:p>
          </table:table-cell>
          <table:table-cell office:value-type="float" office:value="21.37" calcext:value-type="float">
            <text:p>21.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5_label5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5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5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5_label5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0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0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0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0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04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520026076" calcext:value-type="float">
            <text:p>1.520026076</text:p>
          </table:table-cell>
          <table:table-cell office:value-type="float" office:value="1.68133674212731" calcext:value-type="float">
            <text:p>1.68133674212731</text:p>
          </table:table-cell>
          <table:table-cell office:value-type="float" office:value="51.482624" calcext:value-type="float">
            <text:p>51.482624</text:p>
          </table:table-cell>
          <table:table-cell office:value-type="float" office:value="14.16" calcext:value-type="float">
            <text:p>14.16</text:p>
          </table:table-cell>
          <table:table-cell office:value-type="string" calcext:value-type="string">
            <text:p>apollon141</text:p>
          </table:table-cell>
          <table:table-cell office:value-type="float" office:value="21.61" calcext:value-type="float">
            <text:p>21.6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6_label0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0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07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718830704" calcext:value-type="float">
            <text:p>1.718830704</text:p>
          </table:table-cell>
          <table:table-cell office:value-type="float" office:value="1.89716061181389" calcext:value-type="float">
            <text:p>1.89716061181389</text:p>
          </table:table-cell>
          <table:table-cell office:value-type="float" office:value="51.666944" calcext:value-type="float">
            <text:p>51.666944</text:p>
          </table:table-cell>
          <table:table-cell office:value-type="float" office:value="14.12" calcext:value-type="float">
            <text:p>14.12</text:p>
          </table:table-cell>
          <table:table-cell office:value-type="string" calcext:value-type="string">
            <text:p>apollon046</text:p>
          </table:table-cell>
          <table:table-cell office:value-type="float" office:value="21.96" calcext:value-type="float">
            <text:p>21.9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6_label08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562640425" calcext:value-type="float">
            <text:p>1.562640425</text:p>
          </table:table-cell>
          <table:table-cell office:value-type="float" office:value="1.73749082488939" calcext:value-type="float">
            <text:p>1.73749082488939</text:p>
          </table:table-cell>
          <table:table-cell office:value-type="float" office:value="51.560448" calcext:value-type="float">
            <text:p>51.560448</text:p>
          </table:table-cell>
          <table:table-cell office:value-type="float" office:value="14.16" calcext:value-type="float">
            <text:p>14.16</text:p>
          </table:table-cell>
          <table:table-cell office:value-type="string" calcext:value-type="string">
            <text:p>apollon053</text:p>
          </table:table-cell>
          <table:table-cell office:value-type="float" office:value="21.61" calcext:value-type="float">
            <text:p>21.6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6_label09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532112777" calcext:value-type="float">
            <text:p>1.532112777</text:p>
          </table:table-cell>
          <table:table-cell office:value-type="float" office:value="1.68539764592424" calcext:value-type="float">
            <text:p>1.68539764592424</text:p>
          </table:table-cell>
          <table:table-cell office:value-type="float" office:value="51.564544" calcext:value-type="float">
            <text:p>51.564544</text:p>
          </table:table-cell>
          <table:table-cell office:value-type="float" office:value="14.51" calcext:value-type="float">
            <text:p>14.51</text:p>
          </table:table-cell>
          <table:table-cell office:value-type="string" calcext:value-type="string">
            <text:p>apollon028</text:p>
          </table:table-cell>
          <table:table-cell office:value-type="float" office:value="22.17" calcext:value-type="float">
            <text:p>22.1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6_label10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605113698" calcext:value-type="float">
            <text:p>1.605113698</text:p>
          </table:table-cell>
          <table:table-cell office:value-type="float" office:value="1.7693052359391" calcext:value-type="float">
            <text:p>1.7693052359391</text:p>
          </table:table-cell>
          <table:table-cell office:value-type="float" office:value="51.453952" calcext:value-type="float">
            <text:p>51.453952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apollon098</text:p>
          </table:table-cell>
          <table:table-cell office:value-type="float" office:value="21.46" calcext:value-type="float">
            <text:p>21.4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6_label1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12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631676957" calcext:value-type="float">
            <text:p>1.631676957</text:p>
          </table:table-cell>
          <table:table-cell office:value-type="float" office:value="1.80541036906652" calcext:value-type="float">
            <text:p>1.80541036906652</text:p>
          </table:table-cell>
          <table:table-cell office:value-type="float" office:value="51.458048" calcext:value-type="float">
            <text:p>51.458048</text:p>
          </table:table-cell>
          <table:table-cell office:value-type="float" office:value="13.81" calcext:value-type="float">
            <text:p>13.81</text:p>
          </table:table-cell>
          <table:table-cell office:value-type="string" calcext:value-type="string">
            <text:p>apollon010</text:p>
          </table:table-cell>
          <table:table-cell office:value-type="float" office:value="21.75" calcext:value-type="float">
            <text:p>21.7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6_label1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1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15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555613999" calcext:value-type="float">
            <text:p>1.555613999</text:p>
          </table:table-cell>
          <table:table-cell office:value-type="float" office:value="1.7133097469341" calcext:value-type="float">
            <text:p>1.7133097469341</text:p>
          </table:table-cell>
          <table:table-cell office:value-type="float" office:value="51.458048" calcext:value-type="float">
            <text:p>51.458048</text:p>
          </table:table-cell>
          <table:table-cell office:value-type="float" office:value="14.27" calcext:value-type="float">
            <text:p>14.27</text:p>
          </table:table-cell>
          <table:table-cell office:value-type="string" calcext:value-type="string">
            <text:p>apollon059</text:p>
          </table:table-cell>
          <table:table-cell office:value-type="float" office:value="21.89" calcext:value-type="float">
            <text:p>21.8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6_label1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17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781083285" calcext:value-type="float">
            <text:p>1.781083285</text:p>
          </table:table-cell>
          <table:table-cell office:value-type="float" office:value="1.98939886689186" calcext:value-type="float">
            <text:p>1.98939886689186</text:p>
          </table:table-cell>
          <table:table-cell office:value-type="float" office:value="51.707904" calcext:value-type="float">
            <text:p>51.707904</text:p>
          </table:table-cell>
          <table:table-cell office:value-type="float" office:value="14.27" calcext:value-type="float">
            <text:p>14.27</text:p>
          </table:table-cell>
          <table:table-cell office:value-type="string" calcext:value-type="string">
            <text:p>apollon020</text:p>
          </table:table-cell>
          <table:table-cell office:value-type="float" office:value="21.89" calcext:value-type="float">
            <text:p>21.8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6_label1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1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20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810770283" calcext:value-type="float">
            <text:p>1.810770283</text:p>
          </table:table-cell>
          <table:table-cell office:value-type="float" office:value="2.01703201513737" calcext:value-type="float">
            <text:p>2.01703201513737</text:p>
          </table:table-cell>
          <table:table-cell office:value-type="float" office:value="51.89632" calcext:value-type="float">
            <text:p>51.89632</text:p>
          </table:table-cell>
          <table:table-cell office:value-type="float" office:value="14.65" calcext:value-type="float">
            <text:p>14.65</text:p>
          </table:table-cell>
          <table:table-cell office:value-type="string" calcext:value-type="string">
            <text:p>apollon109</text:p>
          </table:table-cell>
          <table:table-cell office:value-type="float" office:value="22.32" calcext:value-type="float">
            <text:p>22.3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6_label2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22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60213514" calcext:value-type="float">
            <text:p>1.60213514</text:p>
          </table:table-cell>
          <table:table-cell office:value-type="float" office:value="1.78911276184954" calcext:value-type="float">
            <text:p>1.78911276184954</text:p>
          </table:table-cell>
          <table:table-cell office:value-type="float" office:value="51.560448" calcext:value-type="float">
            <text:p>51.560448</text:p>
          </table:table-cell>
          <table:table-cell office:value-type="float" office:value="14.16" calcext:value-type="float">
            <text:p>14.16</text:p>
          </table:table-cell>
          <table:table-cell office:value-type="string" calcext:value-type="string">
            <text:p>apollon079</text:p>
          </table:table-cell>
          <table:table-cell office:value-type="float" office:value="21.61" calcext:value-type="float">
            <text:p>21.6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6_label23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540998554" calcext:value-type="float">
            <text:p>1.540998554</text:p>
          </table:table-cell>
          <table:table-cell office:value-type="float" office:value="1.7014398239553" calcext:value-type="float">
            <text:p>1.7014398239553</text:p>
          </table:table-cell>
          <table:table-cell office:value-type="float" office:value="51.46624" calcext:value-type="float">
            <text:p>51.46624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apollon010</text:p>
          </table:table-cell>
          <table:table-cell office:value-type="float" office:value="21.46" calcext:value-type="float">
            <text:p>21.4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6_label24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86938889" calcext:value-type="float">
            <text:p>1.86938889</text:p>
          </table:table-cell>
          <table:table-cell office:value-type="float" office:value="2.07337847887538" calcext:value-type="float">
            <text:p>2.07337847887538</text:p>
          </table:table-cell>
          <table:table-cell office:value-type="float" office:value="51.572736" calcext:value-type="float">
            <text:p>51.572736</text:p>
          </table:table-cell>
          <table:table-cell office:value-type="float" office:value="14.36" calcext:value-type="float">
            <text:p>14.36</text:p>
          </table:table-cell>
          <table:table-cell office:value-type="string" calcext:value-type="string">
            <text:p>apollon138</text:p>
          </table:table-cell>
          <table:table-cell office:value-type="float" office:value="21.82" calcext:value-type="float">
            <text:p>21.8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6_label25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697866412" calcext:value-type="float">
            <text:p>1.697866412</text:p>
          </table:table-cell>
          <table:table-cell office:value-type="float" office:value="1.88511860114522" calcext:value-type="float">
            <text:p>1.88511860114522</text:p>
          </table:table-cell>
          <table:table-cell office:value-type="float" office:value="51.580928" calcext:value-type="float">
            <text:p>51.580928</text:p>
          </table:table-cell>
          <table:table-cell office:value-type="float" office:value="14.27" calcext:value-type="float">
            <text:p>14.27</text:p>
          </table:table-cell>
          <table:table-cell office:value-type="string" calcext:value-type="string">
            <text:p>apollon110</text:p>
          </table:table-cell>
          <table:table-cell office:value-type="float" office:value="21.89" calcext:value-type="float">
            <text:p>21.8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6_label26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820944511" calcext:value-type="float">
            <text:p>1.820944511</text:p>
          </table:table-cell>
          <table:table-cell office:value-type="float" office:value="1.99330857209861" calcext:value-type="float">
            <text:p>1.99330857209861</text:p>
          </table:table-cell>
          <table:table-cell office:value-type="float" office:value="51.601408" calcext:value-type="float">
            <text:p>51.601408</text:p>
          </table:table-cell>
          <table:table-cell office:value-type="float" office:value="14.65" calcext:value-type="float">
            <text:p>14.65</text:p>
          </table:table-cell>
          <table:table-cell office:value-type="string" calcext:value-type="string">
            <text:p>apollon094</text:p>
          </table:table-cell>
          <table:table-cell office:value-type="float" office:value="22.32" calcext:value-type="float">
            <text:p>22.3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6_label2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2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2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3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3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3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33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89673332" calcext:value-type="float">
            <text:p>1.89673332</text:p>
          </table:table-cell>
          <table:table-cell office:value-type="float" office:value="2.09333624900319" calcext:value-type="float">
            <text:p>2.09333624900319</text:p>
          </table:table-cell>
          <table:table-cell office:value-type="float" office:value="51.572736" calcext:value-type="float">
            <text:p>51.572736</text:p>
          </table:table-cell>
          <table:table-cell office:value-type="float" office:value="14.16" calcext:value-type="float">
            <text:p>14.16</text:p>
          </table:table-cell>
          <table:table-cell office:value-type="string" calcext:value-type="string">
            <text:p>apollon100</text:p>
          </table:table-cell>
          <table:table-cell office:value-type="float" office:value="21.61" calcext:value-type="float">
            <text:p>21.6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6_label34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986635367" calcext:value-type="float">
            <text:p>1.986635367</text:p>
          </table:table-cell>
          <table:table-cell office:value-type="float" office:value="2.19317226205021" calcext:value-type="float">
            <text:p>2.19317226205021</text:p>
          </table:table-cell>
          <table:table-cell office:value-type="float" office:value="51.695616" calcext:value-type="float">
            <text:p>51.695616</text:p>
          </table:table-cell>
          <table:table-cell office:value-type="float" office:value="14.75" calcext:value-type="float">
            <text:p>14.75</text:p>
          </table:table-cell>
          <table:table-cell office:value-type="string" calcext:value-type="string">
            <text:p>apollon109</text:p>
          </table:table-cell>
          <table:table-cell office:value-type="float" office:value="22.6" calcext:value-type="float">
            <text:p>22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6_label3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3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37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716212329" calcext:value-type="float">
            <text:p>1.716212329</text:p>
          </table:table-cell>
          <table:table-cell office:value-type="float" office:value="1.89337354991585" calcext:value-type="float">
            <text:p>1.89337354991585</text:p>
          </table:table-cell>
          <table:table-cell office:value-type="float" office:value="51.56864" calcext:value-type="float">
            <text:p>51.56864</text:p>
          </table:table-cell>
          <table:table-cell office:value-type="float" office:value="14.16" calcext:value-type="float">
            <text:p>14.16</text:p>
          </table:table-cell>
          <table:table-cell office:value-type="string" calcext:value-type="string">
            <text:p>apollon137</text:p>
          </table:table-cell>
          <table:table-cell office:value-type="float" office:value="21.61" calcext:value-type="float">
            <text:p>21.6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6_label38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745989062" calcext:value-type="float">
            <text:p>1.745989062</text:p>
          </table:table-cell>
          <table:table-cell office:value-type="float" office:value="1.9413935712073" calcext:value-type="float">
            <text:p>1.9413935712073</text:p>
          </table:table-cell>
          <table:table-cell office:value-type="float" office:value="51.564544" calcext:value-type="float">
            <text:p>51.564544</text:p>
          </table:table-cell>
          <table:table-cell office:value-type="float" office:value="14.16" calcext:value-type="float">
            <text:p>14.16</text:p>
          </table:table-cell>
          <table:table-cell office:value-type="string" calcext:value-type="string">
            <text:p>apollon023</text:p>
          </table:table-cell>
          <table:table-cell office:value-type="float" office:value="21.61" calcext:value-type="float">
            <text:p>21.6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6_label39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451657102" calcext:value-type="float">
            <text:p>1.451657102</text:p>
          </table:table-cell>
          <table:table-cell office:value-type="float" office:value="1.60164687014185" calcext:value-type="float">
            <text:p>1.60164687014185</text:p>
          </table:table-cell>
          <table:table-cell office:value-type="float" office:value="51.572736" calcext:value-type="float">
            <text:p>51.572736</text:p>
          </table:table-cell>
          <table:table-cell office:value-type="float" office:value="14.16" calcext:value-type="float">
            <text:p>14.16</text:p>
          </table:table-cell>
          <table:table-cell office:value-type="string" calcext:value-type="string">
            <text:p>apollon140</text:p>
          </table:table-cell>
          <table:table-cell office:value-type="float" office:value="21.61" calcext:value-type="float">
            <text:p>21.6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6_label4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41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482887833" calcext:value-type="float">
            <text:p>1.482887833</text:p>
          </table:table-cell>
          <table:table-cell office:value-type="float" office:value="1.6451653400436" calcext:value-type="float">
            <text:p>1.6451653400436</text:p>
          </table:table-cell>
          <table:table-cell office:value-type="float" office:value="51.580928" calcext:value-type="float">
            <text:p>51.580928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apollon014</text:p>
          </table:table-cell>
          <table:table-cell office:value-type="float" office:value="21.46" calcext:value-type="float">
            <text:p>21.4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6_label42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842240049" calcext:value-type="float">
            <text:p>1.842240049</text:p>
          </table:table-cell>
          <table:table-cell office:value-type="float" office:value="2.05721302004531" calcext:value-type="float">
            <text:p>2.05721302004531</text:p>
          </table:table-cell>
          <table:table-cell office:value-type="float" office:value="51.625984" calcext:value-type="float">
            <text:p>51.625984</text:p>
          </table:table-cell>
          <table:table-cell office:value-type="float" office:value="14.16" calcext:value-type="float">
            <text:p>14.16</text:p>
          </table:table-cell>
          <table:table-cell office:value-type="string" calcext:value-type="string">
            <text:p>apollon139</text:p>
          </table:table-cell>
          <table:table-cell office:value-type="float" office:value="21.61" calcext:value-type="float">
            <text:p>21.6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6_label4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4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45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704283" calcext:value-type="float">
            <text:p>1.704283</text:p>
          </table:table-cell>
          <table:table-cell office:value-type="float" office:value="1.8935649911873" calcext:value-type="float">
            <text:p>1.8935649911873</text:p>
          </table:table-cell>
          <table:table-cell office:value-type="float" office:value="51.441664" calcext:value-type="float">
            <text:p>51.441664</text:p>
          </table:table-cell>
          <table:table-cell office:value-type="float" office:value="14.27" calcext:value-type="float">
            <text:p>14.27</text:p>
          </table:table-cell>
          <table:table-cell office:value-type="string" calcext:value-type="string">
            <text:p>apollon145</text:p>
          </table:table-cell>
          <table:table-cell office:value-type="float" office:value="21.89" calcext:value-type="float">
            <text:p>21.8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6_label4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4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4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4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5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5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5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53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545495922" calcext:value-type="float">
            <text:p>1.545495922</text:p>
          </table:table-cell>
          <table:table-cell office:value-type="float" office:value="1.71741725294851" calcext:value-type="float">
            <text:p>1.71741725294851</text:p>
          </table:table-cell>
          <table:table-cell office:value-type="float" office:value="51.441664" calcext:value-type="float">
            <text:p>51.441664</text:p>
          </table:table-cell>
          <table:table-cell office:value-type="float" office:value="14.16" calcext:value-type="float">
            <text:p>14.16</text:p>
          </table:table-cell>
          <table:table-cell office:value-type="string" calcext:value-type="string">
            <text:p>apollon141</text:p>
          </table:table-cell>
          <table:table-cell office:value-type="float" office:value="21.61" calcext:value-type="float">
            <text:p>21.6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6_label5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5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5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5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5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6_label5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0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0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0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0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04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195128766" calcext:value-type="float">
            <text:p>2.195128766</text:p>
          </table:table-cell>
          <table:table-cell office:value-type="float" office:value="2.35748219210654" calcext:value-type="float">
            <text:p>2.35748219210654</text:p>
          </table:table-cell>
          <table:table-cell office:value-type="float" office:value="80.71168" calcext:value-type="float">
            <text:p>80.71168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pollon098</text:p>
          </table:table-cell>
          <table:table-cell office:value-type="float" office:value="20.76" calcext:value-type="float">
            <text:p>20.7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7_label0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0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0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08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142782098" calcext:value-type="float">
            <text:p>2.142782098</text:p>
          </table:table-cell>
          <table:table-cell office:value-type="float" office:value="2.29351050802506" calcext:value-type="float">
            <text:p>2.29351050802506</text:p>
          </table:table-cell>
          <table:table-cell office:value-type="float" office:value="80.334848" calcext:value-type="float">
            <text:p>80.334848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pollon145</text:p>
          </table:table-cell>
          <table:table-cell office:value-type="float" office:value="20.76" calcext:value-type="float">
            <text:p>20.7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7_label09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068357152" calcext:value-type="float">
            <text:p>2.068357152</text:p>
          </table:table-cell>
          <table:table-cell office:value-type="float" office:value="2.21735871396959" calcext:value-type="float">
            <text:p>2.21735871396959</text:p>
          </table:table-cell>
          <table:table-cell office:value-type="float" office:value="80.719872" calcext:value-type="float">
            <text:p>80.719872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pollon144</text:p>
          </table:table-cell>
          <table:table-cell office:value-type="float" office:value="20.76" calcext:value-type="float">
            <text:p>20.7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7_label1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11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135513965" calcext:value-type="float">
            <text:p>2.135513965</text:p>
          </table:table-cell>
          <table:table-cell office:value-type="float" office:value="2.29315637191758" calcext:value-type="float">
            <text:p>2.29315637191758</text:p>
          </table:table-cell>
          <table:table-cell office:value-type="float" office:value="80.334848" calcext:value-type="float">
            <text:p>80.334848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pollon077</text:p>
          </table:table-cell>
          <table:table-cell office:value-type="float" office:value="20.76" calcext:value-type="float">
            <text:p>20.7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7_label1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1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1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15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141400578" calcext:value-type="float">
            <text:p>2.141400578</text:p>
          </table:table-cell>
          <table:table-cell office:value-type="float" office:value="2.30145338806324" calcext:value-type="float">
            <text:p>2.30145338806324</text:p>
          </table:table-cell>
          <table:table-cell office:value-type="float" office:value="80.564224" calcext:value-type="float">
            <text:p>80.564224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pollon054</text:p>
          </table:table-cell>
          <table:table-cell office:value-type="float" office:value="20.76" calcext:value-type="float">
            <text:p>20.7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7_label1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17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120059125" calcext:value-type="float">
            <text:p>2.120059125</text:p>
          </table:table-cell>
          <table:table-cell office:value-type="float" office:value="2.27743225288577" calcext:value-type="float">
            <text:p>2.27743225288577</text:p>
          </table:table-cell>
          <table:table-cell office:value-type="float" office:value="80.449536" calcext:value-type="float">
            <text:p>80.449536</text:p>
          </table:table-cell>
          <table:table-cell office:value-type="float" office:value="22.58" calcext:value-type="float">
            <text:p>22.58</text:p>
          </table:table-cell>
          <table:table-cell office:value-type="string" calcext:value-type="string">
            <text:p>apollon073</text:p>
          </table:table-cell>
          <table:table-cell office:value-type="float" office:value="20.95" calcext:value-type="float">
            <text:p>20.9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7_label1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19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308069064" calcext:value-type="float">
            <text:p>2.308069064</text:p>
          </table:table-cell>
          <table:table-cell office:value-type="float" office:value="2.4852653760463" calcext:value-type="float">
            <text:p>2.4852653760463</text:p>
          </table:table-cell>
          <table:table-cell office:value-type="float" office:value="80.494592" calcext:value-type="float">
            <text:p>80.494592</text:p>
          </table:table-cell>
          <table:table-cell office:value-type="float" office:value="22.58" calcext:value-type="float">
            <text:p>22.58</text:p>
          </table:table-cell>
          <table:table-cell office:value-type="string" calcext:value-type="string">
            <text:p>apollon121</text:p>
          </table:table-cell>
          <table:table-cell office:value-type="float" office:value="20.95" calcext:value-type="float">
            <text:p>20.9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7_label2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21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009232174" calcext:value-type="float">
            <text:p>2.009232174</text:p>
          </table:table-cell>
          <table:table-cell office:value-type="float" office:value="2.14945136220194" calcext:value-type="float">
            <text:p>2.14945136220194</text:p>
          </table:table-cell>
          <table:table-cell office:value-type="float" office:value="80.408576" calcext:value-type="float">
            <text:p>80.408576</text:p>
          </table:table-cell>
          <table:table-cell office:value-type="float" office:value="22.64" calcext:value-type="float">
            <text:p>22.64</text:p>
          </table:table-cell>
          <table:table-cell office:value-type="string" calcext:value-type="string">
            <text:p>apollon050</text:p>
          </table:table-cell>
          <table:table-cell office:value-type="float" office:value="21.18" calcext:value-type="float">
            <text:p>21.1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7_label22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16021552" calcext:value-type="float">
            <text:p>2.16021552</text:p>
          </table:table-cell>
          <table:table-cell office:value-type="float" office:value="2.3094903640449" calcext:value-type="float">
            <text:p>2.3094903640449</text:p>
          </table:table-cell>
          <table:table-cell office:value-type="float" office:value="80.474112" calcext:value-type="float">
            <text:p>80.474112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pollon078</text:p>
          </table:table-cell>
          <table:table-cell office:value-type="float" office:value="20.76" calcext:value-type="float">
            <text:p>20.7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7_label2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24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086492874" calcext:value-type="float">
            <text:p>2.086492874</text:p>
          </table:table-cell>
          <table:table-cell office:value-type="float" office:value="2.25355386501178" calcext:value-type="float">
            <text:p>2.25355386501178</text:p>
          </table:table-cell>
          <table:table-cell office:value-type="float" office:value="80.470016" calcext:value-type="float">
            <text:p>80.470016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pollon080</text:p>
          </table:table-cell>
          <table:table-cell office:value-type="float" office:value="20.76" calcext:value-type="float">
            <text:p>20.7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7_label25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.942851477" calcext:value-type="float">
            <text:p>1.942851477</text:p>
          </table:table-cell>
          <table:table-cell office:value-type="float" office:value="2.08141649491154" calcext:value-type="float">
            <text:p>2.08141649491154</text:p>
          </table:table-cell>
          <table:table-cell office:value-type="float" office:value="80.71168" calcext:value-type="float">
            <text:p>80.71168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pollon014</text:p>
          </table:table-cell>
          <table:table-cell office:value-type="float" office:value="20.76" calcext:value-type="float">
            <text:p>20.7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7_label2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2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2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29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014880445" calcext:value-type="float">
            <text:p>2.014880445</text:p>
          </table:table-cell>
          <table:table-cell office:value-type="float" office:value="2.16546480800025" calcext:value-type="float">
            <text:p>2.16546480800025</text:p>
          </table:table-cell>
          <table:table-cell office:value-type="float" office:value="80.457728" calcext:value-type="float">
            <text:p>80.457728</text:p>
          </table:table-cell>
          <table:table-cell office:value-type="float" office:value="22.78" calcext:value-type="float">
            <text:p>22.78</text:p>
          </table:table-cell>
          <table:table-cell office:value-type="string" calcext:value-type="string">
            <text:p>apollon011</text:p>
          </table:table-cell>
          <table:table-cell office:value-type="float" office:value="21.13" calcext:value-type="float">
            <text:p>21.1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7_label3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3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3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33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471368492" calcext:value-type="float">
            <text:p>2.471368492</text:p>
          </table:table-cell>
          <table:table-cell office:value-type="float" office:value="2.66948626795784" calcext:value-type="float">
            <text:p>2.66948626795784</text:p>
          </table:table-cell>
          <table:table-cell office:value-type="float" office:value="80.330752" calcext:value-type="float">
            <text:p>80.330752</text:p>
          </table:table-cell>
          <table:table-cell office:value-type="float" office:value="26.64" calcext:value-type="float">
            <text:p>26.64</text:p>
          </table:table-cell>
          <table:table-cell office:value-type="string" calcext:value-type="string">
            <text:p>apollon022</text:p>
          </table:table-cell>
          <table:table-cell office:value-type="float" office:value="21.5" calcext:value-type="float">
            <text:p>21.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7_label34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182177441" calcext:value-type="float">
            <text:p>2.182177441</text:p>
          </table:table-cell>
          <table:table-cell office:value-type="float" office:value="2.32137666409835" calcext:value-type="float">
            <text:p>2.32137666409835</text:p>
          </table:table-cell>
          <table:table-cell office:value-type="float" office:value="80.744448" calcext:value-type="float">
            <text:p>80.744448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pollon090</text:p>
          </table:table-cell>
          <table:table-cell office:value-type="float" office:value="20.76" calcext:value-type="float">
            <text:p>20.7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7_label3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3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3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3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3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40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153270106" calcext:value-type="float">
            <text:p>2.153270106</text:p>
          </table:table-cell>
          <table:table-cell office:value-type="float" office:value="2.3134677677881" calcext:value-type="float">
            <text:p>2.3134677677881</text:p>
          </table:table-cell>
          <table:table-cell office:value-type="float" office:value="80.478208" calcext:value-type="float">
            <text:p>80.478208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pollon069</text:p>
          </table:table-cell>
          <table:table-cell office:value-type="float" office:value="20.76" calcext:value-type="float">
            <text:p>20.7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7_label4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4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4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44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13577946" calcext:value-type="float">
            <text:p>2.13577946</text:p>
          </table:table-cell>
          <table:table-cell office:value-type="float" office:value="2.28943291003816" calcext:value-type="float">
            <text:p>2.28943291003816</text:p>
          </table:table-cell>
          <table:table-cell office:value-type="float" office:value="80.470016" calcext:value-type="float">
            <text:p>80.470016</text:p>
          </table:table-cell>
          <table:table-cell office:value-type="float" office:value="22.58" calcext:value-type="float">
            <text:p>22.58</text:p>
          </table:table-cell>
          <table:table-cell office:value-type="string" calcext:value-type="string">
            <text:p>apollon135</text:p>
          </table:table-cell>
          <table:table-cell office:value-type="float" office:value="20.95" calcext:value-type="float">
            <text:p>20.9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7_label45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41858568" calcext:value-type="float">
            <text:p>2.41858568</text:p>
          </table:table-cell>
          <table:table-cell office:value-type="float" office:value="2.60104698408395" calcext:value-type="float">
            <text:p>2.60104698408395</text:p>
          </table:table-cell>
          <table:table-cell office:value-type="float" office:value="80.736256" calcext:value-type="float">
            <text:p>80.736256</text:p>
          </table:table-cell>
          <table:table-cell office:value-type="float" office:value="22.58" calcext:value-type="float">
            <text:p>22.58</text:p>
          </table:table-cell>
          <table:table-cell office:value-type="string" calcext:value-type="string">
            <text:p>apollon098</text:p>
          </table:table-cell>
          <table:table-cell office:value-type="float" office:value="20.95" calcext:value-type="float">
            <text:p>20.9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7_label4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47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058076719" calcext:value-type="float">
            <text:p>2.058076719</text:p>
          </table:table-cell>
          <table:table-cell office:value-type="float" office:value="2.205405323999" calcext:value-type="float">
            <text:p>2.205405323999</text:p>
          </table:table-cell>
          <table:table-cell office:value-type="float" office:value="80.441344" calcext:value-type="float">
            <text:p>80.441344</text:p>
          </table:table-cell>
          <table:table-cell office:value-type="float" office:value="22.58" calcext:value-type="float">
            <text:p>22.58</text:p>
          </table:table-cell>
          <table:table-cell office:value-type="string" calcext:value-type="string">
            <text:p>apollon073</text:p>
          </table:table-cell>
          <table:table-cell office:value-type="float" office:value="20.95" calcext:value-type="float">
            <text:p>20.9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7_label4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49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092113847" calcext:value-type="float">
            <text:p>2.092113847</text:p>
          </table:table-cell>
          <table:table-cell office:value-type="float" office:value="2.24144890904427" calcext:value-type="float">
            <text:p>2.24144890904427</text:p>
          </table:table-cell>
          <table:table-cell office:value-type="float" office:value="80.584704" calcext:value-type="float">
            <text:p>80.584704</text:p>
          </table:table-cell>
          <table:table-cell office:value-type="float" office:value="22.58" calcext:value-type="float">
            <text:p>22.58</text:p>
          </table:table-cell>
          <table:table-cell office:value-type="string" calcext:value-type="string">
            <text:p>apollon059</text:p>
          </table:table-cell>
          <table:table-cell office:value-type="float" office:value="20.95" calcext:value-type="float">
            <text:p>20.9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7_label5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5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5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5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5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55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292364725" calcext:value-type="float">
            <text:p>2.292364725</text:p>
          </table:table-cell>
          <table:table-cell office:value-type="float" office:value="2.46139756310731" calcext:value-type="float">
            <text:p>2.46139756310731</text:p>
          </table:table-cell>
          <table:table-cell office:value-type="float" office:value="80.351232" calcext:value-type="float">
            <text:p>80.351232</text:p>
          </table:table-cell>
          <table:table-cell office:value-type="float" office:value="22.58" calcext:value-type="float">
            <text:p>22.58</text:p>
          </table:table-cell>
          <table:table-cell office:value-type="string" calcext:value-type="string">
            <text:p>apollon059</text:p>
          </table:table-cell>
          <table:table-cell office:value-type="float" office:value="20.95" calcext:value-type="float">
            <text:p>20.9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7_label5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7_label57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285311122" calcext:value-type="float">
            <text:p>2.285311122</text:p>
          </table:table-cell>
          <table:table-cell office:value-type="float" office:value="2.44114432111382" calcext:value-type="float">
            <text:p>2.44114432111382</text:p>
          </table:table-cell>
          <table:table-cell office:value-type="float" office:value="80.56832" calcext:value-type="float">
            <text:p>80.56832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pollon109</text:p>
          </table:table-cell>
          <table:table-cell office:value-type="float" office:value="20.76" calcext:value-type="float">
            <text:p>20.7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7_label58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147877354" calcext:value-type="float">
            <text:p>2.147877354</text:p>
          </table:table-cell>
          <table:table-cell office:value-type="float" office:value="2.30534927779809" calcext:value-type="float">
            <text:p>2.30534927779809</text:p>
          </table:table-cell>
          <table:table-cell office:value-type="float" office:value="80.367616" calcext:value-type="float">
            <text:p>80.367616</text:p>
          </table:table-cell>
          <table:table-cell office:value-type="float" office:value="22.58" calcext:value-type="float">
            <text:p>22.58</text:p>
          </table:table-cell>
          <table:table-cell office:value-type="string" calcext:value-type="string">
            <text:p>apollon073</text:p>
          </table:table-cell>
          <table:table-cell office:value-type="float" office:value="20.95" calcext:value-type="float">
            <text:p>20.9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7_label5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0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01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27003821" calcext:value-type="float">
            <text:p>2.27003821</text:p>
          </table:table-cell>
          <table:table-cell office:value-type="float" office:value="2.41348240477964" calcext:value-type="float">
            <text:p>2.41348240477964</text:p>
          </table:table-cell>
          <table:table-cell office:value-type="float" office:value="75.464704" calcext:value-type="float">
            <text:p>75.464704</text:p>
          </table:table-cell>
          <table:table-cell office:value-type="float" office:value="11.68" calcext:value-type="float">
            <text:p>11.68</text:p>
          </table:table-cell>
          <table:table-cell office:value-type="string" calcext:value-type="string">
            <text:p>apollon020</text:p>
          </table:table-cell>
          <table:table-cell office:value-type="float" office:value="19.49" calcext:value-type="float">
            <text:p>19.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8_label02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425969581" calcext:value-type="float">
            <text:p>2.425969581</text:p>
          </table:table-cell>
          <table:table-cell office:value-type="float" office:value="2.57341794413514" calcext:value-type="float">
            <text:p>2.57341794413514</text:p>
          </table:table-cell>
          <table:table-cell office:value-type="float" office:value="75.481088" calcext:value-type="float">
            <text:p>75.481088</text:p>
          </table:table-cell>
          <table:table-cell office:value-type="float" office:value="11.68" calcext:value-type="float">
            <text:p>11.68</text:p>
          </table:table-cell>
          <table:table-cell office:value-type="string" calcext:value-type="string">
            <text:p>apollon029</text:p>
          </table:table-cell>
          <table:table-cell office:value-type="float" office:value="19.49" calcext:value-type="float">
            <text:p>19.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8_label0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0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0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06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352789556" calcext:value-type="float">
            <text:p>2.352789556</text:p>
          </table:table-cell>
          <table:table-cell office:value-type="float" office:value="2.50937855290249" calcext:value-type="float">
            <text:p>2.50937855290249</text:p>
          </table:table-cell>
          <table:table-cell office:value-type="float" office:value="75.718656" calcext:value-type="float">
            <text:p>75.718656</text:p>
          </table:table-cell>
          <table:table-cell office:value-type="float" office:value="11.68" calcext:value-type="float">
            <text:p>11.68</text:p>
          </table:table-cell>
          <table:table-cell office:value-type="string" calcext:value-type="string">
            <text:p>apollon014</text:p>
          </table:table-cell>
          <table:table-cell office:value-type="float" office:value="19.49" calcext:value-type="float">
            <text:p>19.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8_label07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241728138" calcext:value-type="float">
            <text:p>2.241728138</text:p>
          </table:table-cell>
          <table:table-cell office:value-type="float" office:value="2.37728237104602" calcext:value-type="float">
            <text:p>2.37728237104602</text:p>
          </table:table-cell>
          <table:table-cell office:value-type="float" office:value="75.730944" calcext:value-type="float">
            <text:p>75.730944</text:p>
          </table:table-cell>
          <table:table-cell office:value-type="float" office:value="11.68" calcext:value-type="float">
            <text:p>11.68</text:p>
          </table:table-cell>
          <table:table-cell office:value-type="string" calcext:value-type="string">
            <text:p>apollon019</text:p>
          </table:table-cell>
          <table:table-cell office:value-type="float" office:value="19.49" calcext:value-type="float">
            <text:p>19.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8_label0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0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1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1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12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487054636" calcext:value-type="float">
            <text:p>2.487054636</text:p>
          </table:table-cell>
          <table:table-cell office:value-type="float" office:value="2.65331925707869" calcext:value-type="float">
            <text:p>2.65331925707869</text:p>
          </table:table-cell>
          <table:table-cell office:value-type="float" office:value="75.440128" calcext:value-type="float">
            <text:p>75.440128</text:p>
          </table:table-cell>
          <table:table-cell office:value-type="float" office:value="12.22" calcext:value-type="float">
            <text:p>12.22</text:p>
          </table:table-cell>
          <table:table-cell office:value-type="string" calcext:value-type="string">
            <text:p>apollon011</text:p>
          </table:table-cell>
          <table:table-cell office:value-type="float" office:value="19.67" calcext:value-type="float">
            <text:p>19.6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8_label13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346787329" calcext:value-type="float">
            <text:p>2.346787329</text:p>
          </table:table-cell>
          <table:table-cell office:value-type="float" office:value="2.49355635605752" calcext:value-type="float">
            <text:p>2.49355635605752</text:p>
          </table:table-cell>
          <table:table-cell office:value-type="float" office:value="75.575296" calcext:value-type="float">
            <text:p>75.575296</text:p>
          </table:table-cell>
          <table:table-cell office:value-type="float" office:value="11.68" calcext:value-type="float">
            <text:p>11.68</text:p>
          </table:table-cell>
          <table:table-cell office:value-type="string" calcext:value-type="string">
            <text:p>apollon014</text:p>
          </table:table-cell>
          <table:table-cell office:value-type="float" office:value="19.49" calcext:value-type="float">
            <text:p>19.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8_label14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276745638" calcext:value-type="float">
            <text:p>2.276745638</text:p>
          </table:table-cell>
          <table:table-cell office:value-type="float" office:value="2.42151086684316" calcext:value-type="float">
            <text:p>2.42151086684316</text:p>
          </table:table-cell>
          <table:table-cell office:value-type="float" office:value="75.563008" calcext:value-type="float">
            <text:p>75.563008</text:p>
          </table:table-cell>
          <table:table-cell office:value-type="float" office:value="12.11" calcext:value-type="float">
            <text:p>12.11</text:p>
          </table:table-cell>
          <table:table-cell office:value-type="string" calcext:value-type="string">
            <text:p>apollon014</text:p>
          </table:table-cell>
          <table:table-cell office:value-type="float" office:value="19.58" calcext:value-type="float">
            <text:p>19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8_label1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16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52736283" calcext:value-type="float">
            <text:p>2.52736283</text:p>
          </table:table-cell>
          <table:table-cell office:value-type="float" office:value="2.67710177809931" calcext:value-type="float">
            <text:p>2.67710177809931</text:p>
          </table:table-cell>
          <table:table-cell office:value-type="float" office:value="75.706368" calcext:value-type="float">
            <text:p>75.706368</text:p>
          </table:table-cell>
          <table:table-cell office:value-type="float" office:value="12.11" calcext:value-type="float">
            <text:p>12.11</text:p>
          </table:table-cell>
          <table:table-cell office:value-type="string" calcext:value-type="string">
            <text:p>apollon024</text:p>
          </table:table-cell>
          <table:table-cell office:value-type="float" office:value="19.58" calcext:value-type="float">
            <text:p>19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8_label1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18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510405226" calcext:value-type="float">
            <text:p>2.510405226</text:p>
          </table:table-cell>
          <table:table-cell office:value-type="float" office:value="2.66533101303503" calcext:value-type="float">
            <text:p>2.66533101303503</text:p>
          </table:table-cell>
          <table:table-cell office:value-type="float" office:value="75.69408" calcext:value-type="float">
            <text:p>75.69408</text:p>
          </table:table-cell>
          <table:table-cell office:value-type="float" office:value="11.68" calcext:value-type="float">
            <text:p>11.68</text:p>
          </table:table-cell>
          <table:table-cell office:value-type="string" calcext:value-type="string">
            <text:p>apollon072</text:p>
          </table:table-cell>
          <table:table-cell office:value-type="float" office:value="19.49" calcext:value-type="float">
            <text:p>19.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8_label19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398898021" calcext:value-type="float">
            <text:p>2.398898021</text:p>
          </table:table-cell>
          <table:table-cell office:value-type="float" office:value="2.5613445979543" calcext:value-type="float">
            <text:p>2.5613445979543</text:p>
          </table:table-cell>
          <table:table-cell office:value-type="float" office:value="75.48928" calcext:value-type="float">
            <text:p>75.48928</text:p>
          </table:table-cell>
          <table:table-cell office:value-type="float" office:value="11.68" calcext:value-type="float">
            <text:p>11.68</text:p>
          </table:table-cell>
          <table:table-cell office:value-type="string" calcext:value-type="string">
            <text:p>apollon045</text:p>
          </table:table-cell>
          <table:table-cell office:value-type="float" office:value="19.49" calcext:value-type="float">
            <text:p>19.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8_label20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360150798" calcext:value-type="float">
            <text:p>2.360150798</text:p>
          </table:table-cell>
          <table:table-cell office:value-type="float" office:value="2.50516587402672" calcext:value-type="float">
            <text:p>2.50516587402672</text:p>
          </table:table-cell>
          <table:table-cell office:value-type="float" office:value="75.583488" calcext:value-type="float">
            <text:p>75.583488</text:p>
          </table:table-cell>
          <table:table-cell office:value-type="float" office:value="11.68" calcext:value-type="float">
            <text:p>11.68</text:p>
          </table:table-cell>
          <table:table-cell office:value-type="string" calcext:value-type="string">
            <text:p>apollon010</text:p>
          </table:table-cell>
          <table:table-cell office:value-type="float" office:value="19.49" calcext:value-type="float">
            <text:p>19.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8_label2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22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317615624" calcext:value-type="float">
            <text:p>2.317615624</text:p>
          </table:table-cell>
          <table:table-cell office:value-type="float" office:value="2.47710279701278" calcext:value-type="float">
            <text:p>2.47710279701278</text:p>
          </table:table-cell>
          <table:table-cell office:value-type="float" office:value="75.702272" calcext:value-type="float">
            <text:p>75.702272</text:p>
          </table:table-cell>
          <table:table-cell office:value-type="float" office:value="12.49" calcext:value-type="float">
            <text:p>12.49</text:p>
          </table:table-cell>
          <table:table-cell office:value-type="string" calcext:value-type="string">
            <text:p>apollon021</text:p>
          </table:table-cell>
          <table:table-cell office:value-type="float" office:value="19.67" calcext:value-type="float">
            <text:p>19.6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8_label23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445879539" calcext:value-type="float">
            <text:p>2.445879539</text:p>
          </table:table-cell>
          <table:table-cell office:value-type="float" office:value="2.59742782404646" calcext:value-type="float">
            <text:p>2.59742782404646</text:p>
          </table:table-cell>
          <table:table-cell office:value-type="float" office:value="75.452416" calcext:value-type="float">
            <text:p>75.452416</text:p>
          </table:table-cell>
          <table:table-cell office:value-type="float" office:value="11.68" calcext:value-type="float">
            <text:p>11.68</text:p>
          </table:table-cell>
          <table:table-cell office:value-type="string" calcext:value-type="string">
            <text:p>apollon065</text:p>
          </table:table-cell>
          <table:table-cell office:value-type="float" office:value="19.49" calcext:value-type="float">
            <text:p>19.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8_label2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2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2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27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328319719" calcext:value-type="float">
            <text:p>2.328319719</text:p>
          </table:table-cell>
          <table:table-cell office:value-type="float" office:value="2.47339056106284" calcext:value-type="float">
            <text:p>2.47339056106284</text:p>
          </table:table-cell>
          <table:table-cell office:value-type="float" office:value="75.595776" calcext:value-type="float">
            <text:p>75.595776</text:p>
          </table:table-cell>
          <table:table-cell office:value-type="float" office:value="11.68" calcext:value-type="float">
            <text:p>11.68</text:p>
          </table:table-cell>
          <table:table-cell office:value-type="string" calcext:value-type="string">
            <text:p>apollon152</text:p>
          </table:table-cell>
          <table:table-cell office:value-type="float" office:value="19.49" calcext:value-type="float">
            <text:p>19.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8_label2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2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3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31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226718136" calcext:value-type="float">
            <text:p>2.226718136</text:p>
          </table:table-cell>
          <table:table-cell office:value-type="float" office:value="2.36147083714604" calcext:value-type="float">
            <text:p>2.36147083714604</text:p>
          </table:table-cell>
          <table:table-cell office:value-type="float" office:value="75.730944" calcext:value-type="float">
            <text:p>75.730944</text:p>
          </table:table-cell>
          <table:table-cell office:value-type="float" office:value="11.68" calcext:value-type="float">
            <text:p>11.68</text:p>
          </table:table-cell>
          <table:table-cell office:value-type="string" calcext:value-type="string">
            <text:p>apollon014</text:p>
          </table:table-cell>
          <table:table-cell office:value-type="float" office:value="19.49" calcext:value-type="float">
            <text:p>19.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8_label32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768413781" calcext:value-type="float">
            <text:p>2.768413781</text:p>
          </table:table-cell>
          <table:table-cell office:value-type="float" office:value="2.94938271283172" calcext:value-type="float">
            <text:p>2.94938271283172</text:p>
          </table:table-cell>
          <table:table-cell office:value-type="float" office:value="75.587584" calcext:value-type="float">
            <text:p>75.587584</text:p>
          </table:table-cell>
          <table:table-cell office:value-type="float" office:value="12.11" calcext:value-type="float">
            <text:p>12.11</text:p>
          </table:table-cell>
          <table:table-cell office:value-type="string" calcext:value-type="string">
            <text:p>apollon059</text:p>
          </table:table-cell>
          <table:table-cell office:value-type="float" office:value="19.58" calcext:value-type="float">
            <text:p>19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8_label3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34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412085546" calcext:value-type="float">
            <text:p>2.412085546</text:p>
          </table:table-cell>
          <table:table-cell office:value-type="float" office:value="2.56898582587019" calcext:value-type="float">
            <text:p>2.56898582587019</text:p>
          </table:table-cell>
          <table:table-cell office:value-type="float" office:value="75.55072" calcext:value-type="float">
            <text:p>75.55072</text:p>
          </table:table-cell>
          <table:table-cell office:value-type="float" office:value="11.68" calcext:value-type="float">
            <text:p>11.68</text:p>
          </table:table-cell>
          <table:table-cell office:value-type="string" calcext:value-type="string">
            <text:p>apollon048</text:p>
          </table:table-cell>
          <table:table-cell office:value-type="float" office:value="19.49" calcext:value-type="float">
            <text:p>19.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8_label3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3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3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3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3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4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41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258795885" calcext:value-type="float">
            <text:p>2.258795885</text:p>
          </table:table-cell>
          <table:table-cell office:value-type="float" office:value="2.40939146908931" calcext:value-type="float">
            <text:p>2.40939146908931</text:p>
          </table:table-cell>
          <table:table-cell office:value-type="float" office:value="75.481088" calcext:value-type="float">
            <text:p>75.481088</text:p>
          </table:table-cell>
          <table:table-cell office:value-type="float" office:value="12.49" calcext:value-type="float">
            <text:p>12.49</text:p>
          </table:table-cell>
          <table:table-cell office:value-type="string" calcext:value-type="string">
            <text:p>apollon113</text:p>
          </table:table-cell>
          <table:table-cell office:value-type="float" office:value="19.67" calcext:value-type="float">
            <text:p>19.6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8_label42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883236412" calcext:value-type="float">
            <text:p>2.883236412</text:p>
          </table:table-cell>
          <table:table-cell office:value-type="float" office:value="3.04079036111943" calcext:value-type="float">
            <text:p>3.04079036111943</text:p>
          </table:table-cell>
          <table:table-cell office:value-type="float" office:value="75.444224" calcext:value-type="float">
            <text:p>75.444224</text:p>
          </table:table-cell>
          <table:table-cell office:value-type="float" office:value="12.11" calcext:value-type="float">
            <text:p>12.11</text:p>
          </table:table-cell>
          <table:table-cell office:value-type="string" calcext:value-type="string">
            <text:p>apollon122</text:p>
          </table:table-cell>
          <table:table-cell office:value-type="float" office:value="19.58" calcext:value-type="float">
            <text:p>19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8_label4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4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45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324126509" calcext:value-type="float">
            <text:p>2.324126509</text:p>
          </table:table-cell>
          <table:table-cell office:value-type="float" office:value="2.46948473597877" calcext:value-type="float">
            <text:p>2.46948473597877</text:p>
          </table:table-cell>
          <table:table-cell office:value-type="float" office:value="75.726848" calcext:value-type="float">
            <text:p>75.726848</text:p>
          </table:table-cell>
          <table:table-cell office:value-type="float" office:value="11.68" calcext:value-type="float">
            <text:p>11.68</text:p>
          </table:table-cell>
          <table:table-cell office:value-type="string" calcext:value-type="string">
            <text:p>apollon107</text:p>
          </table:table-cell>
          <table:table-cell office:value-type="float" office:value="19.49" calcext:value-type="float">
            <text:p>19.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8_label46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398484731" calcext:value-type="float">
            <text:p>2.398484731</text:p>
          </table:table-cell>
          <table:table-cell office:value-type="float" office:value="2.55337690608576" calcext:value-type="float">
            <text:p>2.55337690608576</text:p>
          </table:table-cell>
          <table:table-cell office:value-type="float" office:value="75.6736" calcext:value-type="float">
            <text:p>75.6736</text:p>
          </table:table-cell>
          <table:table-cell office:value-type="float" office:value="11.68" calcext:value-type="float">
            <text:p>11.68</text:p>
          </table:table-cell>
          <table:table-cell office:value-type="string" calcext:value-type="string">
            <text:p>apollon073</text:p>
          </table:table-cell>
          <table:table-cell office:value-type="float" office:value="19.49" calcext:value-type="float">
            <text:p>19.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8_label4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48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552323346" calcext:value-type="float">
            <text:p>2.552323346</text:p>
          </table:table-cell>
          <table:table-cell office:value-type="float" office:value="2.70895561901852" calcext:value-type="float">
            <text:p>2.70895561901852</text:p>
          </table:table-cell>
          <table:table-cell office:value-type="float" office:value="75.993088" calcext:value-type="float">
            <text:p>75.993088</text:p>
          </table:table-cell>
          <table:table-cell office:value-type="float" office:value="11.68" calcext:value-type="float">
            <text:p>11.68</text:p>
          </table:table-cell>
          <table:table-cell office:value-type="string" calcext:value-type="string">
            <text:p>apollon110</text:p>
          </table:table-cell>
          <table:table-cell office:value-type="float" office:value="19.49" calcext:value-type="float">
            <text:p>19.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8_label4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50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2657705" calcext:value-type="float">
            <text:p>2.2657705</text:p>
          </table:table-cell>
          <table:table-cell office:value-type="float" office:value="2.40932295122184" calcext:value-type="float">
            <text:p>2.40932295122184</text:p>
          </table:table-cell>
          <table:table-cell office:value-type="float" office:value="75.726848" calcext:value-type="float">
            <text:p>75.726848</text:p>
          </table:table-cell>
          <table:table-cell office:value-type="float" office:value="11.68" calcext:value-type="float">
            <text:p>11.68</text:p>
          </table:table-cell>
          <table:table-cell office:value-type="string" calcext:value-type="string">
            <text:p>apollon071</text:p>
          </table:table-cell>
          <table:table-cell office:value-type="float" office:value="19.49" calcext:value-type="float">
            <text:p>19.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8_label5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52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2.420905845" calcext:value-type="float">
            <text:p>2.420905845</text:p>
          </table:table-cell>
          <table:table-cell office:value-type="float" office:value="2.58525803987868" calcext:value-type="float">
            <text:p>2.58525803987868</text:p>
          </table:table-cell>
          <table:table-cell office:value-type="float" office:value="75.669504" calcext:value-type="float">
            <text:p>75.669504</text:p>
          </table:table-cell>
          <table:table-cell office:value-type="float" office:value="11.68" calcext:value-type="float">
            <text:p>11.68</text:p>
          </table:table-cell>
          <table:table-cell office:value-type="string" calcext:value-type="string">
            <text:p>apollon105</text:p>
          </table:table-cell>
          <table:table-cell office:value-type="float" office:value="19.49" calcext:value-type="float">
            <text:p>19.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8_label5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5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5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5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5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5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8_label5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0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01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4.984989545" calcext:value-type="float">
            <text:p>4.984989545</text:p>
          </table:table-cell>
          <table:table-cell office:value-type="float" office:value="5.13743391307071" calcext:value-type="float">
            <text:p>5.13743391307071</text:p>
          </table:table-cell>
          <table:table-cell office:value-type="float" office:value="156.95872" calcext:value-type="float">
            <text:p>156.95872</text:p>
          </table:table-cell>
          <table:table-cell office:value-type="float" office:value="7.91" calcext:value-type="float">
            <text:p>7.91</text:p>
          </table:table-cell>
          <table:table-cell office:value-type="string" calcext:value-type="string">
            <text:p>apollon098</text:p>
          </table:table-cell>
          <table:table-cell office:value-type="float" office:value="11.54" calcext:value-type="float">
            <text:p>11.5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9_label0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03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5.12793833" calcext:value-type="float">
            <text:p>5.12793833</text:p>
          </table:table-cell>
          <table:table-cell office:value-type="float" office:value="5.28951621893793" calcext:value-type="float">
            <text:p>5.28951621893793</text:p>
          </table:table-cell>
          <table:table-cell office:value-type="float" office:value="156.966912" calcext:value-type="float">
            <text:p>156.966912</text:p>
          </table:table-cell>
          <table:table-cell office:value-type="float" office:value="11.46" calcext:value-type="float">
            <text:p>11.46</text:p>
          </table:table-cell>
          <table:table-cell office:value-type="string" calcext:value-type="string">
            <text:p>apollon140</text:p>
          </table:table-cell>
          <table:table-cell office:value-type="float" office:value="17.17" calcext:value-type="float">
            <text:p>17.1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9_label0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0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0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0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0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09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5.175401888" calcext:value-type="float">
            <text:p>5.175401888</text:p>
          </table:table-cell>
          <table:table-cell office:value-type="float" office:value="5.35775528009981" calcext:value-type="float">
            <text:p>5.35775528009981</text:p>
          </table:table-cell>
          <table:table-cell office:value-type="float" office:value="156.971008" calcext:value-type="float">
            <text:p>156.971008</text:p>
          </table:table-cell>
          <table:table-cell office:value-type="float" office:value="11.58" calcext:value-type="float">
            <text:p>11.58</text:p>
          </table:table-cell>
          <table:table-cell office:value-type="string" calcext:value-type="string">
            <text:p>apollon080</text:p>
          </table:table-cell>
          <table:table-cell office:value-type="float" office:value="17.21" calcext:value-type="float">
            <text:p>17.2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9_label10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5.250769802" calcext:value-type="float">
            <text:p>5.250769802</text:p>
          </table:table-cell>
          <table:table-cell office:value-type="float" office:value="5.40128535195254" calcext:value-type="float">
            <text:p>5.40128535195254</text:p>
          </table:table-cell>
          <table:table-cell office:value-type="float" office:value="156.971008" calcext:value-type="float">
            <text:p>156.971008</text:p>
          </table:table-cell>
          <table:table-cell office:value-type="float" office:value="11.69" calcext:value-type="float">
            <text:p>11.69</text:p>
          </table:table-cell>
          <table:table-cell office:value-type="string" calcext:value-type="string">
            <text:p>apollon020</text:p>
          </table:table-cell>
          <table:table-cell office:value-type="float" office:value="17.24" calcext:value-type="float">
            <text:p>17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9_label1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1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1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1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1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1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17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5.456050917" calcext:value-type="float">
            <text:p>5.456050917</text:p>
          </table:table-cell>
          <table:table-cell office:value-type="float" office:value="5.62156795011833" calcext:value-type="float">
            <text:p>5.62156795011833</text:p>
          </table:table-cell>
          <table:table-cell office:value-type="float" office:value="156.594176" calcext:value-type="float">
            <text:p>156.594176</text:p>
          </table:table-cell>
          <table:table-cell office:value-type="float" office:value="11.58" calcext:value-type="float">
            <text:p>11.58</text:p>
          </table:table-cell>
          <table:table-cell office:value-type="string" calcext:value-type="string">
            <text:p>apollon153</text:p>
          </table:table-cell>
          <table:table-cell office:value-type="float" office:value="17.21" calcext:value-type="float">
            <text:p>17.2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9_label18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5.198299558" calcext:value-type="float">
            <text:p>5.198299558</text:p>
          </table:table-cell>
          <table:table-cell office:value-type="float" office:value="5.36135172098875" calcext:value-type="float">
            <text:p>5.36135172098875</text:p>
          </table:table-cell>
          <table:table-cell office:value-type="float" office:value="156.602368" calcext:value-type="float">
            <text:p>156.602368</text:p>
          </table:table-cell>
          <table:table-cell office:value-type="float" office:value="11.58" calcext:value-type="float">
            <text:p>11.58</text:p>
          </table:table-cell>
          <table:table-cell office:value-type="string" calcext:value-type="string">
            <text:p>apollon100</text:p>
          </table:table-cell>
          <table:table-cell office:value-type="float" office:value="17.21" calcext:value-type="float">
            <text:p>17.2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9_label19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5.517229918" calcext:value-type="float">
            <text:p>5.517229918</text:p>
          </table:table-cell>
          <table:table-cell office:value-type="float" office:value="5.68125143414363" calcext:value-type="float">
            <text:p>5.68125143414363</text:p>
          </table:table-cell>
          <table:table-cell office:value-type="float" office:value="156.962816" calcext:value-type="float">
            <text:p>156.962816</text:p>
          </table:table-cell>
          <table:table-cell office:value-type="float" office:value="11.58" calcext:value-type="float">
            <text:p>11.58</text:p>
          </table:table-cell>
          <table:table-cell office:value-type="string" calcext:value-type="string">
            <text:p>apollon029</text:p>
          </table:table-cell>
          <table:table-cell office:value-type="float" office:value="17.21" calcext:value-type="float">
            <text:p>17.2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9_label2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2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22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5.302492039" calcext:value-type="float">
            <text:p>5.302492039</text:p>
          </table:table-cell>
          <table:table-cell office:value-type="float" office:value="5.46492151590064" calcext:value-type="float">
            <text:p>5.46492151590064</text:p>
          </table:table-cell>
          <table:table-cell office:value-type="float" office:value="156.975104" calcext:value-type="float">
            <text:p>156.975104</text:p>
          </table:table-cell>
          <table:table-cell office:value-type="float" office:value="7.91" calcext:value-type="float">
            <text:p>7.91</text:p>
          </table:table-cell>
          <table:table-cell office:value-type="string" calcext:value-type="string">
            <text:p>apollon135</text:p>
          </table:table-cell>
          <table:table-cell office:value-type="float" office:value="11.54" calcext:value-type="float">
            <text:p>11.5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9_label2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2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2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2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27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5.337885569" calcext:value-type="float">
            <text:p>5.337885569</text:p>
          </table:table-cell>
          <table:table-cell office:value-type="float" office:value="5.51307282806374" calcext:value-type="float">
            <text:p>5.51307282806374</text:p>
          </table:table-cell>
          <table:table-cell office:value-type="float" office:value="157.007872" calcext:value-type="float">
            <text:p>157.007872</text:p>
          </table:table-cell>
          <table:table-cell office:value-type="float" office:value="7.91" calcext:value-type="float">
            <text:p>7.91</text:p>
          </table:table-cell>
          <table:table-cell office:value-type="string" calcext:value-type="string">
            <text:p>apollon077</text:p>
          </table:table-cell>
          <table:table-cell office:value-type="float" office:value="11.54" calcext:value-type="float">
            <text:p>11.5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9_label28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5.136794918" calcext:value-type="float">
            <text:p>5.136794918</text:p>
          </table:table-cell>
          <table:table-cell office:value-type="float" office:value="5.30214047222398" calcext:value-type="float">
            <text:p>5.30214047222398</text:p>
          </table:table-cell>
          <table:table-cell office:value-type="float" office:value="156.561408" calcext:value-type="float">
            <text:p>156.561408</text:p>
          </table:table-cell>
          <table:table-cell office:value-type="float" office:value="7.91" calcext:value-type="float">
            <text:p>7.91</text:p>
          </table:table-cell>
          <table:table-cell office:value-type="string" calcext:value-type="string">
            <text:p>apollon079</text:p>
          </table:table-cell>
          <table:table-cell office:value-type="float" office:value="11.54" calcext:value-type="float">
            <text:p>11.5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9_label2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3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31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5.102966263" calcext:value-type="float">
            <text:p>5.102966263</text:p>
          </table:table-cell>
          <table:table-cell office:value-type="float" office:value="5.25318107404746" calcext:value-type="float">
            <text:p>5.25318107404746</text:p>
          </table:table-cell>
          <table:table-cell office:value-type="float" office:value="156.966912" calcext:value-type="float">
            <text:p>156.966912</text:p>
          </table:table-cell>
          <table:table-cell office:value-type="float" office:value="7.91" calcext:value-type="float">
            <text:p>7.91</text:p>
          </table:table-cell>
          <table:table-cell office:value-type="string" calcext:value-type="string">
            <text:p>apollon109</text:p>
          </table:table-cell>
          <table:table-cell office:value-type="float" office:value="11.54" calcext:value-type="float">
            <text:p>11.5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9_label3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3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3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3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3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3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3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39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4.825049012" calcext:value-type="float">
            <text:p>4.825049012</text:p>
          </table:table-cell>
          <table:table-cell office:value-type="float" office:value="4.95725628104992" calcext:value-type="float">
            <text:p>4.95725628104992</text:p>
          </table:table-cell>
          <table:table-cell office:value-type="float" office:value="156.5696" calcext:value-type="float">
            <text:p>156.5696</text:p>
          </table:table-cell>
          <table:table-cell office:value-type="float" office:value="7.91" calcext:value-type="float">
            <text:p>7.91</text:p>
          </table:table-cell>
          <table:table-cell office:value-type="string" calcext:value-type="string">
            <text:p>apollon154</text:p>
          </table:table-cell>
          <table:table-cell office:value-type="float" office:value="11.54" calcext:value-type="float">
            <text:p>11.5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9_label4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4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4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4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4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4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4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4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4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4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50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5.281015221" calcext:value-type="float">
            <text:p>5.281015221</text:p>
          </table:table-cell>
          <table:table-cell office:value-type="float" office:value="5.4334797190968" calcext:value-type="float">
            <text:p>5.4334797190968</text:p>
          </table:table-cell>
          <table:table-cell office:value-type="float" office:value="156.585984" calcext:value-type="float">
            <text:p>156.585984</text:p>
          </table:table-cell>
          <table:table-cell office:value-type="float" office:value="11.46" calcext:value-type="float">
            <text:p>11.46</text:p>
          </table:table-cell>
          <table:table-cell office:value-type="string" calcext:value-type="string">
            <text:p>apollon048</text:p>
          </table:table-cell>
          <table:table-cell office:value-type="float" office:value="17.17" calcext:value-type="float">
            <text:p>17.1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9_label5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52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5.36855238" calcext:value-type="float">
            <text:p>5.36855238</text:p>
          </table:table-cell>
          <table:table-cell office:value-type="float" office:value="5.52540320204571" calcext:value-type="float">
            <text:p>5.52540320204571</text:p>
          </table:table-cell>
          <table:table-cell office:value-type="float" office:value="156.95872" calcext:value-type="float">
            <text:p>156.95872</text:p>
          </table:table-cell>
          <table:table-cell office:value-type="float" office:value="11.46" calcext:value-type="float">
            <text:p>11.46</text:p>
          </table:table-cell>
          <table:table-cell office:value-type="string" calcext:value-type="string">
            <text:p>apollon046</text:p>
          </table:table-cell>
          <table:table-cell office:value-type="float" office:value="17.17" calcext:value-type="float">
            <text:p>17.1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9_label5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54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5.475584131" calcext:value-type="float">
            <text:p>5.475584131</text:p>
          </table:table-cell>
          <table:table-cell office:value-type="float" office:value="5.62529444997199" calcext:value-type="float">
            <text:p>5.62529444997199</text:p>
          </table:table-cell>
          <table:table-cell office:value-type="float" office:value="156.442624" calcext:value-type="float">
            <text:p>156.442624</text:p>
          </table:table-cell>
          <table:table-cell office:value-type="float" office:value="11.46" calcext:value-type="float">
            <text:p>11.46</text:p>
          </table:table-cell>
          <table:table-cell office:value-type="string" calcext:value-type="string">
            <text:p>apollon144</text:p>
          </table:table-cell>
          <table:table-cell office:value-type="float" office:value="17.17" calcext:value-type="float">
            <text:p>17.1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9_label55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5.50089952" calcext:value-type="float">
            <text:p>5.50089952</text:p>
          </table:table-cell>
          <table:table-cell office:value-type="float" office:value="5.66124630603008" calcext:value-type="float">
            <text:p>5.66124630603008</text:p>
          </table:table-cell>
          <table:table-cell office:value-type="float" office:value="156.573696" calcext:value-type="float">
            <text:p>156.573696</text:p>
          </table:table-cell>
          <table:table-cell office:value-type="float" office:value="11.46" calcext:value-type="float">
            <text:p>11.46</text:p>
          </table:table-cell>
          <table:table-cell office:value-type="string" calcext:value-type="string">
            <text:p>apollon015</text:p>
          </table:table-cell>
          <table:table-cell office:value-type="float" office:value="17.17" calcext:value-type="float">
            <text:p>17.1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rers2012/Problem19_label5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5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5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rers2012/Problem19_label59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5.318720194" calcext:value-type="float">
            <text:p>5.318720194</text:p>
          </table:table-cell>
          <table:table-cell office:value-type="float" office:value="5.46544747496955" calcext:value-type="float">
            <text:p>5.46544747496955</text:p>
          </table:table-cell>
          <table:table-cell office:value-type="float" office:value="157.007872" calcext:value-type="float">
            <text:p>157.007872</text:p>
          </table:table-cell>
          <table:table-cell office:value-type="float" office:value="11.58" calcext:value-type="float">
            <text:p>11.58</text:p>
          </table:table-cell>
          <table:table-cell office:value-type="string" calcext:value-type="string">
            <text:p>apollon019</text:p>
          </table:table-cell>
          <table:table-cell office:value-type="float" office:value="17.21" calcext:value-type="float">
            <text:p>17.2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programs/Problem101_label0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1_label0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1_label0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1_label0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1_label0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1_label0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1_label06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48.301770819" calcext:value-type="float">
            <text:p>48.301770819</text:p>
          </table:table-cell>
          <table:table-cell office:value-type="float" office:value="48.469418425113" calcext:value-type="float">
            <text:p>48.469418425113</text:p>
          </table:table-cell>
          <table:table-cell office:value-type="float" office:value="766.722048" calcext:value-type="float">
            <text:p>766.722048</text:p>
          </table:table-cell>
          <table:table-cell office:value-type="float" office:value="10.48" calcext:value-type="float">
            <text:p>10.48</text:p>
          </table:table-cell>
          <table:table-cell office:value-type="string" calcext:value-type="string">
            <text:p>apollon100</text:p>
          </table:table-cell>
          <table:table-cell office:value-type="float" office:value="13.91" calcext:value-type="float">
            <text:p>13.9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programs/Problem101_label0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1_label0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1_label0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1_label1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1_label1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1_label1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1_label1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1_label1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1_label1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1_label1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1_label1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1_label1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1_label19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43.000733339" calcext:value-type="float">
            <text:p>43.000733339</text:p>
          </table:table-cell>
          <table:table-cell office:value-type="float" office:value="43.1454439088702" calcext:value-type="float">
            <text:p>43.1454439088702</text:p>
          </table:table-cell>
          <table:table-cell office:value-type="float" office:value="769.527808" calcext:value-type="float">
            <text:p>769.527808</text:p>
          </table:table-cell>
          <table:table-cell office:value-type="float" office:value="10.45" calcext:value-type="float">
            <text:p>10.45</text:p>
          </table:table-cell>
          <table:table-cell office:value-type="string" calcext:value-type="string">
            <text:p>apollon106</text:p>
          </table:table-cell>
          <table:table-cell office:value-type="float" office:value="13.9" calcext:value-type="float">
            <text:p>13.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programs/Problem101_label2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1_label2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1_label2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1_label2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0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0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0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03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88.968539513" calcext:value-type="float">
            <text:p>88.968539513</text:p>
          </table:table-cell>
          <table:table-cell office:value-type="float" office:value="89.1212809081189" calcext:value-type="float">
            <text:p>89.1212809081189</text:p>
          </table:table-cell>
          <table:table-cell office:value-type="float" office:value="1563.56608" calcext:value-type="float">
            <text:p>1563.56608</text:p>
          </table:table-cell>
          <table:table-cell office:value-type="float" office:value="15.55" calcext:value-type="float">
            <text:p>15.55</text:p>
          </table:table-cell>
          <table:table-cell office:value-type="string" calcext:value-type="string">
            <text:p>apollon095</text:p>
          </table:table-cell>
          <table:table-cell office:value-type="float" office:value="10.92" calcext:value-type="float">
            <text:p>10.9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programs/Problem102_label0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0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06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87.382030059" calcext:value-type="float">
            <text:p>87.382030059</text:p>
          </table:table-cell>
          <table:table-cell office:value-type="float" office:value="87.529399241088" calcext:value-type="float">
            <text:p>87.529399241088</text:p>
          </table:table-cell>
          <table:table-cell office:value-type="float" office:value="1556.094976" calcext:value-type="float">
            <text:p>1556.094976</text:p>
          </table:table-cell>
          <table:table-cell office:value-type="float" office:value="15.55" calcext:value-type="float">
            <text:p>15.55</text:p>
          </table:table-cell>
          <table:table-cell office:value-type="string" calcext:value-type="string">
            <text:p>apollon065</text:p>
          </table:table-cell>
          <table:table-cell office:value-type="float" office:value="10.92" calcext:value-type="float">
            <text:p>10.9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programs/Problem102_label0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0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0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1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1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1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13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89.887061714" calcext:value-type="float">
            <text:p>89.887061714</text:p>
          </table:table-cell>
          <table:table-cell office:value-type="float" office:value="90.0485945979599" calcext:value-type="float">
            <text:p>90.0485945979599</text:p>
          </table:table-cell>
          <table:table-cell office:value-type="float" office:value="1561.673728" calcext:value-type="float">
            <text:p>1561.673728</text:p>
          </table:table-cell>
          <table:table-cell office:value-type="float" office:value="15.59" calcext:value-type="float">
            <text:p>15.59</text:p>
          </table:table-cell>
          <table:table-cell office:value-type="string" calcext:value-type="string">
            <text:p>apollon163</text:p>
          </table:table-cell>
          <table:table-cell office:value-type="float" office:value="10.92" calcext:value-type="float">
            <text:p>10.9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programs/Problem102_label14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86.625900984" calcext:value-type="float">
            <text:p>86.625900984</text:p>
          </table:table-cell>
          <table:table-cell office:value-type="float" office:value="86.8334089058917" calcext:value-type="float">
            <text:p>86.8334089058917</text:p>
          </table:table-cell>
          <table:table-cell office:value-type="float" office:value="1561.829376" calcext:value-type="float">
            <text:p>1561.829376</text:p>
          </table:table-cell>
          <table:table-cell office:value-type="float" office:value="15.59" calcext:value-type="float">
            <text:p>15.59</text:p>
          </table:table-cell>
          <table:table-cell office:value-type="string" calcext:value-type="string">
            <text:p>apollon125</text:p>
          </table:table-cell>
          <table:table-cell office:value-type="float" office:value="10.92" calcext:value-type="float">
            <text:p>10.9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programs/Problem102_label1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1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17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83.723741899" calcext:value-type="float">
            <text:p>83.723741899</text:p>
          </table:table-cell>
          <table:table-cell office:value-type="float" office:value="83.9413361980114" calcext:value-type="float">
            <text:p>83.9413361980114</text:p>
          </table:table-cell>
          <table:table-cell office:value-type="float" office:value="1561.141248" calcext:value-type="float">
            <text:p>1561.141248</text:p>
          </table:table-cell>
          <table:table-cell office:value-type="float" office:value="15.55" calcext:value-type="float">
            <text:p>15.55</text:p>
          </table:table-cell>
          <table:table-cell office:value-type="string" calcext:value-type="string">
            <text:p>apollon161</text:p>
          </table:table-cell>
          <table:table-cell office:value-type="float" office:value="10.92" calcext:value-type="float">
            <text:p>10.9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programs/Problem102_label1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1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2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21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95.192508645" calcext:value-type="float">
            <text:p>95.192508645</text:p>
          </table:table-cell>
          <table:table-cell office:value-type="float" office:value="95.3355425389018" calcext:value-type="float">
            <text:p>95.3355425389018</text:p>
          </table:table-cell>
          <table:table-cell office:value-type="float" office:value="1562.988544" calcext:value-type="float">
            <text:p>1562.988544</text:p>
          </table:table-cell>
          <table:table-cell office:value-type="float" office:value="15.59" calcext:value-type="float">
            <text:p>15.59</text:p>
          </table:table-cell>
          <table:table-cell office:value-type="string" calcext:value-type="string">
            <text:p>apollon121</text:p>
          </table:table-cell>
          <table:table-cell office:value-type="float" office:value="10.92" calcext:value-type="float">
            <text:p>10.9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programs/Problem102_label2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2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2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2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2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2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2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2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3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3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3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3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34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84.267953944" calcext:value-type="float">
            <text:p>84.267953944</text:p>
          </table:table-cell>
          <table:table-cell office:value-type="float" office:value="84.4053047311027" calcext:value-type="float">
            <text:p>84.4053047311027</text:p>
          </table:table-cell>
          <table:table-cell office:value-type="float" office:value="1557.143552" calcext:value-type="float">
            <text:p>1557.143552</text:p>
          </table:table-cell>
          <table:table-cell office:value-type="float" office:value="15.59" calcext:value-type="float">
            <text:p>15.59</text:p>
          </table:table-cell>
          <table:table-cell office:value-type="string" calcext:value-type="string">
            <text:p>apollon023</text:p>
          </table:table-cell>
          <table:table-cell office:value-type="float" office:value="10.92" calcext:value-type="float">
            <text:p>10.9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programs/Problem102_label3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3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3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3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39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84.598142401" calcext:value-type="float">
            <text:p>84.598142401</text:p>
          </table:table-cell>
          <table:table-cell office:value-type="float" office:value="84.7374315119814" calcext:value-type="float">
            <text:p>84.7374315119814</text:p>
          </table:table-cell>
          <table:table-cell office:value-type="float" office:value="1557.991424" calcext:value-type="float">
            <text:p>1557.991424</text:p>
          </table:table-cell>
          <table:table-cell office:value-type="float" office:value="15.55" calcext:value-type="float">
            <text:p>15.55</text:p>
          </table:table-cell>
          <table:table-cell office:value-type="string" calcext:value-type="string">
            <text:p>apollon010</text:p>
          </table:table-cell>
          <table:table-cell office:value-type="float" office:value="10.92" calcext:value-type="float">
            <text:p>10.9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programs/Problem102_label4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4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4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43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94.147035345" calcext:value-type="float">
            <text:p>94.147035345</text:p>
          </table:table-cell>
          <table:table-cell office:value-type="float" office:value="94.3929091400933" calcext:value-type="float">
            <text:p>94.3929091400933</text:p>
          </table:table-cell>
          <table:table-cell office:value-type="float" office:value="1561.8048" calcext:value-type="float">
            <text:p>1561.8048</text:p>
          </table:table-cell>
          <table:table-cell office:value-type="float" office:value="15.64" calcext:value-type="float">
            <text:p>15.64</text:p>
          </table:table-cell>
          <table:table-cell office:value-type="string" calcext:value-type="string">
            <text:p>apollon110</text:p>
          </table:table-cell>
          <table:table-cell office:value-type="float" office:value="10.92" calcext:value-type="float">
            <text:p>10.9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programs/Problem102_label4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4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4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4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4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4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5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5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5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5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5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5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5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5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5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2_label5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3_label3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3_label3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3_label4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3_label4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3_label42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103.622589259" calcext:value-type="float">
            <text:p>103.622589259</text:p>
          </table:table-cell>
          <table:table-cell office:value-type="float" office:value="103.765185836004" calcext:value-type="float">
            <text:p>103.765185836004</text:p>
          </table:table-cell>
          <table:table-cell office:value-type="float" office:value="1785.749504" calcext:value-type="float">
            <text:p>1785.749504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apollon093</text:p>
          </table:table-cell>
          <table:table-cell office:value-type="float" office:value="3.91" calcext:value-type="float">
            <text:p>3.9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programs/Problem103_label4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3_label44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92.343856766" calcext:value-type="float">
            <text:p>92.343856766</text:p>
          </table:table-cell>
          <table:table-cell office:value-type="float" office:value="92.489406516077" calcext:value-type="float">
            <text:p>92.489406516077</text:p>
          </table:table-cell>
          <table:table-cell office:value-type="float" office:value="1792.83968" calcext:value-type="float">
            <text:p>1792.83968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apollon054</text:p>
          </table:table-cell>
          <table:table-cell office:value-type="float" office:value="3.91" calcext:value-type="float">
            <text:p>3.9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programs/Problem103_label4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3_label4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3_label4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3_label4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3_label49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94.954455475" calcext:value-type="float">
            <text:p>94.954455475</text:p>
          </table:table-cell>
          <table:table-cell office:value-type="float" office:value="95.1333998700138" calcext:value-type="float">
            <text:p>95.1333998700138</text:p>
          </table:table-cell>
          <table:table-cell office:value-type="float" office:value="1785.769984" calcext:value-type="float">
            <text:p>1785.769984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apollon103</text:p>
          </table:table-cell>
          <table:table-cell office:value-type="float" office:value="3.91" calcext:value-type="float">
            <text:p>3.9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ca-programs/Problem103_label5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3_label5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3_label5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3_label5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3_label5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3_label5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3_label5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3_label5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3_label5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-programs/Problem103_label59.yml</text:p>
          </table:table-cell>
          <table:table-cell office:value-type="string" calcext:value-type="string">
            <text:p>coverage-branches</text:p>
          </table:table-cell>
          <table:table-cell table:number-columns-repeated="21"/>
          <table:table-cell office:value-type="string" calcext:value-type="string">
            <text:p>unknown</text:p>
          </table:table-cell>
          <table:table-cell office:value-type="float" office:value="95.930851363" calcext:value-type="float">
            <text:p>95.930851363</text:p>
          </table:table-cell>
          <table:table-cell office:value-type="float" office:value="96.077331737848" calcext:value-type="float">
            <text:p>96.077331737848</text:p>
          </table:table-cell>
          <table:table-cell office:value-type="float" office:value="1787.387904" calcext:value-type="float">
            <text:p>1787.387904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apollon022</text:p>
          </table:table-cell>
          <table:table-cell office:value-type="float" office:value="3.91" calcext:value-type="float">
            <text:p>3.9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ntdrivers-simplified/cdaudio_simpl1.cil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tdrivers-simplified/cdaudio_simpl1.cil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tdrivers-simplified/diskperf_simpl1.cil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tdrivers-simplified/floppy_simpl3.cil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tdrivers-simplified/floppy_simpl3.cil-2.yml</text:p>
          </table:table-cell>
          <table:table-cell office:value-type="string" calcext:value-type="string">
            <text:p>coverage-branches</text:p>
          </table:table-cell>
          <table:table-cell table:number-columns-repeated="14"/>
          <table:table-cell office:value-type="string" calcext:value-type="string">
            <text:p>unknown</text:p>
          </table:table-cell>
          <table:table-cell office:value-type="float" office:value="1.772491631" calcext:value-type="float">
            <text:p>1.772491631</text:p>
          </table:table-cell>
          <table:table-cell office:value-type="float" office:value="2.07710332702845" calcext:value-type="float">
            <text:p>2.07710332702845</text:p>
          </table:table-cell>
          <table:table-cell office:value-type="float" office:value="18.16576" calcext:value-type="float">
            <text:p>18.16576</text:p>
          </table:table-cell>
          <table:table-cell office:value-type="float" office:value="29.01" calcext:value-type="float">
            <text:p>29.01</text:p>
          </table:table-cell>
          <table:table-cell office:value-type="string" calcext:value-type="string">
            <text:p>apollon093</text:p>
          </table:table-cell>
          <table:table-cell office:value-type="float" office:value="44.88" calcext:value-type="float">
            <text:p>44.8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tdrivers-simplified/floppy_simpl4.cil-1.yml</text:p>
          </table:table-cell>
          <table:table-cell office:value-type="string" calcext:value-type="string">
            <text:p>coverage-branches</text:p>
          </table:table-cell>
          <table:table-cell table:number-columns-repeated="14"/>
          <table:table-cell office:value-type="string" calcext:value-type="string">
            <text:p>unknown</text:p>
          </table:table-cell>
          <table:table-cell office:value-type="float" office:value="1.413706834" calcext:value-type="float">
            <text:p>1.413706834</text:p>
          </table:table-cell>
          <table:table-cell office:value-type="float" office:value="1.66885137092322" calcext:value-type="float">
            <text:p>1.66885137092322</text:p>
          </table:table-cell>
          <table:table-cell office:value-type="float" office:value="19.61984" calcext:value-type="float">
            <text:p>19.61984</text:p>
          </table:table-cell>
          <table:table-cell office:value-type="float" office:value="14.05" calcext:value-type="float">
            <text:p>14.05</text:p>
          </table:table-cell>
          <table:table-cell office:value-type="string" calcext:value-type="string">
            <text:p>apollon019</text:p>
          </table:table-cell>
          <table:table-cell office:value-type="float" office:value="24.44" calcext:value-type="float">
            <text:p>24.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tdrivers-simplified/floppy_simpl4.cil-2.yml</text:p>
          </table:table-cell>
          <table:table-cell office:value-type="string" calcext:value-type="string">
            <text:p>coverage-branches</text:p>
          </table:table-cell>
          <table:table-cell table:number-columns-repeated="14"/>
          <table:table-cell office:value-type="string" calcext:value-type="string">
            <text:p>unknown</text:p>
          </table:table-cell>
          <table:table-cell office:value-type="float" office:value="1.506983424" calcext:value-type="float">
            <text:p>1.506983424</text:p>
          </table:table-cell>
          <table:table-cell office:value-type="float" office:value="1.77724181790836" calcext:value-type="float">
            <text:p>1.77724181790836</text:p>
          </table:table-cell>
          <table:table-cell office:value-type="float" office:value="19.611648" calcext:value-type="float">
            <text:p>19.611648</text:p>
          </table:table-cell>
          <table:table-cell office:value-type="float" office:value="14.05" calcext:value-type="float">
            <text:p>14.05</text:p>
          </table:table-cell>
          <table:table-cell office:value-type="string" calcext:value-type="string">
            <text:p>apollon096</text:p>
          </table:table-cell>
          <table:table-cell office:value-type="float" office:value="24.44" calcext:value-type="float">
            <text:p>24.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tdrivers-simplified/kbfiltr_simpl1.cil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tdrivers-simplified/kbfiltr_simpl2.cil-1.yml</text:p>
          </table:table-cell>
          <table:table-cell office:value-type="string" calcext:value-type="string">
            <text:p>coverage-branches</text:p>
          </table:table-cell>
          <table:table-cell table:number-columns-repeated="14"/>
          <table:table-cell office:value-type="string" calcext:value-type="string">
            <text:p>unknown</text:p>
          </table:table-cell>
          <table:table-cell office:value-type="float" office:value="1.630497798" calcext:value-type="float">
            <text:p>1.630497798</text:p>
          </table:table-cell>
          <table:table-cell office:value-type="float" office:value="1.88513309089467" calcext:value-type="float">
            <text:p>1.88513309089467</text:p>
          </table:table-cell>
          <table:table-cell office:value-type="float" office:value="17.399808" calcext:value-type="float">
            <text:p>17.399808</text:p>
          </table:table-cell>
          <table:table-cell office:value-type="float" office:value="16.32" calcext:value-type="float">
            <text:p>16.32</text:p>
          </table:table-cell>
          <table:table-cell office:value-type="string" calcext:value-type="string">
            <text:p>apollon104</text:p>
          </table:table-cell>
          <table:table-cell office:value-type="float" office:value="30.52" calcext:value-type="float">
            <text:p>30.5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tdrivers-simplified/kbfiltr_simpl2.cil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sh-simplified/s3_clnt_1.cil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sh-simplified/s3_clnt_1.cil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sh-simplified/s3_clnt_2.cil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sh-simplified/s3_clnt_2.cil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sh-simplified/s3_clnt_3.cil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sh-simplified/s3_clnt_3.cil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sh-simplified/s3_clnt_3.cil-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sh-simplified/s3_clnt_4.cil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sh-simplified/s3_clnt_4.cil-2.yml</text:p>
          </table:table-cell>
          <table:table-cell office:value-type="string" calcext:value-type="string">
            <text:p>coverage-branches</text:p>
          </table:table-cell>
          <table:table-cell table:number-columns-repeated="14"/>
          <table:table-cell office:value-type="string" calcext:value-type="string">
            <text:p>unknown</text:p>
          </table:table-cell>
          <table:table-cell office:value-type="float" office:value="0.37026201" calcext:value-type="float">
            <text:p>0.37026201</text:p>
          </table:table-cell>
          <table:table-cell office:value-type="float" office:value="0.433419039938599" calcext:value-type="float">
            <text:p>0.433419039938599</text:p>
          </table:table-cell>
          <table:table-cell office:value-type="float" office:value="16.990208" calcext:value-type="float">
            <text:p>16.990208</text:p>
          </table:table-cell>
          <table:table-cell office:value-type="float" office:value="5.56" calcext:value-type="float">
            <text:p>5.56</text:p>
          </table:table-cell>
          <table:table-cell office:value-type="string" calcext:value-type="string">
            <text:p>apollon078</text:p>
          </table:table-cell>
          <table:table-cell office:value-type="float" office:value="21.1" calcext:value-type="float">
            <text:p>21.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itvector/byte_add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vector/byte_add-2.yml</text:p>
          </table:table-cell>
          <table:table-cell office:value-type="string" calcext:value-type="string">
            <text:p>coverage-branches</text:p>
          </table:table-cell>
          <table:table-cell table:number-columns-repeated="7"/>
          <table:table-cell table:style-name="ce2" office:value-type="string" calcext:value-type="string">
            <text:p>true</text:p>
          </table:table-cell>
          <table:table-cell office:value-type="float" office:value="0.90561218" calcext:value-type="float">
            <text:p>0.90561218</text:p>
          </table:table-cell>
          <table:table-cell office:value-type="float" office:value="1.13736766716465" calcext:value-type="float">
            <text:p>1.13736766716465</text:p>
          </table:table-cell>
          <table:table-cell office:value-type="float" office:value="16.44544" calcext:value-type="float">
            <text:p>16.44544</text:p>
          </table:table-cell>
          <table:table-cell office:value-type="float" office:value="98.33" calcext:value-type="float">
            <text:p>98.33</text:p>
          </table:table-cell>
          <table:table-cell office:value-type="string" calcext:value-type="string">
            <text:p>apollon143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itvector/byte_add_1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vector/byte_add_1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vector/byte_add_2-1.yml</text:p>
          </table:table-cell>
          <table:table-cell office:value-type="string" calcext:value-type="string">
            <text:p>coverage-branches</text:p>
          </table:table-cell>
          <table:table-cell table:number-columns-repeated="7"/>
          <table:table-cell office:value-type="string" calcext:value-type="string">
            <text:p>unknown</text:p>
          </table:table-cell>
          <table:table-cell office:value-type="float" office:value="1.57470312" calcext:value-type="float">
            <text:p>1.57470312</text:p>
          </table:table-cell>
          <table:table-cell office:value-type="float" office:value="2.01439108490013" calcext:value-type="float">
            <text:p>2.01439108490013</text:p>
          </table:table-cell>
          <table:table-cell office:value-type="float" office:value="16.65024" calcext:value-type="float">
            <text:p>16.65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pollon154</text:p>
          </table:table-cell>
          <table:table-cell office:value-type="float" office:value="82.81" calcext:value-type="float">
            <text:p>82.8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itvector/byte_add_2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vector/gcd_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vector/gcd_2.yml</text:p>
          </table:table-cell>
          <table:table-cell office:value-type="string" calcext:value-type="string">
            <text:p>coverage-branches</text:p>
          </table:table-cell>
          <table:table-cell table:number-columns-repeated="7"/>
          <table:table-cell office:value-type="string" calcext:value-type="string">
            <text:p>unknown</text:p>
          </table:table-cell>
          <table:table-cell office:value-type="float" office:value="0.800386418" calcext:value-type="float">
            <text:p>0.800386418</text:p>
          </table:table-cell>
          <table:table-cell office:value-type="float" office:value="1.02140214899555" calcext:value-type="float">
            <text:p>1.02140214899555</text:p>
          </table:table-cell>
          <table:table-cell office:value-type="float" office:value="16.32256" calcext:value-type="float">
            <text:p>16.3225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pollon102</text:p>
          </table:table-cell>
          <table:table-cell office:value-type="float" office:value="94.74" calcext:value-type="float">
            <text:p>94.7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itvector/gcd_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vector/interleave_bits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vector/modulus-1.yml</text:p>
          </table:table-cell>
          <table:table-cell office:value-type="string" calcext:value-type="string">
            <text:p>coverage-branches</text:p>
          </table:table-cell>
          <table:table-cell table:number-columns-repeated="7"/>
          <table:table-cell office:value-type="string" calcext:value-type="string">
            <text:p>unknown</text:p>
          </table:table-cell>
          <table:table-cell office:value-type="float" office:value="1.40010338" calcext:value-type="float">
            <text:p>1.40010338</text:p>
          </table:table-cell>
          <table:table-cell office:value-type="float" office:value="1.71709522698075" calcext:value-type="float">
            <text:p>1.71709522698075</text:p>
          </table:table-cell>
          <table:table-cell office:value-type="float" office:value="16.490496" calcext:value-type="float">
            <text:p>16.49049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pollon093</text:p>
          </table:table-cell>
          <table:table-cell office:value-type="float" office:value="95.24" calcext:value-type="float">
            <text:p>95.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itvector/modulus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vector/num_conversion_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vector/parity.yml</text:p>
          </table:table-cell>
          <table:table-cell office:value-type="string" calcext:value-type="string">
            <text:p>coverage-branches</text:p>
          </table:table-cell>
          <table:table-cell table:number-columns-repeated="7"/>
          <table:table-cell office:value-type="string" calcext:value-type="string">
            <text:p>unknown</text:p>
          </table:table-cell>
          <table:table-cell office:value-type="float" office:value="0.932781487" calcext:value-type="float">
            <text:p>0.932781487</text:p>
          </table:table-cell>
          <table:table-cell office:value-type="float" office:value="1.14536549919285" calcext:value-type="float">
            <text:p>1.14536549919285</text:p>
          </table:table-cell>
          <table:table-cell office:value-type="float" office:value="16.408576" calcext:value-type="float">
            <text:p>16.408576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apollon090</text:p>
          </table:table-cell>
          <table:table-cell office:value-type="float" office:value="95.65" calcext:value-type="float">
            <text:p>95.6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itvector/s3_clnt_1.BV.c.cil-1a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vector/s3_clnt_1.BV.c.cil-2a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vector/s3_clnt_2.BV.c.cil-1a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vector/s3_clnt_2.BV.c.cil-2a.yml</text:p>
          </table:table-cell>
          <table:table-cell office:value-type="string" calcext:value-type="string">
            <text:p>coverage-branches</text:p>
          </table:table-cell>
          <table:table-cell table:number-columns-repeated="7"/>
          <table:table-cell office:value-type="string" calcext:value-type="string">
            <text:p>unknown</text:p>
          </table:table-cell>
          <table:table-cell office:value-type="float" office:value="0.411175092" calcext:value-type="float">
            <text:p>0.411175092</text:p>
          </table:table-cell>
          <table:table-cell office:value-type="float" office:value="0.465146888978779" calcext:value-type="float">
            <text:p>0.465146888978779</text:p>
          </table:table-cell>
          <table:table-cell office:value-type="float" office:value="17.022976" calcext:value-type="float">
            <text:p>17.022976</text:p>
          </table:table-cell>
          <table:table-cell office:value-type="float" office:value="5.63" calcext:value-type="float">
            <text:p>5.63</text:p>
          </table:table-cell>
          <table:table-cell office:value-type="string" calcext:value-type="string">
            <text:p>apollon110</text:p>
          </table:table-cell>
          <table:table-cell office:value-type="float" office:value="21.26" calcext:value-type="float">
            <text:p>21.2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itvector/s3_clnt_3.BV.c.cil-1a.yml</text:p>
          </table:table-cell>
          <table:table-cell office:value-type="string" calcext:value-type="string">
            <text:p>coverage-branches</text:p>
          </table:table-cell>
          <table:table-cell table:number-columns-repeated="7"/>
          <table:table-cell office:value-type="string" calcext:value-type="string">
            <text:p>unknown</text:p>
          </table:table-cell>
          <table:table-cell office:value-type="float" office:value="0.437073629" calcext:value-type="float">
            <text:p>0.437073629</text:p>
          </table:table-cell>
          <table:table-cell office:value-type="float" office:value="0.50136009696871" calcext:value-type="float">
            <text:p>0.50136009696871</text:p>
          </table:table-cell>
          <table:table-cell office:value-type="float" office:value="16.969728" calcext:value-type="float">
            <text:p>16.969728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apollon135</text:p>
          </table:table-cell>
          <table:table-cell office:value-type="float" office:value="20.41" calcext:value-type="float">
            <text:p>20.4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itvector/s3_clnt_3.BV.c.cil-2a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vector/s3_srvr_1a.BV.c.cil.yml</text:p>
          </table:table-cell>
          <table:table-cell office:value-type="string" calcext:value-type="string">
            <text:p>coverage-branches</text:p>
          </table:table-cell>
          <table:table-cell table:number-columns-repeated="7"/>
          <table:table-cell office:value-type="string" calcext:value-type="string">
            <text:p>unknown</text:p>
          </table:table-cell>
          <table:table-cell office:value-type="float" office:value="0.495405598" calcext:value-type="float">
            <text:p>0.495405598</text:p>
          </table:table-cell>
          <table:table-cell office:value-type="float" office:value="0.560972064035013" calcext:value-type="float">
            <text:p>0.560972064035013</text:p>
          </table:table-cell>
          <table:table-cell office:value-type="float" office:value="17.256448" calcext:value-type="float">
            <text:p>17.256448</text:p>
          </table:table-cell>
          <table:table-cell office:value-type="float" office:value="38.83" calcext:value-type="float">
            <text:p>38.83</text:p>
          </table:table-cell>
          <table:table-cell office:value-type="string" calcext:value-type="string">
            <text:p>apollon022</text:p>
          </table:table-cell>
          <table:table-cell office:value-type="float" office:value="46.05" calcext:value-type="float">
            <text:p>46.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itvector/s3_srvr_1a_alt.BV.c.cil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vector/s3_srvr_3a.BV.c.cil.yml</text:p>
          </table:table-cell>
          <table:table-cell office:value-type="string" calcext:value-type="string">
            <text:p>coverage-branches</text:p>
          </table:table-cell>
          <table:table-cell table:number-columns-repeated="7"/>
          <table:table-cell office:value-type="string" calcext:value-type="string">
            <text:p>unknown</text:p>
          </table:table-cell>
          <table:table-cell office:value-type="float" office:value="0.402000191" calcext:value-type="float">
            <text:p>0.402000191</text:p>
          </table:table-cell>
          <table:table-cell office:value-type="float" office:value="0.449427732964978" calcext:value-type="float">
            <text:p>0.449427732964978</text:p>
          </table:table-cell>
          <table:table-cell office:value-type="float" office:value="17.129472" calcext:value-type="float">
            <text:p>17.129472</text:p>
          </table:table-cell>
          <table:table-cell office:value-type="float" office:value="39.66" calcext:value-type="float">
            <text:p>39.66</text:p>
          </table:table-cell>
          <table:table-cell office:value-type="string" calcext:value-type="string">
            <text:p>apollon025</text:p>
          </table:table-cell>
          <table:table-cell office:value-type="float" office:value="47.75" calcext:value-type="float">
            <text:p>47.7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itvector/s3_srvr_3a_alt.BV.c.cil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vector/soft_float_1-2a.c.cil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vector/soft_float_1-3a.c.cil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vector/soft_float_2a.c.cil.yml</text:p>
          </table:table-cell>
          <table:table-cell office:value-type="string" calcext:value-type="string">
            <text:p>coverage-branches</text:p>
          </table:table-cell>
          <table:table-cell table:number-columns-repeated="7"/>
          <table:table-cell office:value-type="string" calcext:value-type="string">
            <text:p>unknown</text:p>
          </table:table-cell>
          <table:table-cell office:value-type="float" office:value="1.171460307" calcext:value-type="float">
            <text:p>1.171460307</text:p>
          </table:table-cell>
          <table:table-cell office:value-type="float" office:value="1.49343219189905" calcext:value-type="float">
            <text:p>1.49343219189905</text:p>
          </table:table-cell>
          <table:table-cell office:value-type="float" office:value="16.510976" calcext:value-type="float">
            <text:p>16.510976</text:p>
          </table:table-cell>
          <table:table-cell office:value-type="float" office:value="68.75" calcext:value-type="float">
            <text:p>68.75</text:p>
          </table:table-cell>
          <table:table-cell office:value-type="string" calcext:value-type="string">
            <text:p>apollon011</text:p>
          </table:table-cell>
          <table:table-cell office:value-type="float" office:value="70.23" calcext:value-type="float">
            <text:p>70.2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itvector/soft_float_3a.c.cil.yml</text:p>
          </table:table-cell>
          <table:table-cell office:value-type="string" calcext:value-type="string">
            <text:p>coverage-branches</text:p>
          </table:table-cell>
          <table:table-cell table:number-columns-repeated="7"/>
          <table:table-cell office:value-type="string" calcext:value-type="string">
            <text:p>unknown</text:p>
          </table:table-cell>
          <table:table-cell office:value-type="float" office:value="1.164049737" calcext:value-type="float">
            <text:p>1.164049737</text:p>
          </table:table-cell>
          <table:table-cell office:value-type="float" office:value="1.46133355307393" calcext:value-type="float">
            <text:p>1.46133355307393</text:p>
          </table:table-cell>
          <table:table-cell office:value-type="float" office:value="16.523264" calcext:value-type="float">
            <text:p>16.523264</text:p>
          </table:table-cell>
          <table:table-cell office:value-type="float" office:value="58.33" calcext:value-type="float">
            <text:p>58.33</text:p>
          </table:table-cell>
          <table:table-cell office:value-type="string" calcext:value-type="string">
            <text:p>apollon073</text:p>
          </table:table-cell>
          <table:table-cell office:value-type="float" office:value="62.6" calcext:value-type="float">
            <text:p>62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itvector/soft_float_4-2a.c.cil.yml</text:p>
          </table:table-cell>
          <table:table-cell office:value-type="string" calcext:value-type="string">
            <text:p>coverage-branches</text:p>
          </table:table-cell>
          <table:table-cell table:number-columns-repeated="7"/>
          <table:table-cell office:value-type="string" calcext:value-type="string">
            <text:p>unknown</text:p>
          </table:table-cell>
          <table:table-cell office:value-type="float" office:value="1.420270307" calcext:value-type="float">
            <text:p>1.420270307</text:p>
          </table:table-cell>
          <table:table-cell office:value-type="float" office:value="1.69677175814286" calcext:value-type="float">
            <text:p>1.69677175814286</text:p>
          </table:table-cell>
          <table:table-cell office:value-type="float" office:value="16.515072" calcext:value-type="float">
            <text:p>16.515072</text:p>
          </table:table-cell>
          <table:table-cell office:value-type="float" office:value="57.14" calcext:value-type="float">
            <text:p>57.14</text:p>
          </table:table-cell>
          <table:table-cell office:value-type="string" calcext:value-type="string">
            <text:p>apollon015</text:p>
          </table:table-cell>
          <table:table-cell office:value-type="float" office:value="62.99" calcext:value-type="float">
            <text:p>62.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itvector/soft_float_4-3a.c.cil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vector/soft_float_5a.c.cil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vector/sum02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vector/sum02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vector-regression/recHanoi03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vector-loops/diamond_2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vector-loops/verisec_sendmail_tTflag_arr_one_loop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data_structures_set_multi_proc_ground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data_structures_set_multi_proc_ground-2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23.843701586" calcext:value-type="float">
            <text:p>23.843701586</text:p>
          </table:table-cell>
          <table:table-cell office:value-type="float" office:value="23.9016360181849" calcext:value-type="float">
            <text:p>23.9016360181849</text:p>
          </table:table-cell>
          <table:table-cell office:value-type="float" office:value="814.178304" calcext:value-type="float">
            <text:p>814.178304</text:p>
          </table:table-cell>
          <table:table-cell office:value-type="float" office:value="68.18" calcext:value-type="float">
            <text:p>68.18</text:p>
          </table:table-cell>
          <table:table-cell office:value-type="string" calcext:value-type="string">
            <text:p>apollon153</text:p>
          </table:table-cell>
          <table:table-cell office:value-type="float" office:value="83.33" calcext:value-type="float">
            <text:p>83.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examples/data_structures_set_multi_proc_trivial_ground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relax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relax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anfoundry_02_ground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anfoundry_10_ground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anfoundry_24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anfoundry_24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anfoundry_27_ground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anfoundry_43_ground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orting_bubblesort_2_ground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orting_bubblesort_ground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orting_bubblesort_ground-2.yml</text:p>
          </table:table-cell>
          <table:table-cell office:value-type="string" calcext:value-type="string">
            <text:p>coverage-branches</text:p>
          </table:table-cell>
          <table:table-cell table:style-name="ce2" office:value-type="string" calcext:value-type="string">
            <text:p>true</text:p>
          </table:table-cell>
          <table:table-cell office:value-type="float" office:value="5.347560339" calcext:value-type="float">
            <text:p>5.347560339</text:p>
          </table:table-cell>
          <table:table-cell office:value-type="float" office:value="5.38055487698875" calcext:value-type="float">
            <text:p>5.38055487698875</text:p>
          </table:table-cell>
          <table:table-cell office:value-type="float" office:value="409.37472" calcext:value-type="float">
            <text:p>409.37472</text:p>
          </table:table-cell>
          <table:table-cell office:value-type="float" office:value="71.43" calcext:value-type="float">
            <text:p>71.43</text:p>
          </table:table-cell>
          <table:table-cell office:value-type="string" calcext:value-type="string">
            <text:p>apollon015</text:p>
          </table:table-cell>
          <table:table-cell office:value-type="float" office:value="73.68" calcext:value-type="float">
            <text:p>73.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examples/sorting_selectionsort_2_ground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orting_selectionsort_ground-1.yml</text:p>
          </table:table-cell>
          <table:table-cell office:value-type="string" calcext:value-type="string">
            <text:p>coverage-branches</text:p>
          </table:table-cell>
          <table:table-cell table:style-name="ce2" office:value-type="string" calcext:value-type="string">
            <text:p>true</text:p>
          </table:table-cell>
          <table:table-cell office:value-type="float" office:value="49.13183768" calcext:value-type="float">
            <text:p>49.13183768</text:p>
          </table:table-cell>
          <table:table-cell office:value-type="float" office:value="49.1813981719315" calcext:value-type="float">
            <text:p>49.1813981719315</text:p>
          </table:table-cell>
          <table:table-cell office:value-type="float" office:value="537.812992" calcext:value-type="float">
            <text:p>537.812992</text:p>
          </table:table-cell>
          <table:table-cell office:value-type="float" office:value="68.18" calcext:value-type="float">
            <text:p>68.18</text:p>
          </table:table-cell>
          <table:table-cell office:value-type="string" calcext:value-type="string">
            <text:p>apollon105</text:p>
          </table:table-cell>
          <table:table-cell office:value-type="float" office:value="81.48" calcext:value-type="float">
            <text:p>81.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examples/sorting_selectionsort_ground-2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0.072933017" calcext:value-type="float">
            <text:p>0.072933017</text:p>
          </table:table-cell>
          <table:table-cell office:value-type="float" office:value="0.0935323350131512" calcext:value-type="float">
            <text:p>0.093532335013151</text:p>
          </table:table-cell>
          <table:table-cell office:value-type="float" office:value="9.039872" calcext:value-type="float">
            <text:p>9.039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ollon06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examples/standard_allDiff2_ground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compareModified_ground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compare_ground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copy1_ground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copy1_ground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copy2_ground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copy2_ground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copy3_ground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copy3_ground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copy4_ground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copy4_ground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copy5_ground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copy5_ground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copy6_ground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copy6_ground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copy7_ground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copy7_ground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copy8_ground-1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145.353996415" calcext:value-type="float">
            <text:p>145.353996415</text:p>
          </table:table-cell>
          <table:table-cell office:value-type="float" office:value="145.421003341908" calcext:value-type="float">
            <text:p>145.421003341908</text:p>
          </table:table-cell>
          <table:table-cell office:value-type="float" office:value="503.709696" calcext:value-type="float">
            <text:p>503.709696</text:p>
          </table:table-cell>
          <table:table-cell office:value-type="float" office:value="95.45" calcext:value-type="float">
            <text:p>95.45</text:p>
          </table:table-cell>
          <table:table-cell office:value-type="string" calcext:value-type="string">
            <text:p>apollon110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examples/standard_copy8_ground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copy9_ground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copy9_ground-2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145.039305877" calcext:value-type="float">
            <text:p>145.039305877</text:p>
          </table:table-cell>
          <table:table-cell office:value-type="float" office:value="145.153405618155" calcext:value-type="float">
            <text:p>145.153405618155</text:p>
          </table:table-cell>
          <table:table-cell office:value-type="float" office:value="506.417152" calcext:value-type="float">
            <text:p>506.417152</text:p>
          </table:table-cell>
          <table:table-cell office:value-type="float" office:value="95.83" calcext:value-type="float">
            <text:p>95.83</text:p>
          </table:table-cell>
          <table:table-cell office:value-type="string" calcext:value-type="string">
            <text:p>apollon098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examples/standard_copyInitSum_ground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0.453862485" calcext:value-type="float">
            <text:p>0.453862485</text:p>
          </table:table-cell>
          <table:table-cell office:value-type="float" office:value="0.533450381131843" calcext:value-type="float">
            <text:p>0.533450381131843</text:p>
          </table:table-cell>
          <table:table-cell office:value-type="float" office:value="16.15872" calcext:value-type="float">
            <text:p>16.1587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pollon073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examples/standard_find_ground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maxInArray_ground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minInArray_ground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minInArray_ground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palindrome_ground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partial_init_ground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partition_ground-1.yml</text:p>
          </table:table-cell>
          <table:table-cell office:value-type="string" calcext:value-type="string">
            <text:p>coverage-branches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14.748714333" calcext:value-type="float">
            <text:p>114.748714333</text:p>
          </table:table-cell>
          <table:table-cell office:value-type="float" office:value="114.845337860053" calcext:value-type="float">
            <text:p>114.845337860053</text:p>
          </table:table-cell>
          <table:table-cell office:value-type="float" office:value="606.281728" calcext:value-type="float">
            <text:p>606.281728</text:p>
          </table:table-cell>
          <table:table-cell office:value-type="float" office:value="92.86" calcext:value-type="float">
            <text:p>92.86</text:p>
          </table:table-cell>
          <table:table-cell office:value-type="string" calcext:value-type="string">
            <text:p>apollon070</text:p>
          </table:table-cell>
          <table:table-cell office:value-type="float" office:value="95.45" calcext:value-type="float">
            <text:p>95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examples/standard_partition_ground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partition_original_ground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79.32819781" calcext:value-type="float">
            <text:p>79.32819781</text:p>
          </table:table-cell>
          <table:table-cell office:value-type="float" office:value="79.389028929174" calcext:value-type="float">
            <text:p>79.389028929174</text:p>
          </table:table-cell>
          <table:table-cell office:value-type="float" office:value="488.783872" calcext:value-type="float">
            <text:p>488.783872</text:p>
          </table:table-cell>
          <table:table-cell office:value-type="float" office:value="91.67" calcext:value-type="float">
            <text:p>91.67</text:p>
          </table:table-cell>
          <table:table-cell office:value-type="string" calcext:value-type="string">
            <text:p>apollon094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examples/standard_password_ground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reverse_ground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running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running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sentinel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sentinel.i.v+cfa-reducer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strcmp_ground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strcpy_ground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strcpy_ground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strcpy_original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strcpy_original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two_index_01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36.055023871" calcext:value-type="float">
            <text:p>36.055023871</text:p>
          </table:table-cell>
          <table:table-cell office:value-type="float" office:value="36.1732589600142" calcext:value-type="float">
            <text:p>36.1732589600142</text:p>
          </table:table-cell>
          <table:table-cell office:value-type="float" office:value="83.021824" calcext:value-type="float">
            <text:p>83.021824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apollon045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examples/standard_two_index_0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two_index_0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two_index_0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two_index_0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two_index_06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two_index_07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two_index_08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two_index_09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vararg_ground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examples/standard_vector_difference_ground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industry-pattern/array_monotonic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industry-pattern/array_mul_init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industry-pattern/array_of_struct_break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0.531031107" calcext:value-type="float">
            <text:p>0.531031107</text:p>
          </table:table-cell>
          <table:table-cell office:value-type="float" office:value="0.645352029008791" calcext:value-type="float">
            <text:p>0.645352029008791</text:p>
          </table:table-cell>
          <table:table-cell office:value-type="float" office:value="16.236544" calcext:value-type="float">
            <text:p>16.23654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pollon023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industry-pattern/array_of_struct_ptr_cond_init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industry-pattern/array_of_struct_ptr_monotonic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industry-pattern/array_of_struct_ptr_mul_init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industry-pattern/array_of_struct_single_elem_init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industry-pattern/array_ptr_single_elem_init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industry-pattern/array_ptr_single_elem_init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industry-pattern/array_shadowinit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industry-pattern/array_single_elem_init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ucercommutativity/avg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1.229741285" calcext:value-type="float">
            <text:p>1.229741285</text:p>
          </table:table-cell>
          <table:table-cell office:value-type="float" office:value="1.56080211279914" calcext:value-type="float">
            <text:p>1.56080211279914</text:p>
          </table:table-cell>
          <table:table-cell office:value-type="float" office:value="16.379904" calcext:value-type="float">
            <text:p>16.37990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pollon070</text:p>
          </table:table-cell>
          <table:table-cell office:value-type="float" office:value="95.24" calcext:value-type="float">
            <text:p>95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ucercommutativity/avg05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ucercommutativity/avg10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ucercommutativity/avg20-2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0.642562153" calcext:value-type="float">
            <text:p>0.642562153</text:p>
          </table:table-cell>
          <table:table-cell office:value-type="float" office:value="0.78147880313918" calcext:value-type="float">
            <text:p>0.78147880313918</text:p>
          </table:table-cell>
          <table:table-cell office:value-type="float" office:value="16.34304" calcext:value-type="float">
            <text:p>16.3430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pollon025</text:p>
          </table:table-cell>
          <table:table-cell office:value-type="float" office:value="94.74" calcext:value-type="float">
            <text:p>94.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ucercommutativity/avg40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ucercommutativity/avg60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ucercommutativity/max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ucercommutativity/max05-1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0.568623824" calcext:value-type="float">
            <text:p>0.568623824</text:p>
          </table:table-cell>
          <table:table-cell office:value-type="float" office:value="0.721586243016645" calcext:value-type="float">
            <text:p>0.721586243016645</text:p>
          </table:table-cell>
          <table:table-cell office:value-type="float" office:value="16.244736" calcext:value-type="float">
            <text:p>16.24473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pollon078</text:p>
          </table:table-cell>
          <table:table-cell office:value-type="float" office:value="94.74" calcext:value-type="float">
            <text:p>94.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ucercommutativity/max10-1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0.59375552" calcext:value-type="float">
            <text:p>0.59375552</text:p>
          </table:table-cell>
          <table:table-cell office:value-type="float" office:value="0.733377699041739" calcext:value-type="float">
            <text:p>0.733377699041739</text:p>
          </table:table-cell>
          <table:table-cell office:value-type="float" office:value="16.248832" calcext:value-type="float">
            <text:p>16.24883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pollon025</text:p>
          </table:table-cell>
          <table:table-cell office:value-type="float" office:value="94.74" calcext:value-type="float">
            <text:p>94.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ucercommutativity/max20-1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0.640245906" calcext:value-type="float">
            <text:p>0.640245906</text:p>
          </table:table-cell>
          <table:table-cell office:value-type="float" office:value="0.78537862515077" calcext:value-type="float">
            <text:p>0.78537862515077</text:p>
          </table:table-cell>
          <table:table-cell office:value-type="float" office:value="16.24064" calcext:value-type="float">
            <text:p>16.2406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pollon073</text:p>
          </table:table-cell>
          <table:table-cell office:value-type="float" office:value="94.74" calcext:value-type="float">
            <text:p>94.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ucercommutativity/max40-1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0.731081298" calcext:value-type="float">
            <text:p>0.731081298</text:p>
          </table:table-cell>
          <table:table-cell office:value-type="float" office:value="0.865531102987006" calcext:value-type="float">
            <text:p>0.865531102987006</text:p>
          </table:table-cell>
          <table:table-cell office:value-type="float" office:value="16.326656" calcext:value-type="float">
            <text:p>16.32665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pollon087</text:p>
          </table:table-cell>
          <table:table-cell office:value-type="float" office:value="94.74" calcext:value-type="float">
            <text:p>94.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ucercommutativity/max60-2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0.945256629" calcext:value-type="float">
            <text:p>0.945256629</text:p>
          </table:table-cell>
          <table:table-cell office:value-type="float" office:value="1.08911749790423" calcext:value-type="float">
            <text:p>1.08911749790423</text:p>
          </table:table-cell>
          <table:table-cell office:value-type="float" office:value="16.355328" calcext:value-type="float">
            <text:p>16.35532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pollon090</text:p>
          </table:table-cell>
          <table:table-cell office:value-type="float" office:value="94.74" calcext:value-type="float">
            <text:p>94.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ucercommutativity/rangesum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ucercommutativity/rangesum0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ucercommutativity/rangesum10.yml</text:p>
          </table:table-cell>
          <table:table-cell office:value-type="string" calcext:value-type="string">
            <text:p>coverage-branches</text:p>
          </table:table-cell>
          <table:table-cell table:style-name="ce2" office:value-type="string" calcext:value-type="string">
            <text:p>true</text:p>
          </table:table-cell>
          <table:table-cell office:value-type="float" office:value="0.65644855" calcext:value-type="float">
            <text:p>0.65644855</text:p>
          </table:table-cell>
          <table:table-cell office:value-type="float" office:value="0.809324633097276" calcext:value-type="float">
            <text:p>0.809324633097276</text:p>
          </table:table-cell>
          <table:table-cell office:value-type="float" office:value="16.2816" calcext:value-type="float">
            <text:p>16.2816</text:p>
          </table:table-cell>
          <table:table-cell office:value-type="float" office:value="85.71" calcext:value-type="float">
            <text:p>85.71</text:p>
          </table:table-cell>
          <table:table-cell office:value-type="string" calcext:value-type="string">
            <text:p>apollon138</text:p>
          </table:table-cell>
          <table:table-cell office:value-type="float" office:value="96.3" calcext:value-type="float">
            <text:p>96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ucercommutativity/rangesum2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ucercommutativity/rangesum4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ucercommutativity/rangesum60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ucercommutativity/sep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ucercommutativity/sep05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ucercommutativity/sep10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ucercommutativity/sep20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ucercommutativity/sep40-1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0.227318372" calcext:value-type="float">
            <text:p>0.227318372</text:p>
          </table:table-cell>
          <table:table-cell office:value-type="float" office:value="0.277153184870258" calcext:value-type="float">
            <text:p>0.277153184870258</text:p>
          </table:table-cell>
          <table:table-cell office:value-type="float" office:value="16.195584" calcext:value-type="float">
            <text:p>16.195584</text:p>
          </table:table-cell>
          <table:table-cell office:value-type="float" office:value="83.33" calcext:value-type="float">
            <text:p>83.33</text:p>
          </table:table-cell>
          <table:table-cell office:value-type="string" calcext:value-type="string">
            <text:p>apollon066</text:p>
          </table:table-cell>
          <table:table-cell office:value-type="float" office:value="95.24" calcext:value-type="float">
            <text:p>95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ucercommutativity/sep60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ucercommutativity/sum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1.245313428" calcext:value-type="float">
            <text:p>1.245313428</text:p>
          </table:table-cell>
          <table:table-cell office:value-type="float" office:value="1.59754854999483" calcext:value-type="float">
            <text:p>1.59754854999483</text:p>
          </table:table-cell>
          <table:table-cell office:value-type="float" office:value="16.584704" calcext:value-type="float">
            <text:p>16.58470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pollon113</text:p>
          </table:table-cell>
          <table:table-cell office:value-type="float" office:value="95.24" calcext:value-type="float">
            <text:p>95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ucercommutativity/sum05-2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0.566431843" calcext:value-type="float">
            <text:p>0.566431843</text:p>
          </table:table-cell>
          <table:table-cell office:value-type="float" office:value="0.709450969006866" calcext:value-type="float">
            <text:p>0.709450969006866</text:p>
          </table:table-cell>
          <table:table-cell office:value-type="float" office:value="16.351232" calcext:value-type="float">
            <text:p>16.35123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pollon106</text:p>
          </table:table-cell>
          <table:table-cell office:value-type="float" office:value="94.74" calcext:value-type="float">
            <text:p>94.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ucercommutativity/sum10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ucercommutativity/sum20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ucercommutativity/sum40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ucercommutativity/sum60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tiling/mbpr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tiling/mbpr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tiling/mbpr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tiling/mbpr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tiling/mlceu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0.243972557" calcext:value-type="float">
            <text:p>0.243972557</text:p>
          </table:table-cell>
          <table:table-cell office:value-type="float" office:value="0.285114204976708" calcext:value-type="float">
            <text:p>0.285114204976708</text:p>
          </table:table-cell>
          <table:table-cell office:value-type="float" office:value="19.693568" calcext:value-type="float">
            <text:p>19.69356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pollon080</text:p>
          </table:table-cell>
          <table:table-cell office:value-type="float" office:value="92.31" calcext:value-type="float">
            <text:p>92.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tiling/mlceu2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0.413473384" calcext:value-type="float">
            <text:p>0.413473384</text:p>
          </table:table-cell>
          <table:table-cell office:value-type="float" office:value="0.505427287891507" calcext:value-type="float">
            <text:p>0.505427287891507</text:p>
          </table:table-cell>
          <table:table-cell office:value-type="float" office:value="16.236544" calcext:value-type="float">
            <text:p>16.236544</text:p>
          </table:table-cell>
          <table:table-cell office:value-type="float" office:value="83.33" calcext:value-type="float">
            <text:p>83.33</text:p>
          </table:table-cell>
          <table:table-cell office:value-type="string" calcext:value-type="string">
            <text:p>apollon155</text:p>
          </table:table-cell>
          <table:table-cell office:value-type="float" office:value="91.67" calcext:value-type="float">
            <text:p>91.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tiling/nr2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1.36760306" calcext:value-type="float">
            <text:p>1.36760306</text:p>
          </table:table-cell>
          <table:table-cell office:value-type="float" office:value="1.72927622497082" calcext:value-type="float">
            <text:p>1.72927622497082</text:p>
          </table:table-cell>
          <table:table-cell office:value-type="float" office:value="16.662528" calcext:value-type="float">
            <text:p>16.662528</text:p>
          </table:table-cell>
          <table:table-cell office:value-type="float" office:value="88.89" calcext:value-type="float">
            <text:p>88.89</text:p>
          </table:table-cell>
          <table:table-cell office:value-type="string" calcext:value-type="string">
            <text:p>apollon098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tiling/nr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tiling/nr4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1.231362819" calcext:value-type="float">
            <text:p>1.231362819</text:p>
          </table:table-cell>
          <table:table-cell office:value-type="float" office:value="1.58539390005171" calcext:value-type="float">
            <text:p>1.58539390005171</text:p>
          </table:table-cell>
          <table:table-cell office:value-type="float" office:value="16.637952" calcext:value-type="float">
            <text:p>16.637952</text:p>
          </table:table-cell>
          <table:table-cell office:value-type="float" office:value="16.67" calcext:value-type="float">
            <text:p>16.67</text:p>
          </table:table-cell>
          <table:table-cell office:value-type="string" calcext:value-type="string">
            <text:p>apollon022</text:p>
          </table:table-cell>
          <table:table-cell office:value-type="float" office:value="47.06" calcext:value-type="float">
            <text:p>47.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tiling/nr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tiling/pnr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tiling/pnr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tiling/pnr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tiling/pnr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tiling/poly1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0.507145595" calcext:value-type="float">
            <text:p>0.507145595</text:p>
          </table:table-cell>
          <table:table-cell office:value-type="float" office:value="0.625555261038244" calcext:value-type="float">
            <text:p>0.625555261038244</text:p>
          </table:table-cell>
          <table:table-cell office:value-type="float" office:value="16.314368" calcext:value-type="float">
            <text:p>16.31436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pollon014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tiling/poly2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0.38711374" calcext:value-type="float">
            <text:p>0.38711374</text:p>
          </table:table-cell>
          <table:table-cell office:value-type="float" office:value="0.465363641967997" calcext:value-type="float">
            <text:p>0.465363641967997</text:p>
          </table:table-cell>
          <table:table-cell office:value-type="float" office:value="16.191488" calcext:value-type="float">
            <text:p>16.191488</text:p>
          </table:table-cell>
          <table:table-cell office:value-type="float" office:value="91.67" calcext:value-type="float">
            <text:p>91.67</text:p>
          </table:table-cell>
          <table:table-cell office:value-type="string" calcext:value-type="string">
            <text:p>apollon114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tiling/pr2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1.225936771" calcext:value-type="float">
            <text:p>1.225936771</text:p>
          </table:table-cell>
          <table:table-cell office:value-type="float" office:value="1.57346507511102" calcext:value-type="float">
            <text:p>1.57346507511102</text:p>
          </table:table-cell>
          <table:table-cell office:value-type="float" office:value="16.50688" calcext:value-type="float">
            <text:p>16.50688</text:p>
          </table:table-cell>
          <table:table-cell office:value-type="float" office:value="66.67" calcext:value-type="float">
            <text:p>66.67</text:p>
          </table:table-cell>
          <table:table-cell office:value-type="string" calcext:value-type="string">
            <text:p>apollon113</text:p>
          </table:table-cell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tiling/pr3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1.647397434" calcext:value-type="float">
            <text:p>1.647397434</text:p>
          </table:table-cell>
          <table:table-cell office:value-type="float" office:value="2.10143753304146" calcext:value-type="float">
            <text:p>2.10143753304146</text:p>
          </table:table-cell>
          <table:table-cell office:value-type="float" office:value="16.543744" calcext:value-type="float">
            <text:p>16.5437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pollon078</text:p>
          </table:table-cell>
          <table:table-cell office:value-type="float" office:value="87.5" calcext:value-type="float">
            <text:p>87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tiling/pr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tiling/pr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tiling/revcpyswp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tiling/rew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tiling/rewnif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0.561496206" calcext:value-type="float">
            <text:p>0.561496206</text:p>
          </table:table-cell>
          <table:table-cell office:value-type="float" office:value="0.697329632006586" calcext:value-type="float">
            <text:p>0.697329632006586</text:p>
          </table:table-cell>
          <table:table-cell office:value-type="float" office:value="16.207872" calcext:value-type="float">
            <text:p>16.207872</text:p>
          </table:table-cell>
          <table:table-cell office:value-type="float" office:value="91.67" calcext:value-type="float">
            <text:p>91.67</text:p>
          </table:table-cell>
          <table:table-cell office:value-type="string" calcext:value-type="string">
            <text:p>apollon029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tiling/rewnifrev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0.206594188" calcext:value-type="float">
            <text:p>0.206594188</text:p>
          </table:table-cell>
          <table:table-cell office:value-type="float" office:value="0.241296150023118" calcext:value-type="float">
            <text:p>0.241296150023118</text:p>
          </table:table-cell>
          <table:table-cell office:value-type="float" office:value="16.13824" calcext:value-type="float">
            <text:p>16.13824</text:p>
          </table:table-cell>
          <table:table-cell office:value-type="float" office:value="91.67" calcext:value-type="float">
            <text:p>91.67</text:p>
          </table:table-cell>
          <table:table-cell office:value-type="string" calcext:value-type="string">
            <text:p>apollon050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tiling/rewnifrev2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0.198869498" calcext:value-type="float">
            <text:p>0.198869498</text:p>
          </table:table-cell>
          <table:table-cell office:value-type="float" office:value="0.224694899981841" calcext:value-type="float">
            <text:p>0.224694899981841</text:p>
          </table:table-cell>
          <table:table-cell office:value-type="float" office:value="16.150528" calcext:value-type="float">
            <text:p>16.1505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pollon085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tiling/rewrev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0.218747605" calcext:value-type="float">
            <text:p>0.218747605</text:p>
          </table:table-cell>
          <table:table-cell office:value-type="float" office:value="0.265435249079019" calcext:value-type="float">
            <text:p>0.265435249079019</text:p>
          </table:table-cell>
          <table:table-cell office:value-type="float" office:value="16.285696" calcext:value-type="float">
            <text:p>16.285696</text:p>
          </table:table-cell>
          <table:table-cell office:value-type="float" office:value="91.67" calcext:value-type="float">
            <text:p>91.67</text:p>
          </table:table-cell>
          <table:table-cell office:value-type="string" calcext:value-type="string">
            <text:p>apollon078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tiling/skipped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tiling/skippedu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tiling/tcpy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programs/copysome1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programs/copysome1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programs/copysome2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programs/copysome2-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crafted/bAnd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crafted/bAnd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crafted/bAnd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crafted/bAnd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crafted/bAnd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crafted/bor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crafted/bor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crafted/bor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crafted/bor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crafted/bor5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1.515380449" calcext:value-type="float">
            <text:p>1.515380449</text:p>
          </table:table-cell>
          <table:table-cell office:value-type="float" office:value="1.89915596717037" calcext:value-type="float">
            <text:p>1.89915596717037</text:p>
          </table:table-cell>
          <table:table-cell office:value-type="float" office:value="17.108992" calcext:value-type="float">
            <text:p>17.108992</text:p>
          </table:table-cell>
          <table:table-cell office:value-type="float" office:value="83.33" calcext:value-type="float">
            <text:p>83.33</text:p>
          </table:table-cell>
          <table:table-cell office:value-type="string" calcext:value-type="string">
            <text:p>apollon159</text:p>
          </table:table-cell>
          <table:table-cell office:value-type="float" office:value="95.65" calcext:value-type="float">
            <text:p>95.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crafted/mapavg1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0.929392613" calcext:value-type="float">
            <text:p>0.929392613</text:p>
          </table:table-cell>
          <table:table-cell office:value-type="float" office:value="1.05741638201289" calcext:value-type="float">
            <text:p>1.05741638201289</text:p>
          </table:table-cell>
          <table:table-cell office:value-type="float" office:value="16.326656" calcext:value-type="float">
            <text:p>16.32665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pollon071</text:p>
          </table:table-cell>
          <table:table-cell office:value-type="float" office:value="94.74" calcext:value-type="float">
            <text:p>94.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crafted/mapavg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crafted/mapavg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crafted/mapavg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crafted/mapavg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crafted/mapsum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crafted/mapsum2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4.51300095" calcext:value-type="float">
            <text:p>4.51300095</text:p>
          </table:table-cell>
          <table:table-cell office:value-type="float" office:value="4.65744592389092" calcext:value-type="float">
            <text:p>4.65744592389092</text:p>
          </table:table-cell>
          <table:table-cell office:value-type="float" office:value="21.794816" calcext:value-type="float">
            <text:p>21.79481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pollon011</text:p>
          </table:table-cell>
          <table:table-cell office:value-type="float" office:value="94.74" calcext:value-type="float">
            <text:p>94.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crafted/mapsum3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39.674392621" calcext:value-type="float">
            <text:p>39.674392621</text:p>
          </table:table-cell>
          <table:table-cell office:value-type="float" office:value="39.7893693270162" calcext:value-type="float">
            <text:p>39.7893693270162</text:p>
          </table:table-cell>
          <table:table-cell office:value-type="float" office:value="116.752384" calcext:value-type="float">
            <text:p>116.75238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pollon093</text:p>
          </table:table-cell>
          <table:table-cell office:value-type="float" office:value="94.74" calcext:value-type="float">
            <text:p>94.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crafted/mapsum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crafted/mapsum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crafted/xor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crafted/xor2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4.584443718" calcext:value-type="float">
            <text:p>4.584443718</text:p>
          </table:table-cell>
          <table:table-cell office:value-type="float" office:value="4.70559907681309" calcext:value-type="float">
            <text:p>4.70559907681309</text:p>
          </table:table-cell>
          <table:table-cell office:value-type="float" office:value="21.798912" calcext:value-type="float">
            <text:p>21.7989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pollon138</text:p>
          </table:table-cell>
          <table:table-cell office:value-type="float" office:value="94.74" calcext:value-type="float">
            <text:p>94.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crafted/xor3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36.339917632" calcext:value-type="float">
            <text:p>36.339917632</text:p>
          </table:table-cell>
          <table:table-cell office:value-type="float" office:value="36.465415119892" calcext:value-type="float">
            <text:p>36.465415119892</text:p>
          </table:table-cell>
          <table:table-cell office:value-type="float" office:value="116.6336" calcext:value-type="float">
            <text:p>116.633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pollon063</text:p>
          </table:table-cell>
          <table:table-cell office:value-type="float" office:value="94.74" calcext:value-type="float">
            <text:p>94.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crafted/xor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crafted/xor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crafted/zero_sum1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43.690023952" calcext:value-type="float">
            <text:p>43.690023952</text:p>
          </table:table-cell>
          <table:table-cell office:value-type="float" office:value="43.9174227460753" calcext:value-type="float">
            <text:p>43.9174227460753</text:p>
          </table:table-cell>
          <table:table-cell office:value-type="float" office:value="162.725888" calcext:value-type="float">
            <text:p>162.7258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pollon080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crafted/zero_sum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crafted/zero_sum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crafted/zero_sum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crafted/zero_sum5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16.212054096" calcext:value-type="float">
            <text:p>16.212054096</text:p>
          </table:table-cell>
          <table:table-cell office:value-type="float" office:value="16.3654167850036" calcext:value-type="float">
            <text:p>16.3654167850036</text:p>
          </table:table-cell>
          <table:table-cell office:value-type="float" office:value="131.87072" calcext:value-type="float">
            <text:p>131.87072</text:p>
          </table:table-cell>
          <table:table-cell office:value-type="float" office:value="96.15" calcext:value-type="float">
            <text:p>96.15</text:p>
          </table:table-cell>
          <table:table-cell office:value-type="string" calcext:value-type="string">
            <text:p>apollon073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crafted/zero_sum_const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crafted/zero_sum_const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crafted/zero_sum_const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crafted/zero_sum_const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crafted/zero_sum_const5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0.354979318" calcext:value-type="float">
            <text:p>0.354979318</text:p>
          </table:table-cell>
          <table:table-cell office:value-type="float" office:value="0.423497857991606" calcext:value-type="float">
            <text:p>0.423497857991606</text:p>
          </table:table-cell>
          <table:table-cell office:value-type="float" office:value="16.32256" calcext:value-type="float">
            <text:p>16.32256</text:p>
          </table:table-cell>
          <table:table-cell office:value-type="float" office:value="96.43" calcext:value-type="float">
            <text:p>96.43</text:p>
          </table:table-cell>
          <table:table-cell office:value-type="string" calcext:value-type="string">
            <text:p>apollon117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crafted/zero_sum_const_m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crafted/zero_sum_const_m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crafted/zero_sum_const_m4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0.358898679" calcext:value-type="float">
            <text:p>0.358898679</text:p>
          </table:table-cell>
          <table:table-cell office:value-type="float" office:value="0.425527115818113" calcext:value-type="float">
            <text:p>0.425527115818113</text:p>
          </table:table-cell>
          <table:table-cell office:value-type="float" office:value="16.273408" calcext:value-type="float">
            <text:p>16.273408</text:p>
          </table:table-cell>
          <table:table-cell office:value-type="float" office:value="95.83" calcext:value-type="float">
            <text:p>95.83</text:p>
          </table:table-cell>
          <table:table-cell office:value-type="string" calcext:value-type="string">
            <text:p>apollon078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crafted/zero_sum_const_m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crafted/zero_sum_m2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crafted/zero_sum_m3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crafted/zero_sum_m4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crafted/zero_sum_m5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multidimensional/add-2-n-u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multidimensional/add-3-n-u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multidimensional/copy-2-u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multidimensional/copy-3-n-u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multidimensional/copy-partial-2-n-u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0.327955183" calcext:value-type="float">
            <text:p>0.327955183</text:p>
          </table:table-cell>
          <table:table-cell office:value-type="float" office:value="0.469524230109528" calcext:value-type="float">
            <text:p>0.469524230109528</text:p>
          </table:table-cell>
          <table:table-cell office:value-type="float" office:value="16.34304" calcext:value-type="float">
            <text:p>16.34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ollon04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multidimensional/copy-partial-3-u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multidimensional/diff-2-n-u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multidimensional/diff-3-n-u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0.328870149" calcext:value-type="float">
            <text:p>0.328870149</text:p>
          </table:table-cell>
          <table:table-cell office:value-type="float" office:value="0.473531393101439" calcext:value-type="float">
            <text:p>0.473531393101439</text:p>
          </table:table-cell>
          <table:table-cell office:value-type="float" office:value="16.334848" calcext:value-type="float">
            <text:p>16.3348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ollon01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multidimensional/init-2-n-u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multidimensional/init-3-u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multidimensional/init-4-n-u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multidimensional/init-non-constant-2-n-u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1.171948645" calcext:value-type="float">
            <text:p>1.171948645</text:p>
          </table:table-cell>
          <table:table-cell office:value-type="float" office:value="1.45730719319545" calcext:value-type="float">
            <text:p>1.45730719319545</text:p>
          </table:table-cell>
          <table:table-cell office:value-type="float" office:value="16.429056" calcext:value-type="float">
            <text:p>16.42905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pollon144</text:p>
          </table:table-cell>
          <table:table-cell office:value-type="float" office:value="96.67" calcext:value-type="float">
            <text:p>96.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multidimensional/init-non-constant-3-u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0.469317117" calcext:value-type="float">
            <text:p>0.469317117</text:p>
          </table:table-cell>
          <table:table-cell office:value-type="float" office:value="0.616679760860279" calcext:value-type="float">
            <text:p>0.616679760860279</text:p>
          </table:table-cell>
          <table:table-cell office:value-type="float" office:value="16.306176" calcext:value-type="float">
            <text:p>16.306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ollon01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multidimensional/max-2-u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0.399670545" calcext:value-type="float">
            <text:p>0.399670545</text:p>
          </table:table-cell>
          <table:table-cell office:value-type="float" office:value="0.563118649879471" calcext:value-type="float">
            <text:p>0.563118649879471</text:p>
          </table:table-cell>
          <table:table-cell office:value-type="float" office:value="16.338944" calcext:value-type="float">
            <text:p>16.3389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ollon16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multidimensional/max-3-n-u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multidimensional/min-2-u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multidimensional/min-3-n-u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0.450281469" calcext:value-type="float">
            <text:p>0.450281469</text:p>
          </table:table-cell>
          <table:table-cell office:value-type="float" office:value="0.596818719059229" calcext:value-type="float">
            <text:p>0.596818719059229</text:p>
          </table:table-cell>
          <table:table-cell office:value-type="float" office:value="16.297984" calcext:value-type="float">
            <text:p>16.297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ollon10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multidimensional/rev-2-n-u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multidimensional/rev-3-u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multidimensional/transpose-u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patterns/array10_pattern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patterns/array11_pattern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patterns/array12_pattern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patterns/array13_pattern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patterns/array14_pattern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patterns/array15_pattern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0.368181762" calcext:value-type="float">
            <text:p>0.368181762</text:p>
          </table:table-cell>
          <table:table-cell office:value-type="float" office:value="0.433403033996001" calcext:value-type="float">
            <text:p>0.433403033996001</text:p>
          </table:table-cell>
          <table:table-cell office:value-type="float" office:value="16.310272" calcext:value-type="float">
            <text:p>16.310272</text:p>
          </table:table-cell>
          <table:table-cell office:value-type="float" office:value="70.83" calcext:value-type="float">
            <text:p>70.83</text:p>
          </table:table-cell>
          <table:table-cell office:value-type="string" calcext:value-type="string">
            <text:p>apollon010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patterns/array16_pattern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patterns/array17_pattern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patterns/array18_pattern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patterns/array19_pattern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patterns/array1_pattern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patterns/array20_pattern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patterns/array21_pattern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patterns/array22_pattern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patterns/array23_pattern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0.38399703" calcext:value-type="float">
            <text:p>0.38399703</text:p>
          </table:table-cell>
          <table:table-cell office:value-type="float" office:value="0.461405937094241" calcext:value-type="float">
            <text:p>0.461405937094241</text:p>
          </table:table-cell>
          <table:table-cell office:value-type="float" office:value="16.310272" calcext:value-type="float">
            <text:p>16.310272</text:p>
          </table:table-cell>
          <table:table-cell office:value-type="float" office:value="60.71" calcext:value-type="float">
            <text:p>60.71</text:p>
          </table:table-cell>
          <table:table-cell office:value-type="string" calcext:value-type="string">
            <text:p>apollon090</text:p>
          </table:table-cell>
          <table:table-cell office:value-type="float" office:value="96.43" calcext:value-type="float">
            <text:p>96.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patterns/array24_pattern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patterns/array25_pattern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patterns/array26_pattern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0.320152049" calcext:value-type="float">
            <text:p>0.320152049</text:p>
          </table:table-cell>
          <table:table-cell office:value-type="float" office:value="0.365250004921108" calcext:value-type="float">
            <text:p>0.365250004921108</text:p>
          </table:table-cell>
          <table:table-cell office:value-type="float" office:value="16.637952" calcext:value-type="float">
            <text:p>16.637952</text:p>
          </table:table-cell>
          <table:table-cell office:value-type="float" office:value="81.82" calcext:value-type="float">
            <text:p>81.82</text:p>
          </table:table-cell>
          <table:table-cell office:value-type="string" calcext:value-type="string">
            <text:p>apollon144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patterns/array27_pattern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patterns/array28_pattern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patterns/array29_pattern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patterns/array2_pattern.yml</text:p>
          </table:table-cell>
          <table:table-cell office:value-type="string" calcext:value-type="string">
            <text:p>coverage-branches</text:p>
          </table:table-cell>
          <table:table-cell office:value-type="string" calcext:value-type="string">
            <text:p>unknown</text:p>
          </table:table-cell>
          <table:table-cell office:value-type="float" office:value="1.340351806" calcext:value-type="float">
            <text:p>1.340351806</text:p>
          </table:table-cell>
          <table:table-cell office:value-type="float" office:value="1.69326903903857" calcext:value-type="float">
            <text:p>1.69326903903857</text:p>
          </table:table-cell>
          <table:table-cell office:value-type="float" office:value="16.470016" calcext:value-type="float">
            <text:p>16.470016</text:p>
          </table:table-cell>
          <table:table-cell office:value-type="float" office:value="91.67" calcext:value-type="float">
            <text:p>91.67</text:p>
          </table:table-cell>
          <table:table-cell office:value-type="string" calcext:value-type="string">
            <text:p>apollon122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patterns/array30_pattern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patterns/array3_pattern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patterns/array4_pattern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patterns/array5_pattern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patterns/array6_pattern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patterns/array7_pattern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patterns/array8_pattern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patterns/array9_pattern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lopstr16/base_case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lopstr16/break-1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lopstr16/flag_loopdep_simple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lopstr16/motivex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lopstr16/single_elem_safe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-lopstr16/sum_multi_array.yml</text:p>
          </table:table-cell>
          <table:table-cell office:value-type="string" calcext:value-type="string">
            <text:p>coverage-branch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verage (SUM/100)</text:p>
          </table:table-cell>
          <table:table-cell table:style-name="ce1" office:value-type="string" calcext:value-type="string">
            <text:p>Benchmarks</text:p>
          </table:table-cell>
          <table:table-cell table:style-name="ce1" office:value-type="string" calcext:value-type="string">
            <text:p>Score (per Benchmark)</text:p>
          </table:table-cell>
          <table:table-cell table:style-name="ce1" office:value-type="string" calcext:value-type="string">
            <text:p>Errors Found (SUM)</text:p>
          </table:table-cell>
          <table:table-cell table:style-name="ce1" office:value-type="string" calcext:value-type="string">
            <text:p>Benchmarks</text:p>
          </table:table-cell>
          <table:table-cell table:style-name="ce1" office:value-type="string" calcext:value-type="string">
            <text:p>Score (per Benchmark)</text:p>
          </table:table-cell>
          <table:table-cell table:number-columns-repeated="1017"/>
        </table:table-row>
        <table:table-row table:style-name="ro1">
          <table:table-cell table:formula="of:=[.C2]" office:value-type="string" office:string-value="test-comp19_prop-coverage-branches.ReachSafety-Arrays" calcext:value-type="string">
            <text:p>test-comp19_prop-coverage-branches.ReachSafety-Arrays</text:p>
          </table:table-cell>
          <table:table-cell table:formula="of:=SUM([.$G$4:.$G$2639])/100" office:value-type="float" office:value="39.4415" calcext:value-type="float">
            <text:p>39.4415</text:p>
          </table:table-cell>
          <table:table-cell table:formula="of:=COUNTA([.$C$4:.$C$2639])" office:value-type="float" office:value="54" calcext:value-type="float">
            <text:p>54</text:p>
          </table:table-cell>
          <table:table-cell table:formula="of:=[.B2642]/[.C2642]" office:value-type="float" office:value="0.730398148148148" calcext:value-type="float">
            <text:p>0.730398148148148</text:p>
          </table:table-cell>
          <table:table-cell table:formula="of:=COUNTIF([.BN$4:.BN$2639];&quot;=true&quot;)" office:value-type="float" office:value="7" calcext:value-type="float">
            <text:p>7</text:p>
          </table:table-cell>
          <table:table-cell table:formula="of:=COUNTA([.$BN$4:.$BN$2639])" office:value-type="float" office:value="7" calcext:value-type="float">
            <text:p>7</text:p>
          </table:table-cell>
          <table:table-cell table:formula="of:=[.E2642]/[.F2642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[.J2]" office:value-type="string" office:string-value="test-comp19_prop-coverage-branches.ReachSafety-BitVectors" calcext:value-type="string">
            <text:p>test-comp19_prop-coverage-branches.ReachSafety-BitVectors</text:p>
          </table:table-cell>
          <table:table-cell table:formula="of:=SUM([.$N$4:.$N$2639])/100" office:value-type="float" office:value="7.1411" calcext:value-type="float">
            <text:p>7.1411</text:p>
          </table:table-cell>
          <table:table-cell table:formula="of:=COUNTA([.$J$4:.$J$2639])" office:value-type="float" office:value="12" calcext:value-type="float">
            <text:p>12</text:p>
          </table:table-cell>
          <table:table-cell table:formula="of:=[.B2643]/[.C2643]" office:value-type="float" office:value="0.595091666666667" calcext:value-type="float">
            <text:p>0.595091666666667</text:p>
          </table:table-cell>
          <table:table-cell table:formula="of:=COUNTIF([.BU$4:.BU$2639];&quot;=true&quot;)" office:value-type="float" office:value="0" calcext:value-type="float">
            <text:p>0</text:p>
          </table:table-cell>
          <table:table-cell table:formula="of:=COUNTA([.$BU$4:.$BU$2639])" office:value-type="float" office:value="3" calcext:value-type="float">
            <text:p>3</text:p>
          </table:table-cell>
          <table:table-cell table:formula="of:=[.E2643]/[.F264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Q2]" office:value-type="string" office:string-value="test-comp19_prop-coverage-branches.ReachSafety-ControlFlow" calcext:value-type="string">
            <text:p>test-comp19_prop-coverage-branches.ReachSafety-ControlFlow</text:p>
          </table:table-cell>
          <table:table-cell table:formula="of:=SUM([.$U$4:.$U$2639])/100" office:value-type="float" office:value="0.7899" calcext:value-type="float">
            <text:p>0.7899</text:p>
          </table:table-cell>
          <table:table-cell table:formula="of:=COUNTA([.$Q$4:.$Q$2639])" office:value-type="float" office:value="5" calcext:value-type="float">
            <text:p>5</text:p>
          </table:table-cell>
          <table:table-cell table:formula="of:=[.B2644]/[.C2644]" office:value-type="float" office:value="0.15798" calcext:value-type="float">
            <text:p>0.15798</text:p>
          </table:table-cell>
          <table:table-cell table:formula="of:=COUNTIF([.CB$4:.CB$2639];&quot;=true&quot;)" office:value-type="float" office:value="0" calcext:value-type="float">
            <text:p>0</text:p>
          </table:table-cell>
          <table:table-cell table:formula="of:=COUNTA([.$CB$4:.$CB$2639])" office:value-type="float" office:value="2" calcext:value-type="float">
            <text:p>2</text:p>
          </table:table-cell>
          <table:table-cell table:formula="of:=[.E2644]/[.F264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X2]" office:value-type="string" office:string-value="test-comp19_prop-coverage-branches.ReachSafety-ECA" calcext:value-type="string">
            <text:p>test-comp19_prop-coverage-branches.ReachSafety-ECA</text:p>
          </table:table-cell>
          <table:table-cell table:formula="of:=SUM([.$AB$4:.$AB$2639])/100" office:value-type="float" office:value="42.7646" calcext:value-type="float">
            <text:p>42.7646</text:p>
          </table:table-cell>
          <table:table-cell table:formula="of:=COUNTA([.$X$4:.$X$2639])" office:value-type="float" office:value="304" calcext:value-type="float">
            <text:p>304</text:p>
          </table:table-cell>
          <table:table-cell table:formula="of:=[.B2645]/[.C2645]" office:value-type="float" office:value="0.140673026315789" calcext:value-type="float">
            <text:p>0.140673026315789</text:p>
          </table:table-cell>
          <table:table-cell table:formula="of:=COUNTIF([.CI$4:.CI$2639];&quot;=true&quot;)" office:value-type="float" office:value="0" calcext:value-type="float">
            <text:p>0</text:p>
          </table:table-cell>
          <table:table-cell table:formula="of:=COUNTA([.$CI$4:.$CI$2639])" office:value-type="float" office:value="127" calcext:value-type="float">
            <text:p>127</text:p>
          </table:table-cell>
          <table:table-cell table:formula="of:=[.E2645]/[.F264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E2]" office:value-type="string" office:string-value="test-comp19_prop-coverage-branches.ReachSafety-Floats" calcext:value-type="string">
            <text:p>test-comp19_prop-coverage-branches.ReachSafety-Floats</text:p>
          </table:table-cell>
          <table:table-cell table:formula="of:=SUM([.$AI$4:.$AI$2639])/100" office:value-type="float" office:value="30.8296" calcext:value-type="float">
            <text:p>30.8296</text:p>
          </table:table-cell>
          <table:table-cell table:formula="of:=COUNTA([.$AE$4:.$AE$2639])" office:value-type="float" office:value="64" calcext:value-type="float">
            <text:p>64</text:p>
          </table:table-cell>
          <table:table-cell table:formula="of:=[.B2646]/[.C2646]" office:value-type="float" office:value="0.4817125" calcext:value-type="float">
            <text:p>0.4817125</text:p>
          </table:table-cell>
          <table:table-cell table:formula="of:=COUNTIF([.CP$4:.CP$2639];&quot;=true&quot;)" office:value-type="float" office:value="4" calcext:value-type="float">
            <text:p>4</text:p>
          </table:table-cell>
          <table:table-cell table:formula="of:=COUNTA([.$CP$4:.$CP$2639])" office:value-type="float" office:value="11" calcext:value-type="float">
            <text:p>11</text:p>
          </table:table-cell>
          <table:table-cell table:formula="of:=[.E2646]/[.F2646]" office:value-type="float" office:value="0.363636363636364" calcext:value-type="float">
            <text:p>0.363636363636364</text:p>
          </table:table-cell>
          <table:table-cell table:number-columns-repeated="1017"/>
        </table:table-row>
        <table:table-row table:style-name="ro1">
          <table:table-cell table:formula="of:=[.AL2]" office:value-type="string" office:string-value="test-comp19_prop-coverage-branches.ReachSafety-Heap" calcext:value-type="string">
            <text:p>test-comp19_prop-coverage-branches.ReachSafety-Heap</text:p>
          </table:table-cell>
          <table:table-cell table:formula="of:=SUM([.$AP$4:.$AP$2639])/100" office:value-type="float" office:value="35.2797" calcext:value-type="float">
            <text:p>35.2797</text:p>
          </table:table-cell>
          <table:table-cell table:formula="of:=COUNTA([.$AL$4:.$AL$2639])" office:value-type="float" office:value="54" calcext:value-type="float">
            <text:p>54</text:p>
          </table:table-cell>
          <table:table-cell table:formula="of:=[.B2647]/[.C2647]" office:value-type="float" office:value="0.653327777777778" calcext:value-type="float">
            <text:p>0.653327777777778</text:p>
          </table:table-cell>
          <table:table-cell table:formula="of:=COUNTIF([.CW$4:.CW$2639];&quot;=true&quot;)" office:value-type="float" office:value="16" calcext:value-type="float">
            <text:p>16</text:p>
          </table:table-cell>
          <table:table-cell table:formula="of:=COUNTA([.$CW$4:.$CW$2639])" office:value-type="float" office:value="21" calcext:value-type="float">
            <text:p>21</text:p>
          </table:table-cell>
          <table:table-cell table:formula="of:=[.E2647]/[.F2647]" office:value-type="float" office:value="0.761904761904762" calcext:value-type="float">
            <text:p>0.761904761904762</text:p>
          </table:table-cell>
          <table:table-cell table:number-columns-repeated="1017"/>
        </table:table-row>
        <table:table-row table:style-name="ro1">
          <table:table-cell table:formula="of:=[.AS2]" office:value-type="string" office:string-value="test-comp19_prop-coverage-branches.ReachSafety-Loops" calcext:value-type="string">
            <text:p>test-comp19_prop-coverage-branches.ReachSafety-Loops</text:p>
          </table:table-cell>
          <table:table-cell table:formula="of:=SUM([.$AW$4:.$AW$2639])/100" office:value-type="float" office:value="31.6735" calcext:value-type="float">
            <text:p>31.6735</text:p>
          </table:table-cell>
          <table:table-cell table:formula="of:=COUNTA([.$AS$4:.$AS$2639])" office:value-type="float" office:value="43" calcext:value-type="float">
            <text:p>43</text:p>
          </table:table-cell>
          <table:table-cell table:formula="of:=[.B2648]/[.C2648]" office:value-type="float" office:value="0.736593023255814" calcext:value-type="float">
            <text:p>0.736593023255814</text:p>
          </table:table-cell>
          <table:table-cell table:formula="of:=COUNTIF([.DD$4:.DD$2639];&quot;=true&quot;)" office:value-type="float" office:value="6" calcext:value-type="float">
            <text:p>6</text:p>
          </table:table-cell>
          <table:table-cell table:formula="of:=COUNTA([.$DD$4:.$DD$2639])" office:value-type="float" office:value="9" calcext:value-type="float">
            <text:p>9</text:p>
          </table:table-cell>
          <table:table-cell table:formula="of:=[.E2648]/[.F2648]" office:value-type="float" office:value="0.666666666666667" calcext:value-type="float">
            <text:p>0.666666666666667</text:p>
          </table:table-cell>
          <table:table-cell table:number-columns-repeated="1017"/>
        </table:table-row>
        <table:table-row table:style-name="ro1">
          <table:table-cell table:formula="of:=[.AZ2]" office:value-type="string" office:string-value="test-comp19_prop-coverage-branches.ReachSafety-Recursive" calcext:value-type="string">
            <text:p>test-comp19_prop-coverage-branches.ReachSafety-Recursive</text:p>
          </table:table-cell>
          <table:table-cell table:formula="of:=SUM([.$BD$4:.$BD$2639])/100" office:value-type="float" office:value="14.6346" calcext:value-type="float">
            <text:p>14.6346</text:p>
          </table:table-cell>
          <table:table-cell table:formula="of:=COUNTA([.$AZ$4:.$AZ$2639])" office:value-type="float" office:value="18" calcext:value-type="float">
            <text:p>18</text:p>
          </table:table-cell>
          <table:table-cell table:formula="of:=[.B2649]/[.C2649]" office:value-type="float" office:value="0.813033333333333" calcext:value-type="float">
            <text:p>0.813033333333333</text:p>
          </table:table-cell>
          <table:table-cell table:formula="of:=COUNTIF([.DK$4:.DK$2639];&quot;=true&quot;)" office:value-type="float" office:value="4" calcext:value-type="float">
            <text:p>4</text:p>
          </table:table-cell>
          <table:table-cell table:formula="of:=COUNTA([.$DK$4:.$DK$2639])" office:value-type="float" office:value="7" calcext:value-type="float">
            <text:p>7</text:p>
          </table:table-cell>
          <table:table-cell table:formula="of:=[.E2649]/[.F2649]" office:value-type="float" office:value="0.571428571428571" calcext:value-type="float">
            <text:p>0.571428571428571</text:p>
          </table:table-cell>
          <table:table-cell table:number-columns-repeated="1017"/>
        </table:table-row>
        <table:table-row table:style-name="ro1">
          <table:table-cell table:formula="of:=[.BG2]" office:value-type="string" office:string-value="test-comp19_prop-coverage-branches.ReachSafety-Sequentialized" calcext:value-type="string">
            <text:p>test-comp19_prop-coverage-branches.ReachSafety-Sequentialized</text:p>
          </table:table-cell>
          <table:table-cell table:formula="of:=SUM([.$BK$4:.$BK$2639])/100" office:value-type="float" office:value="7.5506" calcext:value-type="float">
            <text:p>7.5506</text:p>
          </table:table-cell>
          <table:table-cell table:formula="of:=COUNTA([.$BG$4:.$BG$2639])" office:value-type="float" office:value="20" calcext:value-type="float">
            <text:p>20</text:p>
          </table:table-cell>
          <table:table-cell table:formula="of:=[.B2650]/[.C2650]" office:value-type="float" office:value="0.37753" calcext:value-type="float">
            <text:p>0.37753</text:p>
          </table:table-cell>
          <table:table-cell table:formula="of:=COUNTIF([.DR$4:.DR$2639];&quot;=true&quot;)" office:value-type="float" office:value="0" calcext:value-type="float">
            <text:p>0</text:p>
          </table:table-cell>
          <table:table-cell table:formula="of:=COUNTA([.$DR$4:.$DR$2639])" office:value-type="float" office:value="34" calcext:value-type="float">
            <text:p>34</text:p>
          </table:table-cell>
          <table:table-cell table:formula="of:=[.E2650]/[.F265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C2642:.C2650])" office:value-type="float" office:value="574" calcext:value-type="float">
            <text:p>574</text:p>
          </table:table-cell>
          <table:table-cell table:formula="of:=SUM([.D2642:.D2650])" office:value-type="float" office:value="4.68633947549753" calcext:value-type="float">
            <text:p>4.68633947549753</text:p>
          </table:table-cell>
          <table:table-cell/>
          <table:table-cell table:formula="of:=SUM([.F2642:.F2650])" office:value-type="float" office:value="221" calcext:value-type="float">
            <text:p>221</text:p>
          </table:table-cell>
          <table:table-cell table:formula="of:=SUM([.G2642:.G2650])" office:value-type="float" office:value="3.36363636363636" calcext:value-type="float">
            <text:p>3.3636363636363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AVG per Category</text:p>
          </table:table-cell>
          <table:table-cell table:style-name="ce1" office:value-type="string" calcext:value-type="string">
            <text:p>Weighted Score</text:p>
          </table:table-cell>
          <table:table-cell/>
          <table:table-cell table:style-name="ce1" office:value-type="string" calcext:value-type="string">
            <text:p>AVG per Category</text:p>
          </table:table-cell>
          <table:table-cell table:style-name="ce1" office:value-type="string" calcext:value-type="string">
            <text:p>Weighted Scor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AVERAGE([.C2642:.C2650])" office:value-type="float" office:value="63.7777777777778" calcext:value-type="float">
            <text:p>63.7777777777778</text:p>
          </table:table-cell>
          <table:table-cell table:style-name="ce1" table:formula="of:=[.D2651]*[.C2654]" office:value-type="float" office:value="298.884317659509" calcext:value-type="float">
            <text:p>298.884317659509</text:p>
          </table:table-cell>
          <table:table-cell/>
          <table:table-cell table:formula="of:=AVERAGE([.F2642:.F2650])" office:value-type="float" office:value="24.5555555555556" calcext:value-type="float">
            <text:p>24.5555555555556</text:p>
          </table:table-cell>
          <table:table-cell table:style-name="ce1" table:formula="of:=[.G2651]*[.F2654]" office:value-type="float" office:value="82.5959595959596" calcext:value-type="float">
            <text:p>82.595959595959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" office:value-type="string" calcext:value-type="string">
            <text:p>Overall AVG per Category</text:p>
          </table:table-cell>
          <table:table-cell table:style-name="ce1" office:value-type="string" calcext:value-type="string">
            <text:p>Overall Weighted Score</text:p>
          </table:table-cell>
          <table:table-cell table:number-columns-repeated="1017"/>
        </table:table-row>
        <table:table-row table:style-name="ro1">
          <table:table-cell table:style-name="ce1" table:number-columns-repeated="5"/>
          <table:table-cell table:style-name="ce3" table:formula="of:=AVERAGE([.C2642:.C2650];[.F2642:.F2650])" office:value-type="float" office:value="44.1666666666667" calcext:value-type="float">
            <text:p>44.1666666666667</text:p>
          </table:table-cell>
          <table:table-cell table:style-name="ce4" table:formula="of:=SUM([.D2642:.D2650];[.G2642:.G2650])*[.F2657]" office:value-type="float" office:value="355.540599561747" calcext:value-type="float">
            <text:p>355.540599561747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19-11-26T17:42:09.632353296</dc:date>
    <meta:editing-duration>PT1M16S</meta:editing-duration>
    <meta:editing-cycles>1</meta:editing-cycles>
    <meta:document-statistic meta:table-count="1" meta:cell-count="11304" meta:object-count="0"/>
    <meta:generator>LibreOffice/6.3.3.2.0$Linux_X86_64 LibreOffice_project/30$Build-2</meta:generator>
  </office:meta>
</office:document-meta>
</file>